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1.25pt solid #000000" fo:border-right="none" fo:border-top="non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2" style:family="table-cell" style:parent-style-name="Default" style:data-style-name="N36">
      <style:table-cell-properties style:text-align-source="fix" style:repeat-content="false" fo:background-color="transparent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default-cell-style-name="ce19"/>
        <table:table-column table:style-name="co1" table:default-cell-style-name="ce23"/>
        <table:table-column table:style-name="co1" table:number-columns-repeated="1022" table:default-cell-style-name="ce19"/>
        <table:table-row table:style-name="ro1">
          <table:table-cell table:style-name="ce1" office:value-type="string" calcext:value-type="string">
            <text:p>Kilo</text:p>
          </table:table-cell>
          <table:table-cell table:style-name="ce6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18" office:value-type="float" office:value="341" calcext:value-type="float">
            <text:p>341</text:p>
          </table:table-cell>
          <table:table-cell table:style-name="ce22" office:value-type="date" office:date-value="2018-06-19" calcext:value-type="date">
            <text:p>19.06.2018</text:p>
          </table:table-cell>
          <table:table-cell table:number-columns-repeated="1022"/>
        </table:table-row>
        <table:table-row table:style-name="ro1">
          <table:table-cell table:style-name="ce18" office:value-type="float" office:value="1712.5" calcext:value-type="float">
            <text:p>1712,5</text:p>
          </table:table-cell>
          <table:table-cell table:style-name="ce22" office:value-type="date" office:date-value="2019-01-23" calcext:value-type="date">
            <text:p>23.01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546" calcext:value-type="float">
            <text:p>546</text:p>
          </table:table-cell>
          <table:table-cell table:style-name="ce22" office:value-type="date" office:date-value="2019-01-30" calcext:value-type="date">
            <text:p>30.01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080.5" calcext:value-type="float">
            <text:p>1080,5</text:p>
          </table:table-cell>
          <table:table-cell table:style-name="ce22" office:value-type="date" office:date-value="2019-01-31" calcext:value-type="date">
            <text:p>31.01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21.5" calcext:value-type="float">
            <text:p>821,5</text:p>
          </table:table-cell>
          <table:table-cell table:style-name="ce22" office:value-type="date" office:date-value="2019-02-01" calcext:value-type="date">
            <text:p>1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327" calcext:value-type="float">
            <text:p>1327</text:p>
          </table:table-cell>
          <table:table-cell table:style-name="ce22" office:value-type="date" office:date-value="2019-02-01" calcext:value-type="date">
            <text:p>1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4193.5" calcext:value-type="float">
            <text:p>4193,5</text:p>
          </table:table-cell>
          <table:table-cell table:style-name="ce22" office:value-type="date" office:date-value="2019-02-04" calcext:value-type="date">
            <text:p>4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76" calcext:value-type="float">
            <text:p>676</text:p>
          </table:table-cell>
          <table:table-cell table:style-name="ce22" office:value-type="date" office:date-value="2019-02-04" calcext:value-type="date">
            <text:p>4.02.2019</text:p>
          </table:table-cell>
          <table:table-cell table:number-columns-repeated="1022"/>
        </table:table-row>
        <table:table-row table:style-name="ro1">
          <table:table-cell office:value-type="float" office:value="1013.5" calcext:value-type="float">
            <text:p>1013,5</text:p>
          </table:table-cell>
          <table:table-cell table:style-name="ce21" office:value-type="date" office:date-value="2019-02-05" calcext:value-type="date">
            <text:p>5.02.2019</text:p>
          </table:table-cell>
          <table:table-cell table:number-columns-repeated="1022"/>
        </table:table-row>
        <table:table-row table:style-name="ro1">
          <table:table-cell office:value-type="float" office:value="3447.5" calcext:value-type="float">
            <text:p>3447,5</text:p>
          </table:table-cell>
          <table:table-cell table:style-name="ce21" office:value-type="date" office:date-value="2019-02-06" calcext:value-type="date">
            <text:p>6.02.2019</text:p>
          </table:table-cell>
          <table:table-cell table:number-columns-repeated="1022"/>
        </table:table-row>
        <table:table-row table:style-name="ro1">
          <table:table-cell office:value-type="float" office:value="1155.5" calcext:value-type="float">
            <text:p>1155,5</text:p>
          </table:table-cell>
          <table:table-cell table:style-name="ce21" office:value-type="date" office:date-value="2019-02-06" calcext:value-type="date">
            <text:p>6.02.2019</text:p>
          </table:table-cell>
          <table:table-cell table:number-columns-repeated="1022"/>
        </table:table-row>
        <table:table-row table:style-name="ro1">
          <table:table-cell office:value-type="float" office:value="2577.5" calcext:value-type="float">
            <text:p>2577,5</text:p>
          </table:table-cell>
          <table:table-cell table:style-name="ce21" office:value-type="date" office:date-value="2019-02-06" calcext:value-type="date">
            <text:p>6.02.2019</text:p>
          </table:table-cell>
          <table:table-cell table:number-columns-repeated="1022"/>
        </table:table-row>
        <table:table-row table:style-name="ro1">
          <table:table-cell office:value-type="float" office:value="621.5" calcext:value-type="float">
            <text:p>621,5</text:p>
          </table:table-cell>
          <table:table-cell table:style-name="ce21" office:value-type="date" office:date-value="2019-02-07" calcext:value-type="date">
            <text:p>7.02.2019</text:p>
          </table:table-cell>
          <table:table-cell table:number-columns-repeated="1022"/>
        </table:table-row>
        <table:table-row table:style-name="ro1">
          <table:table-cell office:value-type="float" office:value="1017.5" calcext:value-type="float">
            <text:p>1017,5</text:p>
          </table:table-cell>
          <table:table-cell table:style-name="ce21" office:value-type="date" office:date-value="2019-02-07" calcext:value-type="date">
            <text:p>7.02.2019</text:p>
          </table:table-cell>
          <table:table-cell table:number-columns-repeated="102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1" office:value-type="date" office:date-value="2019-02-07" calcext:value-type="date">
            <text:p>7.02.2019</text:p>
          </table:table-cell>
          <table:table-cell table:number-columns-repeated="102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1" office:value-type="date" office:date-value="2019-02-08" calcext:value-type="date">
            <text:p>8.02.2019</text:p>
          </table:table-cell>
          <table:table-cell table:number-columns-repeated="102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21" office:value-type="date" office:date-value="2019-02-08" calcext:value-type="date">
            <text:p>8.02.2019</text:p>
          </table:table-cell>
          <table:table-cell table:number-columns-repeated="1022"/>
        </table:table-row>
        <table:table-row table:style-name="ro1">
          <table:table-cell office:value-type="float" office:value="1231.5" calcext:value-type="float">
            <text:p>1231,5</text:p>
          </table:table-cell>
          <table:table-cell table:style-name="ce21" office:value-type="date" office:date-value="2019-02-09" calcext:value-type="date">
            <text:p>9.02.2019</text:p>
          </table:table-cell>
          <table:table-cell table:number-columns-repeated="102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1" office:value-type="date" office:date-value="2019-02-09" calcext:value-type="date">
            <text:p>9.02.2019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1" office:value-type="date" office:date-value="2019-02-11" calcext:value-type="date">
            <text:p>11.02.2019</text:p>
          </table:table-cell>
          <table:table-cell table:number-columns-repeated="1022"/>
        </table:table-row>
        <table:table-row table:style-name="ro1">
          <table:table-cell office:value-type="float" office:value="810.5" calcext:value-type="float">
            <text:p>810,5</text:p>
          </table:table-cell>
          <table:table-cell table:style-name="ce21" office:value-type="date" office:date-value="2019-02-11" calcext:value-type="date">
            <text:p>11.02.2019</text:p>
          </table:table-cell>
          <table:table-cell table:number-columns-repeated="102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1" office:value-type="date" office:date-value="2019-02-13" calcext:value-type="date">
            <text:p>13.02.2019</text:p>
          </table:table-cell>
          <table:table-cell table:number-columns-repeated="1022"/>
        </table:table-row>
        <table:table-row table:style-name="ro1">
          <table:table-cell office:value-type="float" office:value="900.5" calcext:value-type="float">
            <text:p>900,5</text:p>
          </table:table-cell>
          <table:table-cell table:style-name="ce21" office:value-type="date" office:date-value="2019-02-13" calcext:value-type="date">
            <text:p>13.02.2019</text:p>
          </table:table-cell>
          <table:table-cell table:number-columns-repeated="1022"/>
        </table:table-row>
        <table:table-row table:style-name="ro1">
          <table:table-cell office:value-type="float" office:value="2166.5" calcext:value-type="float">
            <text:p>2166,5</text:p>
          </table:table-cell>
          <table:table-cell table:style-name="ce21" office:value-type="date" office:date-value="2019-02-13" calcext:value-type="date">
            <text:p>13.02.2019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1" office:value-type="date" office:date-value="2019-02-14" calcext:value-type="date">
            <text:p>14.02.2019</text:p>
          </table:table-cell>
          <table:table-cell table:number-columns-repeated="1022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style-name="ce21" office:value-type="date" office:date-value="2019-02-14" calcext:value-type="date">
            <text:p>14.02.2019</text:p>
          </table:table-cell>
          <table:table-cell table:number-columns-repeated="102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21" office:value-type="date" office:date-value="2019-02-14" calcext:value-type="date">
            <text:p>14.02.2019</text:p>
          </table:table-cell>
          <table:table-cell table:number-columns-repeated="102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21" office:value-type="date" office:date-value="2019-02-14" calcext:value-type="date">
            <text:p>14.02.2019</text:p>
          </table:table-cell>
          <table:table-cell table:number-columns-repeated="1022"/>
        </table:table-row>
        <table:table-row table:style-name="ro1">
          <table:table-cell office:value-type="float" office:value="9159.5" calcext:value-type="float">
            <text:p>9159,5</text:p>
          </table:table-cell>
          <table:table-cell table:style-name="ce21" office:value-type="date" office:date-value="2019-02-15" calcext:value-type="date">
            <text:p>15.02.2019</text:p>
          </table:table-cell>
          <table:table-cell table:number-columns-repeated="102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1" office:value-type="date" office:date-value="2019-02-15" calcext:value-type="date">
            <text:p>15.02.2019</text:p>
          </table:table-cell>
          <table:table-cell table:number-columns-repeated="102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1" office:value-type="date" office:date-value="2019-02-15" calcext:value-type="date">
            <text:p>15.02.2019</text:p>
          </table:table-cell>
          <table:table-cell table:number-columns-repeated="102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1" office:value-type="date" office:date-value="2019-02-16" calcext:value-type="date">
            <text:p>16.02.2019</text:p>
          </table:table-cell>
          <table:table-cell table:number-columns-repeated="1022"/>
        </table:table-row>
        <table:table-row table:style-name="ro1">
          <table:table-cell office:value-type="float" office:value="712.5" calcext:value-type="float">
            <text:p>712,5</text:p>
          </table:table-cell>
          <table:table-cell table:style-name="ce21" office:value-type="date" office:date-value="2019-02-16" calcext:value-type="date">
            <text:p>16.02.2019</text:p>
          </table:table-cell>
          <table:table-cell table:number-columns-repeated="102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1" office:value-type="date" office:date-value="2019-02-16" calcext:value-type="date">
            <text:p>16.02.2019</text:p>
          </table:table-cell>
          <table:table-cell table:number-columns-repeated="1022"/>
        </table:table-row>
        <table:table-row table:style-name="ro1">
          <table:table-cell office:value-type="float" office:value="1439.5" calcext:value-type="float">
            <text:p>1439,5</text:p>
          </table:table-cell>
          <table:table-cell table:style-name="ce21" office:value-type="date" office:date-value="2019-02-16" calcext:value-type="date">
            <text:p>16.02.2019</text:p>
          </table:table-cell>
          <table:table-cell table:number-columns-repeated="1022"/>
        </table:table-row>
        <table:table-row table:style-name="ro1">
          <table:table-cell office:value-type="float" office:value="2961.5" calcext:value-type="float">
            <text:p>2961,5</text:p>
          </table:table-cell>
          <table:table-cell table:style-name="ce21" office:value-type="date" office:date-value="2019-02-19" calcext:value-type="date">
            <text:p>19.02.2019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1" office:value-type="date" office:date-value="2019-02-19" calcext:value-type="date">
            <text:p>19.02.2019</text:p>
          </table:table-cell>
          <table:table-cell table:number-columns-repeated="102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1" office:value-type="date" office:date-value="2019-02-20" calcext:value-type="date">
            <text:p>20.02.2019</text:p>
          </table:table-cell>
          <table:table-cell table:number-columns-repeated="102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21" office:value-type="date" office:date-value="2019-02-20" calcext:value-type="date">
            <text:p>20.02.2019</text:p>
          </table:table-cell>
          <table:table-cell table:number-columns-repeated="102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1" office:value-type="date" office:date-value="2019-02-21" calcext:value-type="date">
            <text:p>21.02.2019</text:p>
          </table:table-cell>
          <table:table-cell table:number-columns-repeated="102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1" office:value-type="date" office:date-value="2019-02-21" calcext:value-type="date">
            <text:p>21.02.2019</text:p>
          </table:table-cell>
          <table:table-cell table:number-columns-repeated="102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1" office:value-type="date" office:date-value="2019-02-21" calcext:value-type="date">
            <text:p>21.02.2019</text:p>
          </table:table-cell>
          <table:table-cell table:number-columns-repeated="1022"/>
        </table:table-row>
        <table:table-row table:style-name="ro1">
          <table:table-cell office:value-type="float" office:value="3645.5" calcext:value-type="float">
            <text:p>3645,5</text:p>
          </table:table-cell>
          <table:table-cell table:style-name="ce21" office:value-type="date" office:date-value="2019-02-22" calcext:value-type="date">
            <text:p>22.02.2019</text:p>
          </table:table-cell>
          <table:table-cell table:number-columns-repeated="1022"/>
        </table:table-row>
        <table:table-row table:style-name="ro1">
          <table:table-cell office:value-type="float" office:value="1934.5" calcext:value-type="float">
            <text:p>1934,5</text:p>
          </table:table-cell>
          <table:table-cell table:style-name="ce21" office:value-type="date" office:date-value="2019-02-22" calcext:value-type="date">
            <text:p>22.02.2019</text:p>
          </table:table-cell>
          <table:table-cell table:number-columns-repeated="102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1" office:value-type="date" office:date-value="2019-02-22" calcext:value-type="date">
            <text:p>22.02.2019</text:p>
          </table:table-cell>
          <table:table-cell table:number-columns-repeated="1022"/>
        </table:table-row>
        <table:table-row table:style-name="ro1">
          <table:table-cell office:value-type="float" office:value="828.5" calcext:value-type="float">
            <text:p>828,5</text:p>
          </table:table-cell>
          <table:table-cell table:style-name="ce21" office:value-type="date" office:date-value="2019-02-22" calcext:value-type="date">
            <text:p>22.02.2019</text:p>
          </table:table-cell>
          <table:table-cell table:number-columns-repeated="1022"/>
        </table:table-row>
        <table:table-row table:style-name="ro1">
          <table:table-cell office:value-type="float" office:value="836.5" calcext:value-type="float">
            <text:p>836,5</text:p>
          </table:table-cell>
          <table:table-cell table:style-name="ce21" office:value-type="date" office:date-value="2019-02-23" calcext:value-type="date">
            <text:p>23.02.2019</text:p>
          </table:table-cell>
          <table:table-cell table:number-columns-repeated="102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1" office:value-type="date" office:date-value="2019-02-23" calcext:value-type="date">
            <text:p>23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125" calcext:value-type="float">
            <text:p>1125</text:p>
          </table:table-cell>
          <table:table-cell table:style-name="ce22" office:value-type="date" office:date-value="2019-02-23" calcext:value-type="date">
            <text:p>23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156" calcext:value-type="float">
            <text:p>1156</text:p>
          </table:table-cell>
          <table:table-cell table:style-name="ce22" office:value-type="date" office:date-value="2019-02-23" calcext:value-type="date">
            <text:p>23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54" calcext:value-type="float">
            <text:p>754</text:p>
          </table:table-cell>
          <table:table-cell table:style-name="ce22" office:value-type="date" office:date-value="2019-02-25" calcext:value-type="date">
            <text:p>25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87" calcext:value-type="float">
            <text:p>687</text:p>
          </table:table-cell>
          <table:table-cell table:style-name="ce22" office:value-type="date" office:date-value="2019-02-26" calcext:value-type="date">
            <text:p>26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969" calcext:value-type="float">
            <text:p>969</text:p>
          </table:table-cell>
          <table:table-cell table:style-name="ce22" office:value-type="date" office:date-value="2019-02-27" calcext:value-type="date">
            <text:p>27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40" calcext:value-type="float">
            <text:p>840</text:p>
          </table:table-cell>
          <table:table-cell table:style-name="ce22" office:value-type="date" office:date-value="2019-02-27" calcext:value-type="date">
            <text:p>27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81.5" calcext:value-type="float">
            <text:p>681,5</text:p>
          </table:table-cell>
          <table:table-cell table:style-name="ce22" office:value-type="date" office:date-value="2019-02-27" calcext:value-type="date">
            <text:p>27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4809.5" calcext:value-type="float">
            <text:p>4809,5</text:p>
          </table:table-cell>
          <table:table-cell table:style-name="ce22" office:value-type="date" office:date-value="2019-02-28" calcext:value-type="date">
            <text:p>28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92.5" calcext:value-type="float">
            <text:p>792,5</text:p>
          </table:table-cell>
          <table:table-cell table:style-name="ce22" office:value-type="date" office:date-value="2019-02-28" calcext:value-type="date">
            <text:p>28.02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78" calcext:value-type="float">
            <text:p>678</text:p>
          </table:table-cell>
          <table:table-cell table:style-name="ce22" office:value-type="date" office:date-value="2019-03-01" calcext:value-type="date">
            <text:p>1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2057.5" calcext:value-type="float">
            <text:p>2057,5</text:p>
          </table:table-cell>
          <table:table-cell table:style-name="ce22" office:value-type="date" office:date-value="2019-03-01" calcext:value-type="date">
            <text:p>1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52.5" calcext:value-type="float">
            <text:p>752,5</text:p>
          </table:table-cell>
          <table:table-cell table:style-name="ce22" office:value-type="date" office:date-value="2019-03-02" calcext:value-type="date">
            <text:p>2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580" calcext:value-type="float">
            <text:p>1580</text:p>
          </table:table-cell>
          <table:table-cell table:style-name="ce22" office:value-type="date" office:date-value="2019-03-04" calcext:value-type="date">
            <text:p>4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318.5" calcext:value-type="float">
            <text:p>318,5</text:p>
          </table:table-cell>
          <table:table-cell table:style-name="ce22" office:value-type="date" office:date-value="2019-03-04" calcext:value-type="date">
            <text:p>4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652" calcext:value-type="float">
            <text:p>1652</text:p>
          </table:table-cell>
          <table:table-cell table:style-name="ce22" office:value-type="date" office:date-value="2019-03-05" calcext:value-type="date">
            <text:p>5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60.5" calcext:value-type="float">
            <text:p>760,5</text:p>
          </table:table-cell>
          <table:table-cell table:style-name="ce22" office:value-type="date" office:date-value="2019-03-05" calcext:value-type="date">
            <text:p>5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28" calcext:value-type="float">
            <text:p>828</text:p>
          </table:table-cell>
          <table:table-cell table:style-name="ce22" office:value-type="date" office:date-value="2019-03-05" calcext:value-type="date">
            <text:p>5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78.5" calcext:value-type="float">
            <text:p>778,5</text:p>
          </table:table-cell>
          <table:table-cell table:style-name="ce22" office:value-type="date" office:date-value="2019-03-06" calcext:value-type="date">
            <text:p>6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45" calcext:value-type="float">
            <text:p>745</text:p>
          </table:table-cell>
          <table:table-cell table:style-name="ce22" office:value-type="date" office:date-value="2019-03-06" calcext:value-type="date">
            <text:p>6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06.5" calcext:value-type="float">
            <text:p>806,5</text:p>
          </table:table-cell>
          <table:table-cell table:style-name="ce22" office:value-type="date" office:date-value="2019-03-07" calcext:value-type="date">
            <text:p>7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186.5" calcext:value-type="float">
            <text:p>1186,5</text:p>
          </table:table-cell>
          <table:table-cell table:style-name="ce22" office:value-type="date" office:date-value="2019-03-07" calcext:value-type="date">
            <text:p>7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655" calcext:value-type="float">
            <text:p>1655</text:p>
          </table:table-cell>
          <table:table-cell table:style-name="ce22" office:value-type="date" office:date-value="2019-03-08" calcext:value-type="date">
            <text:p>8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156" calcext:value-type="float">
            <text:p>1156</text:p>
          </table:table-cell>
          <table:table-cell table:style-name="ce22" office:value-type="date" office:date-value="2019-03-08" calcext:value-type="date">
            <text:p>8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954" calcext:value-type="float">
            <text:p>1954</text:p>
          </table:table-cell>
          <table:table-cell table:style-name="ce22" office:value-type="date" office:date-value="2019-03-08" calcext:value-type="date">
            <text:p>8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383" calcext:value-type="float">
            <text:p>383</text:p>
          </table:table-cell>
          <table:table-cell table:style-name="ce22" office:value-type="date" office:date-value="2019-03-09" calcext:value-type="date">
            <text:p>9.03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30" calcext:value-type="float">
            <text:p>730</text:p>
          </table:table-cell>
          <table:table-cell table:style-name="ce22" office:value-type="date" office:date-value="2019-03-09" calcext:value-type="date">
            <text:p>9.03.2019</text:p>
          </table:table-cell>
          <table:table-cell table:number-columns-repeated="102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1" office:value-type="date" office:date-value="2019-03-11" calcext:value-type="date">
            <text:p>11.03.2019</text:p>
          </table:table-cell>
          <table:table-cell table:number-columns-repeated="1022"/>
        </table:table-row>
        <table:table-row table:style-name="ro1">
          <table:table-cell office:value-type="float" office:value="840.5" calcext:value-type="float">
            <text:p>840,5</text:p>
          </table:table-cell>
          <table:table-cell table:style-name="ce21" office:value-type="date" office:date-value="2019-03-12" calcext:value-type="date">
            <text:p>12.03.2019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1" office:value-type="date" office:date-value="2019-03-13" calcext:value-type="date">
            <text:p>13.03.2019</text:p>
          </table:table-cell>
          <table:table-cell table:number-columns-repeated="1022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style-name="ce21" office:value-type="date" office:date-value="2019-03-13" calcext:value-type="date">
            <text:p>13.03.2019</text:p>
          </table:table-cell>
          <table:table-cell table:number-columns-repeated="102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21" office:value-type="date" office:date-value="2019-03-13" calcext:value-type="date">
            <text:p>13.03.2019</text:p>
          </table:table-cell>
          <table:table-cell table:number-columns-repeated="1022"/>
        </table:table-row>
        <table:table-row table:style-name="ro1">
          <table:table-cell office:value-type="float" office:value="969.5" calcext:value-type="float">
            <text:p>969,5</text:p>
          </table:table-cell>
          <table:table-cell table:style-name="ce21" office:value-type="date" office:date-value="2019-03-13" calcext:value-type="date">
            <text:p>13.03.2019</text:p>
          </table:table-cell>
          <table:table-cell table:number-columns-repeated="1022"/>
        </table:table-row>
        <table:table-row table:style-name="ro1">
          <table:table-cell office:value-type="float" office:value="1021.5" calcext:value-type="float">
            <text:p>1021,5</text:p>
          </table:table-cell>
          <table:table-cell table:style-name="ce21" office:value-type="date" office:date-value="2019-03-13" calcext:value-type="date">
            <text:p>13.03.2019</text:p>
          </table:table-cell>
          <table:table-cell table:number-columns-repeated="102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21" office:value-type="date" office:date-value="2019-03-14" calcext:value-type="date">
            <text:p>14.03.2019</text:p>
          </table:table-cell>
          <table:table-cell table:number-columns-repeated="102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1" office:value-type="date" office:date-value="2019-03-14" calcext:value-type="date">
            <text:p>14.03.2019</text:p>
          </table:table-cell>
          <table:table-cell table:number-columns-repeated="102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21" office:value-type="date" office:date-value="2019-03-15" calcext:value-type="date">
            <text:p>15.03.2019</text:p>
          </table:table-cell>
          <table:table-cell table:number-columns-repeated="1022"/>
        </table:table-row>
        <table:table-row table:style-name="ro1">
          <table:table-cell office:value-type="float" office:value="960.5" calcext:value-type="float">
            <text:p>960,5</text:p>
          </table:table-cell>
          <table:table-cell table:style-name="ce21" office:value-type="date" office:date-value="2019-03-15" calcext:value-type="date">
            <text:p>15.03.2019</text:p>
          </table:table-cell>
          <table:table-cell table:number-columns-repeated="1022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style-name="ce21" office:value-type="date" office:date-value="2019-03-16" calcext:value-type="date">
            <text:p>16.03.2019</text:p>
          </table:table-cell>
          <table:table-cell table:number-columns-repeated="102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21" office:value-type="date" office:date-value="2019-03-16" calcext:value-type="date">
            <text:p>16.03.2019</text:p>
          </table:table-cell>
          <table:table-cell table:number-columns-repeated="1022"/>
        </table:table-row>
        <table:table-row table:style-name="ro1">
          <table:table-cell office:value-type="float" office:value="5226.5" calcext:value-type="float">
            <text:p>5226,5</text:p>
          </table:table-cell>
          <table:table-cell table:style-name="ce21" office:value-type="date" office:date-value="2019-03-18" calcext:value-type="date">
            <text:p>18.03.2019</text:p>
          </table:table-cell>
          <table:table-cell table:number-columns-repeated="102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1" office:value-type="date" office:date-value="2019-03-18" calcext:value-type="date">
            <text:p>18.03.2019</text:p>
          </table:table-cell>
          <table:table-cell table:number-columns-repeated="1022"/>
        </table:table-row>
        <table:table-row table:style-name="ro1">
          <table:table-cell office:value-type="float" office:value="901.5" calcext:value-type="float">
            <text:p>901,5</text:p>
          </table:table-cell>
          <table:table-cell table:style-name="ce21" office:value-type="date" office:date-value="2019-03-18" calcext:value-type="date">
            <text:p>18.03.2019</text:p>
          </table:table-cell>
          <table:table-cell table:number-columns-repeated="1022"/>
        </table:table-row>
        <table:table-row table:style-name="ro1">
          <table:table-cell office:value-type="float" office:value="418.5" calcext:value-type="float">
            <text:p>418,5</text:p>
          </table:table-cell>
          <table:table-cell table:style-name="ce21" office:value-type="date" office:date-value="2019-03-20" calcext:value-type="date">
            <text:p>20.03.2019</text:p>
          </table:table-cell>
          <table:table-cell table:number-columns-repeated="102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1" office:value-type="date" office:date-value="2019-03-20" calcext:value-type="date">
            <text:p>20.03.2019</text:p>
          </table:table-cell>
          <table:table-cell table:number-columns-repeated="1022"/>
        </table:table-row>
        <table:table-row table:style-name="ro1">
          <table:table-cell office:value-type="float" office:value="1447.5" calcext:value-type="float">
            <text:p>1447,5</text:p>
          </table:table-cell>
          <table:table-cell table:style-name="ce21" office:value-type="date" office:date-value="2019-03-20" calcext:value-type="date">
            <text:p>20.03.2019</text:p>
          </table:table-cell>
          <table:table-cell table:number-columns-repeated="1022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style-name="ce21" office:value-type="date" office:date-value="2019-03-21" calcext:value-type="date">
            <text:p>21.03.2019</text:p>
          </table:table-cell>
          <table:table-cell table:number-columns-repeated="1022"/>
        </table:table-row>
        <table:table-row table:style-name="ro1">
          <table:table-cell office:value-type="float" office:value="991.5" calcext:value-type="float">
            <text:p>991,5</text:p>
          </table:table-cell>
          <table:table-cell table:style-name="ce21" office:value-type="date" office:date-value="2019-03-21" calcext:value-type="date">
            <text:p>21.03.2019</text:p>
          </table:table-cell>
          <table:table-cell table:number-columns-repeated="1022"/>
        </table:table-row>
        <table:table-row table:style-name="ro1">
          <table:table-cell office:value-type="float" office:value="919.5" calcext:value-type="float">
            <text:p>919,5</text:p>
          </table:table-cell>
          <table:table-cell table:style-name="ce21" office:value-type="date" office:date-value="2019-03-21" calcext:value-type="date">
            <text:p>21.03.2019</text:p>
          </table:table-cell>
          <table:table-cell table:number-columns-repeated="102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21" office:value-type="date" office:date-value="2019-03-23" calcext:value-type="date">
            <text:p>23.03.2019</text:p>
          </table:table-cell>
          <table:table-cell table:number-columns-repeated="102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1" office:value-type="date" office:date-value="2019-03-23" calcext:value-type="date">
            <text:p>23.03.2019</text:p>
          </table:table-cell>
          <table:table-cell table:number-columns-repeated="102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1" office:value-type="date" office:date-value="2019-03-26" calcext:value-type="date">
            <text:p>26.03.2019</text:p>
          </table:table-cell>
          <table:table-cell table:number-columns-repeated="1022"/>
        </table:table-row>
        <table:table-row table:style-name="ro1">
          <table:table-cell office:value-type="float" office:value="2594.5" calcext:value-type="float">
            <text:p>2594,5</text:p>
          </table:table-cell>
          <table:table-cell table:style-name="ce21" office:value-type="date" office:date-value="2019-03-26" calcext:value-type="date">
            <text:p>26.03.2019</text:p>
          </table:table-cell>
          <table:table-cell table:number-columns-repeated="102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1" office:value-type="date" office:date-value="2019-03-26" calcext:value-type="date">
            <text:p>26.03.2019</text:p>
          </table:table-cell>
          <table:table-cell table:number-columns-repeated="1022"/>
        </table:table-row>
        <table:table-row table:style-name="ro1">
          <table:table-cell office:value-type="float" office:value="1908.5" calcext:value-type="float">
            <text:p>1908,5</text:p>
          </table:table-cell>
          <table:table-cell table:style-name="ce21" office:value-type="date" office:date-value="2019-03-27" calcext:value-type="date">
            <text:p>27.03.2019</text:p>
          </table:table-cell>
          <table:table-cell table:number-columns-repeated="1022"/>
        </table:table-row>
        <table:table-row table:style-name="ro1">
          <table:table-cell office:value-type="float" office:value="225.5" calcext:value-type="float">
            <text:p>225,5</text:p>
          </table:table-cell>
          <table:table-cell table:style-name="ce21" office:value-type="date" office:date-value="2019-03-27" calcext:value-type="date">
            <text:p>27.03.2019</text:p>
          </table:table-cell>
          <table:table-cell table:number-columns-repeated="102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21" office:value-type="date" office:date-value="2019-03-27" calcext:value-type="date">
            <text:p>27.03.2019</text:p>
          </table:table-cell>
          <table:table-cell table:number-columns-repeated="1022"/>
        </table:table-row>
        <table:table-row table:style-name="ro1">
          <table:table-cell office:value-type="float" office:value="1652.5" calcext:value-type="float">
            <text:p>1652,5</text:p>
          </table:table-cell>
          <table:table-cell table:style-name="ce21" office:value-type="date" office:date-value="2019-03-28" calcext:value-type="date">
            <text:p>28.03.2019</text:p>
          </table:table-cell>
          <table:table-cell table:number-columns-repeated="102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1" office:value-type="date" office:date-value="2019-03-28" calcext:value-type="date">
            <text:p>28.03.2019</text:p>
          </table:table-cell>
          <table:table-cell table:number-columns-repeated="102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1" office:value-type="date" office:date-value="2019-03-28" calcext:value-type="date">
            <text:p>28.03.2019</text:p>
          </table:table-cell>
          <table:table-cell table:number-columns-repeated="102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21" office:value-type="date" office:date-value="2019-03-28" calcext:value-type="date">
            <text:p>28.03.2019</text:p>
          </table:table-cell>
          <table:table-cell table:number-columns-repeated="1022"/>
        </table:table-row>
        <table:table-row table:style-name="ro1">
          <table:table-cell office:value-type="float" office:value="2410.5" calcext:value-type="float">
            <text:p>2410,5</text:p>
          </table:table-cell>
          <table:table-cell table:style-name="ce21" office:value-type="date" office:date-value="2019-03-29" calcext:value-type="date">
            <text:p>29.03.2019</text:p>
          </table:table-cell>
          <table:table-cell table:number-columns-repeated="1022"/>
        </table:table-row>
        <table:table-row table:style-name="ro1">
          <table:table-cell office:value-type="float" office:value="834.5" calcext:value-type="float">
            <text:p>834,5</text:p>
          </table:table-cell>
          <table:table-cell table:style-name="ce21" office:value-type="date" office:date-value="2019-03-29" calcext:value-type="date">
            <text:p>29.03.2019</text:p>
          </table:table-cell>
          <table:table-cell table:number-columns-repeated="1022"/>
        </table:table-row>
        <table:table-row table:style-name="ro1">
          <table:table-cell office:value-type="float" office:value="2200.5" calcext:value-type="float">
            <text:p>2200,5</text:p>
          </table:table-cell>
          <table:table-cell table:style-name="ce21" office:value-type="date" office:date-value="2019-03-30" calcext:value-type="date">
            <text:p>30.03.2019</text:p>
          </table:table-cell>
          <table:table-cell table:number-columns-repeated="102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21" office:value-type="date" office:date-value="2019-03-30" calcext:value-type="date">
            <text:p>30.03.2019</text:p>
          </table:table-cell>
          <table:table-cell table:number-columns-repeated="102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1" office:value-type="date" office:date-value="2019-03-30" calcext:value-type="date">
            <text:p>30.03.2019</text:p>
          </table:table-cell>
          <table:table-cell table:number-columns-repeated="1022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style-name="ce21" office:value-type="date" office:date-value="2019-04-01" calcext:value-type="date">
            <text:p>1.04.2019</text:p>
          </table:table-cell>
          <table:table-cell table:number-columns-repeated="102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21" office:value-type="date" office:date-value="2019-04-01" calcext:value-type="date">
            <text:p>1.04.2019</text:p>
          </table:table-cell>
          <table:table-cell table:number-columns-repeated="1022"/>
        </table:table-row>
        <table:table-row table:style-name="ro1">
          <table:table-cell office:value-type="float" office:value="736.5" calcext:value-type="float">
            <text:p>736,5</text:p>
          </table:table-cell>
          <table:table-cell table:style-name="ce21" office:value-type="date" office:date-value="2019-04-01" calcext:value-type="date">
            <text:p>1.04.2019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1" office:value-type="date" office:date-value="2019-04-02" calcext:value-type="date">
            <text:p>2.04.2019</text:p>
          </table:table-cell>
          <table:table-cell table:number-columns-repeated="102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21" office:value-type="date" office:date-value="2019-04-02" calcext:value-type="date">
            <text:p>2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936" calcext:value-type="float">
            <text:p>936</text:p>
          </table:table-cell>
          <table:table-cell table:style-name="ce21" office:value-type="date" office:date-value="2019-04-03" calcext:value-type="date">
            <text:p>3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22" calcext:value-type="float">
            <text:p>722</text:p>
          </table:table-cell>
          <table:table-cell table:style-name="ce21" office:value-type="date" office:date-value="2019-04-03" calcext:value-type="date">
            <text:p>3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2206.5" calcext:value-type="float">
            <text:p>2206,5</text:p>
          </table:table-cell>
          <table:table-cell table:style-name="ce21" office:value-type="date" office:date-value="2019-04-03" calcext:value-type="date">
            <text:p>3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57.5" calcext:value-type="float">
            <text:p>657,5</text:p>
          </table:table-cell>
          <table:table-cell table:style-name="ce21" office:value-type="date" office:date-value="2019-04-04" calcext:value-type="date">
            <text:p>4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154" calcext:value-type="float">
            <text:p>1154</text:p>
          </table:table-cell>
          <table:table-cell table:style-name="ce21" office:value-type="date" office:date-value="2019-04-04" calcext:value-type="date">
            <text:p>4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074" calcext:value-type="float">
            <text:p>1074</text:p>
          </table:table-cell>
          <table:table-cell table:style-name="ce21" office:value-type="date" office:date-value="2019-04-05" calcext:value-type="date">
            <text:p>5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374" calcext:value-type="float">
            <text:p>1374</text:p>
          </table:table-cell>
          <table:table-cell table:style-name="ce21" office:value-type="date" office:date-value="2019-04-05" calcext:value-type="date">
            <text:p>5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32" calcext:value-type="float">
            <text:p>632</text:p>
          </table:table-cell>
          <table:table-cell table:style-name="ce21" office:value-type="date" office:date-value="2019-04-06" calcext:value-type="date">
            <text:p>6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197.5" calcext:value-type="float">
            <text:p>1197,5</text:p>
          </table:table-cell>
          <table:table-cell table:style-name="ce21" office:value-type="date" office:date-value="2019-04-06" calcext:value-type="date">
            <text:p>6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459" calcext:value-type="float">
            <text:p>459</text:p>
          </table:table-cell>
          <table:table-cell table:style-name="ce21" office:value-type="date" office:date-value="2019-04-06" calcext:value-type="date">
            <text:p>6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2324" calcext:value-type="float">
            <text:p>2324</text:p>
          </table:table-cell>
          <table:table-cell table:style-name="ce21" office:value-type="date" office:date-value="2019-04-08" calcext:value-type="date">
            <text:p>8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46.5" calcext:value-type="float">
            <text:p>746,5</text:p>
          </table:table-cell>
          <table:table-cell table:style-name="ce21" office:value-type="date" office:date-value="2019-04-08" calcext:value-type="date">
            <text:p>8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571" calcext:value-type="float">
            <text:p>1571</text:p>
          </table:table-cell>
          <table:table-cell table:style-name="ce21" office:value-type="date" office:date-value="2019-04-08" calcext:value-type="date">
            <text:p>8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052.5" calcext:value-type="float">
            <text:p>1052,5</text:p>
          </table:table-cell>
          <table:table-cell table:style-name="ce21" office:value-type="date" office:date-value="2019-04-08" calcext:value-type="date">
            <text:p>8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2321" calcext:value-type="float">
            <text:p>2321</text:p>
          </table:table-cell>
          <table:table-cell table:style-name="ce22" office:value-type="date" office:date-value="2019-04-09" calcext:value-type="date">
            <text:p>9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04" calcext:value-type="float">
            <text:p>804</text:p>
          </table:table-cell>
          <table:table-cell table:style-name="ce22" office:value-type="date" office:date-value="2019-04-09" calcext:value-type="date">
            <text:p>9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982.5" calcext:value-type="float">
            <text:p>1982,5</text:p>
          </table:table-cell>
          <table:table-cell table:style-name="ce22" office:value-type="date" office:date-value="2019-04-09" calcext:value-type="date">
            <text:p>9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86" calcext:value-type="float">
            <text:p>886</text:p>
          </table:table-cell>
          <table:table-cell table:style-name="ce22" office:value-type="date" office:date-value="2019-04-10" calcext:value-type="date">
            <text:p>10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79" calcext:value-type="float">
            <text:p>679</text:p>
          </table:table-cell>
          <table:table-cell table:style-name="ce22" office:value-type="date" office:date-value="2019-04-10" calcext:value-type="date">
            <text:p>10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227" calcext:value-type="float">
            <text:p>1227</text:p>
          </table:table-cell>
          <table:table-cell table:style-name="ce22" office:value-type="date" office:date-value="2019-04-10" calcext:value-type="date">
            <text:p>10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261" calcext:value-type="float">
            <text:p>1261</text:p>
          </table:table-cell>
          <table:table-cell table:style-name="ce22" office:value-type="date" office:date-value="2019-04-11" calcext:value-type="date">
            <text:p>11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3683" calcext:value-type="float">
            <text:p>3683</text:p>
          </table:table-cell>
          <table:table-cell table:style-name="ce22" office:value-type="date" office:date-value="2019-04-11" calcext:value-type="date">
            <text:p>11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742.5" calcext:value-type="float">
            <text:p>1742,5</text:p>
          </table:table-cell>
          <table:table-cell table:style-name="ce22" office:value-type="date" office:date-value="2019-04-11" calcext:value-type="date">
            <text:p>11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604.5" calcext:value-type="float">
            <text:p>604,5</text:p>
          </table:table-cell>
          <table:table-cell table:style-name="ce22" office:value-type="date" office:date-value="2019-04-12" calcext:value-type="date">
            <text:p>12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4635" calcext:value-type="float">
            <text:p>4635</text:p>
          </table:table-cell>
          <table:table-cell table:style-name="ce22" office:value-type="date" office:date-value="2019-04-12" calcext:value-type="date">
            <text:p>12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355" calcext:value-type="float">
            <text:p>1355</text:p>
          </table:table-cell>
          <table:table-cell table:style-name="ce22" office:value-type="date" office:date-value="2019-04-12" calcext:value-type="date">
            <text:p>12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543" calcext:value-type="float">
            <text:p>543</text:p>
          </table:table-cell>
          <table:table-cell table:style-name="ce22" office:value-type="date" office:date-value="2019-04-13" calcext:value-type="date">
            <text:p>13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59.5" calcext:value-type="float">
            <text:p>859,5</text:p>
          </table:table-cell>
          <table:table-cell table:style-name="ce22" office:value-type="date" office:date-value="2019-04-13" calcext:value-type="date">
            <text:p>13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964" calcext:value-type="float">
            <text:p>964</text:p>
          </table:table-cell>
          <table:table-cell table:style-name="ce22" office:value-type="date" office:date-value="2019-04-13" calcext:value-type="date">
            <text:p>13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00.5" calcext:value-type="float">
            <text:p>700,5</text:p>
          </table:table-cell>
          <table:table-cell table:style-name="ce22" office:value-type="date" office:date-value="2019-04-15" calcext:value-type="date">
            <text:p>15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358.5" calcext:value-type="float">
            <text:p>358,5</text:p>
          </table:table-cell>
          <table:table-cell table:style-name="ce22" office:value-type="date" office:date-value="2019-04-16" calcext:value-type="date">
            <text:p>16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217.5" calcext:value-type="float">
            <text:p>1217,5</text:p>
          </table:table-cell>
          <table:table-cell table:style-name="ce22" office:value-type="date" office:date-value="2019-04-16" calcext:value-type="date">
            <text:p>16.04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986.5" calcext:value-type="float">
            <text:p>986,5</text:p>
          </table:table-cell>
          <table:table-cell table:style-name="ce22" office:value-type="date" office:date-value="2019-04-17" calcext:value-type="date">
            <text:p>17.04.2019</text:p>
          </table:table-cell>
          <table:table-cell table:number-columns-repeated="102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1" office:value-type="date" office:date-value="2019-04-23" calcext:value-type="date">
            <text:p>23.04.2019</text:p>
          </table:table-cell>
          <table:table-cell table:number-columns-repeated="102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21" office:value-type="date" office:date-value="2019-04-23" calcext:value-type="date">
            <text:p>23.04.2019</text:p>
          </table:table-cell>
          <table:table-cell table:number-columns-repeated="102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1" office:value-type="date" office:date-value="2019-04-23" calcext:value-type="date">
            <text:p>23.04.2019</text:p>
          </table:table-cell>
          <table:table-cell table:number-columns-repeated="1022"/>
        </table:table-row>
        <table:table-row table:style-name="ro1">
          <table:table-cell office:value-type="float" office:value="461.5" calcext:value-type="float">
            <text:p>461,5</text:p>
          </table:table-cell>
          <table:table-cell table:style-name="ce21" office:value-type="date" office:date-value="2019-04-24" calcext:value-type="date">
            <text:p>24.04.2019</text:p>
          </table:table-cell>
          <table:table-cell table:number-columns-repeated="1022"/>
        </table:table-row>
        <table:table-row table:style-name="ro1">
          <table:table-cell office:value-type="float" office:value="1102.5" calcext:value-type="float">
            <text:p>1102,5</text:p>
          </table:table-cell>
          <table:table-cell table:style-name="ce21" office:value-type="date" office:date-value="2019-04-25" calcext:value-type="date">
            <text:p>25.04.2019</text:p>
          </table:table-cell>
          <table:table-cell table:number-columns-repeated="1022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style-name="ce21" office:value-type="date" office:date-value="2019-04-26" calcext:value-type="date">
            <text:p>26.04.2019</text:p>
          </table:table-cell>
          <table:table-cell table:number-columns-repeated="1022"/>
        </table:table-row>
        <table:table-row table:style-name="ro1">
          <table:table-cell office:value-type="float" office:value="992.5" calcext:value-type="float">
            <text:p>992,5</text:p>
          </table:table-cell>
          <table:table-cell table:style-name="ce21" office:value-type="date" office:date-value="2019-04-26" calcext:value-type="date">
            <text:p>26.04.2019</text:p>
          </table:table-cell>
          <table:table-cell table:number-columns-repeated="102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1" office:value-type="date" office:date-value="2019-04-27" calcext:value-type="date">
            <text:p>27.04.2019</text:p>
          </table:table-cell>
          <table:table-cell table:number-columns-repeated="1022"/>
        </table:table-row>
        <table:table-row table:style-name="ro1">
          <table:table-cell office:value-type="float" office:value="2249.5" calcext:value-type="float">
            <text:p>2249,5</text:p>
          </table:table-cell>
          <table:table-cell table:style-name="ce21" office:value-type="date" office:date-value="2019-04-27" calcext:value-type="date">
            <text:p>27.04.2019</text:p>
          </table:table-cell>
          <table:table-cell table:number-columns-repeated="1022"/>
        </table:table-row>
        <table:table-row table:style-name="ro1">
          <table:table-cell office:value-type="float" office:value="629.5" calcext:value-type="float">
            <text:p>629,5</text:p>
          </table:table-cell>
          <table:table-cell table:style-name="ce21" office:value-type="date" office:date-value="2019-04-27" calcext:value-type="date">
            <text:p>27.04.2019</text:p>
          </table:table-cell>
          <table:table-cell table:number-columns-repeated="102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21" office:value-type="date" office:date-value="2019-04-27" calcext:value-type="date">
            <text:p>27.04.2019</text:p>
          </table:table-cell>
          <table:table-cell table:number-columns-repeated="1022"/>
        </table:table-row>
        <table:table-row table:style-name="ro1">
          <table:table-cell office:value-type="float" office:value="1644.5" calcext:value-type="float">
            <text:p>1644,5</text:p>
          </table:table-cell>
          <table:table-cell table:style-name="ce21" office:value-type="date" office:date-value="2019-04-29" calcext:value-type="date">
            <text:p>29.04.2019</text:p>
          </table:table-cell>
          <table:table-cell table:number-columns-repeated="1022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style-name="ce21" office:value-type="date" office:date-value="2019-04-29" calcext:value-type="date">
            <text:p>29.04.2019</text:p>
          </table:table-cell>
          <table:table-cell table:number-columns-repeated="102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21" office:value-type="date" office:date-value="2019-04-29" calcext:value-type="date">
            <text:p>29.04.2019</text:p>
          </table:table-cell>
          <table:table-cell table:number-columns-repeated="1022"/>
        </table:table-row>
        <table:table-row table:style-name="ro1">
          <table:table-cell office:value-type="float" office:value="701.5" calcext:value-type="float">
            <text:p>701,5</text:p>
          </table:table-cell>
          <table:table-cell table:style-name="ce21" office:value-type="date" office:date-value="2019-04-30" calcext:value-type="date">
            <text:p>30.04.2019</text:p>
          </table:table-cell>
          <table:table-cell table:number-columns-repeated="1022"/>
        </table:table-row>
        <table:table-row table:style-name="ro1">
          <table:table-cell office:value-type="float" office:value="519.5" calcext:value-type="float">
            <text:p>519,5</text:p>
          </table:table-cell>
          <table:table-cell table:style-name="ce21" office:value-type="date" office:date-value="2019-05-01" calcext:value-type="date">
            <text:p>1.05.2019</text:p>
          </table:table-cell>
          <table:table-cell table:number-columns-repeated="1022"/>
        </table:table-row>
        <table:table-row table:style-name="ro1">
          <table:table-cell office:value-type="float" office:value="1771.5" calcext:value-type="float">
            <text:p>1771,5</text:p>
          </table:table-cell>
          <table:table-cell table:style-name="ce21" office:value-type="date" office:date-value="2019-05-01" calcext:value-type="date">
            <text:p>1.05.2019</text:p>
          </table:table-cell>
          <table:table-cell table:number-columns-repeated="1022"/>
        </table:table-row>
        <table:table-row table:style-name="ro1">
          <table:table-cell office:value-type="float" office:value="496.5" calcext:value-type="float">
            <text:p>496,5</text:p>
          </table:table-cell>
          <table:table-cell table:style-name="ce21" office:value-type="date" office:date-value="2019-05-02" calcext:value-type="date">
            <text:p>2.05.2019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1" office:value-type="date" office:date-value="2019-05-02" calcext:value-type="date">
            <text:p>2.05.2019</text:p>
          </table:table-cell>
          <table:table-cell table:number-columns-repeated="1022"/>
        </table:table-row>
        <table:table-row table:style-name="ro1">
          <table:table-cell office:value-type="float" office:value="3459.5" calcext:value-type="float">
            <text:p>3459,5</text:p>
          </table:table-cell>
          <table:table-cell table:style-name="ce21" office:value-type="date" office:date-value="2019-05-02" calcext:value-type="date">
            <text:p>2.05.2019</text:p>
          </table:table-cell>
          <table:table-cell table:number-columns-repeated="1022"/>
        </table:table-row>
        <table:table-row table:style-name="ro1">
          <table:table-cell office:value-type="float" office:value="438.5" calcext:value-type="float">
            <text:p>438,5</text:p>
          </table:table-cell>
          <table:table-cell table:style-name="ce21" office:value-type="date" office:date-value="2019-05-06" calcext:value-type="date">
            <text:p>6.05.2019</text:p>
          </table:table-cell>
          <table:table-cell table:number-columns-repeated="102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1" office:value-type="date" office:date-value="2019-05-06" calcext:value-type="date">
            <text:p>6.05.2019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office:value-type="date" office:date-value="2019-05-07" calcext:value-type="date">
            <text:p>7.05.2019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1" office:value-type="date" office:date-value="2019-05-07" calcext:value-type="date">
            <text:p>7.05.2019</text:p>
          </table:table-cell>
          <table:table-cell table:number-columns-repeated="1022"/>
        </table:table-row>
        <table:table-row table:style-name="ro1">
          <table:table-cell office:value-type="float" office:value="347.5" calcext:value-type="float">
            <text:p>347,5</text:p>
          </table:table-cell>
          <table:table-cell table:style-name="ce21" office:value-type="date" office:date-value="2019-05-09" calcext:value-type="date">
            <text:p>9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905" calcext:value-type="float">
            <text:p>905</text:p>
          </table:table-cell>
          <table:table-cell table:style-name="ce21" office:value-type="date" office:date-value="2019-05-09" calcext:value-type="date">
            <text:p>9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76" calcext:value-type="float">
            <text:p>876</text:p>
          </table:table-cell>
          <table:table-cell table:style-name="ce21" office:value-type="date" office:date-value="2019-05-09" calcext:value-type="date">
            <text:p>9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373" calcext:value-type="float">
            <text:p>373</text:p>
          </table:table-cell>
          <table:table-cell table:style-name="ce21" office:value-type="date" office:date-value="2019-05-09" calcext:value-type="date">
            <text:p>9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430" calcext:value-type="float">
            <text:p>430</text:p>
          </table:table-cell>
          <table:table-cell table:style-name="ce21" office:value-type="date" office:date-value="2019-05-09" calcext:value-type="date">
            <text:p>9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75.5" calcext:value-type="float">
            <text:p>775,5</text:p>
          </table:table-cell>
          <table:table-cell table:style-name="ce21" office:value-type="date" office:date-value="2019-05-10" calcext:value-type="date">
            <text:p>10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471" calcext:value-type="float">
            <text:p>471</text:p>
          </table:table-cell>
          <table:table-cell table:style-name="ce21" office:value-type="date" office:date-value="2019-05-10" calcext:value-type="date">
            <text:p>10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957" calcext:value-type="float">
            <text:p>957</text:p>
          </table:table-cell>
          <table:table-cell table:style-name="ce21" office:value-type="date" office:date-value="2019-05-10" calcext:value-type="date">
            <text:p>10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2754" calcext:value-type="float">
            <text:p>2754</text:p>
          </table:table-cell>
          <table:table-cell table:style-name="ce21" office:value-type="date" office:date-value="2019-05-11" calcext:value-type="date">
            <text:p>11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726" calcext:value-type="float">
            <text:p>726</text:p>
          </table:table-cell>
          <table:table-cell table:style-name="ce21" office:value-type="date" office:date-value="2019-05-13" calcext:value-type="date">
            <text:p>13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730.5" calcext:value-type="float">
            <text:p>1730,5</text:p>
          </table:table-cell>
          <table:table-cell table:style-name="ce21" office:value-type="date" office:date-value="2019-05-13" calcext:value-type="date">
            <text:p>13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123.5" calcext:value-type="float">
            <text:p>1123,5</text:p>
          </table:table-cell>
          <table:table-cell table:style-name="ce21" office:value-type="date" office:date-value="2019-05-14" calcext:value-type="date">
            <text:p>14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870" calcext:value-type="float">
            <text:p>870</text:p>
          </table:table-cell>
          <table:table-cell table:style-name="ce21" office:value-type="date" office:date-value="2019-05-15" calcext:value-type="date">
            <text:p>15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1429" calcext:value-type="float">
            <text:p>1429</text:p>
          </table:table-cell>
          <table:table-cell table:style-name="ce21" office:value-type="date" office:date-value="2019-05-16" calcext:value-type="date">
            <text:p>16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310" calcext:value-type="float">
            <text:p>310</text:p>
          </table:table-cell>
          <table:table-cell table:style-name="ce21" office:value-type="date" office:date-value="2019-05-17" calcext:value-type="date">
            <text:p>17.05.2019</text:p>
          </table:table-cell>
          <table:table-cell table:number-columns-repeated="1022"/>
        </table:table-row>
        <table:table-row table:style-name="ro1">
          <table:table-cell table:style-name="ce18" office:value-type="float" office:value="441.5" calcext:value-type="float">
            <text:p>441,5</text:p>
          </table:table-cell>
          <table:table-cell table:style-name="ce21" office:value-type="date" office:date-value="2019-05-17" calcext:value-type="date">
            <text:p>17.05.2019</text:p>
          </table:table-cell>
          <table:table-cell table:number-columns-repeated="1022"/>
        </table:table-row>
        <table:table-row table:style-name="ro1">
          <table:table-cell office:value-type="float" office:value="1485.5" calcext:value-type="float">
            <text:p>1485,5</text:p>
          </table:table-cell>
          <table:table-cell table:style-name="ce21" office:value-type="date" office:date-value="2019-05-18" calcext:value-type="date">
            <text:p>18.05.2019</text:p>
          </table:table-cell>
          <table:table-cell table:number-columns-repeated="1022"/>
        </table:table-row>
        <table:table-row table:style-name="ro1">
          <table:table-cell office:value-type="float" office:value="1755.5" calcext:value-type="float">
            <text:p>1755,5</text:p>
          </table:table-cell>
          <table:table-cell table:style-name="ce21" office:value-type="date" office:date-value="2019-05-18" calcext:value-type="date">
            <text:p>18.05.2019</text:p>
          </table:table-cell>
          <table:table-cell table:number-columns-repeated="1022"/>
        </table:table-row>
        <table:table-row table:style-name="ro1">
          <table:table-cell office:value-type="float" office:value="613.5" calcext:value-type="float">
            <text:p>613,5</text:p>
          </table:table-cell>
          <table:table-cell table:style-name="ce21" office:value-type="date" office:date-value="2019-05-20" calcext:value-type="date">
            <text:p>20.05.2019</text:p>
          </table:table-cell>
          <table:table-cell table:number-columns-repeated="102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style-name="ce21" office:value-type="date" office:date-value="2019-05-20" calcext:value-type="date">
            <text:p>20.05.2019</text:p>
          </table:table-cell>
          <table:table-cell table:number-columns-repeated="1022"/>
        </table:table-row>
        <table:table-row table:style-name="ro1">
          <table:table-cell office:value-type="float" office:value="658.5" calcext:value-type="float">
            <text:p>658,5</text:p>
          </table:table-cell>
          <table:table-cell table:style-name="ce21" office:value-type="date" office:date-value="2019-05-20" calcext:value-type="date">
            <text:p>20.05.2019</text:p>
          </table:table-cell>
          <table:table-cell table:number-columns-repeated="1022"/>
        </table:table-row>
        <table:table-row table:style-name="ro1">
          <table:table-cell office:value-type="float" office:value="633.5" calcext:value-type="float">
            <text:p>633,5</text:p>
          </table:table-cell>
          <table:table-cell table:style-name="ce21" office:value-type="date" office:date-value="2019-05-21" calcext:value-type="date">
            <text:p>21.05.2019</text:p>
          </table:table-cell>
          <table:table-cell table:number-columns-repeated="1022"/>
        </table:table-row>
        <table:table-row table:style-name="ro1">
          <table:table-cell office:value-type="float" office:value="1560.5" calcext:value-type="float">
            <text:p>1560,5</text:p>
          </table:table-cell>
          <table:table-cell table:style-name="ce21" office:value-type="date" office:date-value="2019-05-21" calcext:value-type="date">
            <text:p>21.05.2019</text:p>
          </table:table-cell>
          <table:table-cell table:number-columns-repeated="102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1" office:value-type="date" office:date-value="2019-05-22" calcext:value-type="date">
            <text:p>22.05.2019</text:p>
          </table:table-cell>
          <table:table-cell table:number-columns-repeated="102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1" office:value-type="date" office:date-value="2019-05-22" calcext:value-type="date">
            <text:p>22.05.2019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1" office:value-type="date" office:date-value="2019-05-23" calcext:value-type="date">
            <text:p>23.05.2019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1" office:value-type="date" office:date-value="2019-05-23" calcext:value-type="date">
            <text:p>23.05.2019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1" office:value-type="date" office:date-value="2019-05-24" calcext:value-type="date">
            <text:p>24.05.2019</text:p>
          </table:table-cell>
          <table:table-cell table:number-columns-repeated="1022"/>
        </table:table-row>
        <table:table-row table:style-name="ro1">
          <table:table-cell office:value-type="float" office:value="1102.5" calcext:value-type="float">
            <text:p>1102,5</text:p>
          </table:table-cell>
          <table:table-cell table:style-name="ce21" office:value-type="date" office:date-value="2019-05-24" calcext:value-type="date">
            <text:p>24.05.2019</text:p>
          </table:table-cell>
          <table:table-cell table:number-columns-repeated="1022"/>
        </table:table-row>
        <table:table-row table:style-name="ro1">
          <table:table-cell office:value-type="float" office:value="452.5" calcext:value-type="float">
            <text:p>452,5</text:p>
          </table:table-cell>
          <table:table-cell table:style-name="ce21" office:value-type="date" office:date-value="2019-05-25" calcext:value-type="date">
            <text:p>25.05.2019</text:p>
          </table:table-cell>
          <table:table-cell table:number-columns-repeated="102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1" office:value-type="date" office:date-value="2019-05-25" calcext:value-type="date">
            <text:p>25.05.2019</text:p>
          </table:table-cell>
          <table:table-cell table:number-columns-repeated="102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21" office:value-type="date" office:date-value="2019-05-25" calcext:value-type="date">
            <text:p>25.05.2019</text:p>
          </table:table-cell>
          <table:table-cell table:number-columns-repeated="1022"/>
        </table:table-row>
        <table:table-row table:style-name="ro1">
          <table:table-cell office:value-type="float" office:value="456.5" calcext:value-type="float">
            <text:p>456,5</text:p>
          </table:table-cell>
          <table:table-cell table:style-name="ce21" office:value-type="date" office:date-value="2019-05-27" calcext:value-type="date">
            <text:p>27.05.2019</text:p>
          </table:table-cell>
          <table:table-cell table:number-columns-repeated="102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1" office:value-type="date" office:date-value="2019-05-27" calcext:value-type="date">
            <text:p>27.05.2019</text:p>
          </table:table-cell>
          <table:table-cell table:number-columns-repeated="102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1" office:value-type="date" office:date-value="2019-05-27" calcext:value-type="date">
            <text:p>27.05.2019</text:p>
          </table:table-cell>
          <table:table-cell table:number-columns-repeated="1022"/>
        </table:table-row>
        <table:table-row table:style-name="ro1">
          <table:table-cell office:value-type="float" office:value="2113.5" calcext:value-type="float">
            <text:p>2113,5</text:p>
          </table:table-cell>
          <table:table-cell table:style-name="ce21" office:value-type="date" office:date-value="2019-05-28" calcext:value-type="date">
            <text:p>28.05.2019</text:p>
          </table:table-cell>
          <table:table-cell table:number-columns-repeated="1022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style-name="ce21" office:value-type="date" office:date-value="2019-05-29" calcext:value-type="date">
            <text:p>29.05.2019</text:p>
          </table:table-cell>
          <table:table-cell table:number-columns-repeated="102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1" office:value-type="date" office:date-value="2019-05-30" calcext:value-type="date">
            <text:p>30.05.2019</text:p>
          </table:table-cell>
          <table:table-cell table:number-columns-repeated="102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21" office:value-type="date" office:date-value="2019-05-30" calcext:value-type="date">
            <text:p>30.05.2019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1" office:value-type="date" office:date-value="2019-05-31" calcext:value-type="date">
            <text:p>31.05.2019</text:p>
          </table:table-cell>
          <table:table-cell table:number-columns-repeated="1022"/>
        </table:table-row>
        <table:table-row table:style-name="ro1">
          <table:table-cell office:value-type="float" office:value="2481.4" calcext:value-type="float">
            <text:p>2481,4</text:p>
          </table:table-cell>
          <table:table-cell table:style-name="ce21" office:value-type="date" office:date-value="2019-05-31" calcext:value-type="date">
            <text:p>31.05.2019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1" office:value-type="date" office:date-value="2019-05-31" calcext:value-type="date">
            <text:p>31.05.2019</text:p>
          </table:table-cell>
          <table:table-cell table:number-columns-repeated="1022"/>
        </table:table-row>
        <table:table-row table:style-name="ro1">
          <table:table-cell office:value-type="float" office:value="296.5" calcext:value-type="float">
            <text:p>296,5</text:p>
          </table:table-cell>
          <table:table-cell table:style-name="ce21" office:value-type="date" office:date-value="2019-05-31" calcext:value-type="date">
            <text:p>31.05.2019</text:p>
          </table:table-cell>
          <table:table-cell table:number-columns-repeated="1022"/>
        </table:table-row>
        <table:table-row table:style-name="ro1">
          <table:table-cell office:value-type="float" office:value="302.5" calcext:value-type="float">
            <text:p>302,5</text:p>
          </table:table-cell>
          <table:table-cell table:style-name="ce21" office:value-type="date" office:date-value="2019-06-01" calcext:value-type="date">
            <text:p>1.06.2019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1" office:value-type="date" office:date-value="2019-06-01" calcext:value-type="date">
            <text:p>1.06.2019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1" office:value-type="date" office:date-value="2019-06-03" calcext:value-type="date">
            <text:p>3.06.2019</text:p>
          </table:table-cell>
          <table:table-cell table:number-columns-repeated="102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1" office:value-type="date" office:date-value="2019-06-04" calcext:value-type="date">
            <text:p>4.06.2019</text:p>
          </table:table-cell>
          <table:table-cell table:number-columns-repeated="102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1" office:value-type="date" office:date-value="2019-06-05" calcext:value-type="date">
            <text:p>5.06.2019</text:p>
          </table:table-cell>
          <table:table-cell table:number-columns-repeated="1022"/>
        </table:table-row>
        <table:table-row table:style-name="ro1">
          <table:table-cell office:value-type="float" office:value="925.5" calcext:value-type="float">
            <text:p>925,5</text:p>
          </table:table-cell>
          <table:table-cell table:style-name="ce21" office:value-type="date" office:date-value="2019-06-05" calcext:value-type="date">
            <text:p>5.06.2019</text:p>
          </table:table-cell>
          <table:table-cell table:number-columns-repeated="1022"/>
        </table:table-row>
        <table:table-row table:style-name="ro1">
          <table:table-cell office:value-type="float" office:value="1636.5" calcext:value-type="float">
            <text:p>1636,5</text:p>
          </table:table-cell>
          <table:table-cell table:style-name="ce21" office:value-type="date" office:date-value="2019-06-05" calcext:value-type="date">
            <text:p>5.06.2019</text:p>
          </table:table-cell>
          <table:table-cell table:number-columns-repeated="102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1" office:value-type="date" office:date-value="2019-06-07" calcext:value-type="date">
            <text:p>7.06.2019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1" office:value-type="date" office:date-value="2019-06-07" calcext:value-type="date">
            <text:p>7.06.2019</text:p>
          </table:table-cell>
          <table:table-cell table:number-columns-repeated="1022"/>
        </table:table-row>
        <table:table-row table:style-name="ro1">
          <table:table-cell office:value-type="float" office:value="709.5" calcext:value-type="float">
            <text:p>709,5</text:p>
          </table:table-cell>
          <table:table-cell table:style-name="ce21" office:value-type="date" office:date-value="2019-06-08" calcext:value-type="date">
            <text:p>8.06.2019</text:p>
          </table:table-cell>
          <table:table-cell table:number-columns-repeated="1022"/>
        </table:table-row>
        <table:table-row table:style-name="ro1">
          <table:table-cell office:value-type="float" office:value="1104.5" calcext:value-type="float">
            <text:p>1104,5</text:p>
          </table:table-cell>
          <table:table-cell table:style-name="ce21" office:value-type="date" office:date-value="2019-06-08" calcext:value-type="date">
            <text:p>8.06.2019</text:p>
          </table:table-cell>
          <table:table-cell table:number-columns-repeated="1022"/>
        </table:table-row>
        <table:table-row table:style-name="ro1">
          <table:table-cell office:value-type="float" office:value="365.5" calcext:value-type="float">
            <text:p>365,5</text:p>
          </table:table-cell>
          <table:table-cell table:style-name="ce21" office:value-type="date" office:date-value="2019-06-11" calcext:value-type="date">
            <text:p>11.06.2019</text:p>
          </table:table-cell>
          <table:table-cell table:number-columns-repeated="102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1" office:value-type="date" office:date-value="2019-06-12" calcext:value-type="date">
            <text:p>12.06.2019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1" office:value-type="date" office:date-value="2019-06-12" calcext:value-type="date">
            <text:p>12.06.2019</text:p>
          </table:table-cell>
          <table:table-cell table:number-columns-repeated="1022"/>
        </table:table-row>
        <table:table-row table:style-name="ro1">
          <table:table-cell office:value-type="float" office:value="485.5" calcext:value-type="float">
            <text:p>485,5</text:p>
          </table:table-cell>
          <table:table-cell table:style-name="ce21" office:value-type="date" office:date-value="2019-06-12" calcext:value-type="date">
            <text:p>12.06.2019</text:p>
          </table:table-cell>
          <table:table-cell table:number-columns-repeated="1022"/>
        </table:table-row>
        <table:table-row table:style-name="ro1">
          <table:table-cell office:value-type="float" office:value="965.5" calcext:value-type="float">
            <text:p>965,5</text:p>
          </table:table-cell>
          <table:table-cell table:style-name="ce21" office:value-type="date" office:date-value="2019-06-13" calcext:value-type="date">
            <text:p>13.06.2019</text:p>
          </table:table-cell>
          <table:table-cell table:number-columns-repeated="1022"/>
        </table:table-row>
        <table:table-row table:style-name="ro1">
          <table:table-cell office:value-type="float" office:value="597.5" calcext:value-type="float">
            <text:p>597,5</text:p>
          </table:table-cell>
          <table:table-cell table:style-name="ce21" office:value-type="date" office:date-value="2019-06-14" calcext:value-type="date">
            <text:p>14.06.2019</text:p>
          </table:table-cell>
          <table:table-cell table:number-columns-repeated="1022"/>
        </table:table-row>
        <table:table-row table:style-name="ro1">
          <table:table-cell office:value-type="float" office:value="897.5" calcext:value-type="float">
            <text:p>897,5</text:p>
          </table:table-cell>
          <table:table-cell table:style-name="ce21" office:value-type="date" office:date-value="2019-06-14" calcext:value-type="date">
            <text:p>14.06.2019</text:p>
          </table:table-cell>
          <table:table-cell table:number-columns-repeated="102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1" office:value-type="date" office:date-value="2019-06-15" calcext:value-type="date">
            <text:p>15.06.2019</text:p>
          </table:table-cell>
          <table:table-cell table:number-columns-repeated="1022"/>
        </table:table-row>
        <table:table-row table:style-name="ro1">
          <table:table-cell office:value-type="float" office:value="163.5" calcext:value-type="float">
            <text:p>163,5</text:p>
          </table:table-cell>
          <table:table-cell table:style-name="ce21" office:value-type="date" office:date-value="2019-06-15" calcext:value-type="date">
            <text:p>15.06.2019</text:p>
          </table:table-cell>
          <table:table-cell table:number-columns-repeated="102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1" office:value-type="date" office:date-value="2019-06-18" calcext:value-type="date">
            <text:p>18.06.2019</text:p>
          </table:table-cell>
          <table:table-cell table:number-columns-repeated="102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21" office:value-type="date" office:date-value="2019-06-19" calcext:value-type="date">
            <text:p>19.06.2019</text:p>
          </table:table-cell>
          <table:table-cell table:number-columns-repeated="102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1" office:value-type="date" office:date-value="2019-06-19" calcext:value-type="date">
            <text:p>19.06.2019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1" office:value-type="date" office:date-value="2019-06-22" calcext:value-type="date">
            <text:p>22.06.2019</text:p>
          </table:table-cell>
          <table:table-cell table:number-columns-repeated="102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21" office:value-type="date" office:date-value="2019-06-25" calcext:value-type="date">
            <text:p>25.06.2019</text:p>
          </table:table-cell>
          <table:table-cell table:number-columns-repeated="1022"/>
        </table:table-row>
        <table:table-row table:style-name="ro1">
          <table:table-cell office:value-type="float" office:value="363.5" calcext:value-type="float">
            <text:p>363,5</text:p>
          </table:table-cell>
          <table:table-cell table:style-name="ce21" office:value-type="date" office:date-value="2019-06-26" calcext:value-type="date">
            <text:p>26.06.2019</text:p>
          </table:table-cell>
          <table:table-cell table:number-columns-repeated="1022"/>
        </table:table-row>
        <table:table-row table:style-name="ro1">
          <table:table-cell office:value-type="float" office:value="425.5" calcext:value-type="float">
            <text:p>425,5</text:p>
          </table:table-cell>
          <table:table-cell table:style-name="ce21" office:value-type="date" office:date-value="2019-06-29" calcext:value-type="date">
            <text:p>29.06.2019</text:p>
          </table:table-cell>
          <table:table-cell table:number-columns-repeated="1022"/>
        </table:table-row>
        <table:table-row table:style-name="ro1">
          <table:table-cell office:value-type="float" office:value="943.5" calcext:value-type="float">
            <text:p>943,5</text:p>
          </table:table-cell>
          <table:table-cell table:style-name="ce21" office:value-type="date" office:date-value="2019-07-01" calcext:value-type="date">
            <text:p>1.07.2019</text:p>
          </table:table-cell>
          <table:table-cell table:number-columns-repeated="102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1" office:value-type="date" office:date-value="2019-07-03" calcext:value-type="date">
            <text:p>3.07.2019</text:p>
          </table:table-cell>
          <table:table-cell table:number-columns-repeated="102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1" office:value-type="date" office:date-value="2019-07-04" calcext:value-type="date">
            <text:p>4.07.2019</text:p>
          </table:table-cell>
          <table:table-cell table:number-columns-repeated="1022"/>
        </table:table-row>
        <table:table-row table:style-name="ro1">
          <table:table-cell office:value-type="float" office:value="2009.5" calcext:value-type="float">
            <text:p>2009,5</text:p>
          </table:table-cell>
          <table:table-cell table:style-name="ce21" office:value-type="date" office:date-value="2019-07-05" calcext:value-type="date">
            <text:p>5.07.2019</text:p>
          </table:table-cell>
          <table:table-cell table:number-columns-repeated="102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21" office:value-type="date" office:date-value="2019-07-06" calcext:value-type="date">
            <text:p>6.07.2019</text:p>
          </table:table-cell>
          <table:table-cell table:number-columns-repeated="102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21" office:value-type="date" office:date-value="2019-07-16" calcext:value-type="date">
            <text:p>16.07.2019</text:p>
          </table:table-cell>
          <table:table-cell table:number-columns-repeated="1022"/>
        </table:table-row>
        <table:table-row table:style-name="ro1">
          <table:table-cell office:value-type="float" office:value="888.5" calcext:value-type="float">
            <text:p>888,5</text:p>
          </table:table-cell>
          <table:table-cell table:style-name="ce21" office:value-type="date" office:date-value="2019-08-09" calcext:value-type="date">
            <text:p>9.08.2019</text:p>
          </table:table-cell>
          <table:table-cell table:number-columns-repeated="1022"/>
        </table:table-row>
        <table:table-row table:style-name="ro1">
          <table:table-cell office:value-type="float" office:value="561.5" calcext:value-type="float">
            <text:p>561,5</text:p>
          </table:table-cell>
          <table:table-cell table:style-name="ce21" office:value-type="date" office:date-value="2019-08-27" calcext:value-type="date">
            <text:p>27.08.2019</text:p>
          </table:table-cell>
          <table:table-cell table:number-columns-repeated="1022"/>
        </table:table-row>
        <table:table-row table:style-name="ro1">
          <table:table-cell office:value-type="float" office:value="637.5" calcext:value-type="float">
            <text:p>637,5</text:p>
          </table:table-cell>
          <table:table-cell table:style-name="ce21" office:value-type="date" office:date-value="2019-08-30" calcext:value-type="date">
            <text:p>30.08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168" calcext:value-type="float">
            <text:p>7168</text:p>
          </table:table-cell>
          <table:table-cell table:style-name="ce21" office:value-type="date" office:date-value="2019-09-04" calcext:value-type="date">
            <text:p>4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00.5" calcext:value-type="float">
            <text:p>700,5</text:p>
          </table:table-cell>
          <table:table-cell table:style-name="ce21" office:value-type="date" office:date-value="2019-09-10" calcext:value-type="date">
            <text:p>10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73" calcext:value-type="float">
            <text:p>973</text:p>
          </table:table-cell>
          <table:table-cell table:style-name="ce21" office:value-type="date" office:date-value="2019-09-12" calcext:value-type="date">
            <text:p>12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62.5" calcext:value-type="float">
            <text:p>462,5</text:p>
          </table:table-cell>
          <table:table-cell table:style-name="ce21" office:value-type="date" office:date-value="2019-09-16" calcext:value-type="date">
            <text:p>16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83" calcext:value-type="float">
            <text:p>583</text:p>
          </table:table-cell>
          <table:table-cell table:style-name="ce21" office:value-type="date" office:date-value="2019-09-17" calcext:value-type="date">
            <text:p>17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34.5" calcext:value-type="float">
            <text:p>834,5</text:p>
          </table:table-cell>
          <table:table-cell table:style-name="ce21" office:value-type="date" office:date-value="2019-09-18" calcext:value-type="date">
            <text:p>18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62" calcext:value-type="float">
            <text:p>562</text:p>
          </table:table-cell>
          <table:table-cell table:style-name="ce21" office:value-type="date" office:date-value="2019-09-19" calcext:value-type="date">
            <text:p>19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68.5" calcext:value-type="float">
            <text:p>668,5</text:p>
          </table:table-cell>
          <table:table-cell table:style-name="ce21" office:value-type="date" office:date-value="2019-09-19" calcext:value-type="date">
            <text:p>19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369.5" calcext:value-type="float">
            <text:p>369,5</text:p>
          </table:table-cell>
          <table:table-cell table:style-name="ce21" office:value-type="date" office:date-value="2019-09-20" calcext:value-type="date">
            <text:p>20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223.5" calcext:value-type="float">
            <text:p>1223,5</text:p>
          </table:table-cell>
          <table:table-cell table:style-name="ce21" office:value-type="date" office:date-value="2019-09-20" calcext:value-type="date">
            <text:p>20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79" calcext:value-type="float">
            <text:p>879</text:p>
          </table:table-cell>
          <table:table-cell table:style-name="ce21" office:value-type="date" office:date-value="2019-09-21" calcext:value-type="date">
            <text:p>21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21" office:value-type="date" office:date-value="2019-09-21" calcext:value-type="date">
            <text:p>21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21" office:value-type="date" office:date-value="2019-09-22" calcext:value-type="date">
            <text:p>22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401" calcext:value-type="float">
            <text:p>1401</text:p>
          </table:table-cell>
          <table:table-cell table:style-name="ce21" office:value-type="date" office:date-value="2019-09-26" calcext:value-type="date">
            <text:p>26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73" calcext:value-type="float">
            <text:p>673</text:p>
          </table:table-cell>
          <table:table-cell table:style-name="ce21" office:value-type="date" office:date-value="2019-09-27" calcext:value-type="date">
            <text:p>27.09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377" calcext:value-type="float">
            <text:p>377</text:p>
          </table:table-cell>
          <table:table-cell table:style-name="ce22" office:value-type="date" office:date-value="2019-09-28" calcext:value-type="date">
            <text:p>28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318" calcext:value-type="float">
            <text:p>2318</text:p>
          </table:table-cell>
          <table:table-cell table:style-name="ce21" office:value-type="date" office:date-value="2019-09-30" calcext:value-type="date">
            <text:p>30.09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376" calcext:value-type="float">
            <text:p>1376</text:p>
          </table:table-cell>
          <table:table-cell table:style-name="ce21" office:value-type="date" office:date-value="2019-10-01" calcext:value-type="date">
            <text:p>1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79" calcext:value-type="float">
            <text:p>479</text:p>
          </table:table-cell>
          <table:table-cell table:style-name="ce21" office:value-type="date" office:date-value="2019-10-01" calcext:value-type="date">
            <text:p>1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123.5" calcext:value-type="float">
            <text:p>2123,5</text:p>
          </table:table-cell>
          <table:table-cell table:style-name="ce21" office:value-type="date" office:date-value="2019-10-02" calcext:value-type="date">
            <text:p>2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335.5" calcext:value-type="float">
            <text:p>1335,5</text:p>
          </table:table-cell>
          <table:table-cell table:style-name="ce21" office:value-type="date" office:date-value="2019-10-04" calcext:value-type="date">
            <text:p>4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32.5" calcext:value-type="float">
            <text:p>532,5</text:p>
          </table:table-cell>
          <table:table-cell table:style-name="ce21" office:value-type="date" office:date-value="2019-10-05" calcext:value-type="date">
            <text:p>5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51" calcext:value-type="float">
            <text:p>451</text:p>
          </table:table-cell>
          <table:table-cell table:style-name="ce21" office:value-type="date" office:date-value="2019-10-05" calcext:value-type="date">
            <text:p>5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309" calcext:value-type="float">
            <text:p>1309</text:p>
          </table:table-cell>
          <table:table-cell table:style-name="ce21" office:value-type="date" office:date-value="2019-10-05" calcext:value-type="date">
            <text:p>5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44.5" calcext:value-type="float">
            <text:p>744,5</text:p>
          </table:table-cell>
          <table:table-cell table:style-name="ce21" office:value-type="date" office:date-value="2019-10-05" calcext:value-type="date">
            <text:p>5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597" calcext:value-type="float">
            <text:p>4597</text:p>
          </table:table-cell>
          <table:table-cell table:style-name="ce21" office:value-type="date" office:date-value="2019-10-07" calcext:value-type="date">
            <text:p>7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64" calcext:value-type="float">
            <text:p>664</text:p>
          </table:table-cell>
          <table:table-cell table:style-name="ce21" office:value-type="date" office:date-value="2019-10-07" calcext:value-type="date">
            <text:p>7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2630" calcext:value-type="float">
            <text:p>2630</text:p>
          </table:table-cell>
          <table:table-cell table:style-name="ce21" office:value-type="date" office:date-value="2019-10-07" calcext:value-type="date">
            <text:p>7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63.5" calcext:value-type="float">
            <text:p>563,5</text:p>
          </table:table-cell>
          <table:table-cell table:style-name="ce21" office:value-type="date" office:date-value="2019-10-08" calcext:value-type="date">
            <text:p>8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576" calcext:value-type="float">
            <text:p>576</text:p>
          </table:table-cell>
          <table:table-cell table:style-name="ce21" office:value-type="date" office:date-value="2019-10-09" calcext:value-type="date">
            <text:p>9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2179" calcext:value-type="float">
            <text:p>2179</text:p>
          </table:table-cell>
          <table:table-cell table:style-name="ce21" office:value-type="date" office:date-value="2019-10-10" calcext:value-type="date">
            <text:p>10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858" calcext:value-type="float">
            <text:p>858</text:p>
          </table:table-cell>
          <table:table-cell table:style-name="ce21" office:value-type="date" office:date-value="2019-10-10" calcext:value-type="date">
            <text:p>10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670" calcext:value-type="float">
            <text:p>670</text:p>
          </table:table-cell>
          <table:table-cell table:style-name="ce21" office:value-type="date" office:date-value="2019-10-10" calcext:value-type="date">
            <text:p>10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850" calcext:value-type="float">
            <text:p>850</text:p>
          </table:table-cell>
          <table:table-cell table:style-name="ce21" office:value-type="date" office:date-value="2019-10-11" calcext:value-type="date">
            <text:p>11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425" calcext:value-type="float">
            <text:p>1425</text:p>
          </table:table-cell>
          <table:table-cell table:style-name="ce21" office:value-type="date" office:date-value="2019-10-11" calcext:value-type="date">
            <text:p>11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690" calcext:value-type="float">
            <text:p>1690</text:p>
          </table:table-cell>
          <table:table-cell table:style-name="ce21" office:value-type="date" office:date-value="2019-10-11" calcext:value-type="date">
            <text:p>11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620" calcext:value-type="float">
            <text:p>620</text:p>
          </table:table-cell>
          <table:table-cell table:style-name="ce21" office:value-type="date" office:date-value="2019-10-11" calcext:value-type="date">
            <text:p>11.10.2019</text:p>
          </table:table-cell>
          <table:table-cell table:number-columns-repeated="102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21" office:value-type="date" office:date-value="2019-10-11" calcext:value-type="date">
            <text:p>11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95" calcext:value-type="float">
            <text:p>495</text:p>
          </table:table-cell>
          <table:table-cell table:style-name="ce21" office:value-type="date" office:date-value="2019-10-12" calcext:value-type="date">
            <text:p>12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30.5" calcext:value-type="float">
            <text:p>430,5</text:p>
          </table:table-cell>
          <table:table-cell table:style-name="ce21" office:value-type="date" office:date-value="2019-10-12" calcext:value-type="date">
            <text:p>12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325" calcext:value-type="float">
            <text:p>325</text:p>
          </table:table-cell>
          <table:table-cell table:style-name="ce21" office:value-type="date" office:date-value="2019-10-14" calcext:value-type="date">
            <text:p>14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817" calcext:value-type="float">
            <text:p>817</text:p>
          </table:table-cell>
          <table:table-cell table:style-name="ce21" office:value-type="date" office:date-value="2019-10-15" calcext:value-type="date">
            <text:p>15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340" calcext:value-type="float">
            <text:p>340</text:p>
          </table:table-cell>
          <table:table-cell table:style-name="ce21" office:value-type="date" office:date-value="2019-10-16" calcext:value-type="date">
            <text:p>16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683.5" calcext:value-type="float">
            <text:p>683,5</text:p>
          </table:table-cell>
          <table:table-cell table:style-name="ce21" office:value-type="date" office:date-value="2019-10-16" calcext:value-type="date">
            <text:p>16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562.5" calcext:value-type="float">
            <text:p>562,5</text:p>
          </table:table-cell>
          <table:table-cell table:style-name="ce21" office:value-type="date" office:date-value="2019-10-16" calcext:value-type="date">
            <text:p>16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57.5" calcext:value-type="float">
            <text:p>457,5</text:p>
          </table:table-cell>
          <table:table-cell table:style-name="ce21" office:value-type="date" office:date-value="2019-10-17" calcext:value-type="date">
            <text:p>17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846.5" calcext:value-type="float">
            <text:p>846,5</text:p>
          </table:table-cell>
          <table:table-cell table:style-name="ce21" office:value-type="date" office:date-value="2019-10-19" calcext:value-type="date">
            <text:p>19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095.5" calcext:value-type="float">
            <text:p>1095,5</text:p>
          </table:table-cell>
          <table:table-cell table:style-name="ce21" office:value-type="date" office:date-value="2019-10-19" calcext:value-type="date">
            <text:p>19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865.5" calcext:value-type="float">
            <text:p>865,5</text:p>
          </table:table-cell>
          <table:table-cell table:style-name="ce21" office:value-type="date" office:date-value="2019-10-22" calcext:value-type="date">
            <text:p>22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782.5" calcext:value-type="float">
            <text:p>782,5</text:p>
          </table:table-cell>
          <table:table-cell table:style-name="ce21" office:value-type="date" office:date-value="2019-10-22" calcext:value-type="date">
            <text:p>22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582.5" calcext:value-type="float">
            <text:p>582,5</text:p>
          </table:table-cell>
          <table:table-cell table:style-name="ce21" office:value-type="date" office:date-value="2019-10-23" calcext:value-type="date">
            <text:p>23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2641" calcext:value-type="float">
            <text:p>2641</text:p>
          </table:table-cell>
          <table:table-cell table:style-name="ce21" office:value-type="date" office:date-value="2019-10-23" calcext:value-type="date">
            <text:p>23.10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595.5" calcext:value-type="float">
            <text:p>595,5</text:p>
          </table:table-cell>
          <table:table-cell table:style-name="ce21" office:value-type="date" office:date-value="2019-10-24" calcext:value-type="date">
            <text:p>24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73.5" calcext:value-type="float">
            <text:p>673,5</text:p>
          </table:table-cell>
          <table:table-cell table:style-name="ce22" office:value-type="date" office:date-value="2019-10-26" calcext:value-type="date">
            <text:p>26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52.5" calcext:value-type="float">
            <text:p>452,5</text:p>
          </table:table-cell>
          <table:table-cell table:style-name="ce22" office:value-type="date" office:date-value="2019-10-26" calcext:value-type="date">
            <text:p>26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02" calcext:value-type="float">
            <text:p>502</text:p>
          </table:table-cell>
          <table:table-cell table:style-name="ce22" office:value-type="date" office:date-value="2019-10-26" calcext:value-type="date">
            <text:p>26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375.5" calcext:value-type="float">
            <text:p>1375,5</text:p>
          </table:table-cell>
          <table:table-cell table:style-name="ce22" office:value-type="date" office:date-value="2019-10-29" calcext:value-type="date">
            <text:p>29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50.5" calcext:value-type="float">
            <text:p>950,5</text:p>
          </table:table-cell>
          <table:table-cell table:style-name="ce22" office:value-type="date" office:date-value="2019-10-29" calcext:value-type="date">
            <text:p>29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56.5" calcext:value-type="float">
            <text:p>756,5</text:p>
          </table:table-cell>
          <table:table-cell table:style-name="ce22" office:value-type="date" office:date-value="2019-10-30" calcext:value-type="date">
            <text:p>30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504" calcext:value-type="float">
            <text:p>1504</text:p>
          </table:table-cell>
          <table:table-cell table:style-name="ce22" office:value-type="date" office:date-value="2019-10-30" calcext:value-type="date">
            <text:p>30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28.5" calcext:value-type="float">
            <text:p>928,5</text:p>
          </table:table-cell>
          <table:table-cell table:style-name="ce22" office:value-type="date" office:date-value="2019-10-30" calcext:value-type="date">
            <text:p>30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74.5" calcext:value-type="float">
            <text:p>474,5</text:p>
          </table:table-cell>
          <table:table-cell table:style-name="ce22" office:value-type="date" office:date-value="2019-10-31" calcext:value-type="date">
            <text:p>31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80.5" calcext:value-type="float">
            <text:p>880,5</text:p>
          </table:table-cell>
          <table:table-cell table:style-name="ce22" office:value-type="date" office:date-value="2019-10-31" calcext:value-type="date">
            <text:p>31.10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88.5" calcext:value-type="float">
            <text:p>788,5</text:p>
          </table:table-cell>
          <table:table-cell table:style-name="ce21" office:value-type="date" office:date-value="2019-11-04" calcext:value-type="date">
            <text:p>4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49" calcext:value-type="float">
            <text:p>649</text:p>
          </table:table-cell>
          <table:table-cell table:style-name="ce21" office:value-type="date" office:date-value="2019-11-04" calcext:value-type="date">
            <text:p>4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32.5" calcext:value-type="float">
            <text:p>832,5</text:p>
          </table:table-cell>
          <table:table-cell table:style-name="ce21" office:value-type="date" office:date-value="2019-11-04" calcext:value-type="date">
            <text:p>4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128" calcext:value-type="float">
            <text:p>1128</text:p>
          </table:table-cell>
          <table:table-cell table:style-name="ce21" office:value-type="date" office:date-value="2019-11-05" calcext:value-type="date">
            <text:p>5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38.5" calcext:value-type="float">
            <text:p>738,5</text:p>
          </table:table-cell>
          <table:table-cell table:style-name="ce21" office:value-type="date" office:date-value="2019-11-08" calcext:value-type="date">
            <text:p>8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95.5" calcext:value-type="float">
            <text:p>795,5</text:p>
          </table:table-cell>
          <table:table-cell table:style-name="ce21" office:value-type="date" office:date-value="2019-11-12" calcext:value-type="date">
            <text:p>12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237" calcext:value-type="float">
            <text:p>4237</text:p>
          </table:table-cell>
          <table:table-cell table:style-name="ce21" office:value-type="date" office:date-value="2019-11-14" calcext:value-type="date">
            <text:p>14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750.5" calcext:value-type="float">
            <text:p>1750,5</text:p>
          </table:table-cell>
          <table:table-cell table:style-name="ce21" office:value-type="date" office:date-value="2019-11-14" calcext:value-type="date">
            <text:p>14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369.5" calcext:value-type="float">
            <text:p>5369,5</text:p>
          </table:table-cell>
          <table:table-cell table:style-name="ce21" office:value-type="date" office:date-value="2019-11-14" calcext:value-type="date">
            <text:p>14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440" calcext:value-type="float">
            <text:p>1440</text:p>
          </table:table-cell>
          <table:table-cell table:style-name="ce21" office:value-type="date" office:date-value="2019-11-15" calcext:value-type="date">
            <text:p>15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947.5" calcext:value-type="float">
            <text:p>1947,5</text:p>
          </table:table-cell>
          <table:table-cell table:style-name="ce21" office:value-type="date" office:date-value="2019-11-15" calcext:value-type="date">
            <text:p>15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609.5" calcext:value-type="float">
            <text:p>1609,5</text:p>
          </table:table-cell>
          <table:table-cell table:style-name="ce21" office:value-type="date" office:date-value="2019-11-15" calcext:value-type="date">
            <text:p>15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21" office:value-type="date" office:date-value="2019-11-16" calcext:value-type="date">
            <text:p>16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18.5" calcext:value-type="float">
            <text:p>718,5</text:p>
          </table:table-cell>
          <table:table-cell table:style-name="ce21" office:value-type="date" office:date-value="2019-11-16" calcext:value-type="date">
            <text:p>16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13.5" calcext:value-type="float">
            <text:p>713,5</text:p>
          </table:table-cell>
          <table:table-cell table:style-name="ce21" office:value-type="date" office:date-value="2019-11-16" calcext:value-type="date">
            <text:p>16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13.5" calcext:value-type="float">
            <text:p>613,5</text:p>
          </table:table-cell>
          <table:table-cell table:style-name="ce21" office:value-type="date" office:date-value="2019-11-18" calcext:value-type="date">
            <text:p>18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62" calcext:value-type="float">
            <text:p>962</text:p>
          </table:table-cell>
          <table:table-cell table:style-name="ce21" office:value-type="date" office:date-value="2019-11-19" calcext:value-type="date">
            <text:p>19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31" calcext:value-type="float">
            <text:p>731</text:p>
          </table:table-cell>
          <table:table-cell table:style-name="ce21" office:value-type="date" office:date-value="2019-11-20" calcext:value-type="date">
            <text:p>20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001" calcext:value-type="float">
            <text:p>1001</text:p>
          </table:table-cell>
          <table:table-cell table:style-name="ce21" office:value-type="date" office:date-value="2019-11-20" calcext:value-type="date">
            <text:p>20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112.5" calcext:value-type="float">
            <text:p>4112,5</text:p>
          </table:table-cell>
          <table:table-cell table:style-name="ce21" office:value-type="date" office:date-value="2019-11-21" calcext:value-type="date">
            <text:p>21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227" calcext:value-type="float">
            <text:p>5227</text:p>
          </table:table-cell>
          <table:table-cell table:style-name="ce21" office:value-type="date" office:date-value="2019-11-21" calcext:value-type="date">
            <text:p>21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24.5" calcext:value-type="float">
            <text:p>824,5</text:p>
          </table:table-cell>
          <table:table-cell table:style-name="ce21" office:value-type="date" office:date-value="2019-11-21" calcext:value-type="date">
            <text:p>21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3240.5" calcext:value-type="float">
            <text:p>3240,5</text:p>
          </table:table-cell>
          <table:table-cell table:style-name="ce21" office:value-type="date" office:date-value="2019-11-22" calcext:value-type="date">
            <text:p>22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76.5" calcext:value-type="float">
            <text:p>776,5</text:p>
          </table:table-cell>
          <table:table-cell table:style-name="ce21" office:value-type="date" office:date-value="2019-11-22" calcext:value-type="date">
            <text:p>22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339.5" calcext:value-type="float">
            <text:p>1339,5</text:p>
          </table:table-cell>
          <table:table-cell table:style-name="ce21" office:value-type="date" office:date-value="2019-11-22" calcext:value-type="date">
            <text:p>22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97.5" calcext:value-type="float">
            <text:p>797,5</text:p>
          </table:table-cell>
          <table:table-cell table:style-name="ce21" office:value-type="date" office:date-value="2019-11-23" calcext:value-type="date">
            <text:p>23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39.5" calcext:value-type="float">
            <text:p>839,5</text:p>
          </table:table-cell>
          <table:table-cell table:style-name="ce21" office:value-type="date" office:date-value="2019-11-23" calcext:value-type="date">
            <text:p>23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043.5" calcext:value-type="float">
            <text:p>1043,5</text:p>
          </table:table-cell>
          <table:table-cell table:style-name="ce21" office:value-type="date" office:date-value="2019-11-23" calcext:value-type="date">
            <text:p>23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697.5" calcext:value-type="float">
            <text:p>1697,5</text:p>
          </table:table-cell>
          <table:table-cell table:style-name="ce21" office:value-type="date" office:date-value="2019-11-25" calcext:value-type="date">
            <text:p>25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71.5" calcext:value-type="float">
            <text:p>671,5</text:p>
          </table:table-cell>
          <table:table-cell table:style-name="ce21" office:value-type="date" office:date-value="2019-11-25" calcext:value-type="date">
            <text:p>25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045" calcext:value-type="float">
            <text:p>1045</text:p>
          </table:table-cell>
          <table:table-cell table:style-name="ce21" office:value-type="date" office:date-value="2019-11-26" calcext:value-type="date">
            <text:p>26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602" calcext:value-type="float">
            <text:p>2602</text:p>
          </table:table-cell>
          <table:table-cell table:style-name="ce21" office:value-type="date" office:date-value="2019-11-26" calcext:value-type="date">
            <text:p>26.11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693" calcext:value-type="float">
            <text:p>1693</text:p>
          </table:table-cell>
          <table:table-cell table:style-name="ce21" office:value-type="date" office:date-value="2019-11-26" calcext:value-type="date">
            <text:p>26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3392.5" calcext:value-type="float">
            <text:p>3392,5</text:p>
          </table:table-cell>
          <table:table-cell table:style-name="ce21" office:value-type="date" office:date-value="2019-11-27" calcext:value-type="date">
            <text:p>27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029.5" calcext:value-type="float">
            <text:p>1029,5</text:p>
          </table:table-cell>
          <table:table-cell table:style-name="ce21" office:value-type="date" office:date-value="2019-11-27" calcext:value-type="date">
            <text:p>27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090" calcext:value-type="float">
            <text:p>1090</text:p>
          </table:table-cell>
          <table:table-cell table:style-name="ce21" office:value-type="date" office:date-value="2019-11-27" calcext:value-type="date">
            <text:p>27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994.5" calcext:value-type="float">
            <text:p>994,5</text:p>
          </table:table-cell>
          <table:table-cell table:style-name="ce21" office:value-type="date" office:date-value="2019-11-28" calcext:value-type="date">
            <text:p>28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967.5" calcext:value-type="float">
            <text:p>1967,5</text:p>
          </table:table-cell>
          <table:table-cell table:style-name="ce21" office:value-type="date" office:date-value="2019-11-28" calcext:value-type="date">
            <text:p>28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065" calcext:value-type="float">
            <text:p>1065</text:p>
          </table:table-cell>
          <table:table-cell table:style-name="ce21" office:value-type="date" office:date-value="2019-11-29" calcext:value-type="date">
            <text:p>29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997" calcext:value-type="float">
            <text:p>4997</text:p>
          </table:table-cell>
          <table:table-cell table:style-name="ce21" office:value-type="date" office:date-value="2019-11-29" calcext:value-type="date">
            <text:p>29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928" calcext:value-type="float">
            <text:p>928</text:p>
          </table:table-cell>
          <table:table-cell table:style-name="ce21" office:value-type="date" office:date-value="2019-11-30" calcext:value-type="date">
            <text:p>30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00.5" calcext:value-type="float">
            <text:p>400,5</text:p>
          </table:table-cell>
          <table:table-cell table:style-name="ce21" office:value-type="date" office:date-value="2019-11-30" calcext:value-type="date">
            <text:p>30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2500.5" calcext:value-type="float">
            <text:p>2500,5</text:p>
          </table:table-cell>
          <table:table-cell table:style-name="ce21" office:value-type="date" office:date-value="2019-11-30" calcext:value-type="date">
            <text:p>30.11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723" calcext:value-type="float">
            <text:p>723</text:p>
          </table:table-cell>
          <table:table-cell table:style-name="ce21" office:value-type="date" office:date-value="2019-12-02" calcext:value-type="date">
            <text:p>2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238.5" calcext:value-type="float">
            <text:p>1238,5</text:p>
          </table:table-cell>
          <table:table-cell table:style-name="ce21" office:value-type="date" office:date-value="2019-12-02" calcext:value-type="date">
            <text:p>2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983" calcext:value-type="float">
            <text:p>983</text:p>
          </table:table-cell>
          <table:table-cell table:style-name="ce21" office:value-type="date" office:date-value="2019-12-03" calcext:value-type="date">
            <text:p>3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798" calcext:value-type="float">
            <text:p>798</text:p>
          </table:table-cell>
          <table:table-cell table:style-name="ce21" office:value-type="date" office:date-value="2019-12-04" calcext:value-type="date">
            <text:p>4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117.5" calcext:value-type="float">
            <text:p>1117,5</text:p>
          </table:table-cell>
          <table:table-cell table:style-name="ce21" office:value-type="date" office:date-value="2019-12-05" calcext:value-type="date">
            <text:p>5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2628" calcext:value-type="float">
            <text:p>2628</text:p>
          </table:table-cell>
          <table:table-cell table:style-name="ce21" office:value-type="date" office:date-value="2019-12-05" calcext:value-type="date">
            <text:p>5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568.5" calcext:value-type="float">
            <text:p>568,5</text:p>
          </table:table-cell>
          <table:table-cell table:style-name="ce21" office:value-type="date" office:date-value="2019-12-05" calcext:value-type="date">
            <text:p>5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048.5" calcext:value-type="float">
            <text:p>1048,5</text:p>
          </table:table-cell>
          <table:table-cell table:style-name="ce21" office:value-type="date" office:date-value="2019-12-06" calcext:value-type="date">
            <text:p>6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378.5" calcext:value-type="float">
            <text:p>378,5</text:p>
          </table:table-cell>
          <table:table-cell table:style-name="ce21" office:value-type="date" office:date-value="2019-12-06" calcext:value-type="date">
            <text:p>6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805.5" calcext:value-type="float">
            <text:p>805,5</text:p>
          </table:table-cell>
          <table:table-cell table:style-name="ce21" office:value-type="date" office:date-value="2019-12-07" calcext:value-type="date">
            <text:p>7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2916.8" calcext:value-type="float">
            <text:p>2916,8</text:p>
          </table:table-cell>
          <table:table-cell table:style-name="ce21" office:value-type="date" office:date-value="2019-12-09" calcext:value-type="date">
            <text:p>9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21" office:value-type="date" office:date-value="2019-12-09" calcext:value-type="date">
            <text:p>9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79" calcext:value-type="float">
            <text:p>479</text:p>
          </table:table-cell>
          <table:table-cell table:style-name="ce21" office:value-type="date" office:date-value="2019-12-10" calcext:value-type="date">
            <text:p>10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797" calcext:value-type="float">
            <text:p>797</text:p>
          </table:table-cell>
          <table:table-cell table:style-name="ce21" office:value-type="date" office:date-value="2019-12-11" calcext:value-type="date">
            <text:p>11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830" calcext:value-type="float">
            <text:p>830</text:p>
          </table:table-cell>
          <table:table-cell table:style-name="ce21" office:value-type="date" office:date-value="2019-12-11" calcext:value-type="date">
            <text:p>11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554.5" calcext:value-type="float">
            <text:p>1554,5</text:p>
          </table:table-cell>
          <table:table-cell table:style-name="ce21" office:value-type="date" office:date-value="2019-12-12" calcext:value-type="date">
            <text:p>12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657" calcext:value-type="float">
            <text:p>657</text:p>
          </table:table-cell>
          <table:table-cell table:style-name="ce21" office:value-type="date" office:date-value="2019-12-12" calcext:value-type="date">
            <text:p>12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57.5" calcext:value-type="float">
            <text:p>457,5</text:p>
          </table:table-cell>
          <table:table-cell table:style-name="ce21" office:value-type="date" office:date-value="2019-12-12" calcext:value-type="date">
            <text:p>12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400" calcext:value-type="float">
            <text:p>400</text:p>
          </table:table-cell>
          <table:table-cell table:style-name="ce21" office:value-type="date" office:date-value="2019-12-12" calcext:value-type="date">
            <text:p>12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050.5" calcext:value-type="float">
            <text:p>1050,5</text:p>
          </table:table-cell>
          <table:table-cell table:style-name="ce21" office:value-type="date" office:date-value="2019-12-12" calcext:value-type="date">
            <text:p>12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2473.5" calcext:value-type="float">
            <text:p>2473,5</text:p>
          </table:table-cell>
          <table:table-cell table:style-name="ce21" office:value-type="date" office:date-value="2019-12-13" calcext:value-type="date">
            <text:p>13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745" calcext:value-type="float">
            <text:p>1745</text:p>
          </table:table-cell>
          <table:table-cell table:style-name="ce21" office:value-type="date" office:date-value="2019-12-13" calcext:value-type="date">
            <text:p>13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170" calcext:value-type="float">
            <text:p>1170</text:p>
          </table:table-cell>
          <table:table-cell table:style-name="ce21" office:value-type="date" office:date-value="2019-12-13" calcext:value-type="date">
            <text:p>13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230.5" calcext:value-type="float">
            <text:p>1230,5</text:p>
          </table:table-cell>
          <table:table-cell table:style-name="ce21" office:value-type="date" office:date-value="2019-12-14" calcext:value-type="date">
            <text:p>14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420" calcext:value-type="float">
            <text:p>1420</text:p>
          </table:table-cell>
          <table:table-cell table:style-name="ce21" office:value-type="date" office:date-value="2019-12-14" calcext:value-type="date">
            <text:p>14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57" calcext:value-type="float">
            <text:p>557</text:p>
          </table:table-cell>
          <table:table-cell table:style-name="ce21" office:value-type="date" office:date-value="2019-12-14" calcext:value-type="date">
            <text:p>14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650.5" calcext:value-type="float">
            <text:p>2650,5</text:p>
          </table:table-cell>
          <table:table-cell table:style-name="ce21" office:value-type="date" office:date-value="2019-12-14" calcext:value-type="date">
            <text:p>14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578" calcext:value-type="float">
            <text:p>578</text:p>
          </table:table-cell>
          <table:table-cell table:style-name="ce21" office:value-type="date" office:date-value="2019-12-16" calcext:value-type="date">
            <text:p>16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21" office:value-type="date" office:date-value="2019-12-16" calcext:value-type="date">
            <text:p>16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798.6" calcext:value-type="float">
            <text:p>798,6</text:p>
          </table:table-cell>
          <table:table-cell table:style-name="ce21" office:value-type="date" office:date-value="2019-12-17" calcext:value-type="date">
            <text:p>17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183.5" calcext:value-type="float">
            <text:p>2183,5</text:p>
          </table:table-cell>
          <table:table-cell table:style-name="ce21" office:value-type="date" office:date-value="2019-12-17" calcext:value-type="date">
            <text:p>17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90.5" calcext:value-type="float">
            <text:p>990,5</text:p>
          </table:table-cell>
          <table:table-cell table:style-name="ce21" office:value-type="date" office:date-value="2019-12-18" calcext:value-type="date">
            <text:p>18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345.5" calcext:value-type="float">
            <text:p>345,5</text:p>
          </table:table-cell>
          <table:table-cell table:style-name="ce21" office:value-type="date" office:date-value="2019-12-18" calcext:value-type="date">
            <text:p>18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24" calcext:value-type="float">
            <text:p>924</text:p>
          </table:table-cell>
          <table:table-cell table:style-name="ce21" office:value-type="date" office:date-value="2019-12-19" calcext:value-type="date">
            <text:p>19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87" calcext:value-type="float">
            <text:p>687</text:p>
          </table:table-cell>
          <table:table-cell table:style-name="ce21" office:value-type="date" office:date-value="2019-12-19" calcext:value-type="date">
            <text:p>19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96.5" calcext:value-type="float">
            <text:p>896,5</text:p>
          </table:table-cell>
          <table:table-cell table:style-name="ce21" office:value-type="date" office:date-value="2019-12-20" calcext:value-type="date">
            <text:p>20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27.5" calcext:value-type="float">
            <text:p>927,5</text:p>
          </table:table-cell>
          <table:table-cell table:style-name="ce21" office:value-type="date" office:date-value="2019-12-20" calcext:value-type="date">
            <text:p>20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097.5" calcext:value-type="float">
            <text:p>1097,5</text:p>
          </table:table-cell>
          <table:table-cell table:style-name="ce21" office:value-type="date" office:date-value="2019-12-21" calcext:value-type="date">
            <text:p>21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66" calcext:value-type="float">
            <text:p>666</text:p>
          </table:table-cell>
          <table:table-cell table:style-name="ce21" office:value-type="date" office:date-value="2019-12-21" calcext:value-type="date">
            <text:p>21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988" calcext:value-type="float">
            <text:p>988</text:p>
          </table:table-cell>
          <table:table-cell table:style-name="ce21" office:value-type="date" office:date-value="2019-12-23" calcext:value-type="date">
            <text:p>23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646.5" calcext:value-type="float">
            <text:p>646,5</text:p>
          </table:table-cell>
          <table:table-cell table:style-name="ce21" office:value-type="date" office:date-value="2019-12-23" calcext:value-type="date">
            <text:p>23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923" calcext:value-type="float">
            <text:p>2923</text:p>
          </table:table-cell>
          <table:table-cell table:style-name="ce21" office:value-type="date" office:date-value="2019-12-23" calcext:value-type="date">
            <text:p>23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1570" calcext:value-type="float">
            <text:p>1570</text:p>
          </table:table-cell>
          <table:table-cell table:style-name="ce21" office:value-type="date" office:date-value="2019-12-23" calcext:value-type="date">
            <text:p>23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775" calcext:value-type="float">
            <text:p>2775</text:p>
          </table:table-cell>
          <table:table-cell table:style-name="ce21" office:value-type="date" office:date-value="2019-12-27" calcext:value-type="date">
            <text:p>27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837.5" calcext:value-type="float">
            <text:p>837,5</text:p>
          </table:table-cell>
          <table:table-cell table:style-name="ce21" office:value-type="date" office:date-value="2019-12-28" calcext:value-type="date">
            <text:p>28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09" calcext:value-type="float">
            <text:p>409</text:p>
          </table:table-cell>
          <table:table-cell table:style-name="ce21" office:value-type="date" office:date-value="2019-12-30" calcext:value-type="date">
            <text:p>30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2787" calcext:value-type="float">
            <text:p>2787</text:p>
          </table:table-cell>
          <table:table-cell table:style-name="ce21" office:value-type="date" office:date-value="2019-12-30" calcext:value-type="date">
            <text:p>30.12.2019</text:p>
          </table:table-cell>
          <table:table-cell table:number-columns-repeated="1022"/>
        </table:table-row>
        <table:table-row table:style-name="ro1">
          <table:table-cell table:style-name="ce17" office:value-type="float" office:value="4215" calcext:value-type="float">
            <text:p>4215</text:p>
          </table:table-cell>
          <table:table-cell table:style-name="ce21" office:value-type="date" office:date-value="2019-12-31" calcext:value-type="date">
            <text:p>31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1793" calcext:value-type="float">
            <text:p>1793</text:p>
          </table:table-cell>
          <table:table-cell table:style-name="ce21" office:value-type="date" office:date-value="2019-12-31" calcext:value-type="date">
            <text:p>31.12.2019</text:p>
          </table:table-cell>
          <table:table-cell table:number-columns-repeated="1022"/>
        </table:table-row>
        <table:table-row table:style-name="ro1">
          <table:table-cell table:style-name="ce20" office:value-type="float" office:value="669" calcext:value-type="float">
            <text:p>669</text:p>
          </table:table-cell>
          <table:table-cell table:style-name="ce21" office:value-type="date" office:date-value="2020-01-04" calcext:value-type="date">
            <text:p>4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198.5" calcext:value-type="float">
            <text:p>1198,5</text:p>
          </table:table-cell>
          <table:table-cell table:style-name="ce21" office:value-type="date" office:date-value="2020-01-04" calcext:value-type="date">
            <text:p>4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53.5" calcext:value-type="float">
            <text:p>553,5</text:p>
          </table:table-cell>
          <table:table-cell table:style-name="ce21" office:value-type="date" office:date-value="2020-01-07" calcext:value-type="date">
            <text:p>7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745.5" calcext:value-type="float">
            <text:p>5745,5</text:p>
          </table:table-cell>
          <table:table-cell table:style-name="ce21" office:value-type="date" office:date-value="2020-01-07" calcext:value-type="date">
            <text:p>7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417.5" calcext:value-type="float">
            <text:p>3417,5</text:p>
          </table:table-cell>
          <table:table-cell table:style-name="ce21" office:value-type="date" office:date-value="2020-01-07" calcext:value-type="date">
            <text:p>7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886.5" calcext:value-type="float">
            <text:p>886,5</text:p>
          </table:table-cell>
          <table:table-cell table:style-name="ce21" office:value-type="date" office:date-value="2020-01-08" calcext:value-type="date">
            <text:p>8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975.5" calcext:value-type="float">
            <text:p>975,5</text:p>
          </table:table-cell>
          <table:table-cell table:style-name="ce21" office:value-type="date" office:date-value="2020-01-08" calcext:value-type="date">
            <text:p>8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52.5" calcext:value-type="float">
            <text:p>652,5</text:p>
          </table:table-cell>
          <table:table-cell table:style-name="ce21" office:value-type="date" office:date-value="2020-01-09" calcext:value-type="date">
            <text:p>9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944" calcext:value-type="float">
            <text:p>944</text:p>
          </table:table-cell>
          <table:table-cell table:style-name="ce21" office:value-type="date" office:date-value="2020-01-09" calcext:value-type="date">
            <text:p>9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95" calcext:value-type="float">
            <text:p>695</text:p>
          </table:table-cell>
          <table:table-cell table:style-name="ce21" office:value-type="date" office:date-value="2020-01-09" calcext:value-type="date">
            <text:p>9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50" calcext:value-type="float">
            <text:p>650</text:p>
          </table:table-cell>
          <table:table-cell table:style-name="ce21" office:value-type="date" office:date-value="2020-01-10" calcext:value-type="date">
            <text:p>10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14" calcext:value-type="float">
            <text:p>614</text:p>
          </table:table-cell>
          <table:table-cell table:style-name="ce21" office:value-type="date" office:date-value="2020-01-11" calcext:value-type="date">
            <text:p>11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807.5" calcext:value-type="float">
            <text:p>807,5</text:p>
          </table:table-cell>
          <table:table-cell table:style-name="ce21" office:value-type="date" office:date-value="2020-01-11" calcext:value-type="date">
            <text:p>1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20.5" calcext:value-type="float">
            <text:p>1220,5</text:p>
          </table:table-cell>
          <table:table-cell table:style-name="ce21" office:value-type="date" office:date-value="2020-01-11" calcext:value-type="date">
            <text:p>1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3" calcext:value-type="float">
            <text:p>823</text:p>
          </table:table-cell>
          <table:table-cell table:style-name="ce21" office:value-type="date" office:date-value="2020-01-11" calcext:value-type="date">
            <text:p>11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216" calcext:value-type="float">
            <text:p>3216</text:p>
          </table:table-cell>
          <table:table-cell table:style-name="ce21" office:value-type="date" office:date-value="2020-01-13" calcext:value-type="date">
            <text:p>13.0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87" calcext:value-type="float">
            <text:p>587</text:p>
          </table:table-cell>
          <table:table-cell table:style-name="ce21" office:value-type="date" office:date-value="2020-01-13" calcext:value-type="date">
            <text:p>13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74.5" calcext:value-type="float">
            <text:p>974,5</text:p>
          </table:table-cell>
          <table:table-cell table:style-name="ce21" office:value-type="date" office:date-value="2020-01-13" calcext:value-type="date">
            <text:p>13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49" calcext:value-type="float">
            <text:p>949</text:p>
          </table:table-cell>
          <table:table-cell table:style-name="ce21" office:value-type="date" office:date-value="2020-01-14" calcext:value-type="date">
            <text:p>1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53.5" calcext:value-type="float">
            <text:p>1053,5</text:p>
          </table:table-cell>
          <table:table-cell table:style-name="ce21" office:value-type="date" office:date-value="2020-01-14" calcext:value-type="date">
            <text:p>1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996" calcext:value-type="float">
            <text:p>2996</text:p>
          </table:table-cell>
          <table:table-cell table:style-name="ce21" office:value-type="date" office:date-value="2020-01-14" calcext:value-type="date">
            <text:p>1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25" calcext:value-type="float">
            <text:p>1225</text:p>
          </table:table-cell>
          <table:table-cell table:style-name="ce21" office:value-type="date" office:date-value="2020-01-14" calcext:value-type="date">
            <text:p>1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87" calcext:value-type="float">
            <text:p>1087</text:p>
          </table:table-cell>
          <table:table-cell table:style-name="ce21" office:value-type="date" office:date-value="2020-01-14" calcext:value-type="date">
            <text:p>1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07" calcext:value-type="float">
            <text:p>907</text:p>
          </table:table-cell>
          <table:table-cell table:style-name="ce21" office:value-type="date" office:date-value="2020-01-15" calcext:value-type="date">
            <text:p>15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84.5" calcext:value-type="float">
            <text:p>884,5</text:p>
          </table:table-cell>
          <table:table-cell table:style-name="ce21" office:value-type="date" office:date-value="2020-01-15" calcext:value-type="date">
            <text:p>15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74" calcext:value-type="float">
            <text:p>974</text:p>
          </table:table-cell>
          <table:table-cell table:style-name="ce21" office:value-type="date" office:date-value="2020-01-15" calcext:value-type="date">
            <text:p>15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50" calcext:value-type="float">
            <text:p>650</text:p>
          </table:table-cell>
          <table:table-cell table:style-name="ce21" office:value-type="date" office:date-value="2020-01-16" calcext:value-type="date">
            <text:p>16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21" office:value-type="date" office:date-value="2020-01-17" calcext:value-type="date">
            <text:p>17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66.5" calcext:value-type="float">
            <text:p>966,5</text:p>
          </table:table-cell>
          <table:table-cell table:style-name="ce21" office:value-type="date" office:date-value="2020-01-17" calcext:value-type="date">
            <text:p>17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80.5" calcext:value-type="float">
            <text:p>880,5</text:p>
          </table:table-cell>
          <table:table-cell table:style-name="ce21" office:value-type="date" office:date-value="2020-01-18" calcext:value-type="date">
            <text:p>18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75" calcext:value-type="float">
            <text:p>475</text:p>
          </table:table-cell>
          <table:table-cell table:style-name="ce21" office:value-type="date" office:date-value="2020-01-18" calcext:value-type="date">
            <text:p>18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53.5" calcext:value-type="float">
            <text:p>753,5</text:p>
          </table:table-cell>
          <table:table-cell table:style-name="ce21" office:value-type="date" office:date-value="2020-01-18" calcext:value-type="date">
            <text:p>18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32.5" calcext:value-type="float">
            <text:p>1832,5</text:p>
          </table:table-cell>
          <table:table-cell table:style-name="ce21" office:value-type="date" office:date-value="2020-01-20" calcext:value-type="date">
            <text:p>2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5.5" calcext:value-type="float">
            <text:p>825,5</text:p>
          </table:table-cell>
          <table:table-cell table:style-name="ce21" office:value-type="date" office:date-value="2020-01-20" calcext:value-type="date">
            <text:p>2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295" calcext:value-type="float">
            <text:p>2295</text:p>
          </table:table-cell>
          <table:table-cell table:style-name="ce21" office:value-type="date" office:date-value="2020-01-20" calcext:value-type="date">
            <text:p>2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0.5" calcext:value-type="float">
            <text:p>920,5</text:p>
          </table:table-cell>
          <table:table-cell table:style-name="ce21" office:value-type="date" office:date-value="2020-01-21" calcext:value-type="date">
            <text:p>2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26" calcext:value-type="float">
            <text:p>626</text:p>
          </table:table-cell>
          <table:table-cell table:style-name="ce21" office:value-type="date" office:date-value="2020-01-21" calcext:value-type="date">
            <text:p>2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18" calcext:value-type="float">
            <text:p>918</text:p>
          </table:table-cell>
          <table:table-cell table:style-name="ce21" office:value-type="date" office:date-value="2020-01-21" calcext:value-type="date">
            <text:p>2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79" calcext:value-type="float">
            <text:p>1679</text:p>
          </table:table-cell>
          <table:table-cell table:style-name="ce21" office:value-type="date" office:date-value="2020-01-22" calcext:value-type="date">
            <text:p>22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92" calcext:value-type="float">
            <text:p>592</text:p>
          </table:table-cell>
          <table:table-cell table:style-name="ce21" office:value-type="date" office:date-value="2020-01-22" calcext:value-type="date">
            <text:p>22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59" calcext:value-type="float">
            <text:p>1159</text:p>
          </table:table-cell>
          <table:table-cell table:style-name="ce21" office:value-type="date" office:date-value="2020-01-22" calcext:value-type="date">
            <text:p>22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37" calcext:value-type="float">
            <text:p>1237</text:p>
          </table:table-cell>
          <table:table-cell table:style-name="ce21" office:value-type="date" office:date-value="2020-01-22" calcext:value-type="date">
            <text:p>22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29" calcext:value-type="float">
            <text:p>529</text:p>
          </table:table-cell>
          <table:table-cell table:style-name="ce21" office:value-type="date" office:date-value="2020-01-22" calcext:value-type="date">
            <text:p>22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10" calcext:value-type="float">
            <text:p>710</text:p>
          </table:table-cell>
          <table:table-cell table:style-name="ce21" office:value-type="date" office:date-value="2020-01-23" calcext:value-type="date">
            <text:p>23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76" calcext:value-type="float">
            <text:p>1076</text:p>
          </table:table-cell>
          <table:table-cell table:style-name="ce21" office:value-type="date" office:date-value="2020-01-23" calcext:value-type="date">
            <text:p>23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73" calcext:value-type="float">
            <text:p>773</text:p>
          </table:table-cell>
          <table:table-cell table:style-name="ce21" office:value-type="date" office:date-value="2020-01-23" calcext:value-type="date">
            <text:p>23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71.5" calcext:value-type="float">
            <text:p>871,5</text:p>
          </table:table-cell>
          <table:table-cell table:style-name="ce21" office:value-type="date" office:date-value="2020-01-23" calcext:value-type="date">
            <text:p>23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9.5" calcext:value-type="float">
            <text:p>829,5</text:p>
          </table:table-cell>
          <table:table-cell table:style-name="ce21" office:value-type="date" office:date-value="2020-01-24" calcext:value-type="date">
            <text:p>2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43" calcext:value-type="float">
            <text:p>743</text:p>
          </table:table-cell>
          <table:table-cell table:style-name="ce21" office:value-type="date" office:date-value="2020-01-24" calcext:value-type="date">
            <text:p>2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17" calcext:value-type="float">
            <text:p>1017</text:p>
          </table:table-cell>
          <table:table-cell table:style-name="ce21" office:value-type="date" office:date-value="2020-01-24" calcext:value-type="date">
            <text:p>2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92" calcext:value-type="float">
            <text:p>1292</text:p>
          </table:table-cell>
          <table:table-cell table:style-name="ce21" office:value-type="date" office:date-value="2020-01-24" calcext:value-type="date">
            <text:p>24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85.5" calcext:value-type="float">
            <text:p>1585,5</text:p>
          </table:table-cell>
          <table:table-cell table:style-name="ce21" office:value-type="date" office:date-value="2020-01-25" calcext:value-type="date">
            <text:p>25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54" calcext:value-type="float">
            <text:p>654</text:p>
          </table:table-cell>
          <table:table-cell table:style-name="ce21" office:value-type="date" office:date-value="2020-01-25" calcext:value-type="date">
            <text:p>25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61" calcext:value-type="float">
            <text:p>1161</text:p>
          </table:table-cell>
          <table:table-cell table:style-name="ce21" office:value-type="date" office:date-value="2020-01-25" calcext:value-type="date">
            <text:p>25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88" calcext:value-type="float">
            <text:p>588</text:p>
          </table:table-cell>
          <table:table-cell table:style-name="ce21" office:value-type="date" office:date-value="2020-01-27" calcext:value-type="date">
            <text:p>27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21" office:value-type="date" office:date-value="2020-01-27" calcext:value-type="date">
            <text:p>27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94.5" calcext:value-type="float">
            <text:p>594,5</text:p>
          </table:table-cell>
          <table:table-cell table:style-name="ce21" office:value-type="date" office:date-value="2020-01-27" calcext:value-type="date">
            <text:p>27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62" calcext:value-type="float">
            <text:p>962</text:p>
          </table:table-cell>
          <table:table-cell table:style-name="ce21" office:value-type="date" office:date-value="2020-01-27" calcext:value-type="date">
            <text:p>27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196.5" calcext:value-type="float">
            <text:p>2196,5</text:p>
          </table:table-cell>
          <table:table-cell table:style-name="ce21" office:value-type="date" office:date-value="2020-01-28" calcext:value-type="date">
            <text:p>28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47" calcext:value-type="float">
            <text:p>1047</text:p>
          </table:table-cell>
          <table:table-cell table:style-name="ce21" office:value-type="date" office:date-value="2020-01-28" calcext:value-type="date">
            <text:p>28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66.5" calcext:value-type="float">
            <text:p>866,5</text:p>
          </table:table-cell>
          <table:table-cell table:style-name="ce21" office:value-type="date" office:date-value="2020-01-28" calcext:value-type="date">
            <text:p>28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89.5" calcext:value-type="float">
            <text:p>789,5</text:p>
          </table:table-cell>
          <table:table-cell table:style-name="ce21" office:value-type="date" office:date-value="2020-01-29" calcext:value-type="date">
            <text:p>29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70.5" calcext:value-type="float">
            <text:p>770,5</text:p>
          </table:table-cell>
          <table:table-cell table:style-name="ce21" office:value-type="date" office:date-value="2020-01-29" calcext:value-type="date">
            <text:p>29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90" calcext:value-type="float">
            <text:p>790</text:p>
          </table:table-cell>
          <table:table-cell table:style-name="ce21" office:value-type="date" office:date-value="2020-01-29" calcext:value-type="date">
            <text:p>29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362" calcext:value-type="float">
            <text:p>2362</text:p>
          </table:table-cell>
          <table:table-cell table:style-name="ce21" office:value-type="date" office:date-value="2020-01-29" calcext:value-type="date">
            <text:p>29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00" calcext:value-type="float">
            <text:p>1300</text:p>
          </table:table-cell>
          <table:table-cell table:style-name="ce21" office:value-type="date" office:date-value="2020-01-30" calcext:value-type="date">
            <text:p>3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392" calcext:value-type="float">
            <text:p>3392</text:p>
          </table:table-cell>
          <table:table-cell table:style-name="ce21" office:value-type="date" office:date-value="2020-01-30" calcext:value-type="date">
            <text:p>3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37.5" calcext:value-type="float">
            <text:p>1137,5</text:p>
          </table:table-cell>
          <table:table-cell table:style-name="ce21" office:value-type="date" office:date-value="2020-01-30" calcext:value-type="date">
            <text:p>3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47" calcext:value-type="float">
            <text:p>747</text:p>
          </table:table-cell>
          <table:table-cell table:style-name="ce21" office:value-type="date" office:date-value="2020-01-30" calcext:value-type="date">
            <text:p>3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7.5" calcext:value-type="float">
            <text:p>737,5</text:p>
          </table:table-cell>
          <table:table-cell table:style-name="ce21" office:value-type="date" office:date-value="2020-01-30" calcext:value-type="date">
            <text:p>3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79" calcext:value-type="float">
            <text:p>1379</text:p>
          </table:table-cell>
          <table:table-cell table:style-name="ce21" office:value-type="date" office:date-value="2020-01-30" calcext:value-type="date">
            <text:p>30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99" calcext:value-type="float">
            <text:p>1199</text:p>
          </table:table-cell>
          <table:table-cell table:style-name="ce21" office:value-type="date" office:date-value="2020-01-31" calcext:value-type="date">
            <text:p>3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68" calcext:value-type="float">
            <text:p>468</text:p>
          </table:table-cell>
          <table:table-cell table:style-name="ce21" office:value-type="date" office:date-value="2020-01-31" calcext:value-type="date">
            <text:p>3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0" calcext:value-type="float">
            <text:p>730</text:p>
          </table:table-cell>
          <table:table-cell table:style-name="ce21" office:value-type="date" office:date-value="2020-01-31" calcext:value-type="date">
            <text:p>31.0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54.5" calcext:value-type="float">
            <text:p>854,5</text:p>
          </table:table-cell>
          <table:table-cell table:style-name="ce21" office:value-type="date" office:date-value="2020-02-01" calcext:value-type="date">
            <text:p>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21" office:value-type="date" office:date-value="2020-02-01" calcext:value-type="date">
            <text:p>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771" calcext:value-type="float">
            <text:p>1771</text:p>
          </table:table-cell>
          <table:table-cell table:style-name="ce21" office:value-type="date" office:date-value="2020-02-01" calcext:value-type="date">
            <text:p>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98" calcext:value-type="float">
            <text:p>398</text:p>
          </table:table-cell>
          <table:table-cell table:style-name="ce21" office:value-type="date" office:date-value="2020-02-03" calcext:value-type="date">
            <text:p>3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9.5" calcext:value-type="float">
            <text:p>829,5</text:p>
          </table:table-cell>
          <table:table-cell table:style-name="ce21" office:value-type="date" office:date-value="2020-02-03" calcext:value-type="date">
            <text:p>3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9" calcext:value-type="float">
            <text:p>739</text:p>
          </table:table-cell>
          <table:table-cell table:style-name="ce21" office:value-type="date" office:date-value="2020-02-03" calcext:value-type="date">
            <text:p>3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61.5" calcext:value-type="float">
            <text:p>1161,5</text:p>
          </table:table-cell>
          <table:table-cell table:style-name="ce21" office:value-type="date" office:date-value="2020-02-04" calcext:value-type="date">
            <text:p>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24.5" calcext:value-type="float">
            <text:p>1024,5</text:p>
          </table:table-cell>
          <table:table-cell table:style-name="ce21" office:value-type="date" office:date-value="2020-02-04" calcext:value-type="date">
            <text:p>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6" calcext:value-type="float">
            <text:p>736</text:p>
          </table:table-cell>
          <table:table-cell table:style-name="ce21" office:value-type="date" office:date-value="2020-02-05" calcext:value-type="date">
            <text:p>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8" calcext:value-type="float">
            <text:p>828</text:p>
          </table:table-cell>
          <table:table-cell table:style-name="ce21" office:value-type="date" office:date-value="2020-02-05" calcext:value-type="date">
            <text:p>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32.5" calcext:value-type="float">
            <text:p>1532,5</text:p>
          </table:table-cell>
          <table:table-cell table:style-name="ce21" office:value-type="date" office:date-value="2020-02-05" calcext:value-type="date">
            <text:p>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71.5" calcext:value-type="float">
            <text:p>1271,5</text:p>
          </table:table-cell>
          <table:table-cell table:style-name="ce21" office:value-type="date" office:date-value="2020-02-05" calcext:value-type="date">
            <text:p>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38.5" calcext:value-type="float">
            <text:p>838,5</text:p>
          </table:table-cell>
          <table:table-cell table:style-name="ce21" office:value-type="date" office:date-value="2020-02-06" calcext:value-type="date">
            <text:p>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71" calcext:value-type="float">
            <text:p>1071</text:p>
          </table:table-cell>
          <table:table-cell table:style-name="ce21" office:value-type="date" office:date-value="2020-02-06" calcext:value-type="date">
            <text:p>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57.5" calcext:value-type="float">
            <text:p>957,5</text:p>
          </table:table-cell>
          <table:table-cell table:style-name="ce21" office:value-type="date" office:date-value="2020-02-06" calcext:value-type="date">
            <text:p>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72.5" calcext:value-type="float">
            <text:p>672,5</text:p>
          </table:table-cell>
          <table:table-cell table:style-name="ce21" office:value-type="date" office:date-value="2020-02-06" calcext:value-type="date">
            <text:p>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99.5" calcext:value-type="float">
            <text:p>699,5</text:p>
          </table:table-cell>
          <table:table-cell table:style-name="ce21" office:value-type="date" office:date-value="2020-02-07" calcext:value-type="date">
            <text:p>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50" calcext:value-type="float">
            <text:p>1850</text:p>
          </table:table-cell>
          <table:table-cell table:style-name="ce21" office:value-type="date" office:date-value="2020-02-07" calcext:value-type="date">
            <text:p>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49.5" calcext:value-type="float">
            <text:p>849,5</text:p>
          </table:table-cell>
          <table:table-cell table:style-name="ce21" office:value-type="date" office:date-value="2020-02-07" calcext:value-type="date">
            <text:p>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93" calcext:value-type="float">
            <text:p>493</text:p>
          </table:table-cell>
          <table:table-cell table:style-name="ce21" office:value-type="date" office:date-value="2020-02-07" calcext:value-type="date">
            <text:p>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24" calcext:value-type="float">
            <text:p>1224</text:p>
          </table:table-cell>
          <table:table-cell table:style-name="ce21" office:value-type="date" office:date-value="2020-02-08" calcext:value-type="date">
            <text:p>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32" calcext:value-type="float">
            <text:p>932</text:p>
          </table:table-cell>
          <table:table-cell table:style-name="ce21" office:value-type="date" office:date-value="2020-02-08" calcext:value-type="date">
            <text:p>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44.5" calcext:value-type="float">
            <text:p>644,5</text:p>
          </table:table-cell>
          <table:table-cell table:style-name="ce21" office:value-type="date" office:date-value="2020-02-10" calcext:value-type="date">
            <text:p>10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21" office:value-type="date" office:date-value="2020-02-10" calcext:value-type="date">
            <text:p>10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09" calcext:value-type="float">
            <text:p>1009</text:p>
          </table:table-cell>
          <table:table-cell table:style-name="ce21" office:value-type="date" office:date-value="2020-02-10" calcext:value-type="date">
            <text:p>10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3.5" calcext:value-type="float">
            <text:p>823,5</text:p>
          </table:table-cell>
          <table:table-cell table:style-name="ce21" office:value-type="date" office:date-value="2020-02-11" calcext:value-type="date">
            <text:p>1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12" calcext:value-type="float">
            <text:p>612</text:p>
          </table:table-cell>
          <table:table-cell table:style-name="ce21" office:value-type="date" office:date-value="2020-02-11" calcext:value-type="date">
            <text:p>1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06" calcext:value-type="float">
            <text:p>706</text:p>
          </table:table-cell>
          <table:table-cell table:style-name="ce21" office:value-type="date" office:date-value="2020-02-11" calcext:value-type="date">
            <text:p>1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98" calcext:value-type="float">
            <text:p>1098</text:p>
          </table:table-cell>
          <table:table-cell table:style-name="ce21" office:value-type="date" office:date-value="2020-02-11" calcext:value-type="date">
            <text:p>1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75.5" calcext:value-type="float">
            <text:p>975,5</text:p>
          </table:table-cell>
          <table:table-cell table:style-name="ce21" office:value-type="date" office:date-value="2020-02-12" calcext:value-type="date">
            <text:p>12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69.5" calcext:value-type="float">
            <text:p>769,5</text:p>
          </table:table-cell>
          <table:table-cell table:style-name="ce21" office:value-type="date" office:date-value="2020-02-12" calcext:value-type="date">
            <text:p>12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48.5" calcext:value-type="float">
            <text:p>1348,5</text:p>
          </table:table-cell>
          <table:table-cell table:style-name="ce21" office:value-type="date" office:date-value="2020-02-12" calcext:value-type="date">
            <text:p>12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72.5" calcext:value-type="float">
            <text:p>772,5</text:p>
          </table:table-cell>
          <table:table-cell table:style-name="ce21" office:value-type="date" office:date-value="2020-02-13" calcext:value-type="date">
            <text:p>13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49.5" calcext:value-type="float">
            <text:p>849,5</text:p>
          </table:table-cell>
          <table:table-cell table:style-name="ce21" office:value-type="date" office:date-value="2020-02-14" calcext:value-type="date">
            <text:p>1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92" calcext:value-type="float">
            <text:p>592</text:p>
          </table:table-cell>
          <table:table-cell table:style-name="ce21" office:value-type="date" office:date-value="2020-02-14" calcext:value-type="date">
            <text:p>1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21" office:value-type="date" office:date-value="2020-02-14" calcext:value-type="date">
            <text:p>1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7.5" calcext:value-type="float">
            <text:p>927,5</text:p>
          </table:table-cell>
          <table:table-cell table:style-name="ce21" office:value-type="date" office:date-value="2020-02-15" calcext:value-type="date">
            <text:p>1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551" calcext:value-type="float">
            <text:p>2551</text:p>
          </table:table-cell>
          <table:table-cell table:style-name="ce21" office:value-type="date" office:date-value="2020-02-15" calcext:value-type="date">
            <text:p>1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14" calcext:value-type="float">
            <text:p>614</text:p>
          </table:table-cell>
          <table:table-cell table:style-name="ce21" office:value-type="date" office:date-value="2020-02-17" calcext:value-type="date">
            <text:p>1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58.5" calcext:value-type="float">
            <text:p>858,5</text:p>
          </table:table-cell>
          <table:table-cell table:style-name="ce21" office:value-type="date" office:date-value="2020-02-17" calcext:value-type="date">
            <text:p>1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4" calcext:value-type="float">
            <text:p>924</text:p>
          </table:table-cell>
          <table:table-cell table:style-name="ce21" office:value-type="date" office:date-value="2020-02-17" calcext:value-type="date">
            <text:p>1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11.5" calcext:value-type="float">
            <text:p>611,5</text:p>
          </table:table-cell>
          <table:table-cell table:style-name="ce21" office:value-type="date" office:date-value="2020-02-18" calcext:value-type="date">
            <text:p>1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30" calcext:value-type="float">
            <text:p>630</text:p>
          </table:table-cell>
          <table:table-cell table:style-name="ce21" office:value-type="date" office:date-value="2020-02-18" calcext:value-type="date">
            <text:p>1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27.5" calcext:value-type="float">
            <text:p>727,5</text:p>
          </table:table-cell>
          <table:table-cell table:style-name="ce21" office:value-type="date" office:date-value="2020-02-18" calcext:value-type="date">
            <text:p>1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18" calcext:value-type="float">
            <text:p>1218</text:p>
          </table:table-cell>
          <table:table-cell table:style-name="ce21" office:value-type="date" office:date-value="2020-02-18" calcext:value-type="date">
            <text:p>1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88" calcext:value-type="float">
            <text:p>988</text:p>
          </table:table-cell>
          <table:table-cell table:style-name="ce21" office:value-type="date" office:date-value="2020-02-19" calcext:value-type="date">
            <text:p>19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45.5" calcext:value-type="float">
            <text:p>845,5</text:p>
          </table:table-cell>
          <table:table-cell table:style-name="ce21" office:value-type="date" office:date-value="2020-02-19" calcext:value-type="date">
            <text:p>19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4.5" calcext:value-type="float">
            <text:p>734,5</text:p>
          </table:table-cell>
          <table:table-cell table:style-name="ce21" office:value-type="date" office:date-value="2020-02-20" calcext:value-type="date">
            <text:p>20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48.5" calcext:value-type="float">
            <text:p>648,5</text:p>
          </table:table-cell>
          <table:table-cell table:style-name="ce21" office:value-type="date" office:date-value="2020-02-21" calcext:value-type="date">
            <text:p>2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23.5" calcext:value-type="float">
            <text:p>1123,5</text:p>
          </table:table-cell>
          <table:table-cell table:style-name="ce21" office:value-type="date" office:date-value="2020-02-21" calcext:value-type="date">
            <text:p>21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14.5" calcext:value-type="float">
            <text:p>514,5</text:p>
          </table:table-cell>
          <table:table-cell table:style-name="ce21" office:value-type="date" office:date-value="2020-02-22" calcext:value-type="date">
            <text:p>22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73.5" calcext:value-type="float">
            <text:p>473,5</text:p>
          </table:table-cell>
          <table:table-cell table:style-name="ce21" office:value-type="date" office:date-value="2020-02-22" calcext:value-type="date">
            <text:p>22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16.5" calcext:value-type="float">
            <text:p>316,5</text:p>
          </table:table-cell>
          <table:table-cell table:style-name="ce21" office:value-type="date" office:date-value="2020-02-22" calcext:value-type="date">
            <text:p>22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320.5" calcext:value-type="float">
            <text:p>2320,5</text:p>
          </table:table-cell>
          <table:table-cell table:style-name="ce21" office:value-type="date" office:date-value="2020-02-24" calcext:value-type="date">
            <text:p>2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07.5" calcext:value-type="float">
            <text:p>2007,5</text:p>
          </table:table-cell>
          <table:table-cell table:style-name="ce21" office:value-type="date" office:date-value="2020-02-24" calcext:value-type="date">
            <text:p>2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68.5" calcext:value-type="float">
            <text:p>368,5</text:p>
          </table:table-cell>
          <table:table-cell table:style-name="ce21" office:value-type="date" office:date-value="2020-02-24" calcext:value-type="date">
            <text:p>2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91.5" calcext:value-type="float">
            <text:p>591,5</text:p>
          </table:table-cell>
          <table:table-cell table:style-name="ce21" office:value-type="date" office:date-value="2020-02-24" calcext:value-type="date">
            <text:p>24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99" calcext:value-type="float">
            <text:p>599</text:p>
          </table:table-cell>
          <table:table-cell table:style-name="ce21" office:value-type="date" office:date-value="2020-02-25" calcext:value-type="date">
            <text:p>2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58" calcext:value-type="float">
            <text:p>1558</text:p>
          </table:table-cell>
          <table:table-cell table:style-name="ce21" office:value-type="date" office:date-value="2020-02-25" calcext:value-type="date">
            <text:p>25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1" calcext:value-type="float">
            <text:p>821</text:p>
          </table:table-cell>
          <table:table-cell table:style-name="ce21" office:value-type="date" office:date-value="2020-02-26" calcext:value-type="date">
            <text:p>2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21" office:value-type="date" office:date-value="2020-02-26" calcext:value-type="date">
            <text:p>2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933.5" calcext:value-type="float">
            <text:p>2933,5</text:p>
          </table:table-cell>
          <table:table-cell table:style-name="ce21" office:value-type="date" office:date-value="2020-02-26" calcext:value-type="date">
            <text:p>2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364.5" calcext:value-type="float">
            <text:p>2364,5</text:p>
          </table:table-cell>
          <table:table-cell table:style-name="ce21" office:value-type="date" office:date-value="2020-02-26" calcext:value-type="date">
            <text:p>26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588" calcext:value-type="float">
            <text:p>3588</text:p>
          </table:table-cell>
          <table:table-cell table:style-name="ce21" office:value-type="date" office:date-value="2020-02-27" calcext:value-type="date">
            <text:p>2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48.5" calcext:value-type="float">
            <text:p>548,5</text:p>
          </table:table-cell>
          <table:table-cell table:style-name="ce21" office:value-type="date" office:date-value="2020-02-27" calcext:value-type="date">
            <text:p>2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268.5" calcext:value-type="float">
            <text:p>4268,5</text:p>
          </table:table-cell>
          <table:table-cell table:style-name="ce21" office:value-type="date" office:date-value="2020-02-27" calcext:value-type="date">
            <text:p>27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3.5" calcext:value-type="float">
            <text:p>923,5</text:p>
          </table:table-cell>
          <table:table-cell table:style-name="ce21" office:value-type="date" office:date-value="2020-02-28" calcext:value-type="date">
            <text:p>2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59" calcext:value-type="float">
            <text:p>2059</text:p>
          </table:table-cell>
          <table:table-cell table:style-name="ce21" office:value-type="date" office:date-value="2020-02-28" calcext:value-type="date">
            <text:p>2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01" calcext:value-type="float">
            <text:p>1001</text:p>
          </table:table-cell>
          <table:table-cell table:style-name="ce21" office:value-type="date" office:date-value="2020-02-28" calcext:value-type="date">
            <text:p>28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99" calcext:value-type="float">
            <text:p>1099</text:p>
          </table:table-cell>
          <table:table-cell table:style-name="ce21" office:value-type="date" office:date-value="2020-02-29" calcext:value-type="date">
            <text:p>29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45.5" calcext:value-type="float">
            <text:p>345,5</text:p>
          </table:table-cell>
          <table:table-cell table:style-name="ce21" office:value-type="date" office:date-value="2020-02-29" calcext:value-type="date">
            <text:p>29.0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26.5" calcext:value-type="float">
            <text:p>1826,5</text:p>
          </table:table-cell>
          <table:table-cell table:style-name="ce21" office:value-type="date" office:date-value="2020-03-02" calcext:value-type="date">
            <text:p>2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21" office:value-type="date" office:date-value="2020-03-02" calcext:value-type="date">
            <text:p>2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420" calcext:value-type="float">
            <text:p>2420</text:p>
          </table:table-cell>
          <table:table-cell table:style-name="ce21" office:value-type="date" office:date-value="2020-03-03" calcext:value-type="date">
            <text:p>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45" calcext:value-type="float">
            <text:p>645</text:p>
          </table:table-cell>
          <table:table-cell table:style-name="ce21" office:value-type="date" office:date-value="2020-03-03" calcext:value-type="date">
            <text:p>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18.5" calcext:value-type="float">
            <text:p>1918,5</text:p>
          </table:table-cell>
          <table:table-cell table:style-name="ce21" office:value-type="date" office:date-value="2020-03-03" calcext:value-type="date">
            <text:p>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700" calcext:value-type="float">
            <text:p>2700</text:p>
          </table:table-cell>
          <table:table-cell table:style-name="ce21" office:value-type="date" office:date-value="2020-03-03" calcext:value-type="date">
            <text:p>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775" calcext:value-type="float">
            <text:p>3775</text:p>
          </table:table-cell>
          <table:table-cell table:style-name="ce21" office:value-type="date" office:date-value="2020-03-03" calcext:value-type="date">
            <text:p>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46" calcext:value-type="float">
            <text:p>1046</text:p>
          </table:table-cell>
          <table:table-cell table:style-name="ce21" office:value-type="date" office:date-value="2020-03-03" calcext:value-type="date">
            <text:p>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48.5" calcext:value-type="float">
            <text:p>1948,5</text:p>
          </table:table-cell>
          <table:table-cell table:style-name="ce21" office:value-type="date" office:date-value="2020-03-03" calcext:value-type="date">
            <text:p>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08" calcext:value-type="float">
            <text:p>908</text:p>
          </table:table-cell>
          <table:table-cell table:style-name="ce21" office:value-type="date" office:date-value="2020-03-04" calcext:value-type="date">
            <text:p>4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41" calcext:value-type="float">
            <text:p>941</text:p>
          </table:table-cell>
          <table:table-cell table:style-name="ce21" office:value-type="date" office:date-value="2020-03-04" calcext:value-type="date">
            <text:p>4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96.5" calcext:value-type="float">
            <text:p>996,5</text:p>
          </table:table-cell>
          <table:table-cell table:style-name="ce21" office:value-type="date" office:date-value="2020-03-04" calcext:value-type="date">
            <text:p>4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680.5" calcext:value-type="float">
            <text:p>2680,5</text:p>
          </table:table-cell>
          <table:table-cell table:style-name="ce21" office:value-type="date" office:date-value="2020-03-04" calcext:value-type="date">
            <text:p>4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91.5" calcext:value-type="float">
            <text:p>991,5</text:p>
          </table:table-cell>
          <table:table-cell table:style-name="ce21" office:value-type="date" office:date-value="2020-03-05" calcext:value-type="date">
            <text:p>5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37" calcext:value-type="float">
            <text:p>837</text:p>
          </table:table-cell>
          <table:table-cell table:style-name="ce21" office:value-type="date" office:date-value="2020-03-05" calcext:value-type="date">
            <text:p>5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65" calcext:value-type="float">
            <text:p>565</text:p>
          </table:table-cell>
          <table:table-cell table:style-name="ce21" office:value-type="date" office:date-value="2020-03-05" calcext:value-type="date">
            <text:p>5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01" calcext:value-type="float">
            <text:p>1001</text:p>
          </table:table-cell>
          <table:table-cell table:style-name="ce21" office:value-type="date" office:date-value="2020-03-06" calcext:value-type="date">
            <text:p>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84" calcext:value-type="float">
            <text:p>1184</text:p>
          </table:table-cell>
          <table:table-cell table:style-name="ce21" office:value-type="date" office:date-value="2020-03-06" calcext:value-type="date">
            <text:p>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47" calcext:value-type="float">
            <text:p>1647</text:p>
          </table:table-cell>
          <table:table-cell table:style-name="ce21" office:value-type="date" office:date-value="2020-03-07" calcext:value-type="date">
            <text:p>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15" calcext:value-type="float">
            <text:p>715</text:p>
          </table:table-cell>
          <table:table-cell table:style-name="ce21" office:value-type="date" office:date-value="2020-03-07" calcext:value-type="date">
            <text:p>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34" calcext:value-type="float">
            <text:p>1134</text:p>
          </table:table-cell>
          <table:table-cell table:style-name="ce21" office:value-type="date" office:date-value="2020-03-07" calcext:value-type="date">
            <text:p>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12.5" calcext:value-type="float">
            <text:p>1112,5</text:p>
          </table:table-cell>
          <table:table-cell table:style-name="ce21" office:value-type="date" office:date-value="2020-03-07" calcext:value-type="date">
            <text:p>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54" calcext:value-type="float">
            <text:p>854</text:p>
          </table:table-cell>
          <table:table-cell table:style-name="ce21" office:value-type="date" office:date-value="2020-03-09" calcext:value-type="date">
            <text:p>9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80" calcext:value-type="float">
            <text:p>880</text:p>
          </table:table-cell>
          <table:table-cell table:style-name="ce21" office:value-type="date" office:date-value="2020-03-09" calcext:value-type="date">
            <text:p>9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00" calcext:value-type="float">
            <text:p>1100</text:p>
          </table:table-cell>
          <table:table-cell table:style-name="ce21" office:value-type="date" office:date-value="2020-03-09" calcext:value-type="date">
            <text:p>9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59.5" calcext:value-type="float">
            <text:p>859,5</text:p>
          </table:table-cell>
          <table:table-cell table:style-name="ce21" office:value-type="date" office:date-value="2020-03-10" calcext:value-type="date">
            <text:p>10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21" office:value-type="date" office:date-value="2020-03-10" calcext:value-type="date">
            <text:p>10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04.5" calcext:value-type="float">
            <text:p>804,5</text:p>
          </table:table-cell>
          <table:table-cell table:style-name="ce21" office:value-type="date" office:date-value="2020-03-11" calcext:value-type="date">
            <text:p>11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21" office:value-type="date" office:date-value="2020-03-11" calcext:value-type="date">
            <text:p>11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63.5" calcext:value-type="float">
            <text:p>863,5</text:p>
          </table:table-cell>
          <table:table-cell table:style-name="ce21" office:value-type="date" office:date-value="2020-03-12" calcext:value-type="date">
            <text:p>12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81.5" calcext:value-type="float">
            <text:p>981,5</text:p>
          </table:table-cell>
          <table:table-cell table:style-name="ce21" office:value-type="date" office:date-value="2020-03-12" calcext:value-type="date">
            <text:p>12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78" calcext:value-type="float">
            <text:p>978</text:p>
          </table:table-cell>
          <table:table-cell table:style-name="ce21" office:value-type="date" office:date-value="2020-03-12" calcext:value-type="date">
            <text:p>12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71" calcext:value-type="float">
            <text:p>1871</text:p>
          </table:table-cell>
          <table:table-cell table:style-name="ce21" office:value-type="date" office:date-value="2020-03-13" calcext:value-type="date">
            <text:p>1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38" calcext:value-type="float">
            <text:p>838</text:p>
          </table:table-cell>
          <table:table-cell table:style-name="ce21" office:value-type="date" office:date-value="2020-03-13" calcext:value-type="date">
            <text:p>1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65" calcext:value-type="float">
            <text:p>765</text:p>
          </table:table-cell>
          <table:table-cell table:style-name="ce21" office:value-type="date" office:date-value="2020-03-14" calcext:value-type="date">
            <text:p>14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26.5" calcext:value-type="float">
            <text:p>1126,5</text:p>
          </table:table-cell>
          <table:table-cell table:style-name="ce21" office:value-type="date" office:date-value="2020-03-14" calcext:value-type="date">
            <text:p>14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21" office:value-type="date" office:date-value="2020-03-16" calcext:value-type="date">
            <text:p>1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81.5" calcext:value-type="float">
            <text:p>1081,5</text:p>
          </table:table-cell>
          <table:table-cell table:style-name="ce21" office:value-type="date" office:date-value="2020-03-16" calcext:value-type="date">
            <text:p>1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8" calcext:value-type="float">
            <text:p>928</text:p>
          </table:table-cell>
          <table:table-cell table:style-name="ce21" office:value-type="date" office:date-value="2020-03-16" calcext:value-type="date">
            <text:p>1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67" calcext:value-type="float">
            <text:p>1067</text:p>
          </table:table-cell>
          <table:table-cell table:style-name="ce21" office:value-type="date" office:date-value="2020-03-16" calcext:value-type="date">
            <text:p>1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37" calcext:value-type="float">
            <text:p>1437</text:p>
          </table:table-cell>
          <table:table-cell table:style-name="ce21" office:value-type="date" office:date-value="2020-03-17" calcext:value-type="date">
            <text:p>1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16" calcext:value-type="float">
            <text:p>1916</text:p>
          </table:table-cell>
          <table:table-cell table:style-name="ce21" office:value-type="date" office:date-value="2020-03-17" calcext:value-type="date">
            <text:p>1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94" calcext:value-type="float">
            <text:p>794</text:p>
          </table:table-cell>
          <table:table-cell table:style-name="ce21" office:value-type="date" office:date-value="2020-03-18" calcext:value-type="date">
            <text:p>18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21" office:value-type="date" office:date-value="2020-03-18" calcext:value-type="date">
            <text:p>18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29.5" calcext:value-type="float">
            <text:p>1929,5</text:p>
          </table:table-cell>
          <table:table-cell table:style-name="ce21" office:value-type="date" office:date-value="2020-03-18" calcext:value-type="date">
            <text:p>18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9.5" calcext:value-type="float">
            <text:p>929,5</text:p>
          </table:table-cell>
          <table:table-cell table:style-name="ce21" office:value-type="date" office:date-value="2020-03-19" calcext:value-type="date">
            <text:p>19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27.5" calcext:value-type="float">
            <text:p>627,5</text:p>
          </table:table-cell>
          <table:table-cell table:style-name="ce21" office:value-type="date" office:date-value="2020-03-20" calcext:value-type="date">
            <text:p>20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551.5" calcext:value-type="float">
            <text:p>2551,5</text:p>
          </table:table-cell>
          <table:table-cell table:style-name="ce21" office:value-type="date" office:date-value="2020-03-21" calcext:value-type="date">
            <text:p>21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96.5" calcext:value-type="float">
            <text:p>896,5</text:p>
          </table:table-cell>
          <table:table-cell table:style-name="ce21" office:value-type="date" office:date-value="2020-03-21" calcext:value-type="date">
            <text:p>21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47" calcext:value-type="float">
            <text:p>1047</text:p>
          </table:table-cell>
          <table:table-cell table:style-name="ce21" office:value-type="date" office:date-value="2020-03-23" calcext:value-type="date">
            <text:p>2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90.5" calcext:value-type="float">
            <text:p>890,5</text:p>
          </table:table-cell>
          <table:table-cell table:style-name="ce21" office:value-type="date" office:date-value="2020-03-23" calcext:value-type="date">
            <text:p>2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98" calcext:value-type="float">
            <text:p>598</text:p>
          </table:table-cell>
          <table:table-cell table:style-name="ce21" office:value-type="date" office:date-value="2020-03-23" calcext:value-type="date">
            <text:p>23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230" calcext:value-type="float">
            <text:p>3230</text:p>
          </table:table-cell>
          <table:table-cell table:style-name="ce21" office:value-type="date" office:date-value="2020-03-24" calcext:value-type="date">
            <text:p>24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71.5" calcext:value-type="float">
            <text:p>971,5</text:p>
          </table:table-cell>
          <table:table-cell table:style-name="ce21" office:value-type="date" office:date-value="2020-03-26" calcext:value-type="date">
            <text:p>2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735.5" calcext:value-type="float">
            <text:p>1735,5</text:p>
          </table:table-cell>
          <table:table-cell table:style-name="ce21" office:value-type="date" office:date-value="2020-03-26" calcext:value-type="date">
            <text:p>26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07.5" calcext:value-type="float">
            <text:p>1607,5</text:p>
          </table:table-cell>
          <table:table-cell table:style-name="ce21" office:value-type="date" office:date-value="2020-03-27" calcext:value-type="date">
            <text:p>2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107.5" calcext:value-type="float">
            <text:p>6107,5</text:p>
          </table:table-cell>
          <table:table-cell table:style-name="ce21" office:value-type="date" office:date-value="2020-03-27" calcext:value-type="date">
            <text:p>2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72.5" calcext:value-type="float">
            <text:p>372,5</text:p>
          </table:table-cell>
          <table:table-cell table:style-name="ce21" office:value-type="date" office:date-value="2020-03-27" calcext:value-type="date">
            <text:p>27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48.5" calcext:value-type="float">
            <text:p>1348,5</text:p>
          </table:table-cell>
          <table:table-cell table:style-name="ce21" office:value-type="date" office:date-value="2020-03-28" calcext:value-type="date">
            <text:p>28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24.5" calcext:value-type="float">
            <text:p>924,5</text:p>
          </table:table-cell>
          <table:table-cell table:style-name="ce21" office:value-type="date" office:date-value="2020-03-28" calcext:value-type="date">
            <text:p>28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94.5" calcext:value-type="float">
            <text:p>1194,5</text:p>
          </table:table-cell>
          <table:table-cell table:style-name="ce21" office:value-type="date" office:date-value="2020-03-30" calcext:value-type="date">
            <text:p>30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31" calcext:value-type="float">
            <text:p>531</text:p>
          </table:table-cell>
          <table:table-cell table:style-name="ce21" office:value-type="date" office:date-value="2020-03-30" calcext:value-type="date">
            <text:p>30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21" office:value-type="date" office:date-value="2020-03-30" calcext:value-type="date">
            <text:p>30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21" office:value-type="date" office:date-value="2020-03-31" calcext:value-type="date">
            <text:p>31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716.5" calcext:value-type="float">
            <text:p>3716,5</text:p>
          </table:table-cell>
          <table:table-cell table:style-name="ce21" office:value-type="date" office:date-value="2020-03-31" calcext:value-type="date">
            <text:p>31.03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15.5" calcext:value-type="float">
            <text:p>715,5</text:p>
          </table:table-cell>
          <table:table-cell table:style-name="ce21" office:value-type="date" office:date-value="2020-04-01" calcext:value-type="date">
            <text:p>1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03.5" calcext:value-type="float">
            <text:p>903,5</text:p>
          </table:table-cell>
          <table:table-cell table:style-name="ce21" office:value-type="date" office:date-value="2020-04-01" calcext:value-type="date">
            <text:p>1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56.5" calcext:value-type="float">
            <text:p>756,5</text:p>
          </table:table-cell>
          <table:table-cell table:style-name="ce21" office:value-type="date" office:date-value="2020-04-03" calcext:value-type="date">
            <text:p>3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669.5" calcext:value-type="float">
            <text:p>2669,5</text:p>
          </table:table-cell>
          <table:table-cell table:style-name="ce21" office:value-type="date" office:date-value="2020-04-03" calcext:value-type="date">
            <text:p>3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36" calcext:value-type="float">
            <text:p>2036</text:p>
          </table:table-cell>
          <table:table-cell table:style-name="ce21" office:value-type="date" office:date-value="2020-04-03" calcext:value-type="date">
            <text:p>3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761" calcext:value-type="float">
            <text:p>1761</text:p>
          </table:table-cell>
          <table:table-cell table:style-name="ce21" office:value-type="date" office:date-value="2020-04-04" calcext:value-type="date">
            <text:p>4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67" calcext:value-type="float">
            <text:p>2067</text:p>
          </table:table-cell>
          <table:table-cell table:style-name="ce21" office:value-type="date" office:date-value="2020-04-04" calcext:value-type="date">
            <text:p>4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21" office:value-type="date" office:date-value="2020-04-04" calcext:value-type="date">
            <text:p>4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01" calcext:value-type="float">
            <text:p>501</text:p>
          </table:table-cell>
          <table:table-cell table:style-name="ce21" office:value-type="date" office:date-value="2020-04-04" calcext:value-type="date">
            <text:p>4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15" calcext:value-type="float">
            <text:p>1615</text:p>
          </table:table-cell>
          <table:table-cell table:style-name="ce21" office:value-type="date" office:date-value="2020-04-06" calcext:value-type="date">
            <text:p>6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20.5" calcext:value-type="float">
            <text:p>1520,5</text:p>
          </table:table-cell>
          <table:table-cell table:style-name="ce21" office:value-type="date" office:date-value="2020-04-06" calcext:value-type="date">
            <text:p>6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74.5" calcext:value-type="float">
            <text:p>574,5</text:p>
          </table:table-cell>
          <table:table-cell table:style-name="ce21" office:value-type="date" office:date-value="2020-04-06" calcext:value-type="date">
            <text:p>6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44" calcext:value-type="float">
            <text:p>1244</text:p>
          </table:table-cell>
          <table:table-cell table:style-name="ce21" office:value-type="date" office:date-value="2020-04-06" calcext:value-type="date">
            <text:p>6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05.5" calcext:value-type="float">
            <text:p>905,5</text:p>
          </table:table-cell>
          <table:table-cell table:style-name="ce21" office:value-type="date" office:date-value="2020-04-06" calcext:value-type="date">
            <text:p>6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67.5" calcext:value-type="float">
            <text:p>1367,5</text:p>
          </table:table-cell>
          <table:table-cell table:style-name="ce21" office:value-type="date" office:date-value="2020-04-07" calcext:value-type="date">
            <text:p>7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19.5" calcext:value-type="float">
            <text:p>1419,5</text:p>
          </table:table-cell>
          <table:table-cell table:style-name="ce21" office:value-type="date" office:date-value="2020-04-08" calcext:value-type="date">
            <text:p>8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87" calcext:value-type="float">
            <text:p>887</text:p>
          </table:table-cell>
          <table:table-cell table:style-name="ce21" office:value-type="date" office:date-value="2020-04-09" calcext:value-type="date">
            <text:p>9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31.5" calcext:value-type="float">
            <text:p>531,5</text:p>
          </table:table-cell>
          <table:table-cell table:style-name="ce21" office:value-type="date" office:date-value="2020-04-09" calcext:value-type="date">
            <text:p>9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48" calcext:value-type="float">
            <text:p>648</text:p>
          </table:table-cell>
          <table:table-cell table:style-name="ce21" office:value-type="date" office:date-value="2020-04-14" calcext:value-type="date">
            <text:p>14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8" calcext:value-type="float">
            <text:p>738</text:p>
          </table:table-cell>
          <table:table-cell table:style-name="ce21" office:value-type="date" office:date-value="2020-04-15" calcext:value-type="date">
            <text:p>15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18" calcext:value-type="float">
            <text:p>1418</text:p>
          </table:table-cell>
          <table:table-cell table:style-name="ce21" office:value-type="date" office:date-value="2020-04-15" calcext:value-type="date">
            <text:p>15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44" calcext:value-type="float">
            <text:p>1044</text:p>
          </table:table-cell>
          <table:table-cell table:style-name="ce21" office:value-type="date" office:date-value="2020-04-16" calcext:value-type="date">
            <text:p>16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20.5" calcext:value-type="float">
            <text:p>1020,5</text:p>
          </table:table-cell>
          <table:table-cell table:style-name="ce21" office:value-type="date" office:date-value="2020-04-17" calcext:value-type="date">
            <text:p>17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96.5" calcext:value-type="float">
            <text:p>896,5</text:p>
          </table:table-cell>
          <table:table-cell table:style-name="ce21" office:value-type="date" office:date-value="2020-04-17" calcext:value-type="date">
            <text:p>17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03.5" calcext:value-type="float">
            <text:p>803,5</text:p>
          </table:table-cell>
          <table:table-cell table:style-name="ce21" office:value-type="date" office:date-value="2020-04-18" calcext:value-type="date">
            <text:p>18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32" calcext:value-type="float">
            <text:p>1132</text:p>
          </table:table-cell>
          <table:table-cell table:style-name="ce21" office:value-type="date" office:date-value="2020-04-18" calcext:value-type="date">
            <text:p>18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69.5" calcext:value-type="float">
            <text:p>1169,5</text:p>
          </table:table-cell>
          <table:table-cell table:style-name="ce21" office:value-type="date" office:date-value="2020-04-18" calcext:value-type="date">
            <text:p>18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69.5" calcext:value-type="float">
            <text:p>2069,5</text:p>
          </table:table-cell>
          <table:table-cell table:style-name="ce21" office:value-type="date" office:date-value="2020-04-20" calcext:value-type="date">
            <text:p>20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66.5" calcext:value-type="float">
            <text:p>1066,5</text:p>
          </table:table-cell>
          <table:table-cell table:style-name="ce21" office:value-type="date" office:date-value="2020-04-20" calcext:value-type="date">
            <text:p>20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174.5" calcext:value-type="float">
            <text:p>2174,5</text:p>
          </table:table-cell>
          <table:table-cell table:style-name="ce21" office:value-type="date" office:date-value="2020-04-21" calcext:value-type="date">
            <text:p>21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60.5" calcext:value-type="float">
            <text:p>660,5</text:p>
          </table:table-cell>
          <table:table-cell table:style-name="ce21" office:value-type="date" office:date-value="2020-04-21" calcext:value-type="date">
            <text:p>21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06.5" calcext:value-type="float">
            <text:p>706,5</text:p>
          </table:table-cell>
          <table:table-cell table:style-name="ce21" office:value-type="date" office:date-value="2020-04-22" calcext:value-type="date">
            <text:p>22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21" office:value-type="date" office:date-value="2020-04-22" calcext:value-type="date">
            <text:p>22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99" calcext:value-type="float">
            <text:p>899</text:p>
          </table:table-cell>
          <table:table-cell table:style-name="ce21" office:value-type="date" office:date-value="2020-04-22" calcext:value-type="date">
            <text:p>22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6.6" calcext:value-type="float">
            <text:p>206,6</text:p>
          </table:table-cell>
          <table:table-cell table:style-name="ce21" office:value-type="date" office:date-value="2020-04-22" calcext:value-type="date">
            <text:p>22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62.5" calcext:value-type="float">
            <text:p>962,5</text:p>
          </table:table-cell>
          <table:table-cell table:style-name="ce21" office:value-type="date" office:date-value="2020-04-23" calcext:value-type="date">
            <text:p>23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506.5" calcext:value-type="float">
            <text:p>2506,5</text:p>
          </table:table-cell>
          <table:table-cell table:style-name="ce21" office:value-type="date" office:date-value="2020-04-24" calcext:value-type="date">
            <text:p>24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926" calcext:value-type="float">
            <text:p>2926</text:p>
          </table:table-cell>
          <table:table-cell table:style-name="ce21" office:value-type="date" office:date-value="2020-04-24" calcext:value-type="date">
            <text:p>24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574.5" calcext:value-type="float">
            <text:p>2574,5</text:p>
          </table:table-cell>
          <table:table-cell table:style-name="ce21" office:value-type="date" office:date-value="2020-04-25" calcext:value-type="date">
            <text:p>25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47" calcext:value-type="float">
            <text:p>547</text:p>
          </table:table-cell>
          <table:table-cell table:style-name="ce21" office:value-type="date" office:date-value="2020-04-25" calcext:value-type="date">
            <text:p>25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31.5" calcext:value-type="float">
            <text:p>1231,5</text:p>
          </table:table-cell>
          <table:table-cell table:style-name="ce21" office:value-type="date" office:date-value="2020-04-25" calcext:value-type="date">
            <text:p>25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48.5" calcext:value-type="float">
            <text:p>1348,5</text:p>
          </table:table-cell>
          <table:table-cell table:style-name="ce21" office:value-type="date" office:date-value="2020-04-27" calcext:value-type="date">
            <text:p>27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02" calcext:value-type="float">
            <text:p>702</text:p>
          </table:table-cell>
          <table:table-cell table:style-name="ce21" office:value-type="date" office:date-value="2020-04-28" calcext:value-type="date">
            <text:p>28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75" calcext:value-type="float">
            <text:p>1075</text:p>
          </table:table-cell>
          <table:table-cell table:style-name="ce21" office:value-type="date" office:date-value="2020-04-28" calcext:value-type="date">
            <text:p>28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15" calcext:value-type="float">
            <text:p>1015</text:p>
          </table:table-cell>
          <table:table-cell table:style-name="ce21" office:value-type="date" office:date-value="2020-04-28" calcext:value-type="date">
            <text:p>28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777.5" calcext:value-type="float">
            <text:p>1777,5</text:p>
          </table:table-cell>
          <table:table-cell table:style-name="ce21" office:value-type="date" office:date-value="2020-04-29" calcext:value-type="date">
            <text:p>29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62.5" calcext:value-type="float">
            <text:p>962,5</text:p>
          </table:table-cell>
          <table:table-cell table:style-name="ce21" office:value-type="date" office:date-value="2020-04-29" calcext:value-type="date">
            <text:p>29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40" calcext:value-type="float">
            <text:p>1040</text:p>
          </table:table-cell>
          <table:table-cell table:style-name="ce21" office:value-type="date" office:date-value="2020-04-29" calcext:value-type="date">
            <text:p>29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86.5" calcext:value-type="float">
            <text:p>786,5</text:p>
          </table:table-cell>
          <table:table-cell table:style-name="ce21" office:value-type="date" office:date-value="2020-04-30" calcext:value-type="date">
            <text:p>30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99.5" calcext:value-type="float">
            <text:p>1499,5</text:p>
          </table:table-cell>
          <table:table-cell table:style-name="ce21" office:value-type="date" office:date-value="2020-04-30" calcext:value-type="date">
            <text:p>30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03.5" calcext:value-type="float">
            <text:p>403,5</text:p>
          </table:table-cell>
          <table:table-cell table:style-name="ce21" office:value-type="date" office:date-value="2020-04-30" calcext:value-type="date">
            <text:p>30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98" calcext:value-type="float">
            <text:p>1098</text:p>
          </table:table-cell>
          <table:table-cell table:style-name="ce21" office:value-type="date" office:date-value="2020-04-30" calcext:value-type="date">
            <text:p>30.04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065.5" calcext:value-type="float">
            <text:p>3065,5</text:p>
          </table:table-cell>
          <table:table-cell table:style-name="ce21" office:value-type="date" office:date-value="2020-05-01" calcext:value-type="date">
            <text:p>1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87.5" calcext:value-type="float">
            <text:p>687,5</text:p>
          </table:table-cell>
          <table:table-cell table:style-name="ce21" office:value-type="date" office:date-value="2020-05-01" calcext:value-type="date">
            <text:p>1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13.5" calcext:value-type="float">
            <text:p>813,5</text:p>
          </table:table-cell>
          <table:table-cell table:style-name="ce21" office:value-type="date" office:date-value="2020-05-01" calcext:value-type="date">
            <text:p>1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15" calcext:value-type="float">
            <text:p>815</text:p>
          </table:table-cell>
          <table:table-cell table:style-name="ce21" office:value-type="date" office:date-value="2020-05-02" calcext:value-type="date">
            <text:p>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49.5" calcext:value-type="float">
            <text:p>1049,5</text:p>
          </table:table-cell>
          <table:table-cell table:style-name="ce21" office:value-type="date" office:date-value="2020-05-02" calcext:value-type="date">
            <text:p>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29.5" calcext:value-type="float">
            <text:p>1029,5</text:p>
          </table:table-cell>
          <table:table-cell table:style-name="ce21" office:value-type="date" office:date-value="2020-05-04" calcext:value-type="date">
            <text:p>4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30" calcext:value-type="float">
            <text:p>930</text:p>
          </table:table-cell>
          <table:table-cell table:style-name="ce21" office:value-type="date" office:date-value="2020-05-04" calcext:value-type="date">
            <text:p>4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94.5" calcext:value-type="float">
            <text:p>694,5</text:p>
          </table:table-cell>
          <table:table-cell table:style-name="ce21" office:value-type="date" office:date-value="2020-05-04" calcext:value-type="date">
            <text:p>4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73" calcext:value-type="float">
            <text:p>473</text:p>
          </table:table-cell>
          <table:table-cell table:style-name="ce21" office:value-type="date" office:date-value="2020-05-05" calcext:value-type="date">
            <text:p>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83.5" calcext:value-type="float">
            <text:p>483,5</text:p>
          </table:table-cell>
          <table:table-cell table:style-name="ce21" office:value-type="date" office:date-value="2020-05-05" calcext:value-type="date">
            <text:p>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97" calcext:value-type="float">
            <text:p>1297</text:p>
          </table:table-cell>
          <table:table-cell table:style-name="ce21" office:value-type="date" office:date-value="2020-05-06" calcext:value-type="date">
            <text:p>6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56.5" calcext:value-type="float">
            <text:p>1056,5</text:p>
          </table:table-cell>
          <table:table-cell table:style-name="ce21" office:value-type="date" office:date-value="2020-05-06" calcext:value-type="date">
            <text:p>6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92.5" calcext:value-type="float">
            <text:p>992,5</text:p>
          </table:table-cell>
          <table:table-cell table:style-name="ce21" office:value-type="date" office:date-value="2020-05-07" calcext:value-type="date">
            <text:p>7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64" calcext:value-type="float">
            <text:p>464</text:p>
          </table:table-cell>
          <table:table-cell table:style-name="ce21" office:value-type="date" office:date-value="2020-05-07" calcext:value-type="date">
            <text:p>7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18.5" calcext:value-type="float">
            <text:p>918,5</text:p>
          </table:table-cell>
          <table:table-cell table:style-name="ce21" office:value-type="date" office:date-value="2020-05-07" calcext:value-type="date">
            <text:p>7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14" calcext:value-type="float">
            <text:p>614</text:p>
          </table:table-cell>
          <table:table-cell table:style-name="ce21" office:value-type="date" office:date-value="2020-05-08" calcext:value-type="date">
            <text:p>8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39.5" calcext:value-type="float">
            <text:p>1039,5</text:p>
          </table:table-cell>
          <table:table-cell table:style-name="ce21" office:value-type="date" office:date-value="2020-05-08" calcext:value-type="date">
            <text:p>8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02" calcext:value-type="float">
            <text:p>902</text:p>
          </table:table-cell>
          <table:table-cell table:style-name="ce21" office:value-type="date" office:date-value="2020-05-08" calcext:value-type="date">
            <text:p>8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75" calcext:value-type="float">
            <text:p>975</text:p>
          </table:table-cell>
          <table:table-cell table:style-name="ce21" office:value-type="date" office:date-value="2020-05-09" calcext:value-type="date">
            <text:p>9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84.5" calcext:value-type="float">
            <text:p>1384,5</text:p>
          </table:table-cell>
          <table:table-cell table:style-name="ce21" office:value-type="date" office:date-value="2020-05-09" calcext:value-type="date">
            <text:p>9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08" calcext:value-type="float">
            <text:p>908</text:p>
          </table:table-cell>
          <table:table-cell table:style-name="ce21" office:value-type="date" office:date-value="2020-05-11" calcext:value-type="date">
            <text:p>11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59" calcext:value-type="float">
            <text:p>559</text:p>
          </table:table-cell>
          <table:table-cell table:style-name="ce21" office:value-type="date" office:date-value="2020-05-11" calcext:value-type="date">
            <text:p>11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22.5" calcext:value-type="float">
            <text:p>522,5</text:p>
          </table:table-cell>
          <table:table-cell table:style-name="ce21" office:value-type="date" office:date-value="2020-05-12" calcext:value-type="date">
            <text:p>1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65" calcext:value-type="float">
            <text:p>1065</text:p>
          </table:table-cell>
          <table:table-cell table:style-name="ce21" office:value-type="date" office:date-value="2020-05-12" calcext:value-type="date">
            <text:p>1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29.5" calcext:value-type="float">
            <text:p>729,5</text:p>
          </table:table-cell>
          <table:table-cell table:style-name="ce21" office:value-type="date" office:date-value="2020-05-13" calcext:value-type="date">
            <text:p>13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59.5" calcext:value-type="float">
            <text:p>959,5</text:p>
          </table:table-cell>
          <table:table-cell table:style-name="ce21" office:value-type="date" office:date-value="2020-05-13" calcext:value-type="date">
            <text:p>13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39.5" calcext:value-type="float">
            <text:p>539,5</text:p>
          </table:table-cell>
          <table:table-cell table:style-name="ce21" office:value-type="date" office:date-value="2020-05-15" calcext:value-type="date">
            <text:p>1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42.5" calcext:value-type="float">
            <text:p>442,5</text:p>
          </table:table-cell>
          <table:table-cell table:style-name="ce21" office:value-type="date" office:date-value="2020-05-15" calcext:value-type="date">
            <text:p>1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176.5" calcext:value-type="float">
            <text:p>2176,5</text:p>
          </table:table-cell>
          <table:table-cell table:style-name="ce21" office:value-type="date" office:date-value="2020-05-16" calcext:value-type="date">
            <text:p>16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21" office:value-type="date" office:date-value="2020-05-16" calcext:value-type="date">
            <text:p>16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12" calcext:value-type="float">
            <text:p>612</text:p>
          </table:table-cell>
          <table:table-cell table:style-name="ce21" office:value-type="date" office:date-value="2020-05-18" calcext:value-type="date">
            <text:p>18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72.5" calcext:value-type="float">
            <text:p>872,5</text:p>
          </table:table-cell>
          <table:table-cell table:style-name="ce21" office:value-type="date" office:date-value="2020-05-19" calcext:value-type="date">
            <text:p>19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43.5" calcext:value-type="float">
            <text:p>743,5</text:p>
          </table:table-cell>
          <table:table-cell table:style-name="ce21" office:value-type="date" office:date-value="2020-05-19" calcext:value-type="date">
            <text:p>19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13.5" calcext:value-type="float">
            <text:p>613,5</text:p>
          </table:table-cell>
          <table:table-cell table:style-name="ce21" office:value-type="date" office:date-value="2020-05-19" calcext:value-type="date">
            <text:p>19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42" calcext:value-type="float">
            <text:p>1942</text:p>
          </table:table-cell>
          <table:table-cell table:style-name="ce21" office:value-type="date" office:date-value="2020-05-21" calcext:value-type="date">
            <text:p>21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01.5" calcext:value-type="float">
            <text:p>1401,5</text:p>
          </table:table-cell>
          <table:table-cell table:style-name="ce21" office:value-type="date" office:date-value="2020-05-22" calcext:value-type="date">
            <text:p>2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31" calcext:value-type="float">
            <text:p>431</text:p>
          </table:table-cell>
          <table:table-cell table:style-name="ce21" office:value-type="date" office:date-value="2020-05-22" calcext:value-type="date">
            <text:p>2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637.5" calcext:value-type="float">
            <text:p>3637,5</text:p>
          </table:table-cell>
          <table:table-cell table:style-name="ce21" office:value-type="date" office:date-value="2020-05-22" calcext:value-type="date">
            <text:p>2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04.5" calcext:value-type="float">
            <text:p>1204,5</text:p>
          </table:table-cell>
          <table:table-cell table:style-name="ce21" office:value-type="date" office:date-value="2020-05-22" calcext:value-type="date">
            <text:p>22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05.5" calcext:value-type="float">
            <text:p>805,5</text:p>
          </table:table-cell>
          <table:table-cell table:style-name="ce21" office:value-type="date" office:date-value="2020-05-23" calcext:value-type="date">
            <text:p>23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98.5" calcext:value-type="float">
            <text:p>798,5</text:p>
          </table:table-cell>
          <table:table-cell table:style-name="ce21" office:value-type="date" office:date-value="2020-05-23" calcext:value-type="date">
            <text:p>23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38.5" calcext:value-type="float">
            <text:p>938,5</text:p>
          </table:table-cell>
          <table:table-cell table:style-name="ce21" office:value-type="date" office:date-value="2020-05-25" calcext:value-type="date">
            <text:p>2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98" calcext:value-type="float">
            <text:p>798</text:p>
          </table:table-cell>
          <table:table-cell table:style-name="ce21" office:value-type="date" office:date-value="2020-05-25" calcext:value-type="date">
            <text:p>2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84.5" calcext:value-type="float">
            <text:p>584,5</text:p>
          </table:table-cell>
          <table:table-cell table:style-name="ce21" office:value-type="date" office:date-value="2020-05-25" calcext:value-type="date">
            <text:p>2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90.5" calcext:value-type="float">
            <text:p>2090,5</text:p>
          </table:table-cell>
          <table:table-cell table:style-name="ce21" office:value-type="date" office:date-value="2020-05-25" calcext:value-type="date">
            <text:p>25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84.5" calcext:value-type="float">
            <text:p>1884,5</text:p>
          </table:table-cell>
          <table:table-cell table:style-name="ce21" office:value-type="date" office:date-value="2020-05-26" calcext:value-type="date">
            <text:p>26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98.5" calcext:value-type="float">
            <text:p>1298,5</text:p>
          </table:table-cell>
          <table:table-cell table:style-name="ce21" office:value-type="date" office:date-value="2020-05-26" calcext:value-type="date">
            <text:p>26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18" calcext:value-type="float">
            <text:p>1018</text:p>
          </table:table-cell>
          <table:table-cell table:style-name="ce21" office:value-type="date" office:date-value="2020-05-27" calcext:value-type="date">
            <text:p>27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93" calcext:value-type="float">
            <text:p>393</text:p>
          </table:table-cell>
          <table:table-cell table:style-name="ce21" office:value-type="date" office:date-value="2020-05-27" calcext:value-type="date">
            <text:p>27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75" calcext:value-type="float">
            <text:p>1275</text:p>
          </table:table-cell>
          <table:table-cell table:style-name="ce21" office:value-type="date" office:date-value="2020-05-27" calcext:value-type="date">
            <text:p>27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66.5" calcext:value-type="float">
            <text:p>1166,5</text:p>
          </table:table-cell>
          <table:table-cell table:style-name="ce21" office:value-type="date" office:date-value="2020-05-28" calcext:value-type="date">
            <text:p>28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24.5" calcext:value-type="float">
            <text:p>624,5</text:p>
          </table:table-cell>
          <table:table-cell table:style-name="ce21" office:value-type="date" office:date-value="2020-05-29" calcext:value-type="date">
            <text:p>29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63.5" calcext:value-type="float">
            <text:p>563,5</text:p>
          </table:table-cell>
          <table:table-cell table:style-name="ce21" office:value-type="date" office:date-value="2020-05-29" calcext:value-type="date">
            <text:p>29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10" calcext:value-type="float">
            <text:p>1010</text:p>
          </table:table-cell>
          <table:table-cell table:style-name="ce21" office:value-type="date" office:date-value="2020-05-30" calcext:value-type="date">
            <text:p>30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78" calcext:value-type="float">
            <text:p>1078</text:p>
          </table:table-cell>
          <table:table-cell table:style-name="ce21" office:value-type="date" office:date-value="2020-05-30" calcext:value-type="date">
            <text:p>30.05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77.5" calcext:value-type="float">
            <text:p>1977,5</text:p>
          </table:table-cell>
          <table:table-cell table:style-name="ce21" office:value-type="date" office:date-value="2020-06-02" calcext:value-type="date">
            <text:p>2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71" calcext:value-type="float">
            <text:p>471</text:p>
          </table:table-cell>
          <table:table-cell table:style-name="ce21" office:value-type="date" office:date-value="2020-06-03" calcext:value-type="date">
            <text:p>3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32" calcext:value-type="float">
            <text:p>1132</text:p>
          </table:table-cell>
          <table:table-cell table:style-name="ce21" office:value-type="date" office:date-value="2020-06-03" calcext:value-type="date">
            <text:p>3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52" calcext:value-type="float">
            <text:p>652</text:p>
          </table:table-cell>
          <table:table-cell table:style-name="ce21" office:value-type="date" office:date-value="2020-06-04" calcext:value-type="date">
            <text:p>4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14" calcext:value-type="float">
            <text:p>714</text:p>
          </table:table-cell>
          <table:table-cell table:style-name="ce21" office:value-type="date" office:date-value="2020-06-04" calcext:value-type="date">
            <text:p>4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67" calcext:value-type="float">
            <text:p>1567</text:p>
          </table:table-cell>
          <table:table-cell table:style-name="ce21" office:value-type="date" office:date-value="2020-06-05" calcext:value-type="date">
            <text:p>5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56.5" calcext:value-type="float">
            <text:p>756,5</text:p>
          </table:table-cell>
          <table:table-cell table:style-name="ce21" office:value-type="date" office:date-value="2020-06-05" calcext:value-type="date">
            <text:p>5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31.5" calcext:value-type="float">
            <text:p>631,5</text:p>
          </table:table-cell>
          <table:table-cell table:style-name="ce21" office:value-type="date" office:date-value="2020-06-06" calcext:value-type="date">
            <text:p>6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77" calcext:value-type="float">
            <text:p>777</text:p>
          </table:table-cell>
          <table:table-cell table:style-name="ce21" office:value-type="date" office:date-value="2020-06-06" calcext:value-type="date">
            <text:p>6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93" calcext:value-type="float">
            <text:p>993</text:p>
          </table:table-cell>
          <table:table-cell table:style-name="ce21" office:value-type="date" office:date-value="2020-06-08" calcext:value-type="date">
            <text:p>8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22" calcext:value-type="float">
            <text:p>422</text:p>
          </table:table-cell>
          <table:table-cell table:style-name="ce21" office:value-type="date" office:date-value="2020-06-09" calcext:value-type="date">
            <text:p>9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85.5" calcext:value-type="float">
            <text:p>685,5</text:p>
          </table:table-cell>
          <table:table-cell table:style-name="ce21" office:value-type="date" office:date-value="2020-06-10" calcext:value-type="date">
            <text:p>10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21" office:value-type="date" office:date-value="2020-06-10" calcext:value-type="date">
            <text:p>10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90.5" calcext:value-type="float">
            <text:p>1290,5</text:p>
          </table:table-cell>
          <table:table-cell table:style-name="ce21" office:value-type="date" office:date-value="2020-06-12" calcext:value-type="date">
            <text:p>12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62" calcext:value-type="float">
            <text:p>962</text:p>
          </table:table-cell>
          <table:table-cell table:style-name="ce21" office:value-type="date" office:date-value="2020-06-13" calcext:value-type="date">
            <text:p>13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86.5" calcext:value-type="float">
            <text:p>1186,5</text:p>
          </table:table-cell>
          <table:table-cell table:style-name="ce21" office:value-type="date" office:date-value="2020-06-13" calcext:value-type="date">
            <text:p>13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786" calcext:value-type="float">
            <text:p>1786</text:p>
          </table:table-cell>
          <table:table-cell table:style-name="ce21" office:value-type="date" office:date-value="2020-06-13" calcext:value-type="date">
            <text:p>13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50.5" calcext:value-type="float">
            <text:p>1950,5</text:p>
          </table:table-cell>
          <table:table-cell table:style-name="ce21" office:value-type="date" office:date-value="2020-06-15" calcext:value-type="date">
            <text:p>15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44.5" calcext:value-type="float">
            <text:p>544,5</text:p>
          </table:table-cell>
          <table:table-cell table:style-name="ce21" office:value-type="date" office:date-value="2020-06-16" calcext:value-type="date">
            <text:p>16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30.5" calcext:value-type="float">
            <text:p>930,5</text:p>
          </table:table-cell>
          <table:table-cell table:style-name="ce21" office:value-type="date" office:date-value="2020-06-16" calcext:value-type="date">
            <text:p>16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03" calcext:value-type="float">
            <text:p>603</text:p>
          </table:table-cell>
          <table:table-cell table:style-name="ce21" office:value-type="date" office:date-value="2020-06-17" calcext:value-type="date">
            <text:p>17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38.5" calcext:value-type="float">
            <text:p>1038,5</text:p>
          </table:table-cell>
          <table:table-cell table:style-name="ce21" office:value-type="date" office:date-value="2020-06-18" calcext:value-type="date">
            <text:p>18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22.5" calcext:value-type="float">
            <text:p>522,5</text:p>
          </table:table-cell>
          <table:table-cell table:style-name="ce21" office:value-type="date" office:date-value="2020-06-19" calcext:value-type="date">
            <text:p>19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490.5" calcext:value-type="float">
            <text:p>2490,5</text:p>
          </table:table-cell>
          <table:table-cell table:style-name="ce21" office:value-type="date" office:date-value="2020-06-19" calcext:value-type="date">
            <text:p>19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21" office:value-type="date" office:date-value="2020-06-23" calcext:value-type="date">
            <text:p>23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29" calcext:value-type="float">
            <text:p>1029</text:p>
          </table:table-cell>
          <table:table-cell table:style-name="ce21" office:value-type="date" office:date-value="2020-06-24" calcext:value-type="date">
            <text:p>24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65" calcext:value-type="float">
            <text:p>365</text:p>
          </table:table-cell>
          <table:table-cell table:style-name="ce21" office:value-type="date" office:date-value="2020-06-27" calcext:value-type="date">
            <text:p>27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99.5" calcext:value-type="float">
            <text:p>499,5</text:p>
          </table:table-cell>
          <table:table-cell table:style-name="ce21" office:value-type="date" office:date-value="2020-06-27" calcext:value-type="date">
            <text:p>27.06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72" calcext:value-type="float">
            <text:p>1272</text:p>
          </table:table-cell>
          <table:table-cell table:style-name="ce21" office:value-type="date" office:date-value="2020-07-09" calcext:value-type="date">
            <text:p>9.07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320.4" calcext:value-type="float">
            <text:p>2320,4</text:p>
          </table:table-cell>
          <table:table-cell table:style-name="ce21" office:value-type="date" office:date-value="2020-07-10" calcext:value-type="date">
            <text:p>10.07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42" calcext:value-type="float">
            <text:p>742</text:p>
          </table:table-cell>
          <table:table-cell table:style-name="ce21" office:value-type="date" office:date-value="2020-07-10" calcext:value-type="date">
            <text:p>10.07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78" calcext:value-type="float">
            <text:p>278</text:p>
          </table:table-cell>
          <table:table-cell table:style-name="ce21" office:value-type="date" office:date-value="2020-09-03" calcext:value-type="date">
            <text:p>3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665" calcext:value-type="float">
            <text:p>5665</text:p>
          </table:table-cell>
          <table:table-cell table:style-name="ce21" office:value-type="date" office:date-value="2020-09-11" calcext:value-type="date">
            <text:p>11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35.5" calcext:value-type="float">
            <text:p>835,5</text:p>
          </table:table-cell>
          <table:table-cell table:style-name="ce21" office:value-type="date" office:date-value="2020-09-18" calcext:value-type="date">
            <text:p>18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70" calcext:value-type="float">
            <text:p>970</text:p>
          </table:table-cell>
          <table:table-cell table:style-name="ce21" office:value-type="date" office:date-value="2020-09-22" calcext:value-type="date">
            <text:p>22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64.5" calcext:value-type="float">
            <text:p>764,5</text:p>
          </table:table-cell>
          <table:table-cell table:style-name="ce21" office:value-type="date" office:date-value="2020-09-23" calcext:value-type="date">
            <text:p>23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990.5" calcext:value-type="float">
            <text:p>990,5</text:p>
          </table:table-cell>
          <table:table-cell table:style-name="ce21" office:value-type="date" office:date-value="2020-09-26" calcext:value-type="date">
            <text:p>26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35.5" calcext:value-type="float">
            <text:p>1535,5</text:p>
          </table:table-cell>
          <table:table-cell table:style-name="ce21" office:value-type="date" office:date-value="2020-09-26" calcext:value-type="date">
            <text:p>26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23" calcext:value-type="float">
            <text:p>623</text:p>
          </table:table-cell>
          <table:table-cell table:style-name="ce21" office:value-type="date" office:date-value="2020-09-28" calcext:value-type="date">
            <text:p>28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724" calcext:value-type="float">
            <text:p>2724</text:p>
          </table:table-cell>
          <table:table-cell table:style-name="ce21" office:value-type="date" office:date-value="2020-09-28" calcext:value-type="date">
            <text:p>28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27" calcext:value-type="float">
            <text:p>627</text:p>
          </table:table-cell>
          <table:table-cell table:style-name="ce21" office:value-type="date" office:date-value="2020-09-30" calcext:value-type="date">
            <text:p>30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05" calcext:value-type="float">
            <text:p>1305</text:p>
          </table:table-cell>
          <table:table-cell table:style-name="ce21" office:value-type="date" office:date-value="2020-09-30" calcext:value-type="date">
            <text:p>30.09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19.5" calcext:value-type="float">
            <text:p>1319,5</text:p>
          </table:table-cell>
          <table:table-cell table:style-name="ce21" office:value-type="date" office:date-value="2020-10-01" calcext:value-type="date">
            <text:p>1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62" calcext:value-type="float">
            <text:p>1862</text:p>
          </table:table-cell>
          <table:table-cell table:style-name="ce21" office:value-type="date" office:date-value="2020-10-01" calcext:value-type="date">
            <text:p>1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54.5" calcext:value-type="float">
            <text:p>1954,5</text:p>
          </table:table-cell>
          <table:table-cell table:style-name="ce21" office:value-type="date" office:date-value="2020-10-02" calcext:value-type="date">
            <text:p>2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40.5" calcext:value-type="float">
            <text:p>640,5</text:p>
          </table:table-cell>
          <table:table-cell table:style-name="ce21" office:value-type="date" office:date-value="2020-10-02" calcext:value-type="date">
            <text:p>2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26.5" calcext:value-type="float">
            <text:p>1026,5</text:p>
          </table:table-cell>
          <table:table-cell table:style-name="ce21" office:value-type="date" office:date-value="2020-10-02" calcext:value-type="date">
            <text:p>2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21" office:value-type="date" office:date-value="2020-10-02" calcext:value-type="date">
            <text:p>2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95" calcext:value-type="float">
            <text:p>1095</text:p>
          </table:table-cell>
          <table:table-cell table:style-name="ce21" office:value-type="date" office:date-value="2020-10-03" calcext:value-type="date">
            <text:p>3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60" calcext:value-type="float">
            <text:p>1560</text:p>
          </table:table-cell>
          <table:table-cell table:style-name="ce21" office:value-type="date" office:date-value="2020-10-03" calcext:value-type="date">
            <text:p>3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16.5" calcext:value-type="float">
            <text:p>816,5</text:p>
          </table:table-cell>
          <table:table-cell table:style-name="ce21" office:value-type="date" office:date-value="2020-10-03" calcext:value-type="date">
            <text:p>3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019.5" calcext:value-type="float">
            <text:p>3019,5</text:p>
          </table:table-cell>
          <table:table-cell table:style-name="ce21" office:value-type="date" office:date-value="2020-10-03" calcext:value-type="date">
            <text:p>3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12.5" calcext:value-type="float">
            <text:p>312,5</text:p>
          </table:table-cell>
          <table:table-cell table:style-name="ce21" office:value-type="date" office:date-value="2020-10-05" calcext:value-type="date">
            <text:p>5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18.5" calcext:value-type="float">
            <text:p>1418,5</text:p>
          </table:table-cell>
          <table:table-cell table:style-name="ce21" office:value-type="date" office:date-value="2020-10-05" calcext:value-type="date">
            <text:p>5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924" calcext:value-type="float">
            <text:p>2924</text:p>
          </table:table-cell>
          <table:table-cell table:style-name="ce21" office:value-type="date" office:date-value="2020-10-06" calcext:value-type="date">
            <text:p>6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94.5" calcext:value-type="float">
            <text:p>1894,5</text:p>
          </table:table-cell>
          <table:table-cell table:style-name="ce21" office:value-type="date" office:date-value="2020-10-06" calcext:value-type="date">
            <text:p>6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16" calcext:value-type="float">
            <text:p>1116</text:p>
          </table:table-cell>
          <table:table-cell table:style-name="ce21" office:value-type="date" office:date-value="2020-10-06" calcext:value-type="date">
            <text:p>6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94.5" calcext:value-type="float">
            <text:p>694,5</text:p>
          </table:table-cell>
          <table:table-cell table:style-name="ce21" office:value-type="date" office:date-value="2020-10-07" calcext:value-type="date">
            <text:p>7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499" calcext:value-type="float">
            <text:p>499</text:p>
          </table:table-cell>
          <table:table-cell table:style-name="ce21" office:value-type="date" office:date-value="2020-10-07" calcext:value-type="date">
            <text:p>7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440.5" calcext:value-type="float">
            <text:p>440,5</text:p>
          </table:table-cell>
          <table:table-cell table:style-name="ce21" office:value-type="date" office:date-value="2020-10-07" calcext:value-type="date">
            <text:p>7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4055" calcext:value-type="float">
            <text:p>4055</text:p>
          </table:table-cell>
          <table:table-cell table:style-name="ce21" office:value-type="date" office:date-value="2020-10-07" calcext:value-type="date">
            <text:p>7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880" calcext:value-type="float">
            <text:p>880</text:p>
          </table:table-cell>
          <table:table-cell table:style-name="ce21" office:value-type="date" office:date-value="2020-10-08" calcext:value-type="date">
            <text:p>8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204" calcext:value-type="float">
            <text:p>1204</text:p>
          </table:table-cell>
          <table:table-cell table:style-name="ce21" office:value-type="date" office:date-value="2020-10-08" calcext:value-type="date">
            <text:p>8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048" calcext:value-type="float">
            <text:p>1048</text:p>
          </table:table-cell>
          <table:table-cell table:style-name="ce21" office:value-type="date" office:date-value="2020-10-08" calcext:value-type="date">
            <text:p>8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447" calcext:value-type="float">
            <text:p>447</text:p>
          </table:table-cell>
          <table:table-cell table:style-name="ce21" office:value-type="date" office:date-value="2020-10-09" calcext:value-type="date">
            <text:p>9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955" calcext:value-type="float">
            <text:p>955</text:p>
          </table:table-cell>
          <table:table-cell table:style-name="ce21" office:value-type="date" office:date-value="2020-10-09" calcext:value-type="date">
            <text:p>9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15.5" calcext:value-type="float">
            <text:p>715,5</text:p>
          </table:table-cell>
          <table:table-cell table:style-name="ce21" office:value-type="date" office:date-value="2020-10-09" calcext:value-type="date">
            <text:p>9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050.5" calcext:value-type="float">
            <text:p>1050,5</text:p>
          </table:table-cell>
          <table:table-cell table:style-name="ce21" office:value-type="date" office:date-value="2020-10-09" calcext:value-type="date">
            <text:p>9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86" calcext:value-type="float">
            <text:p>586</text:p>
          </table:table-cell>
          <table:table-cell table:style-name="ce21" office:value-type="date" office:date-value="2020-10-09" calcext:value-type="date">
            <text:p>9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690" calcext:value-type="float">
            <text:p>1690</text:p>
          </table:table-cell>
          <table:table-cell table:style-name="ce21" office:value-type="date" office:date-value="2020-10-10" calcext:value-type="date">
            <text:p>10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51.5" calcext:value-type="float">
            <text:p>551,5</text:p>
          </table:table-cell>
          <table:table-cell table:style-name="ce21" office:value-type="date" office:date-value="2020-10-10" calcext:value-type="date">
            <text:p>10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96.5" calcext:value-type="float">
            <text:p>596,5</text:p>
          </table:table-cell>
          <table:table-cell table:style-name="ce21" office:value-type="date" office:date-value="2020-10-12" calcext:value-type="date">
            <text:p>12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129" calcext:value-type="float">
            <text:p>1129</text:p>
          </table:table-cell>
          <table:table-cell table:style-name="ce21" office:value-type="date" office:date-value="2020-10-12" calcext:value-type="date">
            <text:p>12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2400" calcext:value-type="float">
            <text:p>2400</text:p>
          </table:table-cell>
          <table:table-cell table:style-name="ce21" office:value-type="date" office:date-value="2020-10-12" calcext:value-type="date">
            <text:p>12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05.5" calcext:value-type="float">
            <text:p>605,5</text:p>
          </table:table-cell>
          <table:table-cell table:style-name="ce21" office:value-type="date" office:date-value="2020-10-12" calcext:value-type="date">
            <text:p>12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649" calcext:value-type="float">
            <text:p>1649</text:p>
          </table:table-cell>
          <table:table-cell table:style-name="ce21" office:value-type="date" office:date-value="2020-10-13" calcext:value-type="date">
            <text:p>13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15.5" calcext:value-type="float">
            <text:p>715,5</text:p>
          </table:table-cell>
          <table:table-cell table:style-name="ce21" office:value-type="date" office:date-value="2020-10-14" calcext:value-type="date">
            <text:p>14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28" calcext:value-type="float">
            <text:p>628</text:p>
          </table:table-cell>
          <table:table-cell table:style-name="ce21" office:value-type="date" office:date-value="2020-10-15" calcext:value-type="date">
            <text:p>15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16.5" calcext:value-type="float">
            <text:p>516,5</text:p>
          </table:table-cell>
          <table:table-cell table:style-name="ce21" office:value-type="date" office:date-value="2020-10-15" calcext:value-type="date">
            <text:p>15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84" calcext:value-type="float">
            <text:p>584</text:p>
          </table:table-cell>
          <table:table-cell table:style-name="ce21" office:value-type="date" office:date-value="2020-10-16" calcext:value-type="date">
            <text:p>16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13" calcext:value-type="float">
            <text:p>613</text:p>
          </table:table-cell>
          <table:table-cell table:style-name="ce21" office:value-type="date" office:date-value="2020-10-17" calcext:value-type="date">
            <text:p>17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639" calcext:value-type="float">
            <text:p>1639</text:p>
          </table:table-cell>
          <table:table-cell table:style-name="ce21" office:value-type="date" office:date-value="2020-10-20" calcext:value-type="date">
            <text:p>20.10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91.5" calcext:value-type="float">
            <text:p>691,5</text:p>
          </table:table-cell>
          <table:table-cell table:style-name="ce21" office:value-type="date" office:date-value="2020-10-20" calcext:value-type="date">
            <text:p>20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8.8" calcext:value-type="float">
            <text:p>198,8</text:p>
          </table:table-cell>
          <table:table-cell table:style-name="ce21" office:value-type="date" office:date-value="2020-10-23" calcext:value-type="date">
            <text:p>23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11" calcext:value-type="float">
            <text:p>511</text:p>
          </table:table-cell>
          <table:table-cell table:style-name="ce21" office:value-type="date" office:date-value="2020-10-23" calcext:value-type="date">
            <text:p>23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83" calcext:value-type="float">
            <text:p>383</text:p>
          </table:table-cell>
          <table:table-cell table:style-name="ce21" office:value-type="date" office:date-value="2020-10-23" calcext:value-type="date">
            <text:p>23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61" calcext:value-type="float">
            <text:p>561</text:p>
          </table:table-cell>
          <table:table-cell table:style-name="ce21" office:value-type="date" office:date-value="2020-10-24" calcext:value-type="date">
            <text:p>24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321" calcext:value-type="float">
            <text:p>2321</text:p>
          </table:table-cell>
          <table:table-cell table:style-name="ce21" office:value-type="date" office:date-value="2020-10-24" calcext:value-type="date">
            <text:p>24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43.5" calcext:value-type="float">
            <text:p>343,5</text:p>
          </table:table-cell>
          <table:table-cell table:style-name="ce21" office:value-type="date" office:date-value="2020-10-26" calcext:value-type="date">
            <text:p>26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40" calcext:value-type="float">
            <text:p>440</text:p>
          </table:table-cell>
          <table:table-cell table:style-name="ce21" office:value-type="date" office:date-value="2020-10-26" calcext:value-type="date">
            <text:p>26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21" office:value-type="date" office:date-value="2020-10-27" calcext:value-type="date">
            <text:p>27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51" calcext:value-type="float">
            <text:p>651</text:p>
          </table:table-cell>
          <table:table-cell table:style-name="ce21" office:value-type="date" office:date-value="2020-10-28" calcext:value-type="date">
            <text:p>28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14.5" calcext:value-type="float">
            <text:p>1014,5</text:p>
          </table:table-cell>
          <table:table-cell table:style-name="ce21" office:value-type="date" office:date-value="2020-10-28" calcext:value-type="date">
            <text:p>28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94" calcext:value-type="float">
            <text:p>294</text:p>
          </table:table-cell>
          <table:table-cell table:style-name="ce21" office:value-type="date" office:date-value="2020-10-29" calcext:value-type="date">
            <text:p>29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74" calcext:value-type="float">
            <text:p>1674</text:p>
          </table:table-cell>
          <table:table-cell table:style-name="ce21" office:value-type="date" office:date-value="2020-10-29" calcext:value-type="date">
            <text:p>29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23" calcext:value-type="float">
            <text:p>823</text:p>
          </table:table-cell>
          <table:table-cell table:style-name="ce21" office:value-type="date" office:date-value="2020-10-30" calcext:value-type="date">
            <text:p>30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37.5" calcext:value-type="float">
            <text:p>1937,5</text:p>
          </table:table-cell>
          <table:table-cell table:style-name="ce21" office:value-type="date" office:date-value="2020-10-30" calcext:value-type="date">
            <text:p>30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877" calcext:value-type="float">
            <text:p>2877</text:p>
          </table:table-cell>
          <table:table-cell table:style-name="ce21" office:value-type="date" office:date-value="2020-10-31" calcext:value-type="date">
            <text:p>31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260" calcext:value-type="float">
            <text:p>2260</text:p>
          </table:table-cell>
          <table:table-cell table:style-name="ce21" office:value-type="date" office:date-value="2020-10-31" calcext:value-type="date">
            <text:p>31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3.5" calcext:value-type="float">
            <text:p>733,5</text:p>
          </table:table-cell>
          <table:table-cell table:style-name="ce21" office:value-type="date" office:date-value="2020-10-31" calcext:value-type="date">
            <text:p>31.10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21" calcext:value-type="float">
            <text:p>521</text:p>
          </table:table-cell>
          <table:table-cell table:style-name="ce21" office:value-type="date" office:date-value="2020-11-03" calcext:value-type="date">
            <text:p>3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48.5" calcext:value-type="float">
            <text:p>848,5</text:p>
          </table:table-cell>
          <table:table-cell table:style-name="ce21" office:value-type="date" office:date-value="2020-11-03" calcext:value-type="date">
            <text:p>3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80.5" calcext:value-type="float">
            <text:p>1480,5</text:p>
          </table:table-cell>
          <table:table-cell table:style-name="ce21" office:value-type="date" office:date-value="2020-11-03" calcext:value-type="date">
            <text:p>3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38" calcext:value-type="float">
            <text:p>738</text:p>
          </table:table-cell>
          <table:table-cell table:style-name="ce21" office:value-type="date" office:date-value="2020-11-03" calcext:value-type="date">
            <text:p>3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14" calcext:value-type="float">
            <text:p>714</text:p>
          </table:table-cell>
          <table:table-cell table:style-name="ce21" office:value-type="date" office:date-value="2020-11-04" calcext:value-type="date">
            <text:p>4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05" calcext:value-type="float">
            <text:p>505</text:p>
          </table:table-cell>
          <table:table-cell table:style-name="ce21" office:value-type="date" office:date-value="2020-11-04" calcext:value-type="date">
            <text:p>4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47" calcext:value-type="float">
            <text:p>547</text:p>
          </table:table-cell>
          <table:table-cell table:style-name="ce21" office:value-type="date" office:date-value="2020-11-04" calcext:value-type="date">
            <text:p>4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21" calcext:value-type="float">
            <text:p>1521</text:p>
          </table:table-cell>
          <table:table-cell table:style-name="ce21" office:value-type="date" office:date-value="2020-11-04" calcext:value-type="date">
            <text:p>4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11.5" calcext:value-type="float">
            <text:p>711,5</text:p>
          </table:table-cell>
          <table:table-cell table:style-name="ce21" office:value-type="date" office:date-value="2020-11-04" calcext:value-type="date">
            <text:p>4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45.5" calcext:value-type="float">
            <text:p>1545,5</text:p>
          </table:table-cell>
          <table:table-cell table:style-name="ce21" office:value-type="date" office:date-value="2020-11-05" calcext:value-type="date">
            <text:p>5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30" calcext:value-type="float">
            <text:p>1630</text:p>
          </table:table-cell>
          <table:table-cell table:style-name="ce21" office:value-type="date" office:date-value="2020-11-05" calcext:value-type="date">
            <text:p>5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79" calcext:value-type="float">
            <text:p>1279</text:p>
          </table:table-cell>
          <table:table-cell table:style-name="ce21" office:value-type="date" office:date-value="2020-11-05" calcext:value-type="date">
            <text:p>5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28.5" calcext:value-type="float">
            <text:p>1428,5</text:p>
          </table:table-cell>
          <table:table-cell table:style-name="ce21" office:value-type="date" office:date-value="2020-11-06" calcext:value-type="date">
            <text:p>6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05" calcext:value-type="float">
            <text:p>505</text:p>
          </table:table-cell>
          <table:table-cell table:style-name="ce21" office:value-type="date" office:date-value="2020-11-06" calcext:value-type="date">
            <text:p>6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84.5" calcext:value-type="float">
            <text:p>584,5</text:p>
          </table:table-cell>
          <table:table-cell table:style-name="ce21" office:value-type="date" office:date-value="2020-11-07" calcext:value-type="date">
            <text:p>7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58.3" calcext:value-type="float">
            <text:p>658,3</text:p>
          </table:table-cell>
          <table:table-cell table:style-name="ce21" office:value-type="date" office:date-value="2020-11-07" calcext:value-type="date">
            <text:p>7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77.5" calcext:value-type="float">
            <text:p>477,5</text:p>
          </table:table-cell>
          <table:table-cell table:style-name="ce21" office:value-type="date" office:date-value="2020-11-07" calcext:value-type="date">
            <text:p>7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35" calcext:value-type="float">
            <text:p>635</text:p>
          </table:table-cell>
          <table:table-cell table:style-name="ce21" office:value-type="date" office:date-value="2020-11-07" calcext:value-type="date">
            <text:p>7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30.5" calcext:value-type="float">
            <text:p>1930,5</text:p>
          </table:table-cell>
          <table:table-cell table:style-name="ce21" office:value-type="date" office:date-value="2020-11-09" calcext:value-type="date">
            <text:p>9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549.5" calcext:value-type="float">
            <text:p>1549,5</text:p>
          </table:table-cell>
          <table:table-cell table:style-name="ce21" office:value-type="date" office:date-value="2020-11-09" calcext:value-type="date">
            <text:p>9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330" calcext:value-type="float">
            <text:p>1330</text:p>
          </table:table-cell>
          <table:table-cell table:style-name="ce21" office:value-type="date" office:date-value="2020-11-09" calcext:value-type="date">
            <text:p>9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274.5" calcext:value-type="float">
            <text:p>1274,5</text:p>
          </table:table-cell>
          <table:table-cell table:style-name="ce21" office:value-type="date" office:date-value="2020-11-09" calcext:value-type="date">
            <text:p>9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95.5" calcext:value-type="float">
            <text:p>1995,5</text:p>
          </table:table-cell>
          <table:table-cell table:style-name="ce21" office:value-type="date" office:date-value="2020-11-09" calcext:value-type="date">
            <text:p>9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531" calcext:value-type="float">
            <text:p>531</text:p>
          </table:table-cell>
          <table:table-cell table:style-name="ce21" office:value-type="date" office:date-value="2020-11-12" calcext:value-type="date">
            <text:p>12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22.5" calcext:value-type="float">
            <text:p>422,5</text:p>
          </table:table-cell>
          <table:table-cell table:style-name="ce21" office:value-type="date" office:date-value="2020-11-14" calcext:value-type="date">
            <text:p>14.11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82" calcext:value-type="float">
            <text:p>1482</text:p>
          </table:table-cell>
          <table:table-cell table:style-name="ce21" office:value-type="date" office:date-value="2020-11-14" calcext:value-type="date">
            <text:p>14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957.5" calcext:value-type="float">
            <text:p>957,5</text:p>
          </table:table-cell>
          <table:table-cell table:style-name="ce21" office:value-type="date" office:date-value="2020-11-14" calcext:value-type="date">
            <text:p>14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61" calcext:value-type="float">
            <text:p>561</text:p>
          </table:table-cell>
          <table:table-cell table:style-name="ce21" office:value-type="date" office:date-value="2020-11-14" calcext:value-type="date">
            <text:p>14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813" calcext:value-type="float">
            <text:p>813</text:p>
          </table:table-cell>
          <table:table-cell table:style-name="ce21" office:value-type="date" office:date-value="2020-11-16" calcext:value-type="date">
            <text:p>16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848.5" calcext:value-type="float">
            <text:p>848,5</text:p>
          </table:table-cell>
          <table:table-cell table:style-name="ce21" office:value-type="date" office:date-value="2020-11-17" calcext:value-type="date">
            <text:p>17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394" calcext:value-type="float">
            <text:p>1394</text:p>
          </table:table-cell>
          <table:table-cell table:style-name="ce21" office:value-type="date" office:date-value="2020-11-17" calcext:value-type="date">
            <text:p>17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510.5" calcext:value-type="float">
            <text:p>1510,5</text:p>
          </table:table-cell>
          <table:table-cell table:style-name="ce21" office:value-type="date" office:date-value="2020-11-17" calcext:value-type="date">
            <text:p>17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96" calcext:value-type="float">
            <text:p>696</text:p>
          </table:table-cell>
          <table:table-cell table:style-name="ce21" office:value-type="date" office:date-value="2020-11-18" calcext:value-type="date">
            <text:p>18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914" calcext:value-type="float">
            <text:p>1914</text:p>
          </table:table-cell>
          <table:table-cell table:style-name="ce21" office:value-type="date" office:date-value="2020-11-19" calcext:value-type="date">
            <text:p>19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84.5" calcext:value-type="float">
            <text:p>384,5</text:p>
          </table:table-cell>
          <table:table-cell table:style-name="ce21" office:value-type="date" office:date-value="2020-11-19" calcext:value-type="date">
            <text:p>19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63.5" calcext:value-type="float">
            <text:p>763,5</text:p>
          </table:table-cell>
          <table:table-cell table:style-name="ce21" office:value-type="date" office:date-value="2020-11-20" calcext:value-type="date">
            <text:p>20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2389" calcext:value-type="float">
            <text:p>2389</text:p>
          </table:table-cell>
          <table:table-cell table:style-name="ce21" office:value-type="date" office:date-value="2020-11-20" calcext:value-type="date">
            <text:p>20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567.5" calcext:value-type="float">
            <text:p>1567,5</text:p>
          </table:table-cell>
          <table:table-cell table:style-name="ce21" office:value-type="date" office:date-value="2020-11-20" calcext:value-type="date">
            <text:p>20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850.5" calcext:value-type="float">
            <text:p>850,5</text:p>
          </table:table-cell>
          <table:table-cell table:style-name="ce21" office:value-type="date" office:date-value="2020-11-21" calcext:value-type="date">
            <text:p>21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2183" calcext:value-type="float">
            <text:p>2183</text:p>
          </table:table-cell>
          <table:table-cell table:style-name="ce21" office:value-type="date" office:date-value="2020-11-23" calcext:value-type="date">
            <text:p>23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60" calcext:value-type="float">
            <text:p>760</text:p>
          </table:table-cell>
          <table:table-cell table:style-name="ce21" office:value-type="date" office:date-value="2020-11-23" calcext:value-type="date">
            <text:p>23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368" calcext:value-type="float">
            <text:p>3368</text:p>
          </table:table-cell>
          <table:table-cell table:style-name="ce21" office:value-type="date" office:date-value="2020-11-26" calcext:value-type="date">
            <text:p>26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468.5" calcext:value-type="float">
            <text:p>468,5</text:p>
          </table:table-cell>
          <table:table-cell table:style-name="ce21" office:value-type="date" office:date-value="2020-11-26" calcext:value-type="date">
            <text:p>26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05" calcext:value-type="float">
            <text:p>705</text:p>
          </table:table-cell>
          <table:table-cell table:style-name="ce21" office:value-type="date" office:date-value="2020-11-26" calcext:value-type="date">
            <text:p>26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85.5" calcext:value-type="float">
            <text:p>385,5</text:p>
          </table:table-cell>
          <table:table-cell table:style-name="ce21" office:value-type="date" office:date-value="2020-11-27" calcext:value-type="date">
            <text:p>27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537" calcext:value-type="float">
            <text:p>537</text:p>
          </table:table-cell>
          <table:table-cell table:style-name="ce21" office:value-type="date" office:date-value="2020-11-27" calcext:value-type="date">
            <text:p>27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98" calcext:value-type="float">
            <text:p>798</text:p>
          </table:table-cell>
          <table:table-cell table:style-name="ce21" office:value-type="date" office:date-value="2020-11-27" calcext:value-type="date">
            <text:p>27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009.5" calcext:value-type="float">
            <text:p>3009,5</text:p>
          </table:table-cell>
          <table:table-cell table:style-name="ce21" office:value-type="date" office:date-value="2020-11-27" calcext:value-type="date">
            <text:p>27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983.5" calcext:value-type="float">
            <text:p>1983,5</text:p>
          </table:table-cell>
          <table:table-cell table:style-name="ce21" office:value-type="date" office:date-value="2020-11-28" calcext:value-type="date">
            <text:p>28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213" calcext:value-type="float">
            <text:p>1213</text:p>
          </table:table-cell>
          <table:table-cell table:style-name="ce21" office:value-type="date" office:date-value="2020-11-28" calcext:value-type="date">
            <text:p>28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462.5" calcext:value-type="float">
            <text:p>3462,5</text:p>
          </table:table-cell>
          <table:table-cell table:style-name="ce21" office:value-type="date" office:date-value="2020-11-28" calcext:value-type="date">
            <text:p>28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738.5" calcext:value-type="float">
            <text:p>1738,5</text:p>
          </table:table-cell>
          <table:table-cell table:style-name="ce21" office:value-type="date" office:date-value="2020-11-30" calcext:value-type="date">
            <text:p>30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2923" calcext:value-type="float">
            <text:p>2923</text:p>
          </table:table-cell>
          <table:table-cell table:style-name="ce21" office:value-type="date" office:date-value="2020-11-30" calcext:value-type="date">
            <text:p>30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351.5" calcext:value-type="float">
            <text:p>1351,5</text:p>
          </table:table-cell>
          <table:table-cell table:style-name="ce21" office:value-type="date" office:date-value="2020-11-30" calcext:value-type="date">
            <text:p>30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60.5" calcext:value-type="float">
            <text:p>760,5</text:p>
          </table:table-cell>
          <table:table-cell table:style-name="ce21" office:value-type="date" office:date-value="2020-11-30" calcext:value-type="date">
            <text:p>30.11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423.5" calcext:value-type="float">
            <text:p>1423,5</text:p>
          </table:table-cell>
          <table:table-cell table:style-name="ce21" office:value-type="date" office:date-value="2020-12-01" calcext:value-type="date">
            <text:p>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448" calcext:value-type="float">
            <text:p>1448</text:p>
          </table:table-cell>
          <table:table-cell table:style-name="ce21" office:value-type="date" office:date-value="2020-12-01" calcext:value-type="date">
            <text:p>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58" calcext:value-type="float">
            <text:p>758</text:p>
          </table:table-cell>
          <table:table-cell table:style-name="ce21" office:value-type="date" office:date-value="2020-12-01" calcext:value-type="date">
            <text:p>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057.5" calcext:value-type="float">
            <text:p>1057,5</text:p>
          </table:table-cell>
          <table:table-cell table:style-name="ce21" office:value-type="date" office:date-value="2020-12-01" calcext:value-type="date">
            <text:p>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4748" calcext:value-type="float">
            <text:p>4748</text:p>
          </table:table-cell>
          <table:table-cell table:style-name="ce21" office:value-type="date" office:date-value="2020-12-02" calcext:value-type="date">
            <text:p>2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56" calcext:value-type="float">
            <text:p>1056</text:p>
          </table:table-cell>
          <table:table-cell table:style-name="ce21" office:value-type="date" office:date-value="2020-12-03" calcext:value-type="date">
            <text:p>3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91" calcext:value-type="float">
            <text:p>891</text:p>
          </table:table-cell>
          <table:table-cell table:style-name="ce21" office:value-type="date" office:date-value="2020-12-04" calcext:value-type="date">
            <text:p>4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61.5" calcext:value-type="float">
            <text:p>661,5</text:p>
          </table:table-cell>
          <table:table-cell table:style-name="ce21" office:value-type="date" office:date-value="2020-12-04" calcext:value-type="date">
            <text:p>4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15" calcext:value-type="float">
            <text:p>815</text:p>
          </table:table-cell>
          <table:table-cell table:style-name="ce21" office:value-type="date" office:date-value="2020-12-07" calcext:value-type="date">
            <text:p>7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48.5" calcext:value-type="float">
            <text:p>648,5</text:p>
          </table:table-cell>
          <table:table-cell table:style-name="ce21" office:value-type="date" office:date-value="2020-12-07" calcext:value-type="date">
            <text:p>7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003" calcext:value-type="float">
            <text:p>2003</text:p>
          </table:table-cell>
          <table:table-cell table:style-name="ce21" office:value-type="date" office:date-value="2020-12-09" calcext:value-type="date">
            <text:p>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68" calcext:value-type="float">
            <text:p>368</text:p>
          </table:table-cell>
          <table:table-cell table:style-name="ce21" office:value-type="date" office:date-value="2020-12-09" calcext:value-type="date">
            <text:p>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61.5" calcext:value-type="float">
            <text:p>1961,5</text:p>
          </table:table-cell>
          <table:table-cell table:style-name="ce21" office:value-type="date" office:date-value="2020-12-09" calcext:value-type="date">
            <text:p>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89" calcext:value-type="float">
            <text:p>889</text:p>
          </table:table-cell>
          <table:table-cell table:style-name="ce21" office:value-type="date" office:date-value="2020-12-10" calcext:value-type="date">
            <text:p>10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30" calcext:value-type="float">
            <text:p>1430</text:p>
          </table:table-cell>
          <table:table-cell table:style-name="ce21" office:value-type="date" office:date-value="2020-12-10" calcext:value-type="date">
            <text:p>10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43.5" calcext:value-type="float">
            <text:p>1643,5</text:p>
          </table:table-cell>
          <table:table-cell table:style-name="ce21" office:value-type="date" office:date-value="2020-12-10" calcext:value-type="date">
            <text:p>10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2183" calcext:value-type="float">
            <text:p>2183</text:p>
          </table:table-cell>
          <table:table-cell table:style-name="ce21" office:value-type="date" office:date-value="2020-12-11" calcext:value-type="date">
            <text:p>11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30.5" calcext:value-type="float">
            <text:p>630,5</text:p>
          </table:table-cell>
          <table:table-cell table:style-name="ce21" office:value-type="date" office:date-value="2020-12-11" calcext:value-type="date">
            <text:p>11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78" calcext:value-type="float">
            <text:p>878</text:p>
          </table:table-cell>
          <table:table-cell table:style-name="ce21" office:value-type="date" office:date-value="2020-12-11" calcext:value-type="date">
            <text:p>11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68" calcext:value-type="float">
            <text:p>668</text:p>
          </table:table-cell>
          <table:table-cell table:style-name="ce21" office:value-type="date" office:date-value="2020-12-12" calcext:value-type="date">
            <text:p>12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424" calcext:value-type="float">
            <text:p>1424</text:p>
          </table:table-cell>
          <table:table-cell table:style-name="ce21" office:value-type="date" office:date-value="2020-12-12" calcext:value-type="date">
            <text:p>12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007" calcext:value-type="float">
            <text:p>1007</text:p>
          </table:table-cell>
          <table:table-cell table:style-name="ce21" office:value-type="date" office:date-value="2020-12-14" calcext:value-type="date">
            <text:p>14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880.5" calcext:value-type="float">
            <text:p>1880,5</text:p>
          </table:table-cell>
          <table:table-cell table:style-name="ce21" office:value-type="date" office:date-value="2020-12-14" calcext:value-type="date">
            <text:p>14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634" calcext:value-type="float">
            <text:p>1634</text:p>
          </table:table-cell>
          <table:table-cell table:style-name="ce21" office:value-type="date" office:date-value="2020-12-14" calcext:value-type="date">
            <text:p>14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392.8" calcext:value-type="float">
            <text:p>392,8</text:p>
          </table:table-cell>
          <table:table-cell table:style-name="ce21" office:value-type="date" office:date-value="2020-12-15" calcext:value-type="date">
            <text:p>15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776.5" calcext:value-type="float">
            <text:p>1776,5</text:p>
          </table:table-cell>
          <table:table-cell table:style-name="ce21" office:value-type="date" office:date-value="2020-12-15" calcext:value-type="date">
            <text:p>15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19.5" calcext:value-type="float">
            <text:p>1119,5</text:p>
          </table:table-cell>
          <table:table-cell table:style-name="ce21" office:value-type="date" office:date-value="2020-12-15" calcext:value-type="date">
            <text:p>15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4421.5" calcext:value-type="float">
            <text:p>4421,5</text:p>
          </table:table-cell>
          <table:table-cell table:style-name="ce21" office:value-type="date" office:date-value="2020-12-16" calcext:value-type="date">
            <text:p>16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29.5" calcext:value-type="float">
            <text:p>629,5</text:p>
          </table:table-cell>
          <table:table-cell table:style-name="ce21" office:value-type="date" office:date-value="2020-12-17" calcext:value-type="date">
            <text:p>17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874" calcext:value-type="float">
            <text:p>874</text:p>
          </table:table-cell>
          <table:table-cell table:style-name="ce21" office:value-type="date" office:date-value="2020-12-17" calcext:value-type="date">
            <text:p>17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32.5" calcext:value-type="float">
            <text:p>632,5</text:p>
          </table:table-cell>
          <table:table-cell table:style-name="ce21" office:value-type="date" office:date-value="2020-12-18" calcext:value-type="date">
            <text:p>18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56.5" calcext:value-type="float">
            <text:p>656,5</text:p>
          </table:table-cell>
          <table:table-cell table:style-name="ce21" office:value-type="date" office:date-value="2020-12-18" calcext:value-type="date">
            <text:p>18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17" calcext:value-type="float">
            <text:p>617</text:p>
          </table:table-cell>
          <table:table-cell table:style-name="ce21" office:value-type="date" office:date-value="2020-12-19" calcext:value-type="date">
            <text:p>19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362.5" calcext:value-type="float">
            <text:p>3362,5</text:p>
          </table:table-cell>
          <table:table-cell table:style-name="ce21" office:value-type="date" office:date-value="2020-12-19" calcext:value-type="date">
            <text:p>19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272" calcext:value-type="float">
            <text:p>1272</text:p>
          </table:table-cell>
          <table:table-cell table:style-name="ce21" office:value-type="date" office:date-value="2020-12-19" calcext:value-type="date">
            <text:p>19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315" calcext:value-type="float">
            <text:p>315</text:p>
          </table:table-cell>
          <table:table-cell table:style-name="ce21" office:value-type="date" office:date-value="2020-12-21" calcext:value-type="date">
            <text:p>2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730.5" calcext:value-type="float">
            <text:p>1730,5</text:p>
          </table:table-cell>
          <table:table-cell table:style-name="ce21" office:value-type="date" office:date-value="2020-12-21" calcext:value-type="date">
            <text:p>2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490" calcext:value-type="float">
            <text:p>490</text:p>
          </table:table-cell>
          <table:table-cell table:style-name="ce21" office:value-type="date" office:date-value="2020-12-21" calcext:value-type="date">
            <text:p>2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709.5" calcext:value-type="float">
            <text:p>709,5</text:p>
          </table:table-cell>
          <table:table-cell table:style-name="ce21" office:value-type="date" office:date-value="2020-12-21" calcext:value-type="date">
            <text:p>21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552" calcext:value-type="float">
            <text:p>1552</text:p>
          </table:table-cell>
          <table:table-cell table:style-name="ce21" office:value-type="date" office:date-value="2020-12-22" calcext:value-type="date">
            <text:p>22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50" calcext:value-type="float">
            <text:p>650</text:p>
          </table:table-cell>
          <table:table-cell table:style-name="ce21" office:value-type="date" office:date-value="2020-12-22" calcext:value-type="date">
            <text:p>22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914" calcext:value-type="float">
            <text:p>1914</text:p>
          </table:table-cell>
          <table:table-cell table:style-name="ce21" office:value-type="date" office:date-value="2020-12-22" calcext:value-type="date">
            <text:p>22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1975.5" calcext:value-type="float">
            <text:p>1975,5</text:p>
          </table:table-cell>
          <table:table-cell table:style-name="ce21" office:value-type="date" office:date-value="2020-12-22" calcext:value-type="date">
            <text:p>22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660.5" calcext:value-type="float">
            <text:p>660,5</text:p>
          </table:table-cell>
          <table:table-cell table:style-name="ce21" office:value-type="date" office:date-value="2020-12-28" calcext:value-type="date">
            <text:p>28.12.2020</text:p>
          </table:table-cell>
          <table:table-cell table:number-columns-repeated="1022"/>
        </table:table-row>
        <table:table-row table:style-name="ro1">
          <table:table-cell table:style-name="ce20" office:value-type="float" office:value="928.5" calcext:value-type="float">
            <text:p>928,5</text:p>
          </table:table-cell>
          <table:table-cell table:style-name="ce21" office:value-type="date" office:date-value="2020-12-29" calcext:value-type="date">
            <text:p>2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52" calcext:value-type="float">
            <text:p>752</text:p>
          </table:table-cell>
          <table:table-cell table:style-name="ce21" office:value-type="date" office:date-value="2020-12-29" calcext:value-type="date">
            <text:p>2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84" calcext:value-type="float">
            <text:p>684</text:p>
          </table:table-cell>
          <table:table-cell table:style-name="ce21" office:value-type="date" office:date-value="2020-12-29" calcext:value-type="date">
            <text:p>2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69.5" calcext:value-type="float">
            <text:p>869,5</text:p>
          </table:table-cell>
          <table:table-cell table:style-name="ce21" office:value-type="date" office:date-value="2020-12-29" calcext:value-type="date">
            <text:p>2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60.5" calcext:value-type="float">
            <text:p>1160,5</text:p>
          </table:table-cell>
          <table:table-cell table:style-name="ce21" office:value-type="date" office:date-value="2020-12-29" calcext:value-type="date">
            <text:p>29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693" calcext:value-type="float">
            <text:p>693</text:p>
          </table:table-cell>
          <table:table-cell table:style-name="ce21" office:value-type="date" office:date-value="2020-12-30" calcext:value-type="date">
            <text:p>30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150" calcext:value-type="float">
            <text:p>1150</text:p>
          </table:table-cell>
          <table:table-cell table:style-name="ce21" office:value-type="date" office:date-value="2020-12-31" calcext:value-type="date">
            <text:p>31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60.5" calcext:value-type="float">
            <text:p>760,5</text:p>
          </table:table-cell>
          <table:table-cell table:style-name="ce21" office:value-type="date" office:date-value="2020-12-31" calcext:value-type="date">
            <text:p>31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874" calcext:value-type="float">
            <text:p>874</text:p>
          </table:table-cell>
          <table:table-cell table:style-name="ce21" office:value-type="date" office:date-value="2020-12-31" calcext:value-type="date">
            <text:p>31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1962.5" calcext:value-type="float">
            <text:p>1962,5</text:p>
          </table:table-cell>
          <table:table-cell table:style-name="ce21" office:value-type="date" office:date-value="2020-12-31" calcext:value-type="date">
            <text:p>31.12.2020</text:p>
          </table:table-cell>
          <table:table-cell table:number-columns-repeated="1022"/>
        </table:table-row>
        <table:table-row table:style-name="ro1">
          <table:table-cell table:style-name="ce17" office:value-type="float" office:value="765" calcext:value-type="float">
            <text:p>765</text:p>
          </table:table-cell>
          <table:table-cell table:style-name="ce21" office:value-type="date" office:date-value="2021-01-02" calcext:value-type="date">
            <text:p>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46.5" calcext:value-type="float">
            <text:p>346,5</text:p>
          </table:table-cell>
          <table:table-cell table:style-name="ce21" office:value-type="date" office:date-value="2021-01-02" calcext:value-type="date">
            <text:p>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16" calcext:value-type="float">
            <text:p>1216</text:p>
          </table:table-cell>
          <table:table-cell table:style-name="ce21" office:value-type="date" office:date-value="2021-01-02" calcext:value-type="date">
            <text:p>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21" office:value-type="date" office:date-value="2021-01-04" calcext:value-type="date">
            <text:p>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5" calcext:value-type="float">
            <text:p>585</text:p>
          </table:table-cell>
          <table:table-cell table:style-name="ce21" office:value-type="date" office:date-value="2021-01-04" calcext:value-type="date">
            <text:p>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6.5" calcext:value-type="float">
            <text:p>896,5</text:p>
          </table:table-cell>
          <table:table-cell table:style-name="ce21" office:value-type="date" office:date-value="2021-01-04" calcext:value-type="date">
            <text:p>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11" calcext:value-type="float">
            <text:p>511</text:p>
          </table:table-cell>
          <table:table-cell table:style-name="ce21" office:value-type="date" office:date-value="2021-01-05" calcext:value-type="date">
            <text:p>5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41" calcext:value-type="float">
            <text:p>1041</text:p>
          </table:table-cell>
          <table:table-cell table:style-name="ce21" office:value-type="date" office:date-value="2021-01-05" calcext:value-type="date">
            <text:p>5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25" calcext:value-type="float">
            <text:p>1825</text:p>
          </table:table-cell>
          <table:table-cell table:style-name="ce21" office:value-type="date" office:date-value="2021-01-05" calcext:value-type="date">
            <text:p>5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15" calcext:value-type="float">
            <text:p>615</text:p>
          </table:table-cell>
          <table:table-cell table:style-name="ce21" office:value-type="date" office:date-value="2021-01-07" calcext:value-type="date">
            <text:p>7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21" office:value-type="date" office:date-value="2021-01-07" calcext:value-type="date">
            <text:p>7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4.5" calcext:value-type="float">
            <text:p>744,5</text:p>
          </table:table-cell>
          <table:table-cell table:style-name="ce21" office:value-type="date" office:date-value="2021-01-07" calcext:value-type="date">
            <text:p>7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68" calcext:value-type="float">
            <text:p>768</text:p>
          </table:table-cell>
          <table:table-cell table:style-name="ce21" office:value-type="date" office:date-value="2021-01-07" calcext:value-type="date">
            <text:p>7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3" calcext:value-type="float">
            <text:p>663</text:p>
          </table:table-cell>
          <table:table-cell table:style-name="ce21" office:value-type="date" office:date-value="2021-01-08" calcext:value-type="date">
            <text:p>8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38.5" calcext:value-type="float">
            <text:p>638,5</text:p>
          </table:table-cell>
          <table:table-cell table:style-name="ce21" office:value-type="date" office:date-value="2021-01-08" calcext:value-type="date">
            <text:p>8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79" calcext:value-type="float">
            <text:p>779</text:p>
          </table:table-cell>
          <table:table-cell table:style-name="ce21" office:value-type="date" office:date-value="2021-01-08" calcext:value-type="date">
            <text:p>8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5.5" calcext:value-type="float">
            <text:p>505,5</text:p>
          </table:table-cell>
          <table:table-cell table:style-name="ce21" office:value-type="date" office:date-value="2021-01-09" calcext:value-type="date">
            <text:p>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75" calcext:value-type="float">
            <text:p>1075</text:p>
          </table:table-cell>
          <table:table-cell table:style-name="ce21" office:value-type="date" office:date-value="2021-01-09" calcext:value-type="date">
            <text:p>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58" calcext:value-type="float">
            <text:p>458</text:p>
          </table:table-cell>
          <table:table-cell table:style-name="ce21" office:value-type="date" office:date-value="2021-01-09" calcext:value-type="date">
            <text:p>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08" calcext:value-type="float">
            <text:p>608</text:p>
          </table:table-cell>
          <table:table-cell table:style-name="ce21" office:value-type="date" office:date-value="2021-01-11" calcext:value-type="date">
            <text:p>11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54" calcext:value-type="float">
            <text:p>954</text:p>
          </table:table-cell>
          <table:table-cell table:style-name="ce21" office:value-type="date" office:date-value="2021-01-11" calcext:value-type="date">
            <text:p>11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05" calcext:value-type="float">
            <text:p>1005</text:p>
          </table:table-cell>
          <table:table-cell table:style-name="ce21" office:value-type="date" office:date-value="2021-01-11" calcext:value-type="date">
            <text:p>11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21.5" calcext:value-type="float">
            <text:p>921,5</text:p>
          </table:table-cell>
          <table:table-cell table:style-name="ce21" office:value-type="date" office:date-value="2021-01-11" calcext:value-type="date">
            <text:p>11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9.5" calcext:value-type="float">
            <text:p>699,5</text:p>
          </table:table-cell>
          <table:table-cell table:style-name="ce21" office:value-type="date" office:date-value="2021-01-12" calcext:value-type="date">
            <text:p>1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49.5" calcext:value-type="float">
            <text:p>949,5</text:p>
          </table:table-cell>
          <table:table-cell table:style-name="ce21" office:value-type="date" office:date-value="2021-01-12" calcext:value-type="date">
            <text:p>1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78" calcext:value-type="float">
            <text:p>878</text:p>
          </table:table-cell>
          <table:table-cell table:style-name="ce21" office:value-type="date" office:date-value="2021-01-12" calcext:value-type="date">
            <text:p>1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67.5" calcext:value-type="float">
            <text:p>1267,5</text:p>
          </table:table-cell>
          <table:table-cell table:style-name="ce21" office:value-type="date" office:date-value="2021-01-13" calcext:value-type="date">
            <text:p>1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table:style-name="ce21" office:value-type="date" office:date-value="2021-01-13" calcext:value-type="date">
            <text:p>1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8.5" calcext:value-type="float">
            <text:p>858,5</text:p>
          </table:table-cell>
          <table:table-cell table:style-name="ce21" office:value-type="date" office:date-value="2021-01-13" calcext:value-type="date">
            <text:p>1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2.5" calcext:value-type="float">
            <text:p>892,5</text:p>
          </table:table-cell>
          <table:table-cell table:style-name="ce21" office:value-type="date" office:date-value="2021-01-14" calcext:value-type="date">
            <text:p>1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75" calcext:value-type="float">
            <text:p>675</text:p>
          </table:table-cell>
          <table:table-cell table:style-name="ce21" office:value-type="date" office:date-value="2021-01-14" calcext:value-type="date">
            <text:p>1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9" calcext:value-type="float">
            <text:p>589</text:p>
          </table:table-cell>
          <table:table-cell table:style-name="ce21" office:value-type="date" office:date-value="2021-01-14" calcext:value-type="date">
            <text:p>1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0.5" calcext:value-type="float">
            <text:p>580,5</text:p>
          </table:table-cell>
          <table:table-cell table:style-name="ce21" office:value-type="date" office:date-value="2021-01-14" calcext:value-type="date">
            <text:p>1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12.5" calcext:value-type="float">
            <text:p>2012,5</text:p>
          </table:table-cell>
          <table:table-cell table:style-name="ce21" office:value-type="date" office:date-value="2021-01-14" calcext:value-type="date">
            <text:p>14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21" office:value-type="date" office:date-value="2021-01-15" calcext:value-type="date">
            <text:p>15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8.5" calcext:value-type="float">
            <text:p>548,5</text:p>
          </table:table-cell>
          <table:table-cell table:style-name="ce21" office:value-type="date" office:date-value="2021-01-16" calcext:value-type="date">
            <text:p>16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37.5" calcext:value-type="float">
            <text:p>637,5</text:p>
          </table:table-cell>
          <table:table-cell table:style-name="ce21" office:value-type="date" office:date-value="2021-01-16" calcext:value-type="date">
            <text:p>16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02.7" calcext:value-type="float">
            <text:p>2002,7</text:p>
          </table:table-cell>
          <table:table-cell table:style-name="ce21" office:value-type="date" office:date-value="2021-01-18" calcext:value-type="date">
            <text:p>18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20" calcext:value-type="float">
            <text:p>820</text:p>
          </table:table-cell>
          <table:table-cell table:style-name="ce21" office:value-type="date" office:date-value="2021-01-18" calcext:value-type="date">
            <text:p>18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28" calcext:value-type="float">
            <text:p>1128</text:p>
          </table:table-cell>
          <table:table-cell table:style-name="ce21" office:value-type="date" office:date-value="2021-01-19" calcext:value-type="date">
            <text:p>1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21" office:value-type="date" office:date-value="2021-01-19" calcext:value-type="date">
            <text:p>1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73.5" calcext:value-type="float">
            <text:p>1973,5</text:p>
          </table:table-cell>
          <table:table-cell table:style-name="ce21" office:value-type="date" office:date-value="2021-01-20" calcext:value-type="date">
            <text:p>20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13" calcext:value-type="float">
            <text:p>513</text:p>
          </table:table-cell>
          <table:table-cell table:style-name="ce21" office:value-type="date" office:date-value="2021-01-20" calcext:value-type="date">
            <text:p>20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21" office:value-type="date" office:date-value="2021-01-20" calcext:value-type="date">
            <text:p>20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62" calcext:value-type="float">
            <text:p>2062</text:p>
          </table:table-cell>
          <table:table-cell table:style-name="ce21" office:value-type="date" office:date-value="2021-01-21" calcext:value-type="date">
            <text:p>21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1" calcext:value-type="float">
            <text:p>741</text:p>
          </table:table-cell>
          <table:table-cell table:style-name="ce21" office:value-type="date" office:date-value="2021-01-21" calcext:value-type="date">
            <text:p>21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32" calcext:value-type="float">
            <text:p>432</text:p>
          </table:table-cell>
          <table:table-cell table:style-name="ce21" office:value-type="date" office:date-value="2021-01-21" calcext:value-type="date">
            <text:p>21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6.5" calcext:value-type="float">
            <text:p>746,5</text:p>
          </table:table-cell>
          <table:table-cell table:style-name="ce21" office:value-type="date" office:date-value="2021-01-22" calcext:value-type="date">
            <text:p>2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21" office:value-type="date" office:date-value="2021-01-22" calcext:value-type="date">
            <text:p>22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56.5" calcext:value-type="float">
            <text:p>1556,5</text:p>
          </table:table-cell>
          <table:table-cell table:style-name="ce21" office:value-type="date" office:date-value="2021-01-23" calcext:value-type="date">
            <text:p>2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10.8" calcext:value-type="float">
            <text:p>910,8</text:p>
          </table:table-cell>
          <table:table-cell table:style-name="ce21" office:value-type="date" office:date-value="2021-01-23" calcext:value-type="date">
            <text:p>2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55" calcext:value-type="float">
            <text:p>1355</text:p>
          </table:table-cell>
          <table:table-cell table:style-name="ce21" office:value-type="date" office:date-value="2021-01-23" calcext:value-type="date">
            <text:p>2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82" calcext:value-type="float">
            <text:p>1382</text:p>
          </table:table-cell>
          <table:table-cell table:style-name="ce21" office:value-type="date" office:date-value="2021-01-23" calcext:value-type="date">
            <text:p>2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95.5" calcext:value-type="float">
            <text:p>1395,5</text:p>
          </table:table-cell>
          <table:table-cell table:style-name="ce21" office:value-type="date" office:date-value="2021-01-23" calcext:value-type="date">
            <text:p>23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7" calcext:value-type="float">
            <text:p>867</text:p>
          </table:table-cell>
          <table:table-cell table:style-name="ce21" office:value-type="date" office:date-value="2021-01-25" calcext:value-type="date">
            <text:p>25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74" calcext:value-type="float">
            <text:p>2074</text:p>
          </table:table-cell>
          <table:table-cell table:style-name="ce21" office:value-type="date" office:date-value="2021-01-25" calcext:value-type="date">
            <text:p>25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32" calcext:value-type="float">
            <text:p>932</text:p>
          </table:table-cell>
          <table:table-cell table:style-name="ce21" office:value-type="date" office:date-value="2021-01-25" calcext:value-type="date">
            <text:p>25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8" calcext:value-type="float">
            <text:p>868</text:p>
          </table:table-cell>
          <table:table-cell table:style-name="ce21" office:value-type="date" office:date-value="2021-01-26" calcext:value-type="date">
            <text:p>26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0" calcext:value-type="float">
            <text:p>850</text:p>
          </table:table-cell>
          <table:table-cell table:style-name="ce21" office:value-type="date" office:date-value="2021-01-26" calcext:value-type="date">
            <text:p>26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427" calcext:value-type="float">
            <text:p>1427</text:p>
          </table:table-cell>
          <table:table-cell table:style-name="ce21" office:value-type="date" office:date-value="2021-01-26" calcext:value-type="date">
            <text:p>26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02.5" calcext:value-type="float">
            <text:p>1302,5</text:p>
          </table:table-cell>
          <table:table-cell table:style-name="ce21" office:value-type="date" office:date-value="2021-01-27" calcext:value-type="date">
            <text:p>27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21" office:value-type="date" office:date-value="2021-01-28" calcext:value-type="date">
            <text:p>28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1.5" calcext:value-type="float">
            <text:p>801,5</text:p>
          </table:table-cell>
          <table:table-cell table:style-name="ce21" office:value-type="date" office:date-value="2021-01-28" calcext:value-type="date">
            <text:p>28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03.5" calcext:value-type="float">
            <text:p>2003,5</text:p>
          </table:table-cell>
          <table:table-cell table:style-name="ce21" office:value-type="date" office:date-value="2021-01-29" calcext:value-type="date">
            <text:p>2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7" calcext:value-type="float">
            <text:p>697</text:p>
          </table:table-cell>
          <table:table-cell table:style-name="ce21" office:value-type="date" office:date-value="2021-01-29" calcext:value-type="date">
            <text:p>2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55.5" calcext:value-type="float">
            <text:p>655,5</text:p>
          </table:table-cell>
          <table:table-cell table:style-name="ce21" office:value-type="date" office:date-value="2021-01-29" calcext:value-type="date">
            <text:p>2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50" calcext:value-type="float">
            <text:p>550</text:p>
          </table:table-cell>
          <table:table-cell table:style-name="ce21" office:value-type="date" office:date-value="2021-01-29" calcext:value-type="date">
            <text:p>2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81.5" calcext:value-type="float">
            <text:p>1981,5</text:p>
          </table:table-cell>
          <table:table-cell table:style-name="ce21" office:value-type="date" office:date-value="2021-01-29" calcext:value-type="date">
            <text:p>29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70.5" calcext:value-type="float">
            <text:p>1070,5</text:p>
          </table:table-cell>
          <table:table-cell table:style-name="ce21" office:value-type="date" office:date-value="2021-01-30" calcext:value-type="date">
            <text:p>30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9" calcext:value-type="float">
            <text:p>699</text:p>
          </table:table-cell>
          <table:table-cell table:style-name="ce21" office:value-type="date" office:date-value="2021-01-30" calcext:value-type="date">
            <text:p>30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39.5" calcext:value-type="float">
            <text:p>539,5</text:p>
          </table:table-cell>
          <table:table-cell table:style-name="ce21" office:value-type="date" office:date-value="2021-01-30" calcext:value-type="date">
            <text:p>30.0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62.5" calcext:value-type="float">
            <text:p>1162,5</text:p>
          </table:table-cell>
          <table:table-cell table:style-name="ce21" office:value-type="date" office:date-value="2021-02-01" calcext:value-type="date">
            <text:p>1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58" calcext:value-type="float">
            <text:p>1558</text:p>
          </table:table-cell>
          <table:table-cell table:style-name="ce21" office:value-type="date" office:date-value="2021-02-01" calcext:value-type="date">
            <text:p>1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7.5" calcext:value-type="float">
            <text:p>587,5</text:p>
          </table:table-cell>
          <table:table-cell table:style-name="ce21" office:value-type="date" office:date-value="2021-02-01" calcext:value-type="date">
            <text:p>1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6.5" calcext:value-type="float">
            <text:p>896,5</text:p>
          </table:table-cell>
          <table:table-cell table:style-name="ce21" office:value-type="date" office:date-value="2021-02-01" calcext:value-type="date">
            <text:p>1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60.5" calcext:value-type="float">
            <text:p>1160,5</text:p>
          </table:table-cell>
          <table:table-cell table:style-name="ce21" office:value-type="date" office:date-value="2021-02-03" calcext:value-type="date">
            <text:p>3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21" office:value-type="date" office:date-value="2021-02-03" calcext:value-type="date">
            <text:p>3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21" office:value-type="date" office:date-value="2021-02-03" calcext:value-type="date">
            <text:p>3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6.5" calcext:value-type="float">
            <text:p>806,5</text:p>
          </table:table-cell>
          <table:table-cell table:style-name="ce21" office:value-type="date" office:date-value="2021-02-04" calcext:value-type="date">
            <text:p>4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91" calcext:value-type="float">
            <text:p>991</text:p>
          </table:table-cell>
          <table:table-cell table:style-name="ce21" office:value-type="date" office:date-value="2021-02-04" calcext:value-type="date">
            <text:p>4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48.5" calcext:value-type="float">
            <text:p>948,5</text:p>
          </table:table-cell>
          <table:table-cell table:style-name="ce21" office:value-type="date" office:date-value="2021-02-04" calcext:value-type="date">
            <text:p>4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58.5" calcext:value-type="float">
            <text:p>958,5</text:p>
          </table:table-cell>
          <table:table-cell table:style-name="ce21" office:value-type="date" office:date-value="2021-02-05" calcext:value-type="date">
            <text:p>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81.5" calcext:value-type="float">
            <text:p>681,5</text:p>
          </table:table-cell>
          <table:table-cell table:style-name="ce21" office:value-type="date" office:date-value="2021-02-05" calcext:value-type="date">
            <text:p>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2.5" calcext:value-type="float">
            <text:p>862,5</text:p>
          </table:table-cell>
          <table:table-cell table:style-name="ce21" office:value-type="date" office:date-value="2021-02-05" calcext:value-type="date">
            <text:p>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9.5" calcext:value-type="float">
            <text:p>699,5</text:p>
          </table:table-cell>
          <table:table-cell table:style-name="ce21" office:value-type="date" office:date-value="2021-02-06" calcext:value-type="date">
            <text:p>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21" office:value-type="date" office:date-value="2021-02-06" calcext:value-type="date">
            <text:p>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22.5" calcext:value-type="float">
            <text:p>1922,5</text:p>
          </table:table-cell>
          <table:table-cell table:style-name="ce21" office:value-type="date" office:date-value="2021-02-06" calcext:value-type="date">
            <text:p>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32.6" calcext:value-type="float">
            <text:p>532,6</text:p>
          </table:table-cell>
          <table:table-cell table:style-name="ce21" office:value-type="date" office:date-value="2021-02-06" calcext:value-type="date">
            <text:p>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11" calcext:value-type="float">
            <text:p>911</text:p>
          </table:table-cell>
          <table:table-cell table:style-name="ce21" office:value-type="date" office:date-value="2021-02-08" calcext:value-type="date">
            <text:p>8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9" calcext:value-type="float">
            <text:p>869</text:p>
          </table:table-cell>
          <table:table-cell table:style-name="ce21" office:value-type="date" office:date-value="2021-02-08" calcext:value-type="date">
            <text:p>8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13.5" calcext:value-type="float">
            <text:p>413,5</text:p>
          </table:table-cell>
          <table:table-cell table:style-name="ce21" office:value-type="date" office:date-value="2021-02-08" calcext:value-type="date">
            <text:p>8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21" calcext:value-type="float">
            <text:p>421</text:p>
          </table:table-cell>
          <table:table-cell table:style-name="ce21" office:value-type="date" office:date-value="2021-02-08" calcext:value-type="date">
            <text:p>8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48.5" calcext:value-type="float">
            <text:p>648,5</text:p>
          </table:table-cell>
          <table:table-cell table:style-name="ce21" office:value-type="date" office:date-value="2021-02-09" calcext:value-type="date">
            <text:p>9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21" office:value-type="date" office:date-value="2021-02-09" calcext:value-type="date">
            <text:p>9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21" office:value-type="date" office:date-value="2021-02-09" calcext:value-type="date">
            <text:p>9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5" calcext:value-type="float">
            <text:p>835</text:p>
          </table:table-cell>
          <table:table-cell table:style-name="ce21" office:value-type="date" office:date-value="2021-02-10" calcext:value-type="date">
            <text:p>10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05.5" calcext:value-type="float">
            <text:p>605,5</text:p>
          </table:table-cell>
          <table:table-cell table:style-name="ce21" office:value-type="date" office:date-value="2021-02-10" calcext:value-type="date">
            <text:p>10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14" calcext:value-type="float">
            <text:p>914</text:p>
          </table:table-cell>
          <table:table-cell table:style-name="ce21" office:value-type="date" office:date-value="2021-02-11" calcext:value-type="date">
            <text:p>11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02.5" calcext:value-type="float">
            <text:p>1602,5</text:p>
          </table:table-cell>
          <table:table-cell table:style-name="ce21" office:value-type="date" office:date-value="2021-02-11" calcext:value-type="date">
            <text:p>11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95" calcext:value-type="float">
            <text:p>1695</text:p>
          </table:table-cell>
          <table:table-cell table:style-name="ce21" office:value-type="date" office:date-value="2021-02-12" calcext:value-type="date">
            <text:p>12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7.5" calcext:value-type="float">
            <text:p>857,5</text:p>
          </table:table-cell>
          <table:table-cell table:style-name="ce21" office:value-type="date" office:date-value="2021-02-13" calcext:value-type="date">
            <text:p>13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78" calcext:value-type="float">
            <text:p>1878</text:p>
          </table:table-cell>
          <table:table-cell table:style-name="ce21" office:value-type="date" office:date-value="2021-02-15" calcext:value-type="date">
            <text:p>1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76" calcext:value-type="float">
            <text:p>876</text:p>
          </table:table-cell>
          <table:table-cell table:style-name="ce21" office:value-type="date" office:date-value="2021-02-15" calcext:value-type="date">
            <text:p>1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79.5" calcext:value-type="float">
            <text:p>779,5</text:p>
          </table:table-cell>
          <table:table-cell table:style-name="ce21" office:value-type="date" office:date-value="2021-02-16" calcext:value-type="date">
            <text:p>1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55.5" calcext:value-type="float">
            <text:p>1555,5</text:p>
          </table:table-cell>
          <table:table-cell table:style-name="ce21" office:value-type="date" office:date-value="2021-02-16" calcext:value-type="date">
            <text:p>1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35" calcext:value-type="float">
            <text:p>635</text:p>
          </table:table-cell>
          <table:table-cell table:style-name="ce21" office:value-type="date" office:date-value="2021-02-16" calcext:value-type="date">
            <text:p>1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28.5" calcext:value-type="float">
            <text:p>428,5</text:p>
          </table:table-cell>
          <table:table-cell table:style-name="ce21" office:value-type="date" office:date-value="2021-02-16" calcext:value-type="date">
            <text:p>1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56" calcext:value-type="float">
            <text:p>756</text:p>
          </table:table-cell>
          <table:table-cell table:style-name="ce21" office:value-type="date" office:date-value="2021-02-17" calcext:value-type="date">
            <text:p>17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6.5" calcext:value-type="float">
            <text:p>816,5</text:p>
          </table:table-cell>
          <table:table-cell table:style-name="ce21" office:value-type="date" office:date-value="2021-02-17" calcext:value-type="date">
            <text:p>17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56" calcext:value-type="float">
            <text:p>256</text:p>
          </table:table-cell>
          <table:table-cell table:style-name="ce21" office:value-type="date" office:date-value="2021-02-17" calcext:value-type="date">
            <text:p>17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4.5" calcext:value-type="float">
            <text:p>744,5</text:p>
          </table:table-cell>
          <table:table-cell table:style-name="ce21" office:value-type="date" office:date-value="2021-02-18" calcext:value-type="date">
            <text:p>18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346" calcext:value-type="float">
            <text:p>2346</text:p>
          </table:table-cell>
          <table:table-cell table:style-name="ce21" office:value-type="date" office:date-value="2021-02-18" calcext:value-type="date">
            <text:p>18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99.5" calcext:value-type="float">
            <text:p>399,5</text:p>
          </table:table-cell>
          <table:table-cell table:style-name="ce21" office:value-type="date" office:date-value="2021-02-19" calcext:value-type="date">
            <text:p>19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4.5" calcext:value-type="float">
            <text:p>714,5</text:p>
          </table:table-cell>
          <table:table-cell table:style-name="ce21" office:value-type="date" office:date-value="2021-02-20" calcext:value-type="date">
            <text:p>20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9.5" calcext:value-type="float">
            <text:p>749,5</text:p>
          </table:table-cell>
          <table:table-cell table:style-name="ce21" office:value-type="date" office:date-value="2021-02-20" calcext:value-type="date">
            <text:p>20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7.5" calcext:value-type="float">
            <text:p>547,5</text:p>
          </table:table-cell>
          <table:table-cell table:style-name="ce21" office:value-type="date" office:date-value="2021-02-20" calcext:value-type="date">
            <text:p>20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21" office:value-type="date" office:date-value="2021-02-22" calcext:value-type="date">
            <text:p>22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3.5" calcext:value-type="float">
            <text:p>713,5</text:p>
          </table:table-cell>
          <table:table-cell table:style-name="ce21" office:value-type="date" office:date-value="2021-02-22" calcext:value-type="date">
            <text:p>22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6" calcext:value-type="float">
            <text:p>506</text:p>
          </table:table-cell>
          <table:table-cell table:style-name="ce21" office:value-type="date" office:date-value="2021-02-22" calcext:value-type="date">
            <text:p>22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70" calcext:value-type="float">
            <text:p>1970</text:p>
          </table:table-cell>
          <table:table-cell table:style-name="ce21" office:value-type="date" office:date-value="2021-02-22" calcext:value-type="date">
            <text:p>22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12" calcext:value-type="float">
            <text:p>1112</text:p>
          </table:table-cell>
          <table:table-cell table:style-name="ce21" office:value-type="date" office:date-value="2021-02-23" calcext:value-type="date">
            <text:p>23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554.5" calcext:value-type="float">
            <text:p>2554,5</text:p>
          </table:table-cell>
          <table:table-cell table:style-name="ce21" office:value-type="date" office:date-value="2021-02-23" calcext:value-type="date">
            <text:p>23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9.5" calcext:value-type="float">
            <text:p>809,5</text:p>
          </table:table-cell>
          <table:table-cell table:style-name="ce21" office:value-type="date" office:date-value="2021-02-23" calcext:value-type="date">
            <text:p>23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29" calcext:value-type="float">
            <text:p>929</text:p>
          </table:table-cell>
          <table:table-cell table:style-name="ce21" office:value-type="date" office:date-value="2021-02-24" calcext:value-type="date">
            <text:p>24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3.5" calcext:value-type="float">
            <text:p>833,5</text:p>
          </table:table-cell>
          <table:table-cell table:style-name="ce21" office:value-type="date" office:date-value="2021-02-24" calcext:value-type="date">
            <text:p>24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86.5" calcext:value-type="float">
            <text:p>886,5</text:p>
          </table:table-cell>
          <table:table-cell table:style-name="ce21" office:value-type="date" office:date-value="2021-02-25" calcext:value-type="date">
            <text:p>2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30.5" calcext:value-type="float">
            <text:p>530,5</text:p>
          </table:table-cell>
          <table:table-cell table:style-name="ce21" office:value-type="date" office:date-value="2021-02-25" calcext:value-type="date">
            <text:p>2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89" calcext:value-type="float">
            <text:p>1589</text:p>
          </table:table-cell>
          <table:table-cell table:style-name="ce21" office:value-type="date" office:date-value="2021-02-25" calcext:value-type="date">
            <text:p>25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23.5" calcext:value-type="float">
            <text:p>623,5</text:p>
          </table:table-cell>
          <table:table-cell table:style-name="ce21" office:value-type="date" office:date-value="2021-02-26" calcext:value-type="date">
            <text:p>2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21" office:value-type="date" office:date-value="2021-02-26" calcext:value-type="date">
            <text:p>26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70.5" calcext:value-type="float">
            <text:p>570,5</text:p>
          </table:table-cell>
          <table:table-cell table:style-name="ce21" office:value-type="date" office:date-value="2021-02-27" calcext:value-type="date">
            <text:p>27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6.5" calcext:value-type="float">
            <text:p>806,5</text:p>
          </table:table-cell>
          <table:table-cell table:style-name="ce21" office:value-type="date" office:date-value="2021-02-27" calcext:value-type="date">
            <text:p>27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19.5" calcext:value-type="float">
            <text:p>919,5</text:p>
          </table:table-cell>
          <table:table-cell table:style-name="ce21" office:value-type="date" office:date-value="2021-02-27" calcext:value-type="date">
            <text:p>27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24" calcext:value-type="float">
            <text:p>1724</text:p>
          </table:table-cell>
          <table:table-cell table:style-name="ce21" office:value-type="date" office:date-value="2021-02-27" calcext:value-type="date">
            <text:p>27.0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13" calcext:value-type="float">
            <text:p>513</text:p>
          </table:table-cell>
          <table:table-cell table:style-name="ce21" office:value-type="date" office:date-value="2021-03-01" calcext:value-type="date">
            <text:p>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3" calcext:value-type="float">
            <text:p>803</text:p>
          </table:table-cell>
          <table:table-cell table:style-name="ce21" office:value-type="date" office:date-value="2021-03-01" calcext:value-type="date">
            <text:p>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175.5" calcext:value-type="float">
            <text:p>3175,5</text:p>
          </table:table-cell>
          <table:table-cell table:style-name="ce21" office:value-type="date" office:date-value="2021-03-01" calcext:value-type="date">
            <text:p>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06" calcext:value-type="float">
            <text:p>606</text:p>
          </table:table-cell>
          <table:table-cell table:style-name="ce21" office:value-type="date" office:date-value="2021-03-01" calcext:value-type="date">
            <text:p>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211.5" calcext:value-type="float">
            <text:p>4211,5</text:p>
          </table:table-cell>
          <table:table-cell table:style-name="ce21" office:value-type="date" office:date-value="2021-03-03" calcext:value-type="date">
            <text:p>3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12" calcext:value-type="float">
            <text:p>1512</text:p>
          </table:table-cell>
          <table:table-cell table:style-name="ce21" office:value-type="date" office:date-value="2021-03-04" calcext:value-type="date">
            <text:p>4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91" calcext:value-type="float">
            <text:p>591</text:p>
          </table:table-cell>
          <table:table-cell table:style-name="ce21" office:value-type="date" office:date-value="2021-03-04" calcext:value-type="date">
            <text:p>4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35" calcext:value-type="float">
            <text:p>1335</text:p>
          </table:table-cell>
          <table:table-cell table:style-name="ce21" office:value-type="date" office:date-value="2021-03-06" calcext:value-type="date">
            <text:p>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40.5" calcext:value-type="float">
            <text:p>1040,5</text:p>
          </table:table-cell>
          <table:table-cell table:style-name="ce21" office:value-type="date" office:date-value="2021-03-06" calcext:value-type="date">
            <text:p>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70.5" calcext:value-type="float">
            <text:p>970,5</text:p>
          </table:table-cell>
          <table:table-cell table:style-name="ce21" office:value-type="date" office:date-value="2021-03-06" calcext:value-type="date">
            <text:p>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95.5" calcext:value-type="float">
            <text:p>1395,5</text:p>
          </table:table-cell>
          <table:table-cell table:style-name="ce21" office:value-type="date" office:date-value="2021-03-06" calcext:value-type="date">
            <text:p>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46.5" calcext:value-type="float">
            <text:p>646,5</text:p>
          </table:table-cell>
          <table:table-cell table:style-name="ce21" office:value-type="date" office:date-value="2021-03-08" calcext:value-type="date">
            <text:p>8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69" calcext:value-type="float">
            <text:p>1169</text:p>
          </table:table-cell>
          <table:table-cell table:style-name="ce21" office:value-type="date" office:date-value="2021-03-08" calcext:value-type="date">
            <text:p>8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24" calcext:value-type="float">
            <text:p>724</text:p>
          </table:table-cell>
          <table:table-cell table:style-name="ce21" office:value-type="date" office:date-value="2021-03-08" calcext:value-type="date">
            <text:p>8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84" calcext:value-type="float">
            <text:p>484</text:p>
          </table:table-cell>
          <table:table-cell table:style-name="ce21" office:value-type="date" office:date-value="2021-03-09" calcext:value-type="date">
            <text:p>9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09" calcext:value-type="float">
            <text:p>1109</text:p>
          </table:table-cell>
          <table:table-cell table:style-name="ce21" office:value-type="date" office:date-value="2021-03-09" calcext:value-type="date">
            <text:p>9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33" calcext:value-type="float">
            <text:p>2033</text:p>
          </table:table-cell>
          <table:table-cell table:style-name="ce21" office:value-type="date" office:date-value="2021-03-10" calcext:value-type="date">
            <text:p>10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10" calcext:value-type="float">
            <text:p>510</text:p>
          </table:table-cell>
          <table:table-cell table:style-name="ce21" office:value-type="date" office:date-value="2021-03-11" calcext:value-type="date">
            <text:p>1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81" calcext:value-type="float">
            <text:p>1381</text:p>
          </table:table-cell>
          <table:table-cell table:style-name="ce21" office:value-type="date" office:date-value="2021-03-11" calcext:value-type="date">
            <text:p>1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34" calcext:value-type="float">
            <text:p>734</text:p>
          </table:table-cell>
          <table:table-cell table:style-name="ce21" office:value-type="date" office:date-value="2021-03-11" calcext:value-type="date">
            <text:p>1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23" calcext:value-type="float">
            <text:p>1623</text:p>
          </table:table-cell>
          <table:table-cell table:style-name="ce21" office:value-type="date" office:date-value="2021-03-11" calcext:value-type="date">
            <text:p>1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4.5" calcext:value-type="float">
            <text:p>544,5</text:p>
          </table:table-cell>
          <table:table-cell table:style-name="ce21" office:value-type="date" office:date-value="2021-03-12" calcext:value-type="date">
            <text:p>12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24.5" calcext:value-type="float">
            <text:p>2024,5</text:p>
          </table:table-cell>
          <table:table-cell table:style-name="ce21" office:value-type="date" office:date-value="2021-03-12" calcext:value-type="date">
            <text:p>12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79" calcext:value-type="float">
            <text:p>879</text:p>
          </table:table-cell>
          <table:table-cell table:style-name="ce21" office:value-type="date" office:date-value="2021-03-13" calcext:value-type="date">
            <text:p>13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50.5" calcext:value-type="float">
            <text:p>650,5</text:p>
          </table:table-cell>
          <table:table-cell table:style-name="ce21" office:value-type="date" office:date-value="2021-03-13" calcext:value-type="date">
            <text:p>13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8.5" calcext:value-type="float">
            <text:p>668,5</text:p>
          </table:table-cell>
          <table:table-cell table:style-name="ce21" office:value-type="date" office:date-value="2021-03-13" calcext:value-type="date">
            <text:p>13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63" calcext:value-type="float">
            <text:p>563</text:p>
          </table:table-cell>
          <table:table-cell table:style-name="ce21" office:value-type="date" office:date-value="2021-03-15" calcext:value-type="date">
            <text:p>15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7.5" calcext:value-type="float">
            <text:p>507,5</text:p>
          </table:table-cell>
          <table:table-cell table:style-name="ce21" office:value-type="date" office:date-value="2021-03-15" calcext:value-type="date">
            <text:p>15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991.5" calcext:value-type="float">
            <text:p>2991,5</text:p>
          </table:table-cell>
          <table:table-cell table:style-name="ce21" office:value-type="date" office:date-value="2021-03-15" calcext:value-type="date">
            <text:p>15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686" calcext:value-type="float">
            <text:p>4686</text:p>
          </table:table-cell>
          <table:table-cell table:style-name="ce21" office:value-type="date" office:date-value="2021-03-16" calcext:value-type="date">
            <text:p>1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21" office:value-type="date" office:date-value="2021-03-16" calcext:value-type="date">
            <text:p>1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21" office:value-type="date" office:date-value="2021-03-17" calcext:value-type="date">
            <text:p>17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9.5" calcext:value-type="float">
            <text:p>699,5</text:p>
          </table:table-cell>
          <table:table-cell table:style-name="ce21" office:value-type="date" office:date-value="2021-03-17" calcext:value-type="date">
            <text:p>17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02" calcext:value-type="float">
            <text:p>902</text:p>
          </table:table-cell>
          <table:table-cell table:style-name="ce21" office:value-type="date" office:date-value="2021-03-17" calcext:value-type="date">
            <text:p>17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21" office:value-type="date" office:date-value="2021-03-17" calcext:value-type="date">
            <text:p>17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84" calcext:value-type="float">
            <text:p>1984</text:p>
          </table:table-cell>
          <table:table-cell table:style-name="ce21" office:value-type="date" office:date-value="2021-03-18" calcext:value-type="date">
            <text:p>18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36.5" calcext:value-type="float">
            <text:p>536,5</text:p>
          </table:table-cell>
          <table:table-cell table:style-name="ce21" office:value-type="date" office:date-value="2021-03-18" calcext:value-type="date">
            <text:p>18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37.5" calcext:value-type="float">
            <text:p>1637,5</text:p>
          </table:table-cell>
          <table:table-cell table:style-name="ce21" office:value-type="date" office:date-value="2021-03-18" calcext:value-type="date">
            <text:p>18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28" calcext:value-type="float">
            <text:p>728</text:p>
          </table:table-cell>
          <table:table-cell table:style-name="ce21" office:value-type="date" office:date-value="2021-03-18" calcext:value-type="date">
            <text:p>18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52.5" calcext:value-type="float">
            <text:p>752,5</text:p>
          </table:table-cell>
          <table:table-cell table:style-name="ce21" office:value-type="date" office:date-value="2021-03-20" calcext:value-type="date">
            <text:p>20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2.5" calcext:value-type="float">
            <text:p>802,5</text:p>
          </table:table-cell>
          <table:table-cell table:style-name="ce21" office:value-type="date" office:date-value="2021-03-20" calcext:value-type="date">
            <text:p>20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1.5" calcext:value-type="float">
            <text:p>741,5</text:p>
          </table:table-cell>
          <table:table-cell table:style-name="ce21" office:value-type="date" office:date-value="2021-03-20" calcext:value-type="date">
            <text:p>20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74.5" calcext:value-type="float">
            <text:p>674,5</text:p>
          </table:table-cell>
          <table:table-cell table:style-name="ce21" office:value-type="date" office:date-value="2021-03-20" calcext:value-type="date">
            <text:p>20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8" calcext:value-type="float">
            <text:p>748</text:p>
          </table:table-cell>
          <table:table-cell table:style-name="ce21" office:value-type="date" office:date-value="2021-03-22" calcext:value-type="date">
            <text:p>22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3" calcext:value-type="float">
            <text:p>793</text:p>
          </table:table-cell>
          <table:table-cell table:style-name="ce21" office:value-type="date" office:date-value="2021-03-22" calcext:value-type="date">
            <text:p>22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22.5" calcext:value-type="float">
            <text:p>922,5</text:p>
          </table:table-cell>
          <table:table-cell table:style-name="ce21" office:value-type="date" office:date-value="2021-03-22" calcext:value-type="date">
            <text:p>22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354.5" calcext:value-type="float">
            <text:p>2354,5</text:p>
          </table:table-cell>
          <table:table-cell table:style-name="ce21" office:value-type="date" office:date-value="2021-03-24" calcext:value-type="date">
            <text:p>24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0" calcext:value-type="float">
            <text:p>830</text:p>
          </table:table-cell>
          <table:table-cell table:style-name="ce21" office:value-type="date" office:date-value="2021-03-24" calcext:value-type="date">
            <text:p>24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80.5" calcext:value-type="float">
            <text:p>780,5</text:p>
          </table:table-cell>
          <table:table-cell table:style-name="ce21" office:value-type="date" office:date-value="2021-03-24" calcext:value-type="date">
            <text:p>24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812.5" calcext:value-type="float">
            <text:p>2812,5</text:p>
          </table:table-cell>
          <table:table-cell table:style-name="ce21" office:value-type="date" office:date-value="2021-03-26" calcext:value-type="date">
            <text:p>2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438" calcext:value-type="float">
            <text:p>2438</text:p>
          </table:table-cell>
          <table:table-cell table:style-name="ce21" office:value-type="date" office:date-value="2021-03-26" calcext:value-type="date">
            <text:p>2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05" calcext:value-type="float">
            <text:p>1505</text:p>
          </table:table-cell>
          <table:table-cell table:style-name="ce21" office:value-type="date" office:date-value="2021-03-26" calcext:value-type="date">
            <text:p>26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81.5" calcext:value-type="float">
            <text:p>281,5</text:p>
          </table:table-cell>
          <table:table-cell table:style-name="ce21" office:value-type="date" office:date-value="2021-03-27" calcext:value-type="date">
            <text:p>27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21" office:value-type="date" office:date-value="2021-03-27" calcext:value-type="date">
            <text:p>27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8.5" calcext:value-type="float">
            <text:p>838,5</text:p>
          </table:table-cell>
          <table:table-cell table:style-name="ce21" office:value-type="date" office:date-value="2021-03-27" calcext:value-type="date">
            <text:p>27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153" calcext:value-type="float">
            <text:p>3153</text:p>
          </table:table-cell>
          <table:table-cell table:style-name="ce21" office:value-type="date" office:date-value="2021-03-29" calcext:value-type="date">
            <text:p>29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27" calcext:value-type="float">
            <text:p>927</text:p>
          </table:table-cell>
          <table:table-cell table:style-name="ce21" office:value-type="date" office:date-value="2021-03-29" calcext:value-type="date">
            <text:p>29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400.5" calcext:value-type="float">
            <text:p>2400,5</text:p>
          </table:table-cell>
          <table:table-cell table:style-name="ce21" office:value-type="date" office:date-value="2021-03-29" calcext:value-type="date">
            <text:p>29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6" calcext:value-type="float">
            <text:p>846</text:p>
          </table:table-cell>
          <table:table-cell table:style-name="ce21" office:value-type="date" office:date-value="2021-03-29" calcext:value-type="date">
            <text:p>29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5.5" calcext:value-type="float">
            <text:p>695,5</text:p>
          </table:table-cell>
          <table:table-cell table:style-name="ce21" office:value-type="date" office:date-value="2021-03-30" calcext:value-type="date">
            <text:p>30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1.5" calcext:value-type="float">
            <text:p>711,5</text:p>
          </table:table-cell>
          <table:table-cell table:style-name="ce21" office:value-type="date" office:date-value="2021-03-30" calcext:value-type="date">
            <text:p>30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26" calcext:value-type="float">
            <text:p>726</text:p>
          </table:table-cell>
          <table:table-cell table:style-name="ce21" office:value-type="date" office:date-value="2021-03-31" calcext:value-type="date">
            <text:p>3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21" office:value-type="date" office:date-value="2021-03-31" calcext:value-type="date">
            <text:p>31.03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1.5" calcext:value-type="float">
            <text:p>791,5</text:p>
          </table:table-cell>
          <table:table-cell table:style-name="ce21" office:value-type="date" office:date-value="2021-04-01" calcext:value-type="date">
            <text:p>1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5" calcext:value-type="float">
            <text:p>855</text:p>
          </table:table-cell>
          <table:table-cell table:style-name="ce21" office:value-type="date" office:date-value="2021-04-01" calcext:value-type="date">
            <text:p>1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453.5" calcext:value-type="float">
            <text:p>2453,5</text:p>
          </table:table-cell>
          <table:table-cell table:style-name="ce21" office:value-type="date" office:date-value="2021-04-01" calcext:value-type="date">
            <text:p>1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4.5" calcext:value-type="float">
            <text:p>544,5</text:p>
          </table:table-cell>
          <table:table-cell table:style-name="ce21" office:value-type="date" office:date-value="2021-04-06" calcext:value-type="date">
            <text:p>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34" calcext:value-type="float">
            <text:p>1034</text:p>
          </table:table-cell>
          <table:table-cell table:style-name="ce21" office:value-type="date" office:date-value="2021-04-06" calcext:value-type="date">
            <text:p>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61.5" calcext:value-type="float">
            <text:p>1761,5</text:p>
          </table:table-cell>
          <table:table-cell table:style-name="ce21" office:value-type="date" office:date-value="2021-04-07" calcext:value-type="date">
            <text:p>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110" calcext:value-type="float">
            <text:p>2110</text:p>
          </table:table-cell>
          <table:table-cell table:style-name="ce21" office:value-type="date" office:date-value="2021-04-07" calcext:value-type="date">
            <text:p>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4" calcext:value-type="float">
            <text:p>714</text:p>
          </table:table-cell>
          <table:table-cell table:style-name="ce21" office:value-type="date" office:date-value="2021-04-07" calcext:value-type="date">
            <text:p>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78.5" calcext:value-type="float">
            <text:p>1978,5</text:p>
          </table:table-cell>
          <table:table-cell table:style-name="ce21" office:value-type="date" office:date-value="2021-04-08" calcext:value-type="date">
            <text:p>8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21" office:value-type="date" office:date-value="2021-04-08" calcext:value-type="date">
            <text:p>8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09" calcext:value-type="float">
            <text:p>1609</text:p>
          </table:table-cell>
          <table:table-cell table:style-name="ce21" office:value-type="date" office:date-value="2021-04-08" calcext:value-type="date">
            <text:p>8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03" calcext:value-type="float">
            <text:p>603</text:p>
          </table:table-cell>
          <table:table-cell table:style-name="ce21" office:value-type="date" office:date-value="2021-04-09" calcext:value-type="date">
            <text:p>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73" calcext:value-type="float">
            <text:p>1673</text:p>
          </table:table-cell>
          <table:table-cell table:style-name="ce21" office:value-type="date" office:date-value="2021-04-09" calcext:value-type="date">
            <text:p>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25.5" calcext:value-type="float">
            <text:p>1025,5</text:p>
          </table:table-cell>
          <table:table-cell table:style-name="ce21" office:value-type="date" office:date-value="2021-04-09" calcext:value-type="date">
            <text:p>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5.8" calcext:value-type="float">
            <text:p>895,8</text:p>
          </table:table-cell>
          <table:table-cell table:style-name="ce21" office:value-type="date" office:date-value="2021-04-09" calcext:value-type="date">
            <text:p>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492" calcext:value-type="float">
            <text:p>1492</text:p>
          </table:table-cell>
          <table:table-cell table:style-name="ce21" office:value-type="date" office:date-value="2021-04-09" calcext:value-type="date">
            <text:p>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56.5" calcext:value-type="float">
            <text:p>756,5</text:p>
          </table:table-cell>
          <table:table-cell table:style-name="ce21" office:value-type="date" office:date-value="2021-04-10" calcext:value-type="date">
            <text:p>1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27" calcext:value-type="float">
            <text:p>727</text:p>
          </table:table-cell>
          <table:table-cell table:style-name="ce21" office:value-type="date" office:date-value="2021-04-10" calcext:value-type="date">
            <text:p>1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0.5" calcext:value-type="float">
            <text:p>860,5</text:p>
          </table:table-cell>
          <table:table-cell table:style-name="ce21" office:value-type="date" office:date-value="2021-04-10" calcext:value-type="date">
            <text:p>1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172.5" calcext:value-type="float">
            <text:p>2172,5</text:p>
          </table:table-cell>
          <table:table-cell table:style-name="ce21" office:value-type="date" office:date-value="2021-04-12" calcext:value-type="date">
            <text:p>12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71" calcext:value-type="float">
            <text:p>1071</text:p>
          </table:table-cell>
          <table:table-cell table:style-name="ce21" office:value-type="date" office:date-value="2021-04-12" calcext:value-type="date">
            <text:p>12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18.5" calcext:value-type="float">
            <text:p>1018,5</text:p>
          </table:table-cell>
          <table:table-cell table:style-name="ce21" office:value-type="date" office:date-value="2021-04-12" calcext:value-type="date">
            <text:p>12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25" calcext:value-type="float">
            <text:p>1225</text:p>
          </table:table-cell>
          <table:table-cell table:style-name="ce21" office:value-type="date" office:date-value="2021-04-13" calcext:value-type="date">
            <text:p>13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59.5" calcext:value-type="float">
            <text:p>1059,5</text:p>
          </table:table-cell>
          <table:table-cell table:style-name="ce21" office:value-type="date" office:date-value="2021-04-13" calcext:value-type="date">
            <text:p>13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4" calcext:value-type="float">
            <text:p>804</text:p>
          </table:table-cell>
          <table:table-cell table:style-name="ce21" office:value-type="date" office:date-value="2021-04-13" calcext:value-type="date">
            <text:p>13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87.5" calcext:value-type="float">
            <text:p>787,5</text:p>
          </table:table-cell>
          <table:table-cell table:style-name="ce21" office:value-type="date" office:date-value="2021-04-14" calcext:value-type="date">
            <text:p>14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67.5" calcext:value-type="float">
            <text:p>567,5</text:p>
          </table:table-cell>
          <table:table-cell table:style-name="ce21" office:value-type="date" office:date-value="2021-04-14" calcext:value-type="date">
            <text:p>14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1.5" calcext:value-type="float">
            <text:p>581,5</text:p>
          </table:table-cell>
          <table:table-cell table:style-name="ce21" office:value-type="date" office:date-value="2021-04-14" calcext:value-type="date">
            <text:p>14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18.5" calcext:value-type="float">
            <text:p>518,5</text:p>
          </table:table-cell>
          <table:table-cell table:style-name="ce21" office:value-type="date" office:date-value="2021-04-15" calcext:value-type="date">
            <text:p>15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5" calcext:value-type="float">
            <text:p>715</text:p>
          </table:table-cell>
          <table:table-cell table:style-name="ce21" office:value-type="date" office:date-value="2021-04-16" calcext:value-type="date">
            <text:p>1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59" calcext:value-type="float">
            <text:p>659</text:p>
          </table:table-cell>
          <table:table-cell table:style-name="ce21" office:value-type="date" office:date-value="2021-04-16" calcext:value-type="date">
            <text:p>1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65" calcext:value-type="float">
            <text:p>1365</text:p>
          </table:table-cell>
          <table:table-cell table:style-name="ce21" office:value-type="date" office:date-value="2021-04-17" calcext:value-type="date">
            <text:p>1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5.5" calcext:value-type="float">
            <text:p>855,5</text:p>
          </table:table-cell>
          <table:table-cell table:style-name="ce21" office:value-type="date" office:date-value="2021-04-17" calcext:value-type="date">
            <text:p>1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0" calcext:value-type="float">
            <text:p>840</text:p>
          </table:table-cell>
          <table:table-cell table:style-name="ce21" office:value-type="date" office:date-value="2021-04-17" calcext:value-type="date">
            <text:p>1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8.5" calcext:value-type="float">
            <text:p>718,5</text:p>
          </table:table-cell>
          <table:table-cell table:style-name="ce21" office:value-type="date" office:date-value="2021-04-19" calcext:value-type="date">
            <text:p>1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40" calcext:value-type="float">
            <text:p>440</text:p>
          </table:table-cell>
          <table:table-cell table:style-name="ce21" office:value-type="date" office:date-value="2021-04-19" calcext:value-type="date">
            <text:p>1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79" calcext:value-type="float">
            <text:p>1779</text:p>
          </table:table-cell>
          <table:table-cell table:style-name="ce21" office:value-type="date" office:date-value="2021-04-20" calcext:value-type="date">
            <text:p>2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5" calcext:value-type="float">
            <text:p>665</text:p>
          </table:table-cell>
          <table:table-cell table:style-name="ce21" office:value-type="date" office:date-value="2021-04-20" calcext:value-type="date">
            <text:p>2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24" calcext:value-type="float">
            <text:p>424</text:p>
          </table:table-cell>
          <table:table-cell table:style-name="ce21" office:value-type="date" office:date-value="2021-04-20" calcext:value-type="date">
            <text:p>2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14.5" calcext:value-type="float">
            <text:p>614,5</text:p>
          </table:table-cell>
          <table:table-cell table:style-name="ce21" office:value-type="date" office:date-value="2021-04-20" calcext:value-type="date">
            <text:p>2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9.5" calcext:value-type="float">
            <text:p>899,5</text:p>
          </table:table-cell>
          <table:table-cell table:style-name="ce21" office:value-type="date" office:date-value="2021-04-21" calcext:value-type="date">
            <text:p>21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98.5" calcext:value-type="float">
            <text:p>598,5</text:p>
          </table:table-cell>
          <table:table-cell table:style-name="ce21" office:value-type="date" office:date-value="2021-04-21" calcext:value-type="date">
            <text:p>21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23" calcext:value-type="float">
            <text:p>523</text:p>
          </table:table-cell>
          <table:table-cell table:style-name="ce21" office:value-type="date" office:date-value="2021-04-21" calcext:value-type="date">
            <text:p>21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table:style-name="ce21" office:value-type="date" office:date-value="2021-04-22" calcext:value-type="date">
            <text:p>22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07" calcext:value-type="float">
            <text:p>907</text:p>
          </table:table-cell>
          <table:table-cell table:style-name="ce21" office:value-type="date" office:date-value="2021-04-22" calcext:value-type="date">
            <text:p>22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08" calcext:value-type="float">
            <text:p>608</text:p>
          </table:table-cell>
          <table:table-cell table:style-name="ce21" office:value-type="date" office:date-value="2021-04-23" calcext:value-type="date">
            <text:p>23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84.5" calcext:value-type="float">
            <text:p>884,5</text:p>
          </table:table-cell>
          <table:table-cell table:style-name="ce21" office:value-type="date" office:date-value="2021-04-23" calcext:value-type="date">
            <text:p>23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99" calcext:value-type="float">
            <text:p>599</text:p>
          </table:table-cell>
          <table:table-cell table:style-name="ce21" office:value-type="date" office:date-value="2021-04-23" calcext:value-type="date">
            <text:p>23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30.5" calcext:value-type="float">
            <text:p>1230,5</text:p>
          </table:table-cell>
          <table:table-cell table:style-name="ce21" office:value-type="date" office:date-value="2021-04-23" calcext:value-type="date">
            <text:p>23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34" calcext:value-type="float">
            <text:p>434</text:p>
          </table:table-cell>
          <table:table-cell table:style-name="ce21" office:value-type="date" office:date-value="2021-04-24" calcext:value-type="date">
            <text:p>24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5.5" calcext:value-type="float">
            <text:p>745,5</text:p>
          </table:table-cell>
          <table:table-cell table:style-name="ce21" office:value-type="date" office:date-value="2021-04-24" calcext:value-type="date">
            <text:p>24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37.5" calcext:value-type="float">
            <text:p>1137,5</text:p>
          </table:table-cell>
          <table:table-cell table:style-name="ce21" office:value-type="date" office:date-value="2021-04-24" calcext:value-type="date">
            <text:p>24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57.5" calcext:value-type="float">
            <text:p>657,5</text:p>
          </table:table-cell>
          <table:table-cell table:style-name="ce21" office:value-type="date" office:date-value="2021-04-24" calcext:value-type="date">
            <text:p>24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96" calcext:value-type="float">
            <text:p>1896</text:p>
          </table:table-cell>
          <table:table-cell table:style-name="ce21" office:value-type="date" office:date-value="2021-04-26" calcext:value-type="date">
            <text:p>2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77" calcext:value-type="float">
            <text:p>977</text:p>
          </table:table-cell>
          <table:table-cell table:style-name="ce21" office:value-type="date" office:date-value="2021-04-26" calcext:value-type="date">
            <text:p>2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6.5" calcext:value-type="float">
            <text:p>546,5</text:p>
          </table:table-cell>
          <table:table-cell table:style-name="ce21" office:value-type="date" office:date-value="2021-04-26" calcext:value-type="date">
            <text:p>2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75.5" calcext:value-type="float">
            <text:p>1775,5</text:p>
          </table:table-cell>
          <table:table-cell table:style-name="ce21" office:value-type="date" office:date-value="2021-04-26" calcext:value-type="date">
            <text:p>26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3" calcext:value-type="float">
            <text:p>843</text:p>
          </table:table-cell>
          <table:table-cell table:style-name="ce21" office:value-type="date" office:date-value="2021-04-27" calcext:value-type="date">
            <text:p>2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1.5" calcext:value-type="float">
            <text:p>861,5</text:p>
          </table:table-cell>
          <table:table-cell table:style-name="ce21" office:value-type="date" office:date-value="2021-04-27" calcext:value-type="date">
            <text:p>2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11.5" calcext:value-type="float">
            <text:p>511,5</text:p>
          </table:table-cell>
          <table:table-cell table:style-name="ce21" office:value-type="date" office:date-value="2021-04-27" calcext:value-type="date">
            <text:p>27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08" calcext:value-type="float">
            <text:p>408</text:p>
          </table:table-cell>
          <table:table-cell table:style-name="ce21" office:value-type="date" office:date-value="2021-04-28" calcext:value-type="date">
            <text:p>28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01.5" calcext:value-type="float">
            <text:p>701,5</text:p>
          </table:table-cell>
          <table:table-cell table:style-name="ce21" office:value-type="date" office:date-value="2021-04-28" calcext:value-type="date">
            <text:p>28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72.5" calcext:value-type="float">
            <text:p>872,5</text:p>
          </table:table-cell>
          <table:table-cell table:style-name="ce21" office:value-type="date" office:date-value="2021-04-28" calcext:value-type="date">
            <text:p>28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8.5" calcext:value-type="float">
            <text:p>858,5</text:p>
          </table:table-cell>
          <table:table-cell table:style-name="ce21" office:value-type="date" office:date-value="2021-04-28" calcext:value-type="date">
            <text:p>28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8" calcext:value-type="float">
            <text:p>868</text:p>
          </table:table-cell>
          <table:table-cell table:style-name="ce21" office:value-type="date" office:date-value="2021-04-29" calcext:value-type="date">
            <text:p>2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57.5" calcext:value-type="float">
            <text:p>1357,5</text:p>
          </table:table-cell>
          <table:table-cell table:style-name="ce21" office:value-type="date" office:date-value="2021-04-29" calcext:value-type="date">
            <text:p>29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21" office:value-type="date" office:date-value="2021-04-30" calcext:value-type="date">
            <text:p>3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2.5" calcext:value-type="float">
            <text:p>892,5</text:p>
          </table:table-cell>
          <table:table-cell table:style-name="ce21" office:value-type="date" office:date-value="2021-04-30" calcext:value-type="date">
            <text:p>3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414.5" calcext:value-type="float">
            <text:p>3414,5</text:p>
          </table:table-cell>
          <table:table-cell table:style-name="ce21" office:value-type="date" office:date-value="2021-04-30" calcext:value-type="date">
            <text:p>3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71.5" calcext:value-type="float">
            <text:p>671,5</text:p>
          </table:table-cell>
          <table:table-cell table:style-name="ce21" office:value-type="date" office:date-value="2021-04-30" calcext:value-type="date">
            <text:p>3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43" calcext:value-type="float">
            <text:p>1643</text:p>
          </table:table-cell>
          <table:table-cell table:style-name="ce21" office:value-type="date" office:date-value="2021-04-30" calcext:value-type="date">
            <text:p>30.04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23" calcext:value-type="float">
            <text:p>823</text:p>
          </table:table-cell>
          <table:table-cell table:style-name="ce21" office:value-type="date" office:date-value="2021-05-01" calcext:value-type="date">
            <text:p>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3.5" calcext:value-type="float">
            <text:p>793,5</text:p>
          </table:table-cell>
          <table:table-cell table:style-name="ce21" office:value-type="date" office:date-value="2021-05-01" calcext:value-type="date">
            <text:p>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85" calcext:value-type="float">
            <text:p>885</text:p>
          </table:table-cell>
          <table:table-cell table:style-name="ce21" office:value-type="date" office:date-value="2021-05-01" calcext:value-type="date">
            <text:p>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21" office:value-type="date" office:date-value="2021-05-01" calcext:value-type="date">
            <text:p>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53.5" calcext:value-type="float">
            <text:p>953,5</text:p>
          </table:table-cell>
          <table:table-cell table:style-name="ce21" office:value-type="date" office:date-value="2021-05-04" calcext:value-type="date">
            <text:p>4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6.5" calcext:value-type="float">
            <text:p>696,5</text:p>
          </table:table-cell>
          <table:table-cell table:style-name="ce21" office:value-type="date" office:date-value="2021-05-04" calcext:value-type="date">
            <text:p>4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162" calcext:value-type="float">
            <text:p>2162</text:p>
          </table:table-cell>
          <table:table-cell table:style-name="ce21" office:value-type="date" office:date-value="2021-05-04" calcext:value-type="date">
            <text:p>4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4" calcext:value-type="float">
            <text:p>664</text:p>
          </table:table-cell>
          <table:table-cell table:style-name="ce21" office:value-type="date" office:date-value="2021-05-04" calcext:value-type="date">
            <text:p>4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14" calcext:value-type="float">
            <text:p>914</text:p>
          </table:table-cell>
          <table:table-cell table:style-name="ce21" office:value-type="date" office:date-value="2021-05-05" calcext:value-type="date">
            <text:p>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8.5" calcext:value-type="float">
            <text:p>698,5</text:p>
          </table:table-cell>
          <table:table-cell table:style-name="ce21" office:value-type="date" office:date-value="2021-05-05" calcext:value-type="date">
            <text:p>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0.5" calcext:value-type="float">
            <text:p>500,5</text:p>
          </table:table-cell>
          <table:table-cell table:style-name="ce21" office:value-type="date" office:date-value="2021-05-05" calcext:value-type="date">
            <text:p>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37" calcext:value-type="float">
            <text:p>1337</text:p>
          </table:table-cell>
          <table:table-cell table:style-name="ce21" office:value-type="date" office:date-value="2021-05-05" calcext:value-type="date">
            <text:p>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37.5" calcext:value-type="float">
            <text:p>1337,5</text:p>
          </table:table-cell>
          <table:table-cell table:style-name="ce21" office:value-type="date" office:date-value="2021-05-05" calcext:value-type="date">
            <text:p>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6.5" calcext:value-type="float">
            <text:p>816,5</text:p>
          </table:table-cell>
          <table:table-cell table:style-name="ce21" office:value-type="date" office:date-value="2021-05-06" calcext:value-type="date">
            <text:p>6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73" calcext:value-type="float">
            <text:p>973</text:p>
          </table:table-cell>
          <table:table-cell table:style-name="ce21" office:value-type="date" office:date-value="2021-05-06" calcext:value-type="date">
            <text:p>6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24" calcext:value-type="float">
            <text:p>424</text:p>
          </table:table-cell>
          <table:table-cell table:style-name="ce21" office:value-type="date" office:date-value="2021-05-06" calcext:value-type="date">
            <text:p>6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9.5" calcext:value-type="float">
            <text:p>669,5</text:p>
          </table:table-cell>
          <table:table-cell table:style-name="ce21" office:value-type="date" office:date-value="2021-05-07" calcext:value-type="date">
            <text:p>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0.5" calcext:value-type="float">
            <text:p>810,5</text:p>
          </table:table-cell>
          <table:table-cell table:style-name="ce21" office:value-type="date" office:date-value="2021-05-07" calcext:value-type="date">
            <text:p>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1" calcext:value-type="float">
            <text:p>831</text:p>
          </table:table-cell>
          <table:table-cell table:style-name="ce21" office:value-type="date" office:date-value="2021-05-07" calcext:value-type="date">
            <text:p>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1.5" calcext:value-type="float">
            <text:p>541,5</text:p>
          </table:table-cell>
          <table:table-cell table:style-name="ce21" office:value-type="date" office:date-value="2021-05-07" calcext:value-type="date">
            <text:p>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51" calcext:value-type="float">
            <text:p>351</text:p>
          </table:table-cell>
          <table:table-cell table:style-name="ce21" office:value-type="date" office:date-value="2021-05-07" calcext:value-type="date">
            <text:p>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79.5" calcext:value-type="float">
            <text:p>479,5</text:p>
          </table:table-cell>
          <table:table-cell table:style-name="ce21" office:value-type="date" office:date-value="2021-05-08" calcext:value-type="date">
            <text:p>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12.5" calcext:value-type="float">
            <text:p>212,5</text:p>
          </table:table-cell>
          <table:table-cell table:style-name="ce21" office:value-type="date" office:date-value="2021-05-08" calcext:value-type="date">
            <text:p>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8.5" calcext:value-type="float">
            <text:p>848,5</text:p>
          </table:table-cell>
          <table:table-cell table:style-name="ce21" office:value-type="date" office:date-value="2021-05-08" calcext:value-type="date">
            <text:p>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84.5" calcext:value-type="float">
            <text:p>284,5</text:p>
          </table:table-cell>
          <table:table-cell table:style-name="ce21" office:value-type="date" office:date-value="2021-05-08" calcext:value-type="date">
            <text:p>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10.5" calcext:value-type="float">
            <text:p>1110,5</text:p>
          </table:table-cell>
          <table:table-cell table:style-name="ce21" office:value-type="date" office:date-value="2021-05-10" calcext:value-type="date">
            <text:p>10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898.5" calcext:value-type="float">
            <text:p>2898,5</text:p>
          </table:table-cell>
          <table:table-cell table:style-name="ce21" office:value-type="date" office:date-value="2021-05-10" calcext:value-type="date">
            <text:p>10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408.5" calcext:value-type="float">
            <text:p>1408,5</text:p>
          </table:table-cell>
          <table:table-cell table:style-name="ce21" office:value-type="date" office:date-value="2021-05-10" calcext:value-type="date">
            <text:p>10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25" calcext:value-type="float">
            <text:p>925</text:p>
          </table:table-cell>
          <table:table-cell table:style-name="ce21" office:value-type="date" office:date-value="2021-05-11" calcext:value-type="date">
            <text:p>1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84" calcext:value-type="float">
            <text:p>1184</text:p>
          </table:table-cell>
          <table:table-cell table:style-name="ce21" office:value-type="date" office:date-value="2021-05-11" calcext:value-type="date">
            <text:p>1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8.5" calcext:value-type="float">
            <text:p>588,5</text:p>
          </table:table-cell>
          <table:table-cell table:style-name="ce21" office:value-type="date" office:date-value="2021-05-12" calcext:value-type="date">
            <text:p>12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21" office:value-type="date" office:date-value="2021-05-12" calcext:value-type="date">
            <text:p>12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2" calcext:value-type="float">
            <text:p>812</text:p>
          </table:table-cell>
          <table:table-cell table:style-name="ce21" office:value-type="date" office:date-value="2021-05-12" calcext:value-type="date">
            <text:p>12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13" calcext:value-type="float">
            <text:p>413</text:p>
          </table:table-cell>
          <table:table-cell table:style-name="ce21" office:value-type="date" office:date-value="2021-05-13" calcext:value-type="date">
            <text:p>13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21.5" calcext:value-type="float">
            <text:p>621,5</text:p>
          </table:table-cell>
          <table:table-cell table:style-name="ce21" office:value-type="date" office:date-value="2021-05-13" calcext:value-type="date">
            <text:p>13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21" office:value-type="date" office:date-value="2021-05-13" calcext:value-type="date">
            <text:p>13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33.5" calcext:value-type="float">
            <text:p>633,5</text:p>
          </table:table-cell>
          <table:table-cell table:style-name="ce21" office:value-type="date" office:date-value="2021-05-13" calcext:value-type="date">
            <text:p>13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29" calcext:value-type="float">
            <text:p>529</text:p>
          </table:table-cell>
          <table:table-cell table:style-name="ce21" office:value-type="date" office:date-value="2021-05-14" calcext:value-type="date">
            <text:p>14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57" calcext:value-type="float">
            <text:p>257</text:p>
          </table:table-cell>
          <table:table-cell table:style-name="ce21" office:value-type="date" office:date-value="2021-05-14" calcext:value-type="date">
            <text:p>14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76.5" calcext:value-type="float">
            <text:p>576,5</text:p>
          </table:table-cell>
          <table:table-cell table:style-name="ce21" office:value-type="date" office:date-value="2021-05-14" calcext:value-type="date">
            <text:p>14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70" calcext:value-type="float">
            <text:p>570</text:p>
          </table:table-cell>
          <table:table-cell table:style-name="ce21" office:value-type="date" office:date-value="2021-05-15" calcext:value-type="date">
            <text:p>1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52.5" calcext:value-type="float">
            <text:p>1152,5</text:p>
          </table:table-cell>
          <table:table-cell table:style-name="ce21" office:value-type="date" office:date-value="2021-05-15" calcext:value-type="date">
            <text:p>1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47.5" calcext:value-type="float">
            <text:p>947,5</text:p>
          </table:table-cell>
          <table:table-cell table:style-name="ce21" office:value-type="date" office:date-value="2021-05-15" calcext:value-type="date">
            <text:p>1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89" calcext:value-type="float">
            <text:p>489</text:p>
          </table:table-cell>
          <table:table-cell table:style-name="ce21" office:value-type="date" office:date-value="2021-05-15" calcext:value-type="date">
            <text:p>1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88.5" calcext:value-type="float">
            <text:p>1288,5</text:p>
          </table:table-cell>
          <table:table-cell table:style-name="ce21" office:value-type="date" office:date-value="2021-05-17" calcext:value-type="date">
            <text:p>1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7" calcext:value-type="float">
            <text:p>837</text:p>
          </table:table-cell>
          <table:table-cell table:style-name="ce21" office:value-type="date" office:date-value="2021-05-17" calcext:value-type="date">
            <text:p>1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0" calcext:value-type="float">
            <text:p>830</text:p>
          </table:table-cell>
          <table:table-cell table:style-name="ce21" office:value-type="date" office:date-value="2021-05-18" calcext:value-type="date">
            <text:p>1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50.5" calcext:value-type="float">
            <text:p>750,5</text:p>
          </table:table-cell>
          <table:table-cell table:style-name="ce21" office:value-type="date" office:date-value="2021-05-18" calcext:value-type="date">
            <text:p>1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86" calcext:value-type="float">
            <text:p>786</text:p>
          </table:table-cell>
          <table:table-cell table:style-name="ce21" office:value-type="date" office:date-value="2021-05-18" calcext:value-type="date">
            <text:p>1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6" calcext:value-type="float">
            <text:p>816</text:p>
          </table:table-cell>
          <table:table-cell table:style-name="ce21" office:value-type="date" office:date-value="2021-05-18" calcext:value-type="date">
            <text:p>1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7.5" calcext:value-type="float">
            <text:p>897,5</text:p>
          </table:table-cell>
          <table:table-cell table:style-name="ce21" office:value-type="date" office:date-value="2021-05-19" calcext:value-type="date">
            <text:p>19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5" calcext:value-type="float">
            <text:p>585</text:p>
          </table:table-cell>
          <table:table-cell table:style-name="ce21" office:value-type="date" office:date-value="2021-05-19" calcext:value-type="date">
            <text:p>19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55" calcext:value-type="float">
            <text:p>1955</text:p>
          </table:table-cell>
          <table:table-cell table:style-name="ce21" office:value-type="date" office:date-value="2021-05-20" calcext:value-type="date">
            <text:p>20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57" calcext:value-type="float">
            <text:p>457</text:p>
          </table:table-cell>
          <table:table-cell table:style-name="ce21" office:value-type="date" office:date-value="2021-05-20" calcext:value-type="date">
            <text:p>20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0" calcext:value-type="float">
            <text:p>790</text:p>
          </table:table-cell>
          <table:table-cell table:style-name="ce21" office:value-type="date" office:date-value="2021-05-20" calcext:value-type="date">
            <text:p>20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79" calcext:value-type="float">
            <text:p>1179</text:p>
          </table:table-cell>
          <table:table-cell table:style-name="ce21" office:value-type="date" office:date-value="2021-05-21" calcext:value-type="date">
            <text:p>2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28.5" calcext:value-type="float">
            <text:p>328,5</text:p>
          </table:table-cell>
          <table:table-cell table:style-name="ce21" office:value-type="date" office:date-value="2021-05-21" calcext:value-type="date">
            <text:p>2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34" calcext:value-type="float">
            <text:p>834</text:p>
          </table:table-cell>
          <table:table-cell table:style-name="ce21" office:value-type="date" office:date-value="2021-05-21" calcext:value-type="date">
            <text:p>2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78" calcext:value-type="float">
            <text:p>1078</text:p>
          </table:table-cell>
          <table:table-cell table:style-name="ce21" office:value-type="date" office:date-value="2021-05-22" calcext:value-type="date">
            <text:p>22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71.5" calcext:value-type="float">
            <text:p>971,5</text:p>
          </table:table-cell>
          <table:table-cell table:style-name="ce21" office:value-type="date" office:date-value="2021-05-22" calcext:value-type="date">
            <text:p>22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21" office:value-type="date" office:date-value="2021-05-25" calcext:value-type="date">
            <text:p>2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461" calcext:value-type="float">
            <text:p>2461</text:p>
          </table:table-cell>
          <table:table-cell table:style-name="ce21" office:value-type="date" office:date-value="2021-05-25" calcext:value-type="date">
            <text:p>2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63.5" calcext:value-type="float">
            <text:p>363,5</text:p>
          </table:table-cell>
          <table:table-cell table:style-name="ce21" office:value-type="date" office:date-value="2021-05-25" calcext:value-type="date">
            <text:p>2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06" calcext:value-type="float">
            <text:p>606</text:p>
          </table:table-cell>
          <table:table-cell table:style-name="ce21" office:value-type="date" office:date-value="2021-05-25" calcext:value-type="date">
            <text:p>2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1.5" calcext:value-type="float">
            <text:p>691,5</text:p>
          </table:table-cell>
          <table:table-cell table:style-name="ce21" office:value-type="date" office:date-value="2021-05-25" calcext:value-type="date">
            <text:p>2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30.5" calcext:value-type="float">
            <text:p>1630,5</text:p>
          </table:table-cell>
          <table:table-cell table:style-name="ce21" office:value-type="date" office:date-value="2021-05-25" calcext:value-type="date">
            <text:p>25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58.5" calcext:value-type="float">
            <text:p>958,5</text:p>
          </table:table-cell>
          <table:table-cell table:style-name="ce21" office:value-type="date" office:date-value="2021-05-26" calcext:value-type="date">
            <text:p>26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23.5" calcext:value-type="float">
            <text:p>823,5</text:p>
          </table:table-cell>
          <table:table-cell table:style-name="ce21" office:value-type="date" office:date-value="2021-05-26" calcext:value-type="date">
            <text:p>26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84.5" calcext:value-type="float">
            <text:p>884,5</text:p>
          </table:table-cell>
          <table:table-cell table:style-name="ce21" office:value-type="date" office:date-value="2021-05-26" calcext:value-type="date">
            <text:p>26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21" office:value-type="date" office:date-value="2021-05-26" calcext:value-type="date">
            <text:p>26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31" calcext:value-type="float">
            <text:p>531</text:p>
          </table:table-cell>
          <table:table-cell table:style-name="ce21" office:value-type="date" office:date-value="2021-05-27" calcext:value-type="date">
            <text:p>2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2.5" calcext:value-type="float">
            <text:p>802,5</text:p>
          </table:table-cell>
          <table:table-cell table:style-name="ce21" office:value-type="date" office:date-value="2021-05-27" calcext:value-type="date">
            <text:p>2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77" calcext:value-type="float">
            <text:p>677</text:p>
          </table:table-cell>
          <table:table-cell table:style-name="ce21" office:value-type="date" office:date-value="2021-05-27" calcext:value-type="date">
            <text:p>27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21" office:value-type="date" office:date-value="2021-05-28" calcext:value-type="date">
            <text:p>2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21" office:value-type="date" office:date-value="2021-05-28" calcext:value-type="date">
            <text:p>28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9.5" calcext:value-type="float">
            <text:p>749,5</text:p>
          </table:table-cell>
          <table:table-cell table:style-name="ce21" office:value-type="date" office:date-value="2021-05-29" calcext:value-type="date">
            <text:p>29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03.5" calcext:value-type="float">
            <text:p>903,5</text:p>
          </table:table-cell>
          <table:table-cell table:style-name="ce21" office:value-type="date" office:date-value="2021-05-29" calcext:value-type="date">
            <text:p>29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13" calcext:value-type="float">
            <text:p>1213</text:p>
          </table:table-cell>
          <table:table-cell table:style-name="ce21" office:value-type="date" office:date-value="2021-05-29" calcext:value-type="date">
            <text:p>29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 table:style-name="ce21" office:value-type="date" office:date-value="2021-05-29" calcext:value-type="date">
            <text:p>29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82.5" calcext:value-type="float">
            <text:p>1082,5</text:p>
          </table:table-cell>
          <table:table-cell table:style-name="ce21" office:value-type="date" office:date-value="2021-05-31" calcext:value-type="date">
            <text:p>3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5.5" calcext:value-type="float">
            <text:p>815,5</text:p>
          </table:table-cell>
          <table:table-cell table:style-name="ce21" office:value-type="date" office:date-value="2021-05-31" calcext:value-type="date">
            <text:p>3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0" calcext:value-type="float">
            <text:p>540</text:p>
          </table:table-cell>
          <table:table-cell table:style-name="ce21" office:value-type="date" office:date-value="2021-05-31" calcext:value-type="date">
            <text:p>31.05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03.5" calcext:value-type="float">
            <text:p>1803,5</text:p>
          </table:table-cell>
          <table:table-cell table:style-name="ce21" office:value-type="date" office:date-value="2021-06-01" calcext:value-type="date">
            <text:p>1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09" calcext:value-type="float">
            <text:p>809</text:p>
          </table:table-cell>
          <table:table-cell table:style-name="ce21" office:value-type="date" office:date-value="2021-06-01" calcext:value-type="date">
            <text:p>1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70" calcext:value-type="float">
            <text:p>1070</text:p>
          </table:table-cell>
          <table:table-cell table:style-name="ce21" office:value-type="date" office:date-value="2021-06-02" calcext:value-type="date">
            <text:p>2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71" calcext:value-type="float">
            <text:p>471</text:p>
          </table:table-cell>
          <table:table-cell table:style-name="ce21" office:value-type="date" office:date-value="2021-06-02" calcext:value-type="date">
            <text:p>2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3.5" calcext:value-type="float">
            <text:p>583,5</text:p>
          </table:table-cell>
          <table:table-cell table:style-name="ce21" office:value-type="date" office:date-value="2021-06-02" calcext:value-type="date">
            <text:p>2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78.5" calcext:value-type="float">
            <text:p>878,5</text:p>
          </table:table-cell>
          <table:table-cell table:style-name="ce21" office:value-type="date" office:date-value="2021-06-04" calcext:value-type="date">
            <text:p>4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50.5" calcext:value-type="float">
            <text:p>750,5</text:p>
          </table:table-cell>
          <table:table-cell table:style-name="ce21" office:value-type="date" office:date-value="2021-06-04" calcext:value-type="date">
            <text:p>4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03.5" calcext:value-type="float">
            <text:p>903,5</text:p>
          </table:table-cell>
          <table:table-cell table:style-name="ce21" office:value-type="date" office:date-value="2021-06-04" calcext:value-type="date">
            <text:p>4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71" calcext:value-type="float">
            <text:p>871</text:p>
          </table:table-cell>
          <table:table-cell table:style-name="ce21" office:value-type="date" office:date-value="2021-06-05" calcext:value-type="date">
            <text:p>5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4.5" calcext:value-type="float">
            <text:p>814,5</text:p>
          </table:table-cell>
          <table:table-cell table:style-name="ce21" office:value-type="date" office:date-value="2021-06-05" calcext:value-type="date">
            <text:p>5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36" calcext:value-type="float">
            <text:p>736</text:p>
          </table:table-cell>
          <table:table-cell table:style-name="ce21" office:value-type="date" office:date-value="2021-06-07" calcext:value-type="date">
            <text:p>7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56" calcext:value-type="float">
            <text:p>956</text:p>
          </table:table-cell>
          <table:table-cell table:style-name="ce21" office:value-type="date" office:date-value="2021-06-07" calcext:value-type="date">
            <text:p>7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38" calcext:value-type="float">
            <text:p>738</text:p>
          </table:table-cell>
          <table:table-cell table:style-name="ce21" office:value-type="date" office:date-value="2021-06-07" calcext:value-type="date">
            <text:p>7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620.5" calcext:value-type="float">
            <text:p>2620,5</text:p>
          </table:table-cell>
          <table:table-cell table:style-name="ce21" office:value-type="date" office:date-value="2021-06-09" calcext:value-type="date">
            <text:p>9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21" calcext:value-type="float">
            <text:p>1121</text:p>
          </table:table-cell>
          <table:table-cell table:style-name="ce21" office:value-type="date" office:date-value="2021-06-09" calcext:value-type="date">
            <text:p>9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81.5" calcext:value-type="float">
            <text:p>781,5</text:p>
          </table:table-cell>
          <table:table-cell table:style-name="ce21" office:value-type="date" office:date-value="2021-06-10" calcext:value-type="date">
            <text:p>10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97.5" calcext:value-type="float">
            <text:p>997,5</text:p>
          </table:table-cell>
          <table:table-cell table:style-name="ce21" office:value-type="date" office:date-value="2021-06-10" calcext:value-type="date">
            <text:p>10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13" calcext:value-type="float">
            <text:p>1213</text:p>
          </table:table-cell>
          <table:table-cell table:style-name="ce21" office:value-type="date" office:date-value="2021-06-11" calcext:value-type="date">
            <text:p>11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698.5" calcext:value-type="float">
            <text:p>2698,5</text:p>
          </table:table-cell>
          <table:table-cell table:style-name="ce21" office:value-type="date" office:date-value="2021-06-12" calcext:value-type="date">
            <text:p>12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38.5" calcext:value-type="float">
            <text:p>1838,5</text:p>
          </table:table-cell>
          <table:table-cell table:style-name="ce21" office:value-type="date" office:date-value="2021-06-12" calcext:value-type="date">
            <text:p>12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04.5" calcext:value-type="float">
            <text:p>604,5</text:p>
          </table:table-cell>
          <table:table-cell table:style-name="ce21" office:value-type="date" office:date-value="2021-06-14" calcext:value-type="date">
            <text:p>14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68" calcext:value-type="float">
            <text:p>568</text:p>
          </table:table-cell>
          <table:table-cell table:style-name="ce21" office:value-type="date" office:date-value="2021-06-14" calcext:value-type="date">
            <text:p>14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21" office:value-type="date" office:date-value="2021-06-15" calcext:value-type="date">
            <text:p>15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82.5" calcext:value-type="float">
            <text:p>282,5</text:p>
          </table:table-cell>
          <table:table-cell table:style-name="ce21" office:value-type="date" office:date-value="2021-06-15" calcext:value-type="date">
            <text:p>15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90" calcext:value-type="float">
            <text:p>390</text:p>
          </table:table-cell>
          <table:table-cell table:style-name="ce21" office:value-type="date" office:date-value="2021-06-16" calcext:value-type="date">
            <text:p>16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43.5" calcext:value-type="float">
            <text:p>543,5</text:p>
          </table:table-cell>
          <table:table-cell table:style-name="ce21" office:value-type="date" office:date-value="2021-06-17" calcext:value-type="date">
            <text:p>17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21" office:value-type="date" office:date-value="2021-06-19" calcext:value-type="date">
            <text:p>19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36" calcext:value-type="float">
            <text:p>736</text:p>
          </table:table-cell>
          <table:table-cell table:style-name="ce21" office:value-type="date" office:date-value="2021-06-19" calcext:value-type="date">
            <text:p>19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21" office:value-type="date" office:date-value="2021-06-19" calcext:value-type="date">
            <text:p>19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9.5" calcext:value-type="float">
            <text:p>509,5</text:p>
          </table:table-cell>
          <table:table-cell table:style-name="ce21" office:value-type="date" office:date-value="2021-06-21" calcext:value-type="date">
            <text:p>21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21" office:value-type="date" office:date-value="2021-06-21" calcext:value-type="date">
            <text:p>21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75" calcext:value-type="float">
            <text:p>775</text:p>
          </table:table-cell>
          <table:table-cell table:style-name="ce21" office:value-type="date" office:date-value="2021-06-22" calcext:value-type="date">
            <text:p>22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22.5" calcext:value-type="float">
            <text:p>722,5</text:p>
          </table:table-cell>
          <table:table-cell table:style-name="ce21" office:value-type="date" office:date-value="2021-06-22" calcext:value-type="date">
            <text:p>22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46.5" calcext:value-type="float">
            <text:p>446,5</text:p>
          </table:table-cell>
          <table:table-cell table:style-name="ce21" office:value-type="date" office:date-value="2021-06-24" calcext:value-type="date">
            <text:p>24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59" calcext:value-type="float">
            <text:p>1359</text:p>
          </table:table-cell>
          <table:table-cell table:style-name="ce21" office:value-type="date" office:date-value="2021-06-24" calcext:value-type="date">
            <text:p>24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20.5" calcext:value-type="float">
            <text:p>620,5</text:p>
          </table:table-cell>
          <table:table-cell table:style-name="ce21" office:value-type="date" office:date-value="2021-06-25" calcext:value-type="date">
            <text:p>25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08.5" calcext:value-type="float">
            <text:p>408,5</text:p>
          </table:table-cell>
          <table:table-cell table:style-name="ce21" office:value-type="date" office:date-value="2021-06-25" calcext:value-type="date">
            <text:p>25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14.5" calcext:value-type="float">
            <text:p>714,5</text:p>
          </table:table-cell>
          <table:table-cell table:style-name="ce21" office:value-type="date" office:date-value="2021-06-26" calcext:value-type="date">
            <text:p>26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09.5" calcext:value-type="float">
            <text:p>1209,5</text:p>
          </table:table-cell>
          <table:table-cell table:style-name="ce21" office:value-type="date" office:date-value="2021-06-30" calcext:value-type="date">
            <text:p>30.06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64.5" calcext:value-type="float">
            <text:p>464,5</text:p>
          </table:table-cell>
          <table:table-cell table:style-name="ce21" office:value-type="date" office:date-value="2021-07-01" calcext:value-type="date">
            <text:p>1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900" calcext:value-type="float">
            <text:p>1900</text:p>
          </table:table-cell>
          <table:table-cell table:style-name="ce21" office:value-type="date" office:date-value="2021-07-02" calcext:value-type="date">
            <text:p>2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16" calcext:value-type="float">
            <text:p>1816</text:p>
          </table:table-cell>
          <table:table-cell table:style-name="ce21" office:value-type="date" office:date-value="2021-07-02" calcext:value-type="date">
            <text:p>2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81.5" calcext:value-type="float">
            <text:p>1281,5</text:p>
          </table:table-cell>
          <table:table-cell table:style-name="ce21" office:value-type="date" office:date-value="2021-07-05" calcext:value-type="date">
            <text:p>5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22.5" calcext:value-type="float">
            <text:p>422,5</text:p>
          </table:table-cell>
          <table:table-cell table:style-name="ce21" office:value-type="date" office:date-value="2021-07-05" calcext:value-type="date">
            <text:p>5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2" calcext:value-type="float">
            <text:p>842</text:p>
          </table:table-cell>
          <table:table-cell table:style-name="ce21" office:value-type="date" office:date-value="2021-07-09" calcext:value-type="date">
            <text:p>9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79" calcext:value-type="float">
            <text:p>1079</text:p>
          </table:table-cell>
          <table:table-cell table:style-name="ce21" office:value-type="date" office:date-value="2021-07-19" calcext:value-type="date">
            <text:p>19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0.5" calcext:value-type="float">
            <text:p>660,5</text:p>
          </table:table-cell>
          <table:table-cell table:style-name="ce21" office:value-type="date" office:date-value="2021-07-20" calcext:value-type="date">
            <text:p>20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21" office:value-type="date" office:date-value="2021-07-20" calcext:value-type="date">
            <text:p>20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59" calcext:value-type="float">
            <text:p>1259</text:p>
          </table:table-cell>
          <table:table-cell table:style-name="ce21" office:value-type="date" office:date-value="2021-07-24" calcext:value-type="date">
            <text:p>24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12.5" calcext:value-type="float">
            <text:p>212,5</text:p>
          </table:table-cell>
          <table:table-cell table:style-name="ce21" office:value-type="date" office:date-value="2021-07-26" calcext:value-type="date">
            <text:p>26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98.5" calcext:value-type="float">
            <text:p>1798,5</text:p>
          </table:table-cell>
          <table:table-cell table:style-name="ce21" office:value-type="date" office:date-value="2021-07-28" calcext:value-type="date">
            <text:p>28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21" office:value-type="date" office:date-value="2021-07-28" calcext:value-type="date">
            <text:p>28.07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5" calcext:value-type="float">
            <text:p>795</text:p>
          </table:table-cell>
          <table:table-cell table:style-name="ce21" office:value-type="date" office:date-value="2021-09-15" calcext:value-type="date">
            <text:p>15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161.5" calcext:value-type="float">
            <text:p>3161,5</text:p>
          </table:table-cell>
          <table:table-cell table:style-name="ce21" office:value-type="date" office:date-value="2021-09-17" calcext:value-type="date">
            <text:p>17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0" calcext:value-type="float">
            <text:p>890</text:p>
          </table:table-cell>
          <table:table-cell table:style-name="ce21" office:value-type="date" office:date-value="2021-09-17" calcext:value-type="date">
            <text:p>17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46.7" calcext:value-type="float">
            <text:p>1046,7</text:p>
          </table:table-cell>
          <table:table-cell table:style-name="ce21" office:value-type="date" office:date-value="2021-09-17" calcext:value-type="date">
            <text:p>17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14" calcext:value-type="float">
            <text:p>614</text:p>
          </table:table-cell>
          <table:table-cell table:style-name="ce21" office:value-type="date" office:date-value="2021-09-22" calcext:value-type="date">
            <text:p>22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6.5" calcext:value-type="float">
            <text:p>856,5</text:p>
          </table:table-cell>
          <table:table-cell table:style-name="ce21" office:value-type="date" office:date-value="2021-09-22" calcext:value-type="date">
            <text:p>22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59" calcext:value-type="float">
            <text:p>459</text:p>
          </table:table-cell>
          <table:table-cell table:style-name="ce21" office:value-type="date" office:date-value="2021-09-23" calcext:value-type="date">
            <text:p>23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58" calcext:value-type="float">
            <text:p>358</text:p>
          </table:table-cell>
          <table:table-cell table:style-name="ce21" office:value-type="date" office:date-value="2021-09-25" calcext:value-type="date">
            <text:p>25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94" calcext:value-type="float">
            <text:p>594</text:p>
          </table:table-cell>
          <table:table-cell table:style-name="ce21" office:value-type="date" office:date-value="2021-09-27" calcext:value-type="date">
            <text:p>27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21" office:value-type="date" office:date-value="2021-09-28" calcext:value-type="date">
            <text:p>28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30" calcext:value-type="float">
            <text:p>930</text:p>
          </table:table-cell>
          <table:table-cell table:style-name="ce21" office:value-type="date" office:date-value="2021-09-28" calcext:value-type="date">
            <text:p>28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14" calcext:value-type="float">
            <text:p>914</text:p>
          </table:table-cell>
          <table:table-cell table:style-name="ce21" office:value-type="date" office:date-value="2021-09-29" calcext:value-type="date">
            <text:p>29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60" calcext:value-type="float">
            <text:p>1260</text:p>
          </table:table-cell>
          <table:table-cell table:style-name="ce21" office:value-type="date" office:date-value="2021-09-29" calcext:value-type="date">
            <text:p>29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09" calcext:value-type="float">
            <text:p>409</text:p>
          </table:table-cell>
          <table:table-cell table:style-name="ce21" office:value-type="date" office:date-value="2021-09-29" calcext:value-type="date">
            <text:p>29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21" office:value-type="date" office:date-value="2021-09-30" calcext:value-type="date">
            <text:p>30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0" calcext:value-type="float">
            <text:p>840</text:p>
          </table:table-cell>
          <table:table-cell table:style-name="ce21" office:value-type="date" office:date-value="2021-09-30" calcext:value-type="date">
            <text:p>30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07" calcext:value-type="float">
            <text:p>1507</text:p>
          </table:table-cell>
          <table:table-cell table:style-name="ce21" office:value-type="date" office:date-value="2021-09-30" calcext:value-type="date">
            <text:p>30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719" calcext:value-type="float">
            <text:p>2719</text:p>
          </table:table-cell>
          <table:table-cell table:style-name="ce21" office:value-type="date" office:date-value="2021-09-30" calcext:value-type="date">
            <text:p>30.09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21" office:value-type="date" office:date-value="2021-10-02" calcext:value-type="date">
            <text:p>2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99" calcext:value-type="float">
            <text:p>1799</text:p>
          </table:table-cell>
          <table:table-cell table:style-name="ce21" office:value-type="date" office:date-value="2021-10-02" calcext:value-type="date">
            <text:p>2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89" calcext:value-type="float">
            <text:p>1089</text:p>
          </table:table-cell>
          <table:table-cell table:style-name="ce21" office:value-type="date" office:date-value="2021-10-04" calcext:value-type="date">
            <text:p>4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333.5" calcext:value-type="float">
            <text:p>2333,5</text:p>
          </table:table-cell>
          <table:table-cell table:style-name="ce21" office:value-type="date" office:date-value="2021-10-04" calcext:value-type="date">
            <text:p>4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20" calcext:value-type="float">
            <text:p>2020</text:p>
          </table:table-cell>
          <table:table-cell table:style-name="ce21" office:value-type="date" office:date-value="2021-10-05" calcext:value-type="date">
            <text:p>5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80" calcext:value-type="float">
            <text:p>1280</text:p>
          </table:table-cell>
          <table:table-cell table:style-name="ce21" office:value-type="date" office:date-value="2021-10-05" calcext:value-type="date">
            <text:p>5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44" calcext:value-type="float">
            <text:p>444</text:p>
          </table:table-cell>
          <table:table-cell table:style-name="ce21" office:value-type="date" office:date-value="2021-10-05" calcext:value-type="date">
            <text:p>5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61" calcext:value-type="float">
            <text:p>2061</text:p>
          </table:table-cell>
          <table:table-cell table:style-name="ce21" office:value-type="date" office:date-value="2021-10-06" calcext:value-type="date">
            <text:p>6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265" calcext:value-type="float">
            <text:p>2265</text:p>
          </table:table-cell>
          <table:table-cell table:style-name="ce21" office:value-type="date" office:date-value="2021-10-06" calcext:value-type="date">
            <text:p>6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704" calcext:value-type="float">
            <text:p>1704</text:p>
          </table:table-cell>
          <table:table-cell table:style-name="ce21" office:value-type="date" office:date-value="2021-10-06" calcext:value-type="date">
            <text:p>6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031" calcext:value-type="float">
            <text:p>1031</text:p>
          </table:table-cell>
          <table:table-cell table:style-name="ce21" office:value-type="date" office:date-value="2021-10-07" calcext:value-type="date">
            <text:p>7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90" calcext:value-type="float">
            <text:p>790</text:p>
          </table:table-cell>
          <table:table-cell table:style-name="ce21" office:value-type="date" office:date-value="2021-10-07" calcext:value-type="date">
            <text:p>7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938" calcext:value-type="float">
            <text:p>938</text:p>
          </table:table-cell>
          <table:table-cell table:style-name="ce21" office:value-type="date" office:date-value="2021-10-07" calcext:value-type="date">
            <text:p>7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021" calcext:value-type="float">
            <text:p>1021</text:p>
          </table:table-cell>
          <table:table-cell table:style-name="ce21" office:value-type="date" office:date-value="2021-10-08" calcext:value-type="date">
            <text:p>8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231" calcext:value-type="float">
            <text:p>1231</text:p>
          </table:table-cell>
          <table:table-cell table:style-name="ce21" office:value-type="date" office:date-value="2021-10-08" calcext:value-type="date">
            <text:p>8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14" calcext:value-type="float">
            <text:p>714</text:p>
          </table:table-cell>
          <table:table-cell table:style-name="ce21" office:value-type="date" office:date-value="2021-10-09" calcext:value-type="date">
            <text:p>9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838" calcext:value-type="float">
            <text:p>838</text:p>
          </table:table-cell>
          <table:table-cell table:style-name="ce21" office:value-type="date" office:date-value="2021-10-09" calcext:value-type="date">
            <text:p>9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13" calcext:value-type="float">
            <text:p>713</text:p>
          </table:table-cell>
          <table:table-cell table:style-name="ce21" office:value-type="date" office:date-value="2021-10-11" calcext:value-type="date">
            <text:p>11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2302" calcext:value-type="float">
            <text:p>2302</text:p>
          </table:table-cell>
          <table:table-cell table:style-name="ce21" office:value-type="date" office:date-value="2021-10-11" calcext:value-type="date">
            <text:p>11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91.5" calcext:value-type="float">
            <text:p>691,5</text:p>
          </table:table-cell>
          <table:table-cell table:style-name="ce21" office:value-type="date" office:date-value="2021-10-12" calcext:value-type="date">
            <text:p>12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54" calcext:value-type="float">
            <text:p>1154</text:p>
          </table:table-cell>
          <table:table-cell table:style-name="ce21" office:value-type="date" office:date-value="2021-10-13" calcext:value-type="date">
            <text:p>13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17" calcext:value-type="float">
            <text:p>1117</text:p>
          </table:table-cell>
          <table:table-cell table:style-name="ce21" office:value-type="date" office:date-value="2021-10-13" calcext:value-type="date">
            <text:p>13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73.5" calcext:value-type="float">
            <text:p>1173,5</text:p>
          </table:table-cell>
          <table:table-cell table:style-name="ce21" office:value-type="date" office:date-value="2021-10-14" calcext:value-type="date">
            <text:p>14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60.5" calcext:value-type="float">
            <text:p>660,5</text:p>
          </table:table-cell>
          <table:table-cell table:style-name="ce21" office:value-type="date" office:date-value="2021-10-14" calcext:value-type="date">
            <text:p>14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99.5" calcext:value-type="float">
            <text:p>799,5</text:p>
          </table:table-cell>
          <table:table-cell table:style-name="ce21" office:value-type="date" office:date-value="2021-10-14" calcext:value-type="date">
            <text:p>14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822" calcext:value-type="float">
            <text:p>822</text:p>
          </table:table-cell>
          <table:table-cell table:style-name="ce21" office:value-type="date" office:date-value="2021-10-15" calcext:value-type="date">
            <text:p>15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37" calcext:value-type="float">
            <text:p>637</text:p>
          </table:table-cell>
          <table:table-cell table:style-name="ce21" office:value-type="date" office:date-value="2021-10-15" calcext:value-type="date">
            <text:p>15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85" calcext:value-type="float">
            <text:p>1185</text:p>
          </table:table-cell>
          <table:table-cell table:style-name="ce21" office:value-type="date" office:date-value="2021-10-16" calcext:value-type="date">
            <text:p>16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61" calcext:value-type="float">
            <text:p>661</text:p>
          </table:table-cell>
          <table:table-cell table:style-name="ce21" office:value-type="date" office:date-value="2021-10-16" calcext:value-type="date">
            <text:p>16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616.5" calcext:value-type="float">
            <text:p>1616,5</text:p>
          </table:table-cell>
          <table:table-cell table:style-name="ce21" office:value-type="date" office:date-value="2021-10-16" calcext:value-type="date">
            <text:p>16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2479" calcext:value-type="float">
            <text:p>2479</text:p>
          </table:table-cell>
          <table:table-cell table:style-name="ce21" office:value-type="date" office:date-value="2021-10-18" calcext:value-type="date">
            <text:p>18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12" calcext:value-type="float">
            <text:p>712</text:p>
          </table:table-cell>
          <table:table-cell table:style-name="ce21" office:value-type="date" office:date-value="2021-10-18" calcext:value-type="date">
            <text:p>18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51.5" calcext:value-type="float">
            <text:p>951,5</text:p>
          </table:table-cell>
          <table:table-cell table:style-name="ce21" office:value-type="date" office:date-value="2021-10-18" calcext:value-type="date">
            <text:p>18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5" calcext:value-type="float">
            <text:p>695</text:p>
          </table:table-cell>
          <table:table-cell table:style-name="ce21" office:value-type="date" office:date-value="2021-10-18" calcext:value-type="date">
            <text:p>18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502.5" calcext:value-type="float">
            <text:p>502,5</text:p>
          </table:table-cell>
          <table:table-cell table:style-name="ce21" office:value-type="date" office:date-value="2021-10-19" calcext:value-type="date">
            <text:p>19.10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2739.5" calcext:value-type="float">
            <text:p>2739,5</text:p>
          </table:table-cell>
          <table:table-cell table:style-name="ce21" office:value-type="date" office:date-value="2021-10-19" calcext:value-type="date">
            <text:p>19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35" calcext:value-type="float">
            <text:p>1135</text:p>
          </table:table-cell>
          <table:table-cell table:style-name="ce21" office:value-type="date" office:date-value="2021-10-19" calcext:value-type="date">
            <text:p>19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73.9" calcext:value-type="float">
            <text:p>2073,9</text:p>
          </table:table-cell>
          <table:table-cell table:style-name="ce21" office:value-type="date" office:date-value="2021-10-19" calcext:value-type="date">
            <text:p>19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59" calcext:value-type="float">
            <text:p>1359</text:p>
          </table:table-cell>
          <table:table-cell table:style-name="ce21" office:value-type="date" office:date-value="2021-10-20" calcext:value-type="date">
            <text:p>2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441" calcext:value-type="float">
            <text:p>1441</text:p>
          </table:table-cell>
          <table:table-cell table:style-name="ce21" office:value-type="date" office:date-value="2021-10-20" calcext:value-type="date">
            <text:p>2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19.5" calcext:value-type="float">
            <text:p>1019,5</text:p>
          </table:table-cell>
          <table:table-cell table:style-name="ce21" office:value-type="date" office:date-value="2021-10-20" calcext:value-type="date">
            <text:p>2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41" calcext:value-type="float">
            <text:p>1041</text:p>
          </table:table-cell>
          <table:table-cell table:style-name="ce21" office:value-type="date" office:date-value="2021-10-20" calcext:value-type="date">
            <text:p>2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2" calcext:value-type="float">
            <text:p>852</text:p>
          </table:table-cell>
          <table:table-cell table:style-name="ce21" office:value-type="date" office:date-value="2021-10-21" calcext:value-type="date">
            <text:p>21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78" calcext:value-type="float">
            <text:p>1178</text:p>
          </table:table-cell>
          <table:table-cell table:style-name="ce21" office:value-type="date" office:date-value="2021-10-21" calcext:value-type="date">
            <text:p>21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68" calcext:value-type="float">
            <text:p>768</text:p>
          </table:table-cell>
          <table:table-cell table:style-name="ce21" office:value-type="date" office:date-value="2021-10-22" calcext:value-type="date">
            <text:p>22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21" office:value-type="date" office:date-value="2021-10-22" calcext:value-type="date">
            <text:p>22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00" calcext:value-type="float">
            <text:p>1300</text:p>
          </table:table-cell>
          <table:table-cell table:style-name="ce21" office:value-type="date" office:date-value="2021-10-22" calcext:value-type="date">
            <text:p>22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70.5" calcext:value-type="float">
            <text:p>1370,5</text:p>
          </table:table-cell>
          <table:table-cell table:style-name="ce21" office:value-type="date" office:date-value="2021-10-22" calcext:value-type="date">
            <text:p>22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3" calcext:value-type="float">
            <text:p>853</text:p>
          </table:table-cell>
          <table:table-cell table:style-name="ce21" office:value-type="date" office:date-value="2021-10-23" calcext:value-type="date">
            <text:p>23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946" calcext:value-type="float">
            <text:p>2946</text:p>
          </table:table-cell>
          <table:table-cell table:style-name="ce21" office:value-type="date" office:date-value="2021-10-23" calcext:value-type="date">
            <text:p>23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90" calcext:value-type="float">
            <text:p>990</text:p>
          </table:table-cell>
          <table:table-cell table:style-name="ce21" office:value-type="date" office:date-value="2021-10-23" calcext:value-type="date">
            <text:p>23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20.5" calcext:value-type="float">
            <text:p>1120,5</text:p>
          </table:table-cell>
          <table:table-cell table:style-name="ce21" office:value-type="date" office:date-value="2021-10-25" calcext:value-type="date">
            <text:p>25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02" calcext:value-type="float">
            <text:p>1002</text:p>
          </table:table-cell>
          <table:table-cell table:style-name="ce21" office:value-type="date" office:date-value="2021-10-25" calcext:value-type="date">
            <text:p>25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25.5" calcext:value-type="float">
            <text:p>1525,5</text:p>
          </table:table-cell>
          <table:table-cell table:style-name="ce21" office:value-type="date" office:date-value="2021-10-26" calcext:value-type="date">
            <text:p>26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6" calcext:value-type="float">
            <text:p>846</text:p>
          </table:table-cell>
          <table:table-cell table:style-name="ce21" office:value-type="date" office:date-value="2021-10-26" calcext:value-type="date">
            <text:p>26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6" calcext:value-type="float">
            <text:p>816</text:p>
          </table:table-cell>
          <table:table-cell table:style-name="ce21" office:value-type="date" office:date-value="2021-10-27" calcext:value-type="date">
            <text:p>27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84" calcext:value-type="float">
            <text:p>984</text:p>
          </table:table-cell>
          <table:table-cell table:style-name="ce21" office:value-type="date" office:date-value="2021-10-27" calcext:value-type="date">
            <text:p>27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85" calcext:value-type="float">
            <text:p>885</text:p>
          </table:table-cell>
          <table:table-cell table:style-name="ce21" office:value-type="date" office:date-value="2021-10-27" calcext:value-type="date">
            <text:p>27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728" calcext:value-type="float">
            <text:p>2728</text:p>
          </table:table-cell>
          <table:table-cell table:style-name="ce21" office:value-type="date" office:date-value="2021-10-28" calcext:value-type="date">
            <text:p>28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32" calcext:value-type="float">
            <text:p>1232</text:p>
          </table:table-cell>
          <table:table-cell table:style-name="ce21" office:value-type="date" office:date-value="2021-10-29" calcext:value-type="date">
            <text:p>29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71" calcext:value-type="float">
            <text:p>871</text:p>
          </table:table-cell>
          <table:table-cell table:style-name="ce21" office:value-type="date" office:date-value="2021-10-30" calcext:value-type="date">
            <text:p>3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0" calcext:value-type="float">
            <text:p>840</text:p>
          </table:table-cell>
          <table:table-cell table:style-name="ce21" office:value-type="date" office:date-value="2021-10-30" calcext:value-type="date">
            <text:p>3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3.8" calcext:value-type="float">
            <text:p>793,8</text:p>
          </table:table-cell>
          <table:table-cell table:style-name="ce21" office:value-type="date" office:date-value="2021-10-30" calcext:value-type="date">
            <text:p>3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33.5" calcext:value-type="float">
            <text:p>733,5</text:p>
          </table:table-cell>
          <table:table-cell table:style-name="ce21" office:value-type="date" office:date-value="2021-10-30" calcext:value-type="date">
            <text:p>30.10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606.5" calcext:value-type="float">
            <text:p>2606,5</text:p>
          </table:table-cell>
          <table:table-cell table:style-name="ce21" office:value-type="date" office:date-value="2021-11-03" calcext:value-type="date">
            <text:p>3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96" calcext:value-type="float">
            <text:p>1796</text:p>
          </table:table-cell>
          <table:table-cell table:style-name="ce21" office:value-type="date" office:date-value="2021-11-03" calcext:value-type="date">
            <text:p>3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98" calcext:value-type="float">
            <text:p>1098</text:p>
          </table:table-cell>
          <table:table-cell table:style-name="ce21" office:value-type="date" office:date-value="2021-11-04" calcext:value-type="date">
            <text:p>4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17" calcext:value-type="float">
            <text:p>1017</text:p>
          </table:table-cell>
          <table:table-cell table:style-name="ce21" office:value-type="date" office:date-value="2021-11-04" calcext:value-type="date">
            <text:p>4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64" calcext:value-type="float">
            <text:p>1864</text:p>
          </table:table-cell>
          <table:table-cell table:style-name="ce21" office:value-type="date" office:date-value="2021-11-04" calcext:value-type="date">
            <text:p>4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953" calcext:value-type="float">
            <text:p>2953</text:p>
          </table:table-cell>
          <table:table-cell table:style-name="ce21" office:value-type="date" office:date-value="2021-11-04" calcext:value-type="date">
            <text:p>4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430" calcext:value-type="float">
            <text:p>1430</text:p>
          </table:table-cell>
          <table:table-cell table:style-name="ce21" office:value-type="date" office:date-value="2021-11-05" calcext:value-type="date">
            <text:p>5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44" calcext:value-type="float">
            <text:p>944</text:p>
          </table:table-cell>
          <table:table-cell table:style-name="ce21" office:value-type="date" office:date-value="2021-11-05" calcext:value-type="date">
            <text:p>5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57" calcext:value-type="float">
            <text:p>1257</text:p>
          </table:table-cell>
          <table:table-cell table:style-name="ce21" office:value-type="date" office:date-value="2021-11-05" calcext:value-type="date">
            <text:p>5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20" calcext:value-type="float">
            <text:p>520</text:p>
          </table:table-cell>
          <table:table-cell table:style-name="ce21" office:value-type="date" office:date-value="2021-11-06" calcext:value-type="date">
            <text:p>6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16" calcext:value-type="float">
            <text:p>816</text:p>
          </table:table-cell>
          <table:table-cell table:style-name="ce21" office:value-type="date" office:date-value="2021-11-06" calcext:value-type="date">
            <text:p>6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751" calcext:value-type="float">
            <text:p>1751</text:p>
          </table:table-cell>
          <table:table-cell table:style-name="ce21" office:value-type="date" office:date-value="2021-11-06" calcext:value-type="date">
            <text:p>6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812" calcext:value-type="float">
            <text:p>1812</text:p>
          </table:table-cell>
          <table:table-cell table:style-name="ce21" office:value-type="date" office:date-value="2021-11-08" calcext:value-type="date">
            <text:p>8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256" calcext:value-type="float">
            <text:p>2256</text:p>
          </table:table-cell>
          <table:table-cell table:style-name="ce21" office:value-type="date" office:date-value="2021-11-08" calcext:value-type="date">
            <text:p>8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837" calcext:value-type="float">
            <text:p>837</text:p>
          </table:table-cell>
          <table:table-cell table:style-name="ce21" office:value-type="date" office:date-value="2021-11-09" calcext:value-type="date">
            <text:p>9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29.5" calcext:value-type="float">
            <text:p>1129,5</text:p>
          </table:table-cell>
          <table:table-cell table:style-name="ce21" office:value-type="date" office:date-value="2021-11-09" calcext:value-type="date">
            <text:p>9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2177" calcext:value-type="float">
            <text:p>2177</text:p>
          </table:table-cell>
          <table:table-cell table:style-name="ce21" office:value-type="date" office:date-value="2021-11-10" calcext:value-type="date">
            <text:p>10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3197" calcext:value-type="float">
            <text:p>3197</text:p>
          </table:table-cell>
          <table:table-cell table:style-name="ce21" office:value-type="date" office:date-value="2021-11-12" calcext:value-type="date">
            <text:p>12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74" calcext:value-type="float">
            <text:p>674</text:p>
          </table:table-cell>
          <table:table-cell table:style-name="ce21" office:value-type="date" office:date-value="2021-11-13" calcext:value-type="date">
            <text:p>13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969" calcext:value-type="float">
            <text:p>969</text:p>
          </table:table-cell>
          <table:table-cell table:style-name="ce21" office:value-type="date" office:date-value="2021-11-13" calcext:value-type="date">
            <text:p>13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944" calcext:value-type="float">
            <text:p>944</text:p>
          </table:table-cell>
          <table:table-cell table:style-name="ce21" office:value-type="date" office:date-value="2021-11-15" calcext:value-type="date">
            <text:p>15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18" calcext:value-type="float">
            <text:p>1118</text:p>
          </table:table-cell>
          <table:table-cell table:style-name="ce21" office:value-type="date" office:date-value="2021-11-15" calcext:value-type="date">
            <text:p>15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611" calcext:value-type="float">
            <text:p>1611</text:p>
          </table:table-cell>
          <table:table-cell table:style-name="ce21" office:value-type="date" office:date-value="2021-11-15" calcext:value-type="date">
            <text:p>15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704" calcext:value-type="float">
            <text:p>1704</text:p>
          </table:table-cell>
          <table:table-cell table:style-name="ce21" office:value-type="date" office:date-value="2021-11-16" calcext:value-type="date">
            <text:p>16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585" calcext:value-type="float">
            <text:p>1585</text:p>
          </table:table-cell>
          <table:table-cell table:style-name="ce21" office:value-type="date" office:date-value="2021-11-16" calcext:value-type="date">
            <text:p>16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3079.5" calcext:value-type="float">
            <text:p>3079,5</text:p>
          </table:table-cell>
          <table:table-cell table:style-name="ce21" office:value-type="date" office:date-value="2021-11-16" calcext:value-type="date">
            <text:p>16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2193.5" calcext:value-type="float">
            <text:p>2193,5</text:p>
          </table:table-cell>
          <table:table-cell table:style-name="ce21" office:value-type="date" office:date-value="2021-11-17" calcext:value-type="date">
            <text:p>17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42" calcext:value-type="float">
            <text:p>1142</text:p>
          </table:table-cell>
          <table:table-cell table:style-name="ce21" office:value-type="date" office:date-value="2021-11-17" calcext:value-type="date">
            <text:p>17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61" calcext:value-type="float">
            <text:p>661</text:p>
          </table:table-cell>
          <table:table-cell table:style-name="ce21" office:value-type="date" office:date-value="2021-11-18" calcext:value-type="date">
            <text:p>18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111.5" calcext:value-type="float">
            <text:p>1111,5</text:p>
          </table:table-cell>
          <table:table-cell table:style-name="ce21" office:value-type="date" office:date-value="2021-11-18" calcext:value-type="date">
            <text:p>18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2175" calcext:value-type="float">
            <text:p>2175</text:p>
          </table:table-cell>
          <table:table-cell table:style-name="ce21" office:value-type="date" office:date-value="2021-11-19" calcext:value-type="date">
            <text:p>19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09" calcext:value-type="float">
            <text:p>709</text:p>
          </table:table-cell>
          <table:table-cell table:style-name="ce21" office:value-type="date" office:date-value="2021-11-19" calcext:value-type="date">
            <text:p>19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1" office:value-type="date" office:date-value="2021-11-19" calcext:value-type="date">
            <text:p>19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926" calcext:value-type="float">
            <text:p>1926</text:p>
          </table:table-cell>
          <table:table-cell table:style-name="ce21" office:value-type="date" office:date-value="2021-11-20" calcext:value-type="date">
            <text:p>20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525" calcext:value-type="float">
            <text:p>1525</text:p>
          </table:table-cell>
          <table:table-cell table:style-name="ce21" office:value-type="date" office:date-value="2021-11-20" calcext:value-type="date">
            <text:p>20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950" calcext:value-type="float">
            <text:p>950</text:p>
          </table:table-cell>
          <table:table-cell table:style-name="ce21" office:value-type="date" office:date-value="2021-11-20" calcext:value-type="date">
            <text:p>20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952" calcext:value-type="float">
            <text:p>952</text:p>
          </table:table-cell>
          <table:table-cell table:style-name="ce21" office:value-type="date" office:date-value="2021-11-20" calcext:value-type="date">
            <text:p>20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367" calcext:value-type="float">
            <text:p>1367</text:p>
          </table:table-cell>
          <table:table-cell table:style-name="ce21" office:value-type="date" office:date-value="2021-11-22" calcext:value-type="date">
            <text:p>22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888" calcext:value-type="float">
            <text:p>1888</text:p>
          </table:table-cell>
          <table:table-cell table:style-name="ce21" office:value-type="date" office:date-value="2021-11-22" calcext:value-type="date">
            <text:p>22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079" calcext:value-type="float">
            <text:p>1079</text:p>
          </table:table-cell>
          <table:table-cell table:style-name="ce21" office:value-type="date" office:date-value="2021-11-22" calcext:value-type="date">
            <text:p>22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50" calcext:value-type="float">
            <text:p>750</text:p>
          </table:table-cell>
          <table:table-cell table:style-name="ce21" office:value-type="date" office:date-value="2021-11-23" calcext:value-type="date">
            <text:p>23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2643" calcext:value-type="float">
            <text:p>2643</text:p>
          </table:table-cell>
          <table:table-cell table:style-name="ce21" office:value-type="date" office:date-value="2021-11-23" calcext:value-type="date">
            <text:p>23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741" calcext:value-type="float">
            <text:p>1741</text:p>
          </table:table-cell>
          <table:table-cell table:style-name="ce21" office:value-type="date" office:date-value="2021-11-23" calcext:value-type="date">
            <text:p>23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098" calcext:value-type="float">
            <text:p>1098</text:p>
          </table:table-cell>
          <table:table-cell table:style-name="ce21" office:value-type="date" office:date-value="2021-11-23" calcext:value-type="date">
            <text:p>23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38" calcext:value-type="float">
            <text:p>638</text:p>
          </table:table-cell>
          <table:table-cell table:style-name="ce21" office:value-type="date" office:date-value="2021-11-24" calcext:value-type="date">
            <text:p>24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86" calcext:value-type="float">
            <text:p>786</text:p>
          </table:table-cell>
          <table:table-cell table:style-name="ce21" office:value-type="date" office:date-value="2021-11-24" calcext:value-type="date">
            <text:p>24.11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59" calcext:value-type="float">
            <text:p>759</text:p>
          </table:table-cell>
          <table:table-cell table:style-name="ce21" office:value-type="date" office:date-value="2021-11-25" calcext:value-type="date">
            <text:p>25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27" calcext:value-type="float">
            <text:p>1227</text:p>
          </table:table-cell>
          <table:table-cell table:style-name="ce21" office:value-type="date" office:date-value="2021-11-25" calcext:value-type="date">
            <text:p>25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477" calcext:value-type="float">
            <text:p>1477</text:p>
          </table:table-cell>
          <table:table-cell table:style-name="ce21" office:value-type="date" office:date-value="2021-11-25" calcext:value-type="date">
            <text:p>25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67" calcext:value-type="float">
            <text:p>867</text:p>
          </table:table-cell>
          <table:table-cell table:style-name="ce21" office:value-type="date" office:date-value="2021-11-26" calcext:value-type="date">
            <text:p>26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21" office:value-type="date" office:date-value="2021-11-26" calcext:value-type="date">
            <text:p>26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51" calcext:value-type="float">
            <text:p>851</text:p>
          </table:table-cell>
          <table:table-cell table:style-name="ce21" office:value-type="date" office:date-value="2021-11-27" calcext:value-type="date">
            <text:p>27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2" calcext:value-type="float">
            <text:p>842</text:p>
          </table:table-cell>
          <table:table-cell table:style-name="ce21" office:value-type="date" office:date-value="2021-11-27" calcext:value-type="date">
            <text:p>27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09" calcext:value-type="float">
            <text:p>709</text:p>
          </table:table-cell>
          <table:table-cell table:style-name="ce21" office:value-type="date" office:date-value="2021-11-27" calcext:value-type="date">
            <text:p>27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51" calcext:value-type="float">
            <text:p>751</text:p>
          </table:table-cell>
          <table:table-cell table:style-name="ce21" office:value-type="date" office:date-value="2021-11-29" calcext:value-type="date">
            <text:p>29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00" calcext:value-type="float">
            <text:p>700</text:p>
          </table:table-cell>
          <table:table-cell table:style-name="ce21" office:value-type="date" office:date-value="2021-11-29" calcext:value-type="date">
            <text:p>29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30" calcext:value-type="float">
            <text:p>930</text:p>
          </table:table-cell>
          <table:table-cell table:style-name="ce21" office:value-type="date" office:date-value="2021-11-29" calcext:value-type="date">
            <text:p>29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43.5" calcext:value-type="float">
            <text:p>2043,5</text:p>
          </table:table-cell>
          <table:table-cell table:style-name="ce21" office:value-type="date" office:date-value="2021-11-29" calcext:value-type="date">
            <text:p>29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22" calcext:value-type="float">
            <text:p>822</text:p>
          </table:table-cell>
          <table:table-cell table:style-name="ce21" office:value-type="date" office:date-value="2021-11-30" calcext:value-type="date">
            <text:p>30.11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505.5" calcext:value-type="float">
            <text:p>1505,5</text:p>
          </table:table-cell>
          <table:table-cell table:style-name="ce21" office:value-type="date" office:date-value="2021-12-01" calcext:value-type="date">
            <text:p>1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86" calcext:value-type="float">
            <text:p>586</text:p>
          </table:table-cell>
          <table:table-cell table:style-name="ce21" office:value-type="date" office:date-value="2021-12-01" calcext:value-type="date">
            <text:p>1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13" calcext:value-type="float">
            <text:p>1313</text:p>
          </table:table-cell>
          <table:table-cell table:style-name="ce21" office:value-type="date" office:date-value="2021-12-01" calcext:value-type="date">
            <text:p>1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29" calcext:value-type="float">
            <text:p>1729</text:p>
          </table:table-cell>
          <table:table-cell table:style-name="ce21" office:value-type="date" office:date-value="2021-12-01" calcext:value-type="date">
            <text:p>1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44" calcext:value-type="float">
            <text:p>1144</text:p>
          </table:table-cell>
          <table:table-cell table:style-name="ce21" office:value-type="date" office:date-value="2021-12-02" calcext:value-type="date">
            <text:p>2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89" calcext:value-type="float">
            <text:p>889</text:p>
          </table:table-cell>
          <table:table-cell table:style-name="ce21" office:value-type="date" office:date-value="2021-12-02" calcext:value-type="date">
            <text:p>2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21" office:value-type="date" office:date-value="2021-12-02" calcext:value-type="date">
            <text:p>2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610.5" calcext:value-type="float">
            <text:p>2610,5</text:p>
          </table:table-cell>
          <table:table-cell table:style-name="ce21" office:value-type="date" office:date-value="2021-12-03" calcext:value-type="date">
            <text:p>3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95" calcext:value-type="float">
            <text:p>595</text:p>
          </table:table-cell>
          <table:table-cell table:style-name="ce21" office:value-type="date" office:date-value="2021-12-03" calcext:value-type="date">
            <text:p>3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54" calcext:value-type="float">
            <text:p>1054</text:p>
          </table:table-cell>
          <table:table-cell table:style-name="ce21" office:value-type="date" office:date-value="2021-12-04" calcext:value-type="date">
            <text:p>4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41" calcext:value-type="float">
            <text:p>2041</text:p>
          </table:table-cell>
          <table:table-cell table:style-name="ce21" office:value-type="date" office:date-value="2021-12-04" calcext:value-type="date">
            <text:p>4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81" calcext:value-type="float">
            <text:p>981</text:p>
          </table:table-cell>
          <table:table-cell table:style-name="ce21" office:value-type="date" office:date-value="2021-12-04" calcext:value-type="date">
            <text:p>4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530" calcext:value-type="float">
            <text:p>530</text:p>
          </table:table-cell>
          <table:table-cell table:style-name="ce21" office:value-type="date" office:date-value="2021-12-07" calcext:value-type="date">
            <text:p>7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94" calcext:value-type="float">
            <text:p>794</text:p>
          </table:table-cell>
          <table:table-cell table:style-name="ce21" office:value-type="date" office:date-value="2021-12-09" calcext:value-type="date">
            <text:p>9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759" calcext:value-type="float">
            <text:p>1759</text:p>
          </table:table-cell>
          <table:table-cell table:style-name="ce21" office:value-type="date" office:date-value="2021-12-09" calcext:value-type="date">
            <text:p>9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014.5" calcext:value-type="float">
            <text:p>1014,5</text:p>
          </table:table-cell>
          <table:table-cell table:style-name="ce21" office:value-type="date" office:date-value="2021-12-10" calcext:value-type="date">
            <text:p>10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795" calcext:value-type="float">
            <text:p>1795</text:p>
          </table:table-cell>
          <table:table-cell table:style-name="ce21" office:value-type="date" office:date-value="2021-12-10" calcext:value-type="date">
            <text:p>10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689" calcext:value-type="float">
            <text:p>689</text:p>
          </table:table-cell>
          <table:table-cell table:style-name="ce21" office:value-type="date" office:date-value="2021-12-10" calcext:value-type="date">
            <text:p>10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770" calcext:value-type="float">
            <text:p>770</text:p>
          </table:table-cell>
          <table:table-cell table:style-name="ce21" office:value-type="date" office:date-value="2021-12-10" calcext:value-type="date">
            <text:p>10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855.5" calcext:value-type="float">
            <text:p>855,5</text:p>
          </table:table-cell>
          <table:table-cell table:style-name="ce21" office:value-type="date" office:date-value="2021-12-11" calcext:value-type="date">
            <text:p>11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371.5" calcext:value-type="float">
            <text:p>1371,5</text:p>
          </table:table-cell>
          <table:table-cell table:style-name="ce21" office:value-type="date" office:date-value="2021-12-13" calcext:value-type="date">
            <text:p>13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009" calcext:value-type="float">
            <text:p>1009</text:p>
          </table:table-cell>
          <table:table-cell table:style-name="ce21" office:value-type="date" office:date-value="2021-12-13" calcext:value-type="date">
            <text:p>13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905" calcext:value-type="float">
            <text:p>1905</text:p>
          </table:table-cell>
          <table:table-cell table:style-name="ce21" office:value-type="date" office:date-value="2021-12-14" calcext:value-type="date">
            <text:p>14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1308" calcext:value-type="float">
            <text:p>1308</text:p>
          </table:table-cell>
          <table:table-cell table:style-name="ce21" office:value-type="date" office:date-value="2021-12-14" calcext:value-type="date">
            <text:p>14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818" calcext:value-type="float">
            <text:p>818</text:p>
          </table:table-cell>
          <table:table-cell table:style-name="ce21" office:value-type="date" office:date-value="2021-12-14" calcext:value-type="date">
            <text:p>14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856" calcext:value-type="float">
            <text:p>856</text:p>
          </table:table-cell>
          <table:table-cell table:style-name="ce21" office:value-type="date" office:date-value="2021-12-15" calcext:value-type="date">
            <text:p>15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918" calcext:value-type="float">
            <text:p>918</text:p>
          </table:table-cell>
          <table:table-cell table:style-name="ce21" office:value-type="date" office:date-value="2021-12-16" calcext:value-type="date">
            <text:p>16.12.2021</text:p>
          </table:table-cell>
          <table:table-cell table:number-columns-repeated="1022"/>
        </table:table-row>
        <table:table-row table:style-name="ro1">
          <table:table-cell table:style-name="ce20" office:value-type="float" office:value="598" calcext:value-type="float">
            <text:p>598</text:p>
          </table:table-cell>
          <table:table-cell table:style-name="ce21" office:value-type="date" office:date-value="2021-12-16" calcext:value-type="date">
            <text:p>16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170" calcext:value-type="float">
            <text:p>1170</text:p>
          </table:table-cell>
          <table:table-cell table:style-name="ce21" office:value-type="date" office:date-value="2021-12-16" calcext:value-type="date">
            <text:p>16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25" calcext:value-type="float">
            <text:p>625</text:p>
          </table:table-cell>
          <table:table-cell table:style-name="ce21" office:value-type="date" office:date-value="2021-12-16" calcext:value-type="date">
            <text:p>16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724" calcext:value-type="float">
            <text:p>1724</text:p>
          </table:table-cell>
          <table:table-cell table:style-name="ce21" office:value-type="date" office:date-value="2021-12-17" calcext:value-type="date">
            <text:p>17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309" calcext:value-type="float">
            <text:p>2309</text:p>
          </table:table-cell>
          <table:table-cell table:style-name="ce21" office:value-type="date" office:date-value="2021-12-17" calcext:value-type="date">
            <text:p>17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42.5" calcext:value-type="float">
            <text:p>742,5</text:p>
          </table:table-cell>
          <table:table-cell table:style-name="ce21" office:value-type="date" office:date-value="2021-12-17" calcext:value-type="date">
            <text:p>17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97.5" calcext:value-type="float">
            <text:p>897,5</text:p>
          </table:table-cell>
          <table:table-cell table:style-name="ce21" office:value-type="date" office:date-value="2021-12-17" calcext:value-type="date">
            <text:p>17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66.5" calcext:value-type="float">
            <text:p>1066,5</text:p>
          </table:table-cell>
          <table:table-cell table:style-name="ce21" office:value-type="date" office:date-value="2021-12-18" calcext:value-type="date">
            <text:p>18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210" calcext:value-type="float">
            <text:p>1210</text:p>
          </table:table-cell>
          <table:table-cell table:style-name="ce21" office:value-type="date" office:date-value="2021-12-18" calcext:value-type="date">
            <text:p>18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645" calcext:value-type="float">
            <text:p>1645</text:p>
          </table:table-cell>
          <table:table-cell table:style-name="ce21" office:value-type="date" office:date-value="2021-12-20" calcext:value-type="date">
            <text:p>20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337" calcext:value-type="float">
            <text:p>337</text:p>
          </table:table-cell>
          <table:table-cell table:style-name="ce21" office:value-type="date" office:date-value="2021-12-20" calcext:value-type="date">
            <text:p>20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001" calcext:value-type="float">
            <text:p>1001</text:p>
          </table:table-cell>
          <table:table-cell table:style-name="ce21" office:value-type="date" office:date-value="2021-12-20" calcext:value-type="date">
            <text:p>20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191.5" calcext:value-type="float">
            <text:p>2191,5</text:p>
          </table:table-cell>
          <table:table-cell table:style-name="ce21" office:value-type="date" office:date-value="2021-12-21" calcext:value-type="date">
            <text:p>21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01" calcext:value-type="float">
            <text:p>701</text:p>
          </table:table-cell>
          <table:table-cell table:style-name="ce21" office:value-type="date" office:date-value="2021-12-22" calcext:value-type="date">
            <text:p>22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845" calcext:value-type="float">
            <text:p>845</text:p>
          </table:table-cell>
          <table:table-cell table:style-name="ce21" office:value-type="date" office:date-value="2021-12-22" calcext:value-type="date">
            <text:p>22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946" calcext:value-type="float">
            <text:p>946</text:p>
          </table:table-cell>
          <table:table-cell table:style-name="ce21" office:value-type="date" office:date-value="2021-12-22" calcext:value-type="date">
            <text:p>22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041" calcext:value-type="float">
            <text:p>2041</text:p>
          </table:table-cell>
          <table:table-cell table:style-name="ce21" office:value-type="date" office:date-value="2021-12-23" calcext:value-type="date">
            <text:p>23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21" office:value-type="date" office:date-value="2021-12-27" calcext:value-type="date">
            <text:p>27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423" calcext:value-type="float">
            <text:p>423</text:p>
          </table:table-cell>
          <table:table-cell table:style-name="ce21" office:value-type="date" office:date-value="2021-12-29" calcext:value-type="date">
            <text:p>29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687" calcext:value-type="float">
            <text:p>687</text:p>
          </table:table-cell>
          <table:table-cell table:style-name="ce21" office:value-type="date" office:date-value="2021-12-29" calcext:value-type="date">
            <text:p>29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472" calcext:value-type="float">
            <text:p>1472</text:p>
          </table:table-cell>
          <table:table-cell table:style-name="ce21" office:value-type="date" office:date-value="2021-12-30" calcext:value-type="date">
            <text:p>30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2713" calcext:value-type="float">
            <text:p>2713</text:p>
          </table:table-cell>
          <table:table-cell table:style-name="ce21" office:value-type="date" office:date-value="2021-12-30" calcext:value-type="date">
            <text:p>30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21" office:value-type="date" office:date-value="2021-12-30" calcext:value-type="date">
            <text:p>30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1382" calcext:value-type="float">
            <text:p>1382</text:p>
          </table:table-cell>
          <table:table-cell table:style-name="ce21" office:value-type="date" office:date-value="2021-12-31" calcext:value-type="date">
            <text:p>31.12.2021</text:p>
          </table:table-cell>
          <table:table-cell table:number-columns-repeated="1022"/>
        </table:table-row>
        <table:table-row table:style-name="ro1">
          <table:table-cell table:style-name="ce17" office:value-type="float" office:value="593" calcext:value-type="float">
            <text:p>593</text:p>
          </table:table-cell>
          <table:table-cell table:style-name="ce21" office:value-type="date" office:date-value="2022-01-03" calcext:value-type="date">
            <text:p>3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98.5" calcext:value-type="float">
            <text:p>598,5</text:p>
          </table:table-cell>
          <table:table-cell table:style-name="ce21" office:value-type="date" office:date-value="2022-01-04" calcext:value-type="date">
            <text:p>4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01" calcext:value-type="float">
            <text:p>701</text:p>
          </table:table-cell>
          <table:table-cell table:style-name="ce21" office:value-type="date" office:date-value="2022-01-04" calcext:value-type="date">
            <text:p>4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55" calcext:value-type="float">
            <text:p>1255</text:p>
          </table:table-cell>
          <table:table-cell table:style-name="ce21" office:value-type="date" office:date-value="2022-01-04" calcext:value-type="date">
            <text:p>4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07" calcext:value-type="float">
            <text:p>1407</text:p>
          </table:table-cell>
          <table:table-cell table:style-name="ce21" office:value-type="date" office:date-value="2022-01-07" calcext:value-type="date">
            <text:p>7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46" calcext:value-type="float">
            <text:p>1146</text:p>
          </table:table-cell>
          <table:table-cell table:style-name="ce21" office:value-type="date" office:date-value="2022-01-07" calcext:value-type="date">
            <text:p>7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49" calcext:value-type="float">
            <text:p>949</text:p>
          </table:table-cell>
          <table:table-cell table:style-name="ce21" office:value-type="date" office:date-value="2022-01-08" calcext:value-type="date">
            <text:p>8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40" calcext:value-type="float">
            <text:p>940</text:p>
          </table:table-cell>
          <table:table-cell table:style-name="ce21" office:value-type="date" office:date-value="2022-01-08" calcext:value-type="date">
            <text:p>8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59" calcext:value-type="float">
            <text:p>1259</text:p>
          </table:table-cell>
          <table:table-cell table:style-name="ce21" office:value-type="date" office:date-value="2022-01-08" calcext:value-type="date">
            <text:p>8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83" calcext:value-type="float">
            <text:p>483</text:p>
          </table:table-cell>
          <table:table-cell table:style-name="ce21" office:value-type="date" office:date-value="2022-01-10" calcext:value-type="date">
            <text:p>10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37" calcext:value-type="float">
            <text:p>537</text:p>
          </table:table-cell>
          <table:table-cell table:style-name="ce21" office:value-type="date" office:date-value="2022-01-10" calcext:value-type="date">
            <text:p>10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32" calcext:value-type="float">
            <text:p>932</text:p>
          </table:table-cell>
          <table:table-cell table:style-name="ce21" office:value-type="date" office:date-value="2022-01-10" calcext:value-type="date">
            <text:p>10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21" office:value-type="date" office:date-value="2022-01-11" calcext:value-type="date">
            <text:p>11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24" calcext:value-type="float">
            <text:p>1024</text:p>
          </table:table-cell>
          <table:table-cell table:style-name="ce21" office:value-type="date" office:date-value="2022-01-11" calcext:value-type="date">
            <text:p>11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40" calcext:value-type="float">
            <text:p>1540</text:p>
          </table:table-cell>
          <table:table-cell table:style-name="ce21" office:value-type="date" office:date-value="2022-01-11" calcext:value-type="date">
            <text:p>11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513" calcext:value-type="float">
            <text:p>2513</text:p>
          </table:table-cell>
          <table:table-cell table:style-name="ce21" office:value-type="date" office:date-value="2022-01-12" calcext:value-type="date">
            <text:p>12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36" calcext:value-type="float">
            <text:p>1136</text:p>
          </table:table-cell>
          <table:table-cell table:style-name="ce21" office:value-type="date" office:date-value="2022-01-12" calcext:value-type="date">
            <text:p>12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34.5" calcext:value-type="float">
            <text:p>934,5</text:p>
          </table:table-cell>
          <table:table-cell table:style-name="ce21" office:value-type="date" office:date-value="2022-01-12" calcext:value-type="date">
            <text:p>12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400.5" calcext:value-type="float">
            <text:p>4400,5</text:p>
          </table:table-cell>
          <table:table-cell table:style-name="ce21" office:value-type="date" office:date-value="2022-01-13" calcext:value-type="date">
            <text:p>13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369" calcext:value-type="float">
            <text:p>2369</text:p>
          </table:table-cell>
          <table:table-cell table:style-name="ce21" office:value-type="date" office:date-value="2022-01-13" calcext:value-type="date">
            <text:p>13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16" calcext:value-type="float">
            <text:p>1416</text:p>
          </table:table-cell>
          <table:table-cell table:style-name="ce21" office:value-type="date" office:date-value="2022-01-13" calcext:value-type="date">
            <text:p>13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40" calcext:value-type="float">
            <text:p>740</text:p>
          </table:table-cell>
          <table:table-cell table:style-name="ce21" office:value-type="date" office:date-value="2022-01-13" calcext:value-type="date">
            <text:p>13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51" calcext:value-type="float">
            <text:p>1051</text:p>
          </table:table-cell>
          <table:table-cell table:style-name="ce21" office:value-type="date" office:date-value="2022-01-13" calcext:value-type="date">
            <text:p>13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21" office:value-type="date" office:date-value="2022-01-14" calcext:value-type="date">
            <text:p>14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23" calcext:value-type="float">
            <text:p>1023</text:p>
          </table:table-cell>
          <table:table-cell table:style-name="ce21" office:value-type="date" office:date-value="2022-01-15" calcext:value-type="date">
            <text:p>15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90.5" calcext:value-type="float">
            <text:p>1790,5</text:p>
          </table:table-cell>
          <table:table-cell table:style-name="ce21" office:value-type="date" office:date-value="2022-01-15" calcext:value-type="date">
            <text:p>15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83" calcext:value-type="float">
            <text:p>283</text:p>
          </table:table-cell>
          <table:table-cell table:style-name="ce21" office:value-type="date" office:date-value="2022-01-17" calcext:value-type="date">
            <text:p>17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602" calcext:value-type="float">
            <text:p>1602</text:p>
          </table:table-cell>
          <table:table-cell table:style-name="ce21" office:value-type="date" office:date-value="2022-01-17" calcext:value-type="date">
            <text:p>17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05" calcext:value-type="float">
            <text:p>1205</text:p>
          </table:table-cell>
          <table:table-cell table:style-name="ce21" office:value-type="date" office:date-value="2022-01-17" calcext:value-type="date">
            <text:p>17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196" calcext:value-type="float">
            <text:p>5196</text:p>
          </table:table-cell>
          <table:table-cell table:style-name="ce21" office:value-type="date" office:date-value="2022-01-18" calcext:value-type="date">
            <text:p>18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81" calcext:value-type="float">
            <text:p>781</text:p>
          </table:table-cell>
          <table:table-cell table:style-name="ce21" office:value-type="date" office:date-value="2022-01-18" calcext:value-type="date">
            <text:p>18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01.5" calcext:value-type="float">
            <text:p>1201,5</text:p>
          </table:table-cell>
          <table:table-cell table:style-name="ce21" office:value-type="date" office:date-value="2022-01-18" calcext:value-type="date">
            <text:p>18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69" calcext:value-type="float">
            <text:p>869</text:p>
          </table:table-cell>
          <table:table-cell table:style-name="ce21" office:value-type="date" office:date-value="2022-01-19" calcext:value-type="date">
            <text:p>19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21" office:value-type="date" office:date-value="2022-01-19" calcext:value-type="date">
            <text:p>19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56" calcext:value-type="float">
            <text:p>1756</text:p>
          </table:table-cell>
          <table:table-cell table:style-name="ce21" office:value-type="date" office:date-value="2022-01-20" calcext:value-type="date">
            <text:p>20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41" calcext:value-type="float">
            <text:p>541</text:p>
          </table:table-cell>
          <table:table-cell table:style-name="ce21" office:value-type="date" office:date-value="2022-01-20" calcext:value-type="date">
            <text:p>20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42" calcext:value-type="float">
            <text:p>842</text:p>
          </table:table-cell>
          <table:table-cell table:style-name="ce21" office:value-type="date" office:date-value="2022-01-22" calcext:value-type="date">
            <text:p>22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49" calcext:value-type="float">
            <text:p>1049</text:p>
          </table:table-cell>
          <table:table-cell table:style-name="ce21" office:value-type="date" office:date-value="2022-01-22" calcext:value-type="date">
            <text:p>22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660" calcext:value-type="float">
            <text:p>1660</text:p>
          </table:table-cell>
          <table:table-cell table:style-name="ce21" office:value-type="date" office:date-value="2022-01-22" calcext:value-type="date">
            <text:p>22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21" office:value-type="date" office:date-value="2022-01-24" calcext:value-type="date">
            <text:p>24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20.5" calcext:value-type="float">
            <text:p>1520,5</text:p>
          </table:table-cell>
          <table:table-cell table:style-name="ce21" office:value-type="date" office:date-value="2022-01-25" calcext:value-type="date">
            <text:p>25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91" calcext:value-type="float">
            <text:p>1091</text:p>
          </table:table-cell>
          <table:table-cell table:style-name="ce21" office:value-type="date" office:date-value="2022-01-25" calcext:value-type="date">
            <text:p>25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86" calcext:value-type="float">
            <text:p>986</text:p>
          </table:table-cell>
          <table:table-cell table:style-name="ce21" office:value-type="date" office:date-value="2022-01-26" calcext:value-type="date">
            <text:p>26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93" calcext:value-type="float">
            <text:p>1093</text:p>
          </table:table-cell>
          <table:table-cell table:style-name="ce21" office:value-type="date" office:date-value="2022-01-26" calcext:value-type="date">
            <text:p>26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82" calcext:value-type="float">
            <text:p>382</text:p>
          </table:table-cell>
          <table:table-cell table:style-name="ce21" office:value-type="date" office:date-value="2022-01-29" calcext:value-type="date">
            <text:p>29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21" office:value-type="date" office:date-value="2022-01-29" calcext:value-type="date">
            <text:p>29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97" calcext:value-type="float">
            <text:p>897</text:p>
          </table:table-cell>
          <table:table-cell table:style-name="ce21" office:value-type="date" office:date-value="2022-01-29" calcext:value-type="date">
            <text:p>29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375.5" calcext:value-type="float">
            <text:p>4375,5</text:p>
          </table:table-cell>
          <table:table-cell table:style-name="ce21" office:value-type="date" office:date-value="2022-01-31" calcext:value-type="date">
            <text:p>31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56" calcext:value-type="float">
            <text:p>1156</text:p>
          </table:table-cell>
          <table:table-cell table:style-name="ce21" office:value-type="date" office:date-value="2022-01-31" calcext:value-type="date">
            <text:p>31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82" calcext:value-type="float">
            <text:p>1182</text:p>
          </table:table-cell>
          <table:table-cell table:style-name="ce21" office:value-type="date" office:date-value="2022-01-31" calcext:value-type="date">
            <text:p>31.0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152" calcext:value-type="float">
            <text:p>2152</text:p>
          </table:table-cell>
          <table:table-cell table:style-name="ce21" office:value-type="date" office:date-value="2022-02-01" calcext:value-type="date">
            <text:p>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05" calcext:value-type="float">
            <text:p>1005</text:p>
          </table:table-cell>
          <table:table-cell table:style-name="ce21" office:value-type="date" office:date-value="2022-02-01" calcext:value-type="date">
            <text:p>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379.5" calcext:value-type="float">
            <text:p>2379,5</text:p>
          </table:table-cell>
          <table:table-cell table:style-name="ce21" office:value-type="date" office:date-value="2022-02-01" calcext:value-type="date">
            <text:p>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30.5" calcext:value-type="float">
            <text:p>830,5</text:p>
          </table:table-cell>
          <table:table-cell table:style-name="ce21" office:value-type="date" office:date-value="2022-02-01" calcext:value-type="date">
            <text:p>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25" calcext:value-type="float">
            <text:p>925</text:p>
          </table:table-cell>
          <table:table-cell table:style-name="ce21" office:value-type="date" office:date-value="2022-02-03" calcext:value-type="date">
            <text:p>3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73" calcext:value-type="float">
            <text:p>873</text:p>
          </table:table-cell>
          <table:table-cell table:style-name="ce21" office:value-type="date" office:date-value="2022-02-04" calcext:value-type="date">
            <text:p>4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04" calcext:value-type="float">
            <text:p>1504</text:p>
          </table:table-cell>
          <table:table-cell table:style-name="ce21" office:value-type="date" office:date-value="2022-02-04" calcext:value-type="date">
            <text:p>4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14" calcext:value-type="float">
            <text:p>1314</text:p>
          </table:table-cell>
          <table:table-cell table:style-name="ce21" office:value-type="date" office:date-value="2022-02-05" calcext:value-type="date">
            <text:p>5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58" calcext:value-type="float">
            <text:p>1058</text:p>
          </table:table-cell>
          <table:table-cell table:style-name="ce21" office:value-type="date" office:date-value="2022-02-05" calcext:value-type="date">
            <text:p>5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849" calcext:value-type="float">
            <text:p>1849</text:p>
          </table:table-cell>
          <table:table-cell table:style-name="ce21" office:value-type="date" office:date-value="2022-02-05" calcext:value-type="date">
            <text:p>5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22.5" calcext:value-type="float">
            <text:p>422,5</text:p>
          </table:table-cell>
          <table:table-cell table:style-name="ce21" office:value-type="date" office:date-value="2022-02-07" calcext:value-type="date">
            <text:p>7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83" calcext:value-type="float">
            <text:p>1083</text:p>
          </table:table-cell>
          <table:table-cell table:style-name="ce21" office:value-type="date" office:date-value="2022-02-07" calcext:value-type="date">
            <text:p>7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02.4" calcext:value-type="float">
            <text:p>1202,4</text:p>
          </table:table-cell>
          <table:table-cell table:style-name="ce21" office:value-type="date" office:date-value="2022-02-07" calcext:value-type="date">
            <text:p>7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08" calcext:value-type="float">
            <text:p>1108</text:p>
          </table:table-cell>
          <table:table-cell table:style-name="ce21" office:value-type="date" office:date-value="2022-02-08" calcext:value-type="date">
            <text:p>8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39" calcext:value-type="float">
            <text:p>839</text:p>
          </table:table-cell>
          <table:table-cell table:style-name="ce21" office:value-type="date" office:date-value="2022-02-08" calcext:value-type="date">
            <text:p>8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942" calcext:value-type="float">
            <text:p>4942</text:p>
          </table:table-cell>
          <table:table-cell table:style-name="ce21" office:value-type="date" office:date-value="2022-02-09" calcext:value-type="date">
            <text:p>9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85" calcext:value-type="float">
            <text:p>985</text:p>
          </table:table-cell>
          <table:table-cell table:style-name="ce21" office:value-type="date" office:date-value="2022-02-09" calcext:value-type="date">
            <text:p>9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06.5" calcext:value-type="float">
            <text:p>606,5</text:p>
          </table:table-cell>
          <table:table-cell table:style-name="ce21" office:value-type="date" office:date-value="2022-02-10" calcext:value-type="date">
            <text:p>10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61" calcext:value-type="float">
            <text:p>761</text:p>
          </table:table-cell>
          <table:table-cell table:style-name="ce21" office:value-type="date" office:date-value="2022-02-10" calcext:value-type="date">
            <text:p>10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939" calcext:value-type="float">
            <text:p>1939</text:p>
          </table:table-cell>
          <table:table-cell table:style-name="ce21" office:value-type="date" office:date-value="2022-02-10" calcext:value-type="date">
            <text:p>10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68" calcext:value-type="float">
            <text:p>1368</text:p>
          </table:table-cell>
          <table:table-cell table:style-name="ce21" office:value-type="date" office:date-value="2022-02-11" calcext:value-type="date">
            <text:p>1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24" calcext:value-type="float">
            <text:p>1224</text:p>
          </table:table-cell>
          <table:table-cell table:style-name="ce21" office:value-type="date" office:date-value="2022-02-11" calcext:value-type="date">
            <text:p>1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76.7" calcext:value-type="float">
            <text:p>276,7</text:p>
          </table:table-cell>
          <table:table-cell table:style-name="ce21" office:value-type="date" office:date-value="2022-02-12" calcext:value-type="date">
            <text:p>12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21.5" calcext:value-type="float">
            <text:p>321,5</text:p>
          </table:table-cell>
          <table:table-cell table:style-name="ce21" office:value-type="date" office:date-value="2022-02-12" calcext:value-type="date">
            <text:p>12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25.3" calcext:value-type="float">
            <text:p>825,3</text:p>
          </table:table-cell>
          <table:table-cell table:style-name="ce21" office:value-type="date" office:date-value="2022-02-14" calcext:value-type="date">
            <text:p>14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35" calcext:value-type="float">
            <text:p>835</text:p>
          </table:table-cell>
          <table:table-cell table:style-name="ce21" office:value-type="date" office:date-value="2022-02-15" calcext:value-type="date">
            <text:p>15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48.5" calcext:value-type="float">
            <text:p>1048,5</text:p>
          </table:table-cell>
          <table:table-cell table:style-name="ce21" office:value-type="date" office:date-value="2022-02-16" calcext:value-type="date">
            <text:p>16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00" calcext:value-type="float">
            <text:p>900</text:p>
          </table:table-cell>
          <table:table-cell table:style-name="ce21" office:value-type="date" office:date-value="2022-02-16" calcext:value-type="date">
            <text:p>16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28" calcext:value-type="float">
            <text:p>1528</text:p>
          </table:table-cell>
          <table:table-cell table:style-name="ce21" office:value-type="date" office:date-value="2022-02-16" calcext:value-type="date">
            <text:p>16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34" calcext:value-type="float">
            <text:p>834</text:p>
          </table:table-cell>
          <table:table-cell table:style-name="ce21" office:value-type="date" office:date-value="2022-02-16" calcext:value-type="date">
            <text:p>16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28" calcext:value-type="float">
            <text:p>628</text:p>
          </table:table-cell>
          <table:table-cell table:style-name="ce21" office:value-type="date" office:date-value="2022-02-17" calcext:value-type="date">
            <text:p>17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27" calcext:value-type="float">
            <text:p>627</text:p>
          </table:table-cell>
          <table:table-cell table:style-name="ce21" office:value-type="date" office:date-value="2022-02-17" calcext:value-type="date">
            <text:p>17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67.5" calcext:value-type="float">
            <text:p>1067,5</text:p>
          </table:table-cell>
          <table:table-cell table:style-name="ce21" office:value-type="date" office:date-value="2022-02-17" calcext:value-type="date">
            <text:p>17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00" calcext:value-type="float">
            <text:p>500</text:p>
          </table:table-cell>
          <table:table-cell table:style-name="ce21" office:value-type="date" office:date-value="2022-02-17" calcext:value-type="date">
            <text:p>17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36" calcext:value-type="float">
            <text:p>1036</text:p>
          </table:table-cell>
          <table:table-cell table:style-name="ce21" office:value-type="date" office:date-value="2022-02-18" calcext:value-type="date">
            <text:p>18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72.5" calcext:value-type="float">
            <text:p>1572,5</text:p>
          </table:table-cell>
          <table:table-cell table:style-name="ce21" office:value-type="date" office:date-value="2022-02-18" calcext:value-type="date">
            <text:p>18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07" calcext:value-type="float">
            <text:p>1107</text:p>
          </table:table-cell>
          <table:table-cell table:style-name="ce21" office:value-type="date" office:date-value="2022-02-19" calcext:value-type="date">
            <text:p>19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75.5" calcext:value-type="float">
            <text:p>1775,5</text:p>
          </table:table-cell>
          <table:table-cell table:style-name="ce21" office:value-type="date" office:date-value="2022-02-19" calcext:value-type="date">
            <text:p>19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63" calcext:value-type="float">
            <text:p>1563</text:p>
          </table:table-cell>
          <table:table-cell table:style-name="ce21" office:value-type="date" office:date-value="2022-02-19" calcext:value-type="date">
            <text:p>19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74.5" calcext:value-type="float">
            <text:p>1574,5</text:p>
          </table:table-cell>
          <table:table-cell table:style-name="ce21" office:value-type="date" office:date-value="2022-02-21" calcext:value-type="date">
            <text:p>2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66" calcext:value-type="float">
            <text:p>466</text:p>
          </table:table-cell>
          <table:table-cell table:style-name="ce21" office:value-type="date" office:date-value="2022-02-21" calcext:value-type="date">
            <text:p>2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93" calcext:value-type="float">
            <text:p>1093</text:p>
          </table:table-cell>
          <table:table-cell table:style-name="ce21" office:value-type="date" office:date-value="2022-02-21" calcext:value-type="date">
            <text:p>2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33" calcext:value-type="float">
            <text:p>1033</text:p>
          </table:table-cell>
          <table:table-cell table:style-name="ce21" office:value-type="date" office:date-value="2022-02-21" calcext:value-type="date">
            <text:p>2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588" calcext:value-type="float">
            <text:p>4588</text:p>
          </table:table-cell>
          <table:table-cell table:style-name="ce21" office:value-type="date" office:date-value="2022-02-21" calcext:value-type="date">
            <text:p>21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27" calcext:value-type="float">
            <text:p>1027</text:p>
          </table:table-cell>
          <table:table-cell table:style-name="ce21" office:value-type="date" office:date-value="2022-02-22" calcext:value-type="date">
            <text:p>22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82" calcext:value-type="float">
            <text:p>1282</text:p>
          </table:table-cell>
          <table:table-cell table:style-name="ce21" office:value-type="date" office:date-value="2022-02-22" calcext:value-type="date">
            <text:p>22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31" calcext:value-type="float">
            <text:p>1031</text:p>
          </table:table-cell>
          <table:table-cell table:style-name="ce21" office:value-type="date" office:date-value="2022-02-28" calcext:value-type="date">
            <text:p>28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36" calcext:value-type="float">
            <text:p>836</text:p>
          </table:table-cell>
          <table:table-cell table:style-name="ce21" office:value-type="date" office:date-value="2022-02-28" calcext:value-type="date">
            <text:p>28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043.5" calcext:value-type="float">
            <text:p>3043,5</text:p>
          </table:table-cell>
          <table:table-cell table:style-name="ce21" office:value-type="date" office:date-value="2022-02-28" calcext:value-type="date">
            <text:p>28.0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05.5" calcext:value-type="float">
            <text:p>1505,5</text:p>
          </table:table-cell>
          <table:table-cell table:style-name="ce21" office:value-type="date" office:date-value="2022-03-01" calcext:value-type="date">
            <text:p>1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48.5" calcext:value-type="float">
            <text:p>648,5</text:p>
          </table:table-cell>
          <table:table-cell table:style-name="ce21" office:value-type="date" office:date-value="2022-03-01" calcext:value-type="date">
            <text:p>1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111" calcext:value-type="float">
            <text:p>2111</text:p>
          </table:table-cell>
          <table:table-cell table:style-name="ce21" office:value-type="date" office:date-value="2022-03-02" calcext:value-type="date">
            <text:p>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66.5" calcext:value-type="float">
            <text:p>766,5</text:p>
          </table:table-cell>
          <table:table-cell table:style-name="ce21" office:value-type="date" office:date-value="2022-03-02" calcext:value-type="date">
            <text:p>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41.5" calcext:value-type="float">
            <text:p>941,5</text:p>
          </table:table-cell>
          <table:table-cell table:style-name="ce21" office:value-type="date" office:date-value="2022-03-02" calcext:value-type="date">
            <text:p>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19" calcext:value-type="float">
            <text:p>919</text:p>
          </table:table-cell>
          <table:table-cell table:style-name="ce21" office:value-type="date" office:date-value="2022-03-03" calcext:value-type="date">
            <text:p>3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467" calcext:value-type="float">
            <text:p>2467</text:p>
          </table:table-cell>
          <table:table-cell table:style-name="ce21" office:value-type="date" office:date-value="2022-03-03" calcext:value-type="date">
            <text:p>3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124" calcext:value-type="float">
            <text:p>2124</text:p>
          </table:table-cell>
          <table:table-cell table:style-name="ce21" office:value-type="date" office:date-value="2022-03-04" calcext:value-type="date">
            <text:p>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41" calcext:value-type="float">
            <text:p>741</text:p>
          </table:table-cell>
          <table:table-cell table:style-name="ce21" office:value-type="date" office:date-value="2022-03-04" calcext:value-type="date">
            <text:p>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70.5" calcext:value-type="float">
            <text:p>870,5</text:p>
          </table:table-cell>
          <table:table-cell table:style-name="ce21" office:value-type="date" office:date-value="2022-03-04" calcext:value-type="date">
            <text:p>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868" calcext:value-type="float">
            <text:p>1868</text:p>
          </table:table-cell>
          <table:table-cell table:style-name="ce21" office:value-type="date" office:date-value="2022-03-05" calcext:value-type="date">
            <text:p>5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12" calcext:value-type="float">
            <text:p>712</text:p>
          </table:table-cell>
          <table:table-cell table:style-name="ce21" office:value-type="date" office:date-value="2022-03-05" calcext:value-type="date">
            <text:p>5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42" calcext:value-type="float">
            <text:p>1242</text:p>
          </table:table-cell>
          <table:table-cell table:style-name="ce21" office:value-type="date" office:date-value="2022-03-05" calcext:value-type="date">
            <text:p>5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31" calcext:value-type="float">
            <text:p>831</text:p>
          </table:table-cell>
          <table:table-cell table:style-name="ce21" office:value-type="date" office:date-value="2022-03-07" calcext:value-type="date">
            <text:p>7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197.5" calcext:value-type="float">
            <text:p>3197,5</text:p>
          </table:table-cell>
          <table:table-cell table:style-name="ce21" office:value-type="date" office:date-value="2022-03-07" calcext:value-type="date">
            <text:p>7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25" calcext:value-type="float">
            <text:p>1225</text:p>
          </table:table-cell>
          <table:table-cell table:style-name="ce21" office:value-type="date" office:date-value="2022-03-07" calcext:value-type="date">
            <text:p>7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35.5" calcext:value-type="float">
            <text:p>1235,5</text:p>
          </table:table-cell>
          <table:table-cell table:style-name="ce21" office:value-type="date" office:date-value="2022-03-08" calcext:value-type="date">
            <text:p>8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25" calcext:value-type="float">
            <text:p>925</text:p>
          </table:table-cell>
          <table:table-cell table:style-name="ce21" office:value-type="date" office:date-value="2022-03-09" calcext:value-type="date">
            <text:p>9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40.5" calcext:value-type="float">
            <text:p>940,5</text:p>
          </table:table-cell>
          <table:table-cell table:style-name="ce21" office:value-type="date" office:date-value="2022-03-09" calcext:value-type="date">
            <text:p>9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54" calcext:value-type="float">
            <text:p>654</text:p>
          </table:table-cell>
          <table:table-cell table:style-name="ce21" office:value-type="date" office:date-value="2022-03-10" calcext:value-type="date">
            <text:p>1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68" calcext:value-type="float">
            <text:p>1468</text:p>
          </table:table-cell>
          <table:table-cell table:style-name="ce21" office:value-type="date" office:date-value="2022-03-10" calcext:value-type="date">
            <text:p>1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33" calcext:value-type="float">
            <text:p>933</text:p>
          </table:table-cell>
          <table:table-cell table:style-name="ce21" office:value-type="date" office:date-value="2022-03-10" calcext:value-type="date">
            <text:p>1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48.5" calcext:value-type="float">
            <text:p>1248,5</text:p>
          </table:table-cell>
          <table:table-cell table:style-name="ce21" office:value-type="date" office:date-value="2022-03-11" calcext:value-type="date">
            <text:p>11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40" calcext:value-type="float">
            <text:p>840</text:p>
          </table:table-cell>
          <table:table-cell table:style-name="ce21" office:value-type="date" office:date-value="2022-03-12" calcext:value-type="date">
            <text:p>1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61.5" calcext:value-type="float">
            <text:p>1061,5</text:p>
          </table:table-cell>
          <table:table-cell table:style-name="ce21" office:value-type="date" office:date-value="2022-03-12" calcext:value-type="date">
            <text:p>1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28" calcext:value-type="float">
            <text:p>1228</text:p>
          </table:table-cell>
          <table:table-cell table:style-name="ce21" office:value-type="date" office:date-value="2022-03-12" calcext:value-type="date">
            <text:p>1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54" calcext:value-type="float">
            <text:p>754</text:p>
          </table:table-cell>
          <table:table-cell table:style-name="ce21" office:value-type="date" office:date-value="2022-03-12" calcext:value-type="date">
            <text:p>1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10" calcext:value-type="float">
            <text:p>810</text:p>
          </table:table-cell>
          <table:table-cell table:style-name="ce21" office:value-type="date" office:date-value="2022-03-14" calcext:value-type="date">
            <text:p>1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365.5" calcext:value-type="float">
            <text:p>3365,5</text:p>
          </table:table-cell>
          <table:table-cell table:style-name="ce21" office:value-type="date" office:date-value="2022-03-14" calcext:value-type="date">
            <text:p>1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22.5" calcext:value-type="float">
            <text:p>422,5</text:p>
          </table:table-cell>
          <table:table-cell table:style-name="ce21" office:value-type="date" office:date-value="2022-03-14" calcext:value-type="date">
            <text:p>1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63" calcext:value-type="float">
            <text:p>1263</text:p>
          </table:table-cell>
          <table:table-cell table:style-name="ce21" office:value-type="date" office:date-value="2022-03-15" calcext:value-type="date">
            <text:p>15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95" calcext:value-type="float">
            <text:p>1795</text:p>
          </table:table-cell>
          <table:table-cell table:style-name="ce21" office:value-type="date" office:date-value="2022-03-15" calcext:value-type="date">
            <text:p>15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206.5" calcext:value-type="float">
            <text:p>2206,5</text:p>
          </table:table-cell>
          <table:table-cell table:style-name="ce21" office:value-type="date" office:date-value="2022-03-16" calcext:value-type="date">
            <text:p>16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09" calcext:value-type="float">
            <text:p>409</text:p>
          </table:table-cell>
          <table:table-cell table:style-name="ce21" office:value-type="date" office:date-value="2022-03-16" calcext:value-type="date">
            <text:p>16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37" calcext:value-type="float">
            <text:p>1037</text:p>
          </table:table-cell>
          <table:table-cell table:style-name="ce21" office:value-type="date" office:date-value="2022-03-17" calcext:value-type="date">
            <text:p>17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15" calcext:value-type="float">
            <text:p>815</text:p>
          </table:table-cell>
          <table:table-cell table:style-name="ce21" office:value-type="date" office:date-value="2022-03-17" calcext:value-type="date">
            <text:p>17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83" calcext:value-type="float">
            <text:p>1083</text:p>
          </table:table-cell>
          <table:table-cell table:style-name="ce21" office:value-type="date" office:date-value="2022-03-18" calcext:value-type="date">
            <text:p>18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15" calcext:value-type="float">
            <text:p>915</text:p>
          </table:table-cell>
          <table:table-cell table:style-name="ce21" office:value-type="date" office:date-value="2022-03-18" calcext:value-type="date">
            <text:p>18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37.5" calcext:value-type="float">
            <text:p>737,5</text:p>
          </table:table-cell>
          <table:table-cell table:style-name="ce21" office:value-type="date" office:date-value="2022-03-19" calcext:value-type="date">
            <text:p>19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07.5" calcext:value-type="float">
            <text:p>507,5</text:p>
          </table:table-cell>
          <table:table-cell table:style-name="ce21" office:value-type="date" office:date-value="2022-03-19" calcext:value-type="date">
            <text:p>19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063" calcext:value-type="float">
            <text:p>2063</text:p>
          </table:table-cell>
          <table:table-cell table:style-name="ce21" office:value-type="date" office:date-value="2022-03-21" calcext:value-type="date">
            <text:p>21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97" calcext:value-type="float">
            <text:p>1297</text:p>
          </table:table-cell>
          <table:table-cell table:style-name="ce21" office:value-type="date" office:date-value="2022-03-21" calcext:value-type="date">
            <text:p>21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861" calcext:value-type="float">
            <text:p>1861</text:p>
          </table:table-cell>
          <table:table-cell table:style-name="ce21" office:value-type="date" office:date-value="2022-03-22" calcext:value-type="date">
            <text:p>2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99.5" calcext:value-type="float">
            <text:p>799,5</text:p>
          </table:table-cell>
          <table:table-cell table:style-name="ce21" office:value-type="date" office:date-value="2022-03-22" calcext:value-type="date">
            <text:p>22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79.5" calcext:value-type="float">
            <text:p>1479,5</text:p>
          </table:table-cell>
          <table:table-cell table:style-name="ce21" office:value-type="date" office:date-value="2022-03-23" calcext:value-type="date">
            <text:p>23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885" calcext:value-type="float">
            <text:p>1885</text:p>
          </table:table-cell>
          <table:table-cell table:style-name="ce21" office:value-type="date" office:date-value="2022-03-23" calcext:value-type="date">
            <text:p>23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76" calcext:value-type="float">
            <text:p>376</text:p>
          </table:table-cell>
          <table:table-cell table:style-name="ce21" office:value-type="date" office:date-value="2022-03-24" calcext:value-type="date">
            <text:p>2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297" calcext:value-type="float">
            <text:p>2297</text:p>
          </table:table-cell>
          <table:table-cell table:style-name="ce21" office:value-type="date" office:date-value="2022-03-24" calcext:value-type="date">
            <text:p>24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34" calcext:value-type="float">
            <text:p>634</text:p>
          </table:table-cell>
          <table:table-cell table:style-name="ce21" office:value-type="date" office:date-value="2022-03-26" calcext:value-type="date">
            <text:p>26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79.5" calcext:value-type="float">
            <text:p>1479,5</text:p>
          </table:table-cell>
          <table:table-cell table:style-name="ce21" office:value-type="date" office:date-value="2022-03-26" calcext:value-type="date">
            <text:p>26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98.5" calcext:value-type="float">
            <text:p>798,5</text:p>
          </table:table-cell>
          <table:table-cell table:style-name="ce21" office:value-type="date" office:date-value="2022-03-26" calcext:value-type="date">
            <text:p>26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98" calcext:value-type="float">
            <text:p>998</text:p>
          </table:table-cell>
          <table:table-cell table:style-name="ce21" office:value-type="date" office:date-value="2022-03-28" calcext:value-type="date">
            <text:p>28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14" calcext:value-type="float">
            <text:p>1214</text:p>
          </table:table-cell>
          <table:table-cell table:style-name="ce21" office:value-type="date" office:date-value="2022-03-28" calcext:value-type="date">
            <text:p>28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92.5" calcext:value-type="float">
            <text:p>1192,5</text:p>
          </table:table-cell>
          <table:table-cell table:style-name="ce21" office:value-type="date" office:date-value="2022-03-28" calcext:value-type="date">
            <text:p>28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265" calcext:value-type="float">
            <text:p>2265</text:p>
          </table:table-cell>
          <table:table-cell table:style-name="ce21" office:value-type="date" office:date-value="2022-03-28" calcext:value-type="date">
            <text:p>28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82.5" calcext:value-type="float">
            <text:p>582,5</text:p>
          </table:table-cell>
          <table:table-cell table:style-name="ce21" office:value-type="date" office:date-value="2022-03-30" calcext:value-type="date">
            <text:p>3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322.5" calcext:value-type="float">
            <text:p>5322,5</text:p>
          </table:table-cell>
          <table:table-cell table:style-name="ce21" office:value-type="date" office:date-value="2022-03-30" calcext:value-type="date">
            <text:p>3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56" calcext:value-type="float">
            <text:p>756</text:p>
          </table:table-cell>
          <table:table-cell table:style-name="ce21" office:value-type="date" office:date-value="2022-03-30" calcext:value-type="date">
            <text:p>3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12" calcext:value-type="float">
            <text:p>1212</text:p>
          </table:table-cell>
          <table:table-cell table:style-name="ce21" office:value-type="date" office:date-value="2022-03-30" calcext:value-type="date">
            <text:p>3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211.5" calcext:value-type="float">
            <text:p>2211,5</text:p>
          </table:table-cell>
          <table:table-cell table:style-name="ce21" office:value-type="date" office:date-value="2022-03-30" calcext:value-type="date">
            <text:p>30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50" calcext:value-type="float">
            <text:p>650</text:p>
          </table:table-cell>
          <table:table-cell table:style-name="ce21" office:value-type="date" office:date-value="2022-03-31" calcext:value-type="date">
            <text:p>31.03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807" calcext:value-type="float">
            <text:p>4807</text:p>
          </table:table-cell>
          <table:table-cell table:style-name="ce21" office:value-type="date" office:date-value="2022-04-01" calcext:value-type="date">
            <text:p>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444" calcext:value-type="float">
            <text:p>2444</text:p>
          </table:table-cell>
          <table:table-cell table:style-name="ce21" office:value-type="date" office:date-value="2022-04-01" calcext:value-type="date">
            <text:p>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50.5" calcext:value-type="float">
            <text:p>950,5</text:p>
          </table:table-cell>
          <table:table-cell table:style-name="ce21" office:value-type="date" office:date-value="2022-04-01" calcext:value-type="date">
            <text:p>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34" calcext:value-type="float">
            <text:p>1434</text:p>
          </table:table-cell>
          <table:table-cell table:style-name="ce21" office:value-type="date" office:date-value="2022-04-02" calcext:value-type="date">
            <text:p>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72" calcext:value-type="float">
            <text:p>1572</text:p>
          </table:table-cell>
          <table:table-cell table:style-name="ce21" office:value-type="date" office:date-value="2022-04-02" calcext:value-type="date">
            <text:p>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514" calcext:value-type="float">
            <text:p>2514</text:p>
          </table:table-cell>
          <table:table-cell table:style-name="ce21" office:value-type="date" office:date-value="2022-04-04" calcext:value-type="date">
            <text:p>4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7" calcext:value-type="float">
            <text:p>977</text:p>
          </table:table-cell>
          <table:table-cell table:style-name="ce21" office:value-type="date" office:date-value="2022-04-04" calcext:value-type="date">
            <text:p>4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476.5" calcext:value-type="float">
            <text:p>2476,5</text:p>
          </table:table-cell>
          <table:table-cell table:style-name="ce21" office:value-type="date" office:date-value="2022-04-05" calcext:value-type="date">
            <text:p>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40.5" calcext:value-type="float">
            <text:p>1540,5</text:p>
          </table:table-cell>
          <table:table-cell table:style-name="ce21" office:value-type="date" office:date-value="2022-04-05" calcext:value-type="date">
            <text:p>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76" calcext:value-type="float">
            <text:p>1276</text:p>
          </table:table-cell>
          <table:table-cell table:style-name="ce21" office:value-type="date" office:date-value="2022-04-05" calcext:value-type="date">
            <text:p>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39.5" calcext:value-type="float">
            <text:p>639,5</text:p>
          </table:table-cell>
          <table:table-cell table:style-name="ce21" office:value-type="date" office:date-value="2022-04-05" calcext:value-type="date">
            <text:p>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62" calcext:value-type="float">
            <text:p>562</text:p>
          </table:table-cell>
          <table:table-cell table:style-name="ce21" office:value-type="date" office:date-value="2022-04-06" calcext:value-type="date">
            <text:p>6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71" calcext:value-type="float">
            <text:p>1271</text:p>
          </table:table-cell>
          <table:table-cell table:style-name="ce21" office:value-type="date" office:date-value="2022-04-06" calcext:value-type="date">
            <text:p>6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095.5" calcext:value-type="float">
            <text:p>2095,5</text:p>
          </table:table-cell>
          <table:table-cell table:style-name="ce21" office:value-type="date" office:date-value="2022-04-06" calcext:value-type="date">
            <text:p>6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39.5" calcext:value-type="float">
            <text:p>1739,5</text:p>
          </table:table-cell>
          <table:table-cell table:style-name="ce21" office:value-type="date" office:date-value="2022-04-07" calcext:value-type="date">
            <text:p>7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32" calcext:value-type="float">
            <text:p>732</text:p>
          </table:table-cell>
          <table:table-cell table:style-name="ce21" office:value-type="date" office:date-value="2022-04-07" calcext:value-type="date">
            <text:p>7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752" calcext:value-type="float">
            <text:p>2752</text:p>
          </table:table-cell>
          <table:table-cell table:style-name="ce21" office:value-type="date" office:date-value="2022-04-08" calcext:value-type="date">
            <text:p>8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26" calcext:value-type="float">
            <text:p>1026</text:p>
          </table:table-cell>
          <table:table-cell table:style-name="ce21" office:value-type="date" office:date-value="2022-04-08" calcext:value-type="date">
            <text:p>8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660" calcext:value-type="float">
            <text:p>1660</text:p>
          </table:table-cell>
          <table:table-cell table:style-name="ce21" office:value-type="date" office:date-value="2022-04-08" calcext:value-type="date">
            <text:p>8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97" calcext:value-type="float">
            <text:p>497</text:p>
          </table:table-cell>
          <table:table-cell table:style-name="ce21" office:value-type="date" office:date-value="2022-04-09" calcext:value-type="date">
            <text:p>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307.5" calcext:value-type="float">
            <text:p>2307,5</text:p>
          </table:table-cell>
          <table:table-cell table:style-name="ce21" office:value-type="date" office:date-value="2022-04-09" calcext:value-type="date">
            <text:p>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61" calcext:value-type="float">
            <text:p>961</text:p>
          </table:table-cell>
          <table:table-cell table:style-name="ce21" office:value-type="date" office:date-value="2022-04-09" calcext:value-type="date">
            <text:p>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629" calcext:value-type="float">
            <text:p>2629</text:p>
          </table:table-cell>
          <table:table-cell table:style-name="ce21" office:value-type="date" office:date-value="2022-04-11" calcext:value-type="date">
            <text:p>1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15.5" calcext:value-type="float">
            <text:p>1115,5</text:p>
          </table:table-cell>
          <table:table-cell table:style-name="ce21" office:value-type="date" office:date-value="2022-04-11" calcext:value-type="date">
            <text:p>1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176" calcext:value-type="float">
            <text:p>2176</text:p>
          </table:table-cell>
          <table:table-cell table:style-name="ce21" office:value-type="date" office:date-value="2022-04-11" calcext:value-type="date">
            <text:p>1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01.5" calcext:value-type="float">
            <text:p>1501,5</text:p>
          </table:table-cell>
          <table:table-cell table:style-name="ce21" office:value-type="date" office:date-value="2022-04-11" calcext:value-type="date">
            <text:p>1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02.5" calcext:value-type="float">
            <text:p>1102,5</text:p>
          </table:table-cell>
          <table:table-cell table:style-name="ce21" office:value-type="date" office:date-value="2022-04-12" calcext:value-type="date">
            <text:p>1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47.5" calcext:value-type="float">
            <text:p>647,5</text:p>
          </table:table-cell>
          <table:table-cell table:style-name="ce21" office:value-type="date" office:date-value="2022-04-12" calcext:value-type="date">
            <text:p>1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596" calcext:value-type="float">
            <text:p>2596</text:p>
          </table:table-cell>
          <table:table-cell table:style-name="ce21" office:value-type="date" office:date-value="2022-04-12" calcext:value-type="date">
            <text:p>1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68.5" calcext:value-type="float">
            <text:p>868,5</text:p>
          </table:table-cell>
          <table:table-cell table:style-name="ce21" office:value-type="date" office:date-value="2022-04-12" calcext:value-type="date">
            <text:p>1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09" calcext:value-type="float">
            <text:p>1309</text:p>
          </table:table-cell>
          <table:table-cell table:style-name="ce21" office:value-type="date" office:date-value="2022-04-12" calcext:value-type="date">
            <text:p>1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96" calcext:value-type="float">
            <text:p>396</text:p>
          </table:table-cell>
          <table:table-cell table:style-name="ce21" office:value-type="date" office:date-value="2022-04-13" calcext:value-type="date">
            <text:p>13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81.5" calcext:value-type="float">
            <text:p>1181,5</text:p>
          </table:table-cell>
          <table:table-cell table:style-name="ce21" office:value-type="date" office:date-value="2022-04-13" calcext:value-type="date">
            <text:p>13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41" calcext:value-type="float">
            <text:p>641</text:p>
          </table:table-cell>
          <table:table-cell table:style-name="ce21" office:value-type="date" office:date-value="2022-04-13" calcext:value-type="date">
            <text:p>13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69" calcext:value-type="float">
            <text:p>469</text:p>
          </table:table-cell>
          <table:table-cell table:style-name="ce21" office:value-type="date" office:date-value="2022-04-13" calcext:value-type="date">
            <text:p>13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2" calcext:value-type="float">
            <text:p>972</text:p>
          </table:table-cell>
          <table:table-cell table:style-name="ce21" office:value-type="date" office:date-value="2022-04-14" calcext:value-type="date">
            <text:p>14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6" calcext:value-type="float">
            <text:p>976</text:p>
          </table:table-cell>
          <table:table-cell table:style-name="ce21" office:value-type="date" office:date-value="2022-04-14" calcext:value-type="date">
            <text:p>14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20" calcext:value-type="float">
            <text:p>1020</text:p>
          </table:table-cell>
          <table:table-cell table:style-name="ce21" office:value-type="date" office:date-value="2022-04-14" calcext:value-type="date">
            <text:p>14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64" calcext:value-type="float">
            <text:p>664</text:p>
          </table:table-cell>
          <table:table-cell table:style-name="ce21" office:value-type="date" office:date-value="2022-04-19" calcext:value-type="date">
            <text:p>1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11.5" calcext:value-type="float">
            <text:p>911,5</text:p>
          </table:table-cell>
          <table:table-cell table:style-name="ce21" office:value-type="date" office:date-value="2022-04-19" calcext:value-type="date">
            <text:p>1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93" calcext:value-type="float">
            <text:p>493</text:p>
          </table:table-cell>
          <table:table-cell table:style-name="ce21" office:value-type="date" office:date-value="2022-04-19" calcext:value-type="date">
            <text:p>1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00" calcext:value-type="float">
            <text:p>400</text:p>
          </table:table-cell>
          <table:table-cell table:style-name="ce21" office:value-type="date" office:date-value="2022-04-19" calcext:value-type="date">
            <text:p>1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05" calcext:value-type="float">
            <text:p>1105</text:p>
          </table:table-cell>
          <table:table-cell table:style-name="ce21" office:value-type="date" office:date-value="2022-04-19" calcext:value-type="date">
            <text:p>1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01.5" calcext:value-type="float">
            <text:p>1501,5</text:p>
          </table:table-cell>
          <table:table-cell table:style-name="ce21" office:value-type="date" office:date-value="2022-04-20" calcext:value-type="date">
            <text:p>20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77" calcext:value-type="float">
            <text:p>677</text:p>
          </table:table-cell>
          <table:table-cell table:style-name="ce21" office:value-type="date" office:date-value="2022-04-20" calcext:value-type="date">
            <text:p>20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49" calcext:value-type="float">
            <text:p>1149</text:p>
          </table:table-cell>
          <table:table-cell table:style-name="ce21" office:value-type="date" office:date-value="2022-04-21" calcext:value-type="date">
            <text:p>2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26" calcext:value-type="float">
            <text:p>626</text:p>
          </table:table-cell>
          <table:table-cell table:style-name="ce21" office:value-type="date" office:date-value="2022-04-21" calcext:value-type="date">
            <text:p>2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08" calcext:value-type="float">
            <text:p>608</text:p>
          </table:table-cell>
          <table:table-cell table:style-name="ce21" office:value-type="date" office:date-value="2022-04-21" calcext:value-type="date">
            <text:p>21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65.5" calcext:value-type="float">
            <text:p>765,5</text:p>
          </table:table-cell>
          <table:table-cell table:style-name="ce21" office:value-type="date" office:date-value="2022-04-22" calcext:value-type="date">
            <text:p>2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91" calcext:value-type="float">
            <text:p>891</text:p>
          </table:table-cell>
          <table:table-cell table:style-name="ce21" office:value-type="date" office:date-value="2022-04-22" calcext:value-type="date">
            <text:p>2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12" calcext:value-type="float">
            <text:p>312</text:p>
          </table:table-cell>
          <table:table-cell table:style-name="ce21" office:value-type="date" office:date-value="2022-04-22" calcext:value-type="date">
            <text:p>22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74.5" calcext:value-type="float">
            <text:p>674,5</text:p>
          </table:table-cell>
          <table:table-cell table:style-name="ce21" office:value-type="date" office:date-value="2022-04-23" calcext:value-type="date">
            <text:p>23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87" calcext:value-type="float">
            <text:p>1487</text:p>
          </table:table-cell>
          <table:table-cell table:style-name="ce21" office:value-type="date" office:date-value="2022-04-23" calcext:value-type="date">
            <text:p>23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8" calcext:value-type="float">
            <text:p>978</text:p>
          </table:table-cell>
          <table:table-cell table:style-name="ce21" office:value-type="date" office:date-value="2022-04-23" calcext:value-type="date">
            <text:p>23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93.5" calcext:value-type="float">
            <text:p>693,5</text:p>
          </table:table-cell>
          <table:table-cell table:style-name="ce21" office:value-type="date" office:date-value="2022-04-25" calcext:value-type="date">
            <text:p>2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04" calcext:value-type="float">
            <text:p>704</text:p>
          </table:table-cell>
          <table:table-cell table:style-name="ce21" office:value-type="date" office:date-value="2022-04-25" calcext:value-type="date">
            <text:p>2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50" calcext:value-type="float">
            <text:p>650</text:p>
          </table:table-cell>
          <table:table-cell table:style-name="ce21" office:value-type="date" office:date-value="2022-04-25" calcext:value-type="date">
            <text:p>2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17" calcext:value-type="float">
            <text:p>1317</text:p>
          </table:table-cell>
          <table:table-cell table:style-name="ce21" office:value-type="date" office:date-value="2022-04-25" calcext:value-type="date">
            <text:p>25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27" calcext:value-type="float">
            <text:p>727</text:p>
          </table:table-cell>
          <table:table-cell table:style-name="ce21" office:value-type="date" office:date-value="2022-04-26" calcext:value-type="date">
            <text:p>26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087.5" calcext:value-type="float">
            <text:p>2087,5</text:p>
          </table:table-cell>
          <table:table-cell table:style-name="ce21" office:value-type="date" office:date-value="2022-04-26" calcext:value-type="date">
            <text:p>26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22" calcext:value-type="float">
            <text:p>1222</text:p>
          </table:table-cell>
          <table:table-cell table:style-name="ce21" office:value-type="date" office:date-value="2022-04-26" calcext:value-type="date">
            <text:p>26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65" calcext:value-type="float">
            <text:p>1165</text:p>
          </table:table-cell>
          <table:table-cell table:style-name="ce21" office:value-type="date" office:date-value="2022-04-26" calcext:value-type="date">
            <text:p>26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60" calcext:value-type="float">
            <text:p>860</text:p>
          </table:table-cell>
          <table:table-cell table:style-name="ce21" office:value-type="date" office:date-value="2022-04-27" calcext:value-type="date">
            <text:p>27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08" calcext:value-type="float">
            <text:p>908</text:p>
          </table:table-cell>
          <table:table-cell table:style-name="ce21" office:value-type="date" office:date-value="2022-04-27" calcext:value-type="date">
            <text:p>27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51" calcext:value-type="float">
            <text:p>551</text:p>
          </table:table-cell>
          <table:table-cell table:style-name="ce21" office:value-type="date" office:date-value="2022-04-28" calcext:value-type="date">
            <text:p>28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77" calcext:value-type="float">
            <text:p>777</text:p>
          </table:table-cell>
          <table:table-cell table:style-name="ce21" office:value-type="date" office:date-value="2022-04-28" calcext:value-type="date">
            <text:p>28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07" calcext:value-type="float">
            <text:p>1307</text:p>
          </table:table-cell>
          <table:table-cell table:style-name="ce21" office:value-type="date" office:date-value="2022-04-28" calcext:value-type="date">
            <text:p>28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21" office:value-type="date" office:date-value="2022-04-29" calcext:value-type="date">
            <text:p>2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74" calcext:value-type="float">
            <text:p>874</text:p>
          </table:table-cell>
          <table:table-cell table:style-name="ce21" office:value-type="date" office:date-value="2022-04-29" calcext:value-type="date">
            <text:p>2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95" calcext:value-type="float">
            <text:p>995</text:p>
          </table:table-cell>
          <table:table-cell table:style-name="ce21" office:value-type="date" office:date-value="2022-04-29" calcext:value-type="date">
            <text:p>29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82" calcext:value-type="float">
            <text:p>882</text:p>
          </table:table-cell>
          <table:table-cell table:style-name="ce21" office:value-type="date" office:date-value="2022-04-30" calcext:value-type="date">
            <text:p>30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26.5" calcext:value-type="float">
            <text:p>1026,5</text:p>
          </table:table-cell>
          <table:table-cell table:style-name="ce21" office:value-type="date" office:date-value="2022-04-30" calcext:value-type="date">
            <text:p>30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40.5" calcext:value-type="float">
            <text:p>740,5</text:p>
          </table:table-cell>
          <table:table-cell table:style-name="ce21" office:value-type="date" office:date-value="2022-04-30" calcext:value-type="date">
            <text:p>30.04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92.5" calcext:value-type="float">
            <text:p>1192,5</text:p>
          </table:table-cell>
          <table:table-cell table:style-name="ce21" office:value-type="date" office:date-value="2022-05-02" calcext:value-type="date">
            <text:p>2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03" calcext:value-type="float">
            <text:p>803</text:p>
          </table:table-cell>
          <table:table-cell table:style-name="ce21" office:value-type="date" office:date-value="2022-05-02" calcext:value-type="date">
            <text:p>2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21" office:value-type="date" office:date-value="2022-05-04" calcext:value-type="date">
            <text:p>4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18" calcext:value-type="float">
            <text:p>818</text:p>
          </table:table-cell>
          <table:table-cell table:style-name="ce21" office:value-type="date" office:date-value="2022-05-04" calcext:value-type="date">
            <text:p>4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31" calcext:value-type="float">
            <text:p>631</text:p>
          </table:table-cell>
          <table:table-cell table:style-name="ce21" office:value-type="date" office:date-value="2022-05-05" calcext:value-type="date">
            <text:p>5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97" calcext:value-type="float">
            <text:p>497</text:p>
          </table:table-cell>
          <table:table-cell table:style-name="ce21" office:value-type="date" office:date-value="2022-05-05" calcext:value-type="date">
            <text:p>5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97.5" calcext:value-type="float">
            <text:p>1397,5</text:p>
          </table:table-cell>
          <table:table-cell table:style-name="ce21" office:value-type="date" office:date-value="2022-05-06" calcext:value-type="date">
            <text:p>6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21" office:value-type="date" office:date-value="2022-05-06" calcext:value-type="date">
            <text:p>6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00.5" calcext:value-type="float">
            <text:p>500,5</text:p>
          </table:table-cell>
          <table:table-cell table:style-name="ce21" office:value-type="date" office:date-value="2022-05-06" calcext:value-type="date">
            <text:p>6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51" calcext:value-type="float">
            <text:p>551</text:p>
          </table:table-cell>
          <table:table-cell table:style-name="ce21" office:value-type="date" office:date-value="2022-05-07" calcext:value-type="date">
            <text:p>7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90" calcext:value-type="float">
            <text:p>1090</text:p>
          </table:table-cell>
          <table:table-cell table:style-name="ce21" office:value-type="date" office:date-value="2022-05-07" calcext:value-type="date">
            <text:p>7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15" calcext:value-type="float">
            <text:p>1015</text:p>
          </table:table-cell>
          <table:table-cell table:style-name="ce21" office:value-type="date" office:date-value="2022-05-07" calcext:value-type="date">
            <text:p>7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66" calcext:value-type="float">
            <text:p>1066</text:p>
          </table:table-cell>
          <table:table-cell table:style-name="ce21" office:value-type="date" office:date-value="2022-05-09" calcext:value-type="date">
            <text:p>9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34" calcext:value-type="float">
            <text:p>1034</text:p>
          </table:table-cell>
          <table:table-cell table:style-name="ce21" office:value-type="date" office:date-value="2022-05-09" calcext:value-type="date">
            <text:p>9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46.5" calcext:value-type="float">
            <text:p>846,5</text:p>
          </table:table-cell>
          <table:table-cell table:style-name="ce21" office:value-type="date" office:date-value="2022-05-09" calcext:value-type="date">
            <text:p>9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69.5" calcext:value-type="float">
            <text:p>669,5</text:p>
          </table:table-cell>
          <table:table-cell table:style-name="ce21" office:value-type="date" office:date-value="2022-05-09" calcext:value-type="date">
            <text:p>9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37" calcext:value-type="float">
            <text:p>1537</text:p>
          </table:table-cell>
          <table:table-cell table:style-name="ce21" office:value-type="date" office:date-value="2022-05-10" calcext:value-type="date">
            <text:p>10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21" office:value-type="date" office:date-value="2022-05-11" calcext:value-type="date">
            <text:p>11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29" calcext:value-type="float">
            <text:p>629</text:p>
          </table:table-cell>
          <table:table-cell table:style-name="ce21" office:value-type="date" office:date-value="2022-05-12" calcext:value-type="date">
            <text:p>12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60" calcext:value-type="float">
            <text:p>560</text:p>
          </table:table-cell>
          <table:table-cell table:style-name="ce21" office:value-type="date" office:date-value="2022-05-13" calcext:value-type="date">
            <text:p>13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73" calcext:value-type="float">
            <text:p>673</text:p>
          </table:table-cell>
          <table:table-cell table:style-name="ce21" office:value-type="date" office:date-value="2022-05-13" calcext:value-type="date">
            <text:p>13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04" calcext:value-type="float">
            <text:p>1004</text:p>
          </table:table-cell>
          <table:table-cell table:style-name="ce21" office:value-type="date" office:date-value="2022-05-14" calcext:value-type="date">
            <text:p>14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1" calcext:value-type="float">
            <text:p>971</text:p>
          </table:table-cell>
          <table:table-cell table:style-name="ce21" office:value-type="date" office:date-value="2022-05-16" calcext:value-type="date">
            <text:p>16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97" calcext:value-type="float">
            <text:p>1097</text:p>
          </table:table-cell>
          <table:table-cell table:style-name="ce21" office:value-type="date" office:date-value="2022-05-16" calcext:value-type="date">
            <text:p>16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42" calcext:value-type="float">
            <text:p>742</text:p>
          </table:table-cell>
          <table:table-cell table:style-name="ce21" office:value-type="date" office:date-value="2022-05-18" calcext:value-type="date">
            <text:p>18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45" calcext:value-type="float">
            <text:p>1545</text:p>
          </table:table-cell>
          <table:table-cell table:style-name="ce21" office:value-type="date" office:date-value="2022-05-18" calcext:value-type="date">
            <text:p>18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97" calcext:value-type="float">
            <text:p>897</text:p>
          </table:table-cell>
          <table:table-cell table:style-name="ce21" office:value-type="date" office:date-value="2022-05-19" calcext:value-type="date">
            <text:p>19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08" calcext:value-type="float">
            <text:p>908</text:p>
          </table:table-cell>
          <table:table-cell table:style-name="ce21" office:value-type="date" office:date-value="2022-05-19" calcext:value-type="date">
            <text:p>19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41" calcext:value-type="float">
            <text:p>441</text:p>
          </table:table-cell>
          <table:table-cell table:style-name="ce21" office:value-type="date" office:date-value="2022-05-20" calcext:value-type="date">
            <text:p>20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19.5" calcext:value-type="float">
            <text:p>519,5</text:p>
          </table:table-cell>
          <table:table-cell table:style-name="ce21" office:value-type="date" office:date-value="2022-05-21" calcext:value-type="date">
            <text:p>21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62" calcext:value-type="float">
            <text:p>662</text:p>
          </table:table-cell>
          <table:table-cell table:style-name="ce21" office:value-type="date" office:date-value="2022-05-24" calcext:value-type="date">
            <text:p>24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2.5" calcext:value-type="float">
            <text:p>972,5</text:p>
          </table:table-cell>
          <table:table-cell table:style-name="ce21" office:value-type="date" office:date-value="2022-05-24" calcext:value-type="date">
            <text:p>24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74" calcext:value-type="float">
            <text:p>1774</text:p>
          </table:table-cell>
          <table:table-cell table:style-name="ce21" office:value-type="date" office:date-value="2022-05-25" calcext:value-type="date">
            <text:p>25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150" calcext:value-type="float">
            <text:p>3150</text:p>
          </table:table-cell>
          <table:table-cell table:style-name="ce21" office:value-type="date" office:date-value="2022-05-25" calcext:value-type="date">
            <text:p>25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61" calcext:value-type="float">
            <text:p>1761</text:p>
          </table:table-cell>
          <table:table-cell table:style-name="ce21" office:value-type="date" office:date-value="2022-05-25" calcext:value-type="date">
            <text:p>25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00" calcext:value-type="float">
            <text:p>800</text:p>
          </table:table-cell>
          <table:table-cell table:style-name="ce21" office:value-type="date" office:date-value="2022-05-26" calcext:value-type="date">
            <text:p>26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49" calcext:value-type="float">
            <text:p>849</text:p>
          </table:table-cell>
          <table:table-cell table:style-name="ce21" office:value-type="date" office:date-value="2022-05-27" calcext:value-type="date">
            <text:p>27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69" calcext:value-type="float">
            <text:p>469</text:p>
          </table:table-cell>
          <table:table-cell table:style-name="ce21" office:value-type="date" office:date-value="2022-05-27" calcext:value-type="date">
            <text:p>27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00" calcext:value-type="float">
            <text:p>800</text:p>
          </table:table-cell>
          <table:table-cell table:style-name="ce21" office:value-type="date" office:date-value="2022-05-27" calcext:value-type="date">
            <text:p>27.05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02" calcext:value-type="float">
            <text:p>1402</text:p>
          </table:table-cell>
          <table:table-cell table:style-name="ce21" office:value-type="date" office:date-value="2022-06-01" calcext:value-type="date">
            <text:p>1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58" calcext:value-type="float">
            <text:p>1158</text:p>
          </table:table-cell>
          <table:table-cell table:style-name="ce21" office:value-type="date" office:date-value="2022-06-09" calcext:value-type="date">
            <text:p>9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627.5" calcext:value-type="float">
            <text:p>1627,5</text:p>
          </table:table-cell>
          <table:table-cell table:style-name="ce21" office:value-type="date" office:date-value="2022-06-10" calcext:value-type="date">
            <text:p>10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04" calcext:value-type="float">
            <text:p>504</text:p>
          </table:table-cell>
          <table:table-cell table:style-name="ce21" office:value-type="date" office:date-value="2022-06-11" calcext:value-type="date">
            <text:p>11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21" office:value-type="date" office:date-value="2022-06-14" calcext:value-type="date">
            <text:p>14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27.5" calcext:value-type="float">
            <text:p>727,5</text:p>
          </table:table-cell>
          <table:table-cell table:style-name="ce21" office:value-type="date" office:date-value="2022-06-21" calcext:value-type="date">
            <text:p>21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65" calcext:value-type="float">
            <text:p>465</text:p>
          </table:table-cell>
          <table:table-cell table:style-name="ce21" office:value-type="date" office:date-value="2022-06-22" calcext:value-type="date">
            <text:p>22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21" office:value-type="date" office:date-value="2022-06-24" calcext:value-type="date">
            <text:p>24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21" office:value-type="date" office:date-value="2022-06-30" calcext:value-type="date">
            <text:p>30.06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21" office:value-type="date" office:date-value="2022-07-02" calcext:value-type="date">
            <text:p>2.07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154" calcext:value-type="float">
            <text:p>2154</text:p>
          </table:table-cell>
          <table:table-cell table:style-name="ce21" office:value-type="date" office:date-value="2022-07-02" calcext:value-type="date">
            <text:p>2.07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84" calcext:value-type="float">
            <text:p>1284</text:p>
          </table:table-cell>
          <table:table-cell table:style-name="ce21" office:value-type="date" office:date-value="2022-07-13" calcext:value-type="date">
            <text:p>13.07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34.5" calcext:value-type="float">
            <text:p>634,5</text:p>
          </table:table-cell>
          <table:table-cell table:style-name="ce21" office:value-type="date" office:date-value="2022-07-13" calcext:value-type="date">
            <text:p>13.07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21" office:value-type="date" office:date-value="2022-07-21" calcext:value-type="date">
            <text:p>21.07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21" office:value-type="date" office:date-value="2022-09-13" calcext:value-type="date">
            <text:p>13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21" office:value-type="date" office:date-value="2022-09-13" calcext:value-type="date">
            <text:p>13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81.4" calcext:value-type="float">
            <text:p>1481,4</text:p>
          </table:table-cell>
          <table:table-cell table:style-name="ce21" office:value-type="date" office:date-value="2022-09-19" calcext:value-type="date">
            <text:p>19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21" office:value-type="date" office:date-value="2022-09-19" calcext:value-type="date">
            <text:p>19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80" calcext:value-type="float">
            <text:p>580</text:p>
          </table:table-cell>
          <table:table-cell table:style-name="ce21" office:value-type="date" office:date-value="2022-09-19" calcext:value-type="date">
            <text:p>19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61" calcext:value-type="float">
            <text:p>361</text:p>
          </table:table-cell>
          <table:table-cell table:style-name="ce21" office:value-type="date" office:date-value="2022-09-20" calcext:value-type="date">
            <text:p>20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52" calcext:value-type="float">
            <text:p>652</text:p>
          </table:table-cell>
          <table:table-cell table:style-name="ce21" office:value-type="date" office:date-value="2022-09-22" calcext:value-type="date">
            <text:p>22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73" calcext:value-type="float">
            <text:p>573</text:p>
          </table:table-cell>
          <table:table-cell table:style-name="ce21" office:value-type="date" office:date-value="2022-09-22" calcext:value-type="date">
            <text:p>22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17" calcext:value-type="float">
            <text:p>817</text:p>
          </table:table-cell>
          <table:table-cell table:style-name="ce21" office:value-type="date" office:date-value="2022-09-23" calcext:value-type="date">
            <text:p>23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97.5" calcext:value-type="float">
            <text:p>897,5</text:p>
          </table:table-cell>
          <table:table-cell table:style-name="ce21" office:value-type="date" office:date-value="2022-09-24" calcext:value-type="date">
            <text:p>24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96" calcext:value-type="float">
            <text:p>896</text:p>
          </table:table-cell>
          <table:table-cell table:style-name="ce21" office:value-type="date" office:date-value="2022-09-24" calcext:value-type="date">
            <text:p>24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72" calcext:value-type="float">
            <text:p>672</text:p>
          </table:table-cell>
          <table:table-cell table:style-name="ce21" office:value-type="date" office:date-value="2022-09-26" calcext:value-type="date">
            <text:p>26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06" calcext:value-type="float">
            <text:p>1206</text:p>
          </table:table-cell>
          <table:table-cell table:style-name="ce21" office:value-type="date" office:date-value="2022-09-27" calcext:value-type="date">
            <text:p>27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75" calcext:value-type="float">
            <text:p>675</text:p>
          </table:table-cell>
          <table:table-cell table:style-name="ce21" office:value-type="date" office:date-value="2022-09-27" calcext:value-type="date">
            <text:p>27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31.5" calcext:value-type="float">
            <text:p>731,5</text:p>
          </table:table-cell>
          <table:table-cell table:style-name="ce21" office:value-type="date" office:date-value="2022-09-28" calcext:value-type="date">
            <text:p>28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36" calcext:value-type="float">
            <text:p>1136</text:p>
          </table:table-cell>
          <table:table-cell table:style-name="ce21" office:value-type="date" office:date-value="2022-09-29" calcext:value-type="date">
            <text:p>29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77" calcext:value-type="float">
            <text:p>1377</text:p>
          </table:table-cell>
          <table:table-cell table:style-name="ce21" office:value-type="date" office:date-value="2022-09-30" calcext:value-type="date">
            <text:p>30.09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819.5" calcext:value-type="float">
            <text:p>3819,5</text:p>
          </table:table-cell>
          <table:table-cell table:style-name="ce21" office:value-type="date" office:date-value="2022-10-01" calcext:value-type="date">
            <text:p>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74" calcext:value-type="float">
            <text:p>374</text:p>
          </table:table-cell>
          <table:table-cell table:style-name="ce21" office:value-type="date" office:date-value="2022-10-01" calcext:value-type="date">
            <text:p>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28" calcext:value-type="float">
            <text:p>828</text:p>
          </table:table-cell>
          <table:table-cell table:style-name="ce21" office:value-type="date" office:date-value="2022-10-04" calcext:value-type="date">
            <text:p>4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18" calcext:value-type="float">
            <text:p>1218</text:p>
          </table:table-cell>
          <table:table-cell table:style-name="ce21" office:value-type="date" office:date-value="2022-10-04" calcext:value-type="date">
            <text:p>4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21" office:value-type="date" office:date-value="2022-10-05" calcext:value-type="date">
            <text:p>5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99" calcext:value-type="float">
            <text:p>499</text:p>
          </table:table-cell>
          <table:table-cell table:style-name="ce21" office:value-type="date" office:date-value="2022-10-05" calcext:value-type="date">
            <text:p>5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89.5" calcext:value-type="float">
            <text:p>789,5</text:p>
          </table:table-cell>
          <table:table-cell table:style-name="ce21" office:value-type="date" office:date-value="2022-10-06" calcext:value-type="date">
            <text:p>6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46" calcext:value-type="float">
            <text:p>646</text:p>
          </table:table-cell>
          <table:table-cell table:style-name="ce21" office:value-type="date" office:date-value="2022-10-06" calcext:value-type="date">
            <text:p>6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48" calcext:value-type="float">
            <text:p>948</text:p>
          </table:table-cell>
          <table:table-cell table:style-name="ce21" office:value-type="date" office:date-value="2022-10-07" calcext:value-type="date">
            <text:p>7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607.5" calcext:value-type="float">
            <text:p>2607,5</text:p>
          </table:table-cell>
          <table:table-cell table:style-name="ce21" office:value-type="date" office:date-value="2022-10-07" calcext:value-type="date">
            <text:p>7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524.5" calcext:value-type="float">
            <text:p>1524,5</text:p>
          </table:table-cell>
          <table:table-cell table:style-name="ce21" office:value-type="date" office:date-value="2022-10-07" calcext:value-type="date">
            <text:p>7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86.5" calcext:value-type="float">
            <text:p>986,5</text:p>
          </table:table-cell>
          <table:table-cell table:style-name="ce21" office:value-type="date" office:date-value="2022-10-08" calcext:value-type="date">
            <text:p>8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192.5" calcext:value-type="float">
            <text:p>1192,5</text:p>
          </table:table-cell>
          <table:table-cell table:style-name="ce21" office:value-type="date" office:date-value="2022-10-10" calcext:value-type="date">
            <text:p>10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841" calcext:value-type="float">
            <text:p>841</text:p>
          </table:table-cell>
          <table:table-cell table:style-name="ce21" office:value-type="date" office:date-value="2022-10-10" calcext:value-type="date">
            <text:p>10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504.5" calcext:value-type="float">
            <text:p>504,5</text:p>
          </table:table-cell>
          <table:table-cell table:style-name="ce21" office:value-type="date" office:date-value="2022-10-11" calcext:value-type="date">
            <text:p>11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52" calcext:value-type="float">
            <text:p>952</text:p>
          </table:table-cell>
          <table:table-cell table:style-name="ce21" office:value-type="date" office:date-value="2022-10-11" calcext:value-type="date">
            <text:p>11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877" calcext:value-type="float">
            <text:p>1877</text:p>
          </table:table-cell>
          <table:table-cell table:style-name="ce21" office:value-type="date" office:date-value="2022-10-11" calcext:value-type="date">
            <text:p>11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765" calcext:value-type="float">
            <text:p>1765</text:p>
          </table:table-cell>
          <table:table-cell table:style-name="ce21" office:value-type="date" office:date-value="2022-10-12" calcext:value-type="date">
            <text:p>12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705.5" calcext:value-type="float">
            <text:p>1705,5</text:p>
          </table:table-cell>
          <table:table-cell table:style-name="ce21" office:value-type="date" office:date-value="2022-10-12" calcext:value-type="date">
            <text:p>12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77" calcext:value-type="float">
            <text:p>777</text:p>
          </table:table-cell>
          <table:table-cell table:style-name="ce21" office:value-type="date" office:date-value="2022-10-13" calcext:value-type="date">
            <text:p>13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276" calcext:value-type="float">
            <text:p>1276</text:p>
          </table:table-cell>
          <table:table-cell table:style-name="ce21" office:value-type="date" office:date-value="2022-10-13" calcext:value-type="date">
            <text:p>13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607" calcext:value-type="float">
            <text:p>1607</text:p>
          </table:table-cell>
          <table:table-cell table:style-name="ce21" office:value-type="date" office:date-value="2022-10-14" calcext:value-type="date">
            <text:p>14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402" calcext:value-type="float">
            <text:p>1402</text:p>
          </table:table-cell>
          <table:table-cell table:style-name="ce21" office:value-type="date" office:date-value="2022-10-15" calcext:value-type="date">
            <text:p>15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870.5" calcext:value-type="float">
            <text:p>870,5</text:p>
          </table:table-cell>
          <table:table-cell table:style-name="ce21" office:value-type="date" office:date-value="2022-10-15" calcext:value-type="date">
            <text:p>15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79.5" calcext:value-type="float">
            <text:p>979,5</text:p>
          </table:table-cell>
          <table:table-cell table:style-name="ce21" office:value-type="date" office:date-value="2022-10-17" calcext:value-type="date">
            <text:p>17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190" calcext:value-type="float">
            <text:p>1190</text:p>
          </table:table-cell>
          <table:table-cell table:style-name="ce21" office:value-type="date" office:date-value="2022-10-17" calcext:value-type="date">
            <text:p>17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97" calcext:value-type="float">
            <text:p>697</text:p>
          </table:table-cell>
          <table:table-cell table:style-name="ce21" office:value-type="date" office:date-value="2022-10-17" calcext:value-type="date">
            <text:p>17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45.5" calcext:value-type="float">
            <text:p>945,5</text:p>
          </table:table-cell>
          <table:table-cell table:style-name="ce21" office:value-type="date" office:date-value="2022-10-17" calcext:value-type="date">
            <text:p>17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395.5" calcext:value-type="float">
            <text:p>1395,5</text:p>
          </table:table-cell>
          <table:table-cell table:style-name="ce21" office:value-type="date" office:date-value="2022-10-18" calcext:value-type="date">
            <text:p>18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831.5" calcext:value-type="float">
            <text:p>831,5</text:p>
          </table:table-cell>
          <table:table-cell table:style-name="ce21" office:value-type="date" office:date-value="2022-10-18" calcext:value-type="date">
            <text:p>18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23" calcext:value-type="float">
            <text:p>723</text:p>
          </table:table-cell>
          <table:table-cell table:style-name="ce21" office:value-type="date" office:date-value="2022-10-18" calcext:value-type="date">
            <text:p>18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060" calcext:value-type="float">
            <text:p>2060</text:p>
          </table:table-cell>
          <table:table-cell table:style-name="ce21" office:value-type="date" office:date-value="2022-10-18" calcext:value-type="date">
            <text:p>18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839" calcext:value-type="float">
            <text:p>1839</text:p>
          </table:table-cell>
          <table:table-cell table:style-name="ce21" office:value-type="date" office:date-value="2022-10-19" calcext:value-type="date">
            <text:p>19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904.5" calcext:value-type="float">
            <text:p>1904,5</text:p>
          </table:table-cell>
          <table:table-cell table:style-name="ce21" office:value-type="date" office:date-value="2022-10-19" calcext:value-type="date">
            <text:p>19.10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20" calcext:value-type="float">
            <text:p>620</text:p>
          </table:table-cell>
          <table:table-cell table:style-name="ce21" office:value-type="date" office:date-value="2022-10-20" calcext:value-type="date">
            <text:p>20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25" calcext:value-type="float">
            <text:p>725</text:p>
          </table:table-cell>
          <table:table-cell table:style-name="ce21" office:value-type="date" office:date-value="2022-10-20" calcext:value-type="date">
            <text:p>20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81" calcext:value-type="float">
            <text:p>1381</text:p>
          </table:table-cell>
          <table:table-cell table:style-name="ce21" office:value-type="date" office:date-value="2022-10-21" calcext:value-type="date">
            <text:p>2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21" office:value-type="date" office:date-value="2022-10-21" calcext:value-type="date">
            <text:p>2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50" calcext:value-type="float">
            <text:p>1450</text:p>
          </table:table-cell>
          <table:table-cell table:style-name="ce21" office:value-type="date" office:date-value="2022-10-21" calcext:value-type="date">
            <text:p>2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90" calcext:value-type="float">
            <text:p>1190</text:p>
          </table:table-cell>
          <table:table-cell table:style-name="ce21" office:value-type="date" office:date-value="2022-10-22" calcext:value-type="date">
            <text:p>22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13" calcext:value-type="float">
            <text:p>713</text:p>
          </table:table-cell>
          <table:table-cell table:style-name="ce21" office:value-type="date" office:date-value="2022-10-24" calcext:value-type="date">
            <text:p>24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50" calcext:value-type="float">
            <text:p>1050</text:p>
          </table:table-cell>
          <table:table-cell table:style-name="ce21" office:value-type="date" office:date-value="2022-10-24" calcext:value-type="date">
            <text:p>24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424" calcext:value-type="float">
            <text:p>424</text:p>
          </table:table-cell>
          <table:table-cell table:style-name="ce21" office:value-type="date" office:date-value="2022-10-25" calcext:value-type="date">
            <text:p>25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59" calcext:value-type="float">
            <text:p>1359</text:p>
          </table:table-cell>
          <table:table-cell table:style-name="ce21" office:value-type="date" office:date-value="2022-10-25" calcext:value-type="date">
            <text:p>25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70" calcext:value-type="float">
            <text:p>670</text:p>
          </table:table-cell>
          <table:table-cell table:style-name="ce21" office:value-type="date" office:date-value="2022-10-26" calcext:value-type="date">
            <text:p>26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358" calcext:value-type="float">
            <text:p>2358</text:p>
          </table:table-cell>
          <table:table-cell table:style-name="ce21" office:value-type="date" office:date-value="2022-10-27" calcext:value-type="date">
            <text:p>27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73" calcext:value-type="float">
            <text:p>773</text:p>
          </table:table-cell>
          <table:table-cell table:style-name="ce21" office:value-type="date" office:date-value="2022-10-27" calcext:value-type="date">
            <text:p>27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21" office:value-type="date" office:date-value="2022-10-28" calcext:value-type="date">
            <text:p>28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59" calcext:value-type="float">
            <text:p>1759</text:p>
          </table:table-cell>
          <table:table-cell table:style-name="ce21" office:value-type="date" office:date-value="2022-10-28" calcext:value-type="date">
            <text:p>28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09" calcext:value-type="float">
            <text:p>609</text:p>
          </table:table-cell>
          <table:table-cell table:style-name="ce21" office:value-type="date" office:date-value="2022-10-28" calcext:value-type="date">
            <text:p>28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641" calcext:value-type="float">
            <text:p>1641</text:p>
          </table:table-cell>
          <table:table-cell table:style-name="ce21" office:value-type="date" office:date-value="2022-10-29" calcext:value-type="date">
            <text:p>29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38" calcext:value-type="float">
            <text:p>1038</text:p>
          </table:table-cell>
          <table:table-cell table:style-name="ce21" office:value-type="date" office:date-value="2022-10-29" calcext:value-type="date">
            <text:p>29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42.5" calcext:value-type="float">
            <text:p>642,5</text:p>
          </table:table-cell>
          <table:table-cell table:style-name="ce21" office:value-type="date" office:date-value="2022-10-31" calcext:value-type="date">
            <text:p>3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68" calcext:value-type="float">
            <text:p>1468</text:p>
          </table:table-cell>
          <table:table-cell table:style-name="ce21" office:value-type="date" office:date-value="2022-10-31" calcext:value-type="date">
            <text:p>3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20.5" calcext:value-type="float">
            <text:p>820,5</text:p>
          </table:table-cell>
          <table:table-cell table:style-name="ce21" office:value-type="date" office:date-value="2022-10-31" calcext:value-type="date">
            <text:p>31.10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34.5" calcext:value-type="float">
            <text:p>1534,5</text:p>
          </table:table-cell>
          <table:table-cell table:style-name="ce21" office:value-type="date" office:date-value="2022-11-03" calcext:value-type="date">
            <text:p>3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89" calcext:value-type="float">
            <text:p>889</text:p>
          </table:table-cell>
          <table:table-cell table:style-name="ce21" office:value-type="date" office:date-value="2022-11-03" calcext:value-type="date">
            <text:p>3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36" calcext:value-type="float">
            <text:p>836</text:p>
          </table:table-cell>
          <table:table-cell table:style-name="ce21" office:value-type="date" office:date-value="2022-11-03" calcext:value-type="date">
            <text:p>3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23" calcext:value-type="float">
            <text:p>1723</text:p>
          </table:table-cell>
          <table:table-cell table:style-name="ce21" office:value-type="date" office:date-value="2022-11-04" calcext:value-type="date">
            <text:p>4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12.5" calcext:value-type="float">
            <text:p>1412,5</text:p>
          </table:table-cell>
          <table:table-cell table:style-name="ce21" office:value-type="date" office:date-value="2022-11-04" calcext:value-type="date">
            <text:p>4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63" calcext:value-type="float">
            <text:p>1263</text:p>
          </table:table-cell>
          <table:table-cell table:style-name="ce21" office:value-type="date" office:date-value="2022-11-04" calcext:value-type="date">
            <text:p>4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table:style-name="ce21" office:value-type="date" office:date-value="2022-11-05" calcext:value-type="date">
            <text:p>5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82" calcext:value-type="float">
            <text:p>1082</text:p>
          </table:table-cell>
          <table:table-cell table:style-name="ce21" office:value-type="date" office:date-value="2022-11-05" calcext:value-type="date">
            <text:p>5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681" calcext:value-type="float">
            <text:p>3681</text:p>
          </table:table-cell>
          <table:table-cell table:style-name="ce21" office:value-type="date" office:date-value="2022-11-05" calcext:value-type="date">
            <text:p>5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56" calcext:value-type="float">
            <text:p>856</text:p>
          </table:table-cell>
          <table:table-cell table:style-name="ce21" office:value-type="date" office:date-value="2022-11-07" calcext:value-type="date">
            <text:p>7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84" calcext:value-type="float">
            <text:p>984</text:p>
          </table:table-cell>
          <table:table-cell table:style-name="ce21" office:value-type="date" office:date-value="2022-11-09" calcext:value-type="date">
            <text:p>9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57" calcext:value-type="float">
            <text:p>657</text:p>
          </table:table-cell>
          <table:table-cell table:style-name="ce21" office:value-type="date" office:date-value="2022-11-09" calcext:value-type="date">
            <text:p>9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791" calcext:value-type="float">
            <text:p>2791</text:p>
          </table:table-cell>
          <table:table-cell table:style-name="ce21" office:value-type="date" office:date-value="2022-11-12" calcext:value-type="date">
            <text:p>12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21" calcext:value-type="float">
            <text:p>1121</text:p>
          </table:table-cell>
          <table:table-cell table:style-name="ce21" office:value-type="date" office:date-value="2022-11-14" calcext:value-type="date">
            <text:p>14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66.5" calcext:value-type="float">
            <text:p>1066,5</text:p>
          </table:table-cell>
          <table:table-cell table:style-name="ce21" office:value-type="date" office:date-value="2022-11-14" calcext:value-type="date">
            <text:p>14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499.5" calcext:value-type="float">
            <text:p>1499,5</text:p>
          </table:table-cell>
          <table:table-cell table:style-name="ce21" office:value-type="date" office:date-value="2022-11-15" calcext:value-type="date">
            <text:p>15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61" calcext:value-type="float">
            <text:p>661</text:p>
          </table:table-cell>
          <table:table-cell table:style-name="ce21" office:value-type="date" office:date-value="2022-11-15" calcext:value-type="date">
            <text:p>15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829.5" calcext:value-type="float">
            <text:p>2829,5</text:p>
          </table:table-cell>
          <table:table-cell table:style-name="ce21" office:value-type="date" office:date-value="2022-11-16" calcext:value-type="date">
            <text:p>16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03" calcext:value-type="float">
            <text:p>1203</text:p>
          </table:table-cell>
          <table:table-cell table:style-name="ce21" office:value-type="date" office:date-value="2022-11-17" calcext:value-type="date">
            <text:p>17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538.5" calcext:value-type="float">
            <text:p>3538,5</text:p>
          </table:table-cell>
          <table:table-cell table:style-name="ce21" office:value-type="date" office:date-value="2022-11-17" calcext:value-type="date">
            <text:p>17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361.5" calcext:value-type="float">
            <text:p>2361,5</text:p>
          </table:table-cell>
          <table:table-cell table:style-name="ce21" office:value-type="date" office:date-value="2022-11-18" calcext:value-type="date">
            <text:p>18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065" calcext:value-type="float">
            <text:p>3065</text:p>
          </table:table-cell>
          <table:table-cell table:style-name="ce21" office:value-type="date" office:date-value="2022-11-18" calcext:value-type="date">
            <text:p>18.11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049" calcext:value-type="float">
            <text:p>1049</text:p>
          </table:table-cell>
          <table:table-cell table:style-name="ce21" office:value-type="date" office:date-value="2022-11-19" calcext:value-type="date">
            <text:p>19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12.5" calcext:value-type="float">
            <text:p>712,5</text:p>
          </table:table-cell>
          <table:table-cell table:style-name="ce21" office:value-type="date" office:date-value="2022-11-19" calcext:value-type="date">
            <text:p>19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120" calcext:value-type="float">
            <text:p>1120</text:p>
          </table:table-cell>
          <table:table-cell table:style-name="ce21" office:value-type="date" office:date-value="2022-11-21" calcext:value-type="date">
            <text:p>21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481" calcext:value-type="float">
            <text:p>481</text:p>
          </table:table-cell>
          <table:table-cell table:style-name="ce21" office:value-type="date" office:date-value="2022-11-21" calcext:value-type="date">
            <text:p>21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020" calcext:value-type="float">
            <text:p>2020</text:p>
          </table:table-cell>
          <table:table-cell table:style-name="ce21" office:value-type="date" office:date-value="2022-11-21" calcext:value-type="date">
            <text:p>21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391" calcext:value-type="float">
            <text:p>391</text:p>
          </table:table-cell>
          <table:table-cell table:style-name="ce21" office:value-type="date" office:date-value="2022-11-21" calcext:value-type="date">
            <text:p>21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3193.5" calcext:value-type="float">
            <text:p>3193,5</text:p>
          </table:table-cell>
          <table:table-cell table:style-name="ce21" office:value-type="date" office:date-value="2022-11-21" calcext:value-type="date">
            <text:p>21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897.5" calcext:value-type="float">
            <text:p>897,5</text:p>
          </table:table-cell>
          <table:table-cell table:style-name="ce21" office:value-type="date" office:date-value="2022-11-21" calcext:value-type="date">
            <text:p>21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356.5" calcext:value-type="float">
            <text:p>1356,5</text:p>
          </table:table-cell>
          <table:table-cell table:style-name="ce21" office:value-type="date" office:date-value="2022-11-21" calcext:value-type="date">
            <text:p>21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527" calcext:value-type="float">
            <text:p>527</text:p>
          </table:table-cell>
          <table:table-cell table:style-name="ce21" office:value-type="date" office:date-value="2022-11-22" calcext:value-type="date">
            <text:p>22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149" calcext:value-type="float">
            <text:p>2149</text:p>
          </table:table-cell>
          <table:table-cell table:style-name="ce21" office:value-type="date" office:date-value="2022-11-23" calcext:value-type="date">
            <text:p>23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16" calcext:value-type="float">
            <text:p>616</text:p>
          </table:table-cell>
          <table:table-cell table:style-name="ce21" office:value-type="date" office:date-value="2022-11-23" calcext:value-type="date">
            <text:p>23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846" calcext:value-type="float">
            <text:p>846</text:p>
          </table:table-cell>
          <table:table-cell table:style-name="ce21" office:value-type="date" office:date-value="2022-11-23" calcext:value-type="date">
            <text:p>23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388" calcext:value-type="float">
            <text:p>388</text:p>
          </table:table-cell>
          <table:table-cell table:style-name="ce21" office:value-type="date" office:date-value="2022-11-24" calcext:value-type="date">
            <text:p>24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445" calcext:value-type="float">
            <text:p>445</text:p>
          </table:table-cell>
          <table:table-cell table:style-name="ce21" office:value-type="date" office:date-value="2022-11-24" calcext:value-type="date">
            <text:p>24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867" calcext:value-type="float">
            <text:p>867</text:p>
          </table:table-cell>
          <table:table-cell table:style-name="ce21" office:value-type="date" office:date-value="2022-11-25" calcext:value-type="date">
            <text:p>25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49.5" calcext:value-type="float">
            <text:p>749,5</text:p>
          </table:table-cell>
          <table:table-cell table:style-name="ce21" office:value-type="date" office:date-value="2022-11-25" calcext:value-type="date">
            <text:p>25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82.5" calcext:value-type="float">
            <text:p>682,5</text:p>
          </table:table-cell>
          <table:table-cell table:style-name="ce21" office:value-type="date" office:date-value="2022-11-26" calcext:value-type="date">
            <text:p>26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09" calcext:value-type="float">
            <text:p>609</text:p>
          </table:table-cell>
          <table:table-cell table:style-name="ce21" office:value-type="date" office:date-value="2022-11-28" calcext:value-type="date">
            <text:p>28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296" calcext:value-type="float">
            <text:p>2296</text:p>
          </table:table-cell>
          <table:table-cell table:style-name="ce21" office:value-type="date" office:date-value="2022-11-28" calcext:value-type="date">
            <text:p>28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79.5" calcext:value-type="float">
            <text:p>979,5</text:p>
          </table:table-cell>
          <table:table-cell table:style-name="ce21" office:value-type="date" office:date-value="2022-11-28" calcext:value-type="date">
            <text:p>28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189" calcext:value-type="float">
            <text:p>1189</text:p>
          </table:table-cell>
          <table:table-cell table:style-name="ce21" office:value-type="date" office:date-value="2022-11-28" calcext:value-type="date">
            <text:p>28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23.5" calcext:value-type="float">
            <text:p>623,5</text:p>
          </table:table-cell>
          <table:table-cell table:style-name="ce21" office:value-type="date" office:date-value="2022-11-29" calcext:value-type="date">
            <text:p>29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17.5" calcext:value-type="float">
            <text:p>917,5</text:p>
          </table:table-cell>
          <table:table-cell table:style-name="ce21" office:value-type="date" office:date-value="2022-11-29" calcext:value-type="date">
            <text:p>29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052" calcext:value-type="float">
            <text:p>1052</text:p>
          </table:table-cell>
          <table:table-cell table:style-name="ce21" office:value-type="date" office:date-value="2022-11-29" calcext:value-type="date">
            <text:p>29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225" calcext:value-type="float">
            <text:p>2225</text:p>
          </table:table-cell>
          <table:table-cell table:style-name="ce21" office:value-type="date" office:date-value="2022-11-29" calcext:value-type="date">
            <text:p>29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245.5" calcext:value-type="float">
            <text:p>1245,5</text:p>
          </table:table-cell>
          <table:table-cell table:style-name="ce21" office:value-type="date" office:date-value="2022-11-29" calcext:value-type="date">
            <text:p>29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364.5" calcext:value-type="float">
            <text:p>364,5</text:p>
          </table:table-cell>
          <table:table-cell table:style-name="ce21" office:value-type="date" office:date-value="2022-11-30" calcext:value-type="date">
            <text:p>30.11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448" calcext:value-type="float">
            <text:p>1448</text:p>
          </table:table-cell>
          <table:table-cell table:style-name="ce21" office:value-type="date" office:date-value="2022-12-01" calcext:value-type="date">
            <text:p>1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658" calcext:value-type="float">
            <text:p>1658</text:p>
          </table:table-cell>
          <table:table-cell table:style-name="ce21" office:value-type="date" office:date-value="2022-12-01" calcext:value-type="date">
            <text:p>1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78" calcext:value-type="float">
            <text:p>778</text:p>
          </table:table-cell>
          <table:table-cell table:style-name="ce21" office:value-type="date" office:date-value="2022-12-02" calcext:value-type="date">
            <text:p>2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876" calcext:value-type="float">
            <text:p>876</text:p>
          </table:table-cell>
          <table:table-cell table:style-name="ce21" office:value-type="date" office:date-value="2022-12-02" calcext:value-type="date">
            <text:p>2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21" office:value-type="date" office:date-value="2022-12-02" calcext:value-type="date">
            <text:p>2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91" calcext:value-type="float">
            <text:p>991</text:p>
          </table:table-cell>
          <table:table-cell table:style-name="ce21" office:value-type="date" office:date-value="2022-12-02" calcext:value-type="date">
            <text:p>2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4052" calcext:value-type="float">
            <text:p>4052</text:p>
          </table:table-cell>
          <table:table-cell table:style-name="ce21" office:value-type="date" office:date-value="2022-12-03" calcext:value-type="date">
            <text:p>3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568" calcext:value-type="float">
            <text:p>568</text:p>
          </table:table-cell>
          <table:table-cell table:style-name="ce21" office:value-type="date" office:date-value="2022-12-03" calcext:value-type="date">
            <text:p>3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543" calcext:value-type="float">
            <text:p>543</text:p>
          </table:table-cell>
          <table:table-cell table:style-name="ce21" office:value-type="date" office:date-value="2022-12-03" calcext:value-type="date">
            <text:p>3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21" calcext:value-type="float">
            <text:p>821</text:p>
          </table:table-cell>
          <table:table-cell table:style-name="ce21" office:value-type="date" office:date-value="2022-12-03" calcext:value-type="date">
            <text:p>3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55" calcext:value-type="float">
            <text:p>955</text:p>
          </table:table-cell>
          <table:table-cell table:style-name="ce21" office:value-type="date" office:date-value="2022-12-05" calcext:value-type="date">
            <text:p>5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026.5" calcext:value-type="float">
            <text:p>2026,5</text:p>
          </table:table-cell>
          <table:table-cell table:style-name="ce21" office:value-type="date" office:date-value="2022-12-05" calcext:value-type="date">
            <text:p>5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4.5" calcext:value-type="float">
            <text:p>974,5</text:p>
          </table:table-cell>
          <table:table-cell table:style-name="ce21" office:value-type="date" office:date-value="2022-12-05" calcext:value-type="date">
            <text:p>5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21" office:value-type="date" office:date-value="2022-12-05" calcext:value-type="date">
            <text:p>5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3742" calcext:value-type="float">
            <text:p>3742</text:p>
          </table:table-cell>
          <table:table-cell table:style-name="ce21" office:value-type="date" office:date-value="2022-12-05" calcext:value-type="date">
            <text:p>5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136.5" calcext:value-type="float">
            <text:p>1136,5</text:p>
          </table:table-cell>
          <table:table-cell table:style-name="ce21" office:value-type="date" office:date-value="2022-12-06" calcext:value-type="date">
            <text:p>6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575" calcext:value-type="float">
            <text:p>575</text:p>
          </table:table-cell>
          <table:table-cell table:style-name="ce21" office:value-type="date" office:date-value="2022-12-06" calcext:value-type="date">
            <text:p>6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249.5" calcext:value-type="float">
            <text:p>1249,5</text:p>
          </table:table-cell>
          <table:table-cell table:style-name="ce21" office:value-type="date" office:date-value="2022-12-07" calcext:value-type="date">
            <text:p>7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21" office:value-type="date" office:date-value="2022-12-07" calcext:value-type="date">
            <text:p>7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389.6" calcext:value-type="float">
            <text:p>1389,6</text:p>
          </table:table-cell>
          <table:table-cell table:style-name="ce21" office:value-type="date" office:date-value="2022-12-07" calcext:value-type="date">
            <text:p>7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2314.7" calcext:value-type="float">
            <text:p>2314,7</text:p>
          </table:table-cell>
          <table:table-cell table:style-name="ce21" office:value-type="date" office:date-value="2022-12-09" calcext:value-type="date">
            <text:p>9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54" calcext:value-type="float">
            <text:p>954</text:p>
          </table:table-cell>
          <table:table-cell table:style-name="ce21" office:value-type="date" office:date-value="2022-12-09" calcext:value-type="date">
            <text:p>9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279" calcext:value-type="float">
            <text:p>9279</text:p>
          </table:table-cell>
          <table:table-cell table:style-name="ce21" office:value-type="date" office:date-value="2022-12-09" calcext:value-type="date">
            <text:p>9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66.5" calcext:value-type="float">
            <text:p>766,5</text:p>
          </table:table-cell>
          <table:table-cell table:style-name="ce21" office:value-type="date" office:date-value="2022-12-10" calcext:value-type="date">
            <text:p>10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724.5" calcext:value-type="float">
            <text:p>1724,5</text:p>
          </table:table-cell>
          <table:table-cell table:style-name="ce21" office:value-type="date" office:date-value="2022-12-10" calcext:value-type="date">
            <text:p>10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80.5" calcext:value-type="float">
            <text:p>680,5</text:p>
          </table:table-cell>
          <table:table-cell table:style-name="ce21" office:value-type="date" office:date-value="2022-12-12" calcext:value-type="date">
            <text:p>12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974.5" calcext:value-type="float">
            <text:p>974,5</text:p>
          </table:table-cell>
          <table:table-cell table:style-name="ce21" office:value-type="date" office:date-value="2022-12-12" calcext:value-type="date">
            <text:p>12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846.5" calcext:value-type="float">
            <text:p>846,5</text:p>
          </table:table-cell>
          <table:table-cell table:style-name="ce21" office:value-type="date" office:date-value="2022-12-12" calcext:value-type="date">
            <text:p>12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710" calcext:value-type="float">
            <text:p>710</text:p>
          </table:table-cell>
          <table:table-cell table:style-name="ce21" office:value-type="date" office:date-value="2022-12-13" calcext:value-type="date">
            <text:p>13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588" calcext:value-type="float">
            <text:p>1588</text:p>
          </table:table-cell>
          <table:table-cell table:style-name="ce21" office:value-type="date" office:date-value="2022-12-13" calcext:value-type="date">
            <text:p>13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930" calcext:value-type="float">
            <text:p>1930</text:p>
          </table:table-cell>
          <table:table-cell table:style-name="ce21" office:value-type="date" office:date-value="2022-12-13" calcext:value-type="date">
            <text:p>13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042" calcext:value-type="float">
            <text:p>1042</text:p>
          </table:table-cell>
          <table:table-cell table:style-name="ce21" office:value-type="date" office:date-value="2022-12-13" calcext:value-type="date">
            <text:p>13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092" calcext:value-type="float">
            <text:p>1092</text:p>
          </table:table-cell>
          <table:table-cell table:style-name="ce21" office:value-type="date" office:date-value="2022-12-13" calcext:value-type="date">
            <text:p>13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307" calcext:value-type="float">
            <text:p>2307</text:p>
          </table:table-cell>
          <table:table-cell table:style-name="ce21" office:value-type="date" office:date-value="2022-12-16" calcext:value-type="date">
            <text:p>16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20.5" calcext:value-type="float">
            <text:p>620,5</text:p>
          </table:table-cell>
          <table:table-cell table:style-name="ce21" office:value-type="date" office:date-value="2022-12-16" calcext:value-type="date">
            <text:p>16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55" calcext:value-type="float">
            <text:p>955</text:p>
          </table:table-cell>
          <table:table-cell table:style-name="ce21" office:value-type="date" office:date-value="2022-12-17" calcext:value-type="date">
            <text:p>17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963" calcext:value-type="float">
            <text:p>963</text:p>
          </table:table-cell>
          <table:table-cell table:style-name="ce21" office:value-type="date" office:date-value="2022-12-20" calcext:value-type="date">
            <text:p>20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82" calcext:value-type="float">
            <text:p>782</text:p>
          </table:table-cell>
          <table:table-cell table:style-name="ce21" office:value-type="date" office:date-value="2022-12-20" calcext:value-type="date">
            <text:p>20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841" calcext:value-type="float">
            <text:p>1841</text:p>
          </table:table-cell>
          <table:table-cell table:style-name="ce21" office:value-type="date" office:date-value="2022-12-21" calcext:value-type="date">
            <text:p>21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980" calcext:value-type="float">
            <text:p>1980</text:p>
          </table:table-cell>
          <table:table-cell table:style-name="ce21" office:value-type="date" office:date-value="2022-12-23" calcext:value-type="date">
            <text:p>23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301.5" calcext:value-type="float">
            <text:p>1301,5</text:p>
          </table:table-cell>
          <table:table-cell table:style-name="ce21" office:value-type="date" office:date-value="2022-12-28" calcext:value-type="date">
            <text:p>28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410" calcext:value-type="float">
            <text:p>2410</text:p>
          </table:table-cell>
          <table:table-cell table:style-name="ce21" office:value-type="date" office:date-value="2022-12-29" calcext:value-type="date">
            <text:p>29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2361.2" calcext:value-type="float">
            <text:p>2361,2</text:p>
          </table:table-cell>
          <table:table-cell table:style-name="ce21" office:value-type="date" office:date-value="2022-12-29" calcext:value-type="date">
            <text:p>29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087.5" calcext:value-type="float">
            <text:p>1087,5</text:p>
          </table:table-cell>
          <table:table-cell table:style-name="ce21" office:value-type="date" office:date-value="2022-12-30" calcext:value-type="date">
            <text:p>30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653" calcext:value-type="float">
            <text:p>653</text:p>
          </table:table-cell>
          <table:table-cell table:style-name="ce21" office:value-type="date" office:date-value="2022-12-30" calcext:value-type="date">
            <text:p>30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1424" calcext:value-type="float">
            <text:p>1424</text:p>
          </table:table-cell>
          <table:table-cell table:style-name="ce21" office:value-type="date" office:date-value="2022-12-30" calcext:value-type="date">
            <text:p>30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40" calcext:value-type="float">
            <text:p>740</text:p>
          </table:table-cell>
          <table:table-cell table:style-name="ce21" office:value-type="date" office:date-value="2022-12-31" calcext:value-type="date">
            <text:p>31.12.2022</text:p>
          </table:table-cell>
          <table:table-cell table:number-columns-repeated="1022"/>
        </table:table-row>
        <table:table-row table:style-name="ro1">
          <table:table-cell table:style-name="ce20" office:value-type="float" office:value="781" calcext:value-type="float">
            <text:p>781</text:p>
          </table:table-cell>
          <table:table-cell table:style-name="ce21" office:value-type="date" office:date-value="2022-12-31" calcext:value-type="date">
            <text:p>31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1990" calcext:value-type="float">
            <text:p>1990</text:p>
          </table:table-cell>
          <table:table-cell table:style-name="ce21" office:value-type="date" office:date-value="2022-12-31" calcext:value-type="date">
            <text:p>31.12.2022</text:p>
          </table:table-cell>
          <table:table-cell table:number-columns-repeated="1022"/>
        </table:table-row>
        <table:table-row table:style-name="ro1">
          <table:table-cell table:style-name="ce17" office:value-type="float" office:value="639.5" calcext:value-type="float">
            <text:p>639,5</text:p>
          </table:table-cell>
          <table:table-cell table:style-name="ce21" office:value-type="date" office:date-value="2023-01-02" calcext:value-type="date">
            <text:p>2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34" calcext:value-type="float">
            <text:p>1534</text:p>
          </table:table-cell>
          <table:table-cell table:style-name="ce21" office:value-type="date" office:date-value="2023-01-02" calcext:value-type="date">
            <text:p>2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17" calcext:value-type="float">
            <text:p>817</text:p>
          </table:table-cell>
          <table:table-cell table:style-name="ce21" office:value-type="date" office:date-value="2023-01-02" calcext:value-type="date">
            <text:p>2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04" calcext:value-type="float">
            <text:p>1804</text:p>
          </table:table-cell>
          <table:table-cell table:style-name="ce21" office:value-type="date" office:date-value="2023-01-03" calcext:value-type="date">
            <text:p>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77" calcext:value-type="float">
            <text:p>877</text:p>
          </table:table-cell>
          <table:table-cell table:style-name="ce21" office:value-type="date" office:date-value="2023-01-03" calcext:value-type="date">
            <text:p>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42.5" calcext:value-type="float">
            <text:p>942,5</text:p>
          </table:table-cell>
          <table:table-cell table:style-name="ce21" office:value-type="date" office:date-value="2023-01-04" calcext:value-type="date">
            <text:p>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53" calcext:value-type="float">
            <text:p>1153</text:p>
          </table:table-cell>
          <table:table-cell table:style-name="ce21" office:value-type="date" office:date-value="2023-01-04" calcext:value-type="date">
            <text:p>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99" calcext:value-type="float">
            <text:p>1099</text:p>
          </table:table-cell>
          <table:table-cell table:style-name="ce21" office:value-type="date" office:date-value="2023-01-04" calcext:value-type="date">
            <text:p>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554" calcext:value-type="float">
            <text:p>2554</text:p>
          </table:table-cell>
          <table:table-cell table:style-name="ce21" office:value-type="date" office:date-value="2023-01-04" calcext:value-type="date">
            <text:p>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7" calcext:value-type="float">
            <text:p>727</text:p>
          </table:table-cell>
          <table:table-cell table:style-name="ce21" office:value-type="date" office:date-value="2023-01-05" calcext:value-type="date">
            <text:p>5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64.5" calcext:value-type="float">
            <text:p>1664,5</text:p>
          </table:table-cell>
          <table:table-cell table:style-name="ce21" office:value-type="date" office:date-value="2023-01-05" calcext:value-type="date">
            <text:p>5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18.5" calcext:value-type="float">
            <text:p>718,5</text:p>
          </table:table-cell>
          <table:table-cell table:style-name="ce21" office:value-type="date" office:date-value="2023-01-05" calcext:value-type="date">
            <text:p>5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18.5" calcext:value-type="float">
            <text:p>518,5</text:p>
          </table:table-cell>
          <table:table-cell table:style-name="ce21" office:value-type="date" office:date-value="2023-01-05" calcext:value-type="date">
            <text:p>5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83" calcext:value-type="float">
            <text:p>583</text:p>
          </table:table-cell>
          <table:table-cell table:style-name="ce21" office:value-type="date" office:date-value="2023-01-07" calcext:value-type="date">
            <text:p>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3.5" calcext:value-type="float">
            <text:p>793,5</text:p>
          </table:table-cell>
          <table:table-cell table:style-name="ce21" office:value-type="date" office:date-value="2023-01-07" calcext:value-type="date">
            <text:p>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5" calcext:value-type="float">
            <text:p>975</text:p>
          </table:table-cell>
          <table:table-cell table:style-name="ce21" office:value-type="date" office:date-value="2023-01-07" calcext:value-type="date">
            <text:p>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00" calcext:value-type="float">
            <text:p>1100</text:p>
          </table:table-cell>
          <table:table-cell table:style-name="ce21" office:value-type="date" office:date-value="2023-01-07" calcext:value-type="date">
            <text:p>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82" calcext:value-type="float">
            <text:p>1182</text:p>
          </table:table-cell>
          <table:table-cell table:style-name="ce21" office:value-type="date" office:date-value="2023-01-09" calcext:value-type="date">
            <text:p>9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21" office:value-type="date" office:date-value="2023-01-09" calcext:value-type="date">
            <text:p>9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71" calcext:value-type="float">
            <text:p>371</text:p>
          </table:table-cell>
          <table:table-cell table:style-name="ce21" office:value-type="date" office:date-value="2023-01-09" calcext:value-type="date">
            <text:p>9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67" calcext:value-type="float">
            <text:p>867</text:p>
          </table:table-cell>
          <table:table-cell table:style-name="ce21" office:value-type="date" office:date-value="2023-01-10" calcext:value-type="date">
            <text:p>1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2" calcext:value-type="float">
            <text:p>1032</text:p>
          </table:table-cell>
          <table:table-cell table:style-name="ce21" office:value-type="date" office:date-value="2023-01-10" calcext:value-type="date">
            <text:p>1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68.5" calcext:value-type="float">
            <text:p>668,5</text:p>
          </table:table-cell>
          <table:table-cell table:style-name="ce21" office:value-type="date" office:date-value="2023-01-10" calcext:value-type="date">
            <text:p>1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64" calcext:value-type="float">
            <text:p>764</text:p>
          </table:table-cell>
          <table:table-cell table:style-name="ce21" office:value-type="date" office:date-value="2023-01-11" calcext:value-type="date">
            <text:p>1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32.5" calcext:value-type="float">
            <text:p>632,5</text:p>
          </table:table-cell>
          <table:table-cell table:style-name="ce21" office:value-type="date" office:date-value="2023-01-11" calcext:value-type="date">
            <text:p>1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89" calcext:value-type="float">
            <text:p>1589</text:p>
          </table:table-cell>
          <table:table-cell table:style-name="ce21" office:value-type="date" office:date-value="2023-01-12" calcext:value-type="date">
            <text:p>12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99" calcext:value-type="float">
            <text:p>599</text:p>
          </table:table-cell>
          <table:table-cell table:style-name="ce21" office:value-type="date" office:date-value="2023-01-12" calcext:value-type="date">
            <text:p>12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5" calcext:value-type="float">
            <text:p>1035</text:p>
          </table:table-cell>
          <table:table-cell table:style-name="ce21" office:value-type="date" office:date-value="2023-01-13" calcext:value-type="date">
            <text:p>1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35" calcext:value-type="float">
            <text:p>835</text:p>
          </table:table-cell>
          <table:table-cell table:style-name="ce21" office:value-type="date" office:date-value="2023-01-13" calcext:value-type="date">
            <text:p>1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05" calcext:value-type="float">
            <text:p>1005</text:p>
          </table:table-cell>
          <table:table-cell table:style-name="ce21" office:value-type="date" office:date-value="2023-01-13" calcext:value-type="date">
            <text:p>1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80.5" calcext:value-type="float">
            <text:p>2080,5</text:p>
          </table:table-cell>
          <table:table-cell table:style-name="ce21" office:value-type="date" office:date-value="2023-01-14" calcext:value-type="date">
            <text:p>1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8" calcext:value-type="float">
            <text:p>738</text:p>
          </table:table-cell>
          <table:table-cell table:style-name="ce21" office:value-type="date" office:date-value="2023-01-14" calcext:value-type="date">
            <text:p>1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86.5" calcext:value-type="float">
            <text:p>586,5</text:p>
          </table:table-cell>
          <table:table-cell table:style-name="ce21" office:value-type="date" office:date-value="2023-01-14" calcext:value-type="date">
            <text:p>1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85" calcext:value-type="float">
            <text:p>685</text:p>
          </table:table-cell>
          <table:table-cell table:style-name="ce21" office:value-type="date" office:date-value="2023-01-16" calcext:value-type="date">
            <text:p>16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72.5" calcext:value-type="float">
            <text:p>1672,5</text:p>
          </table:table-cell>
          <table:table-cell table:style-name="ce21" office:value-type="date" office:date-value="2023-01-16" calcext:value-type="date">
            <text:p>16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19.5" calcext:value-type="float">
            <text:p>719,5</text:p>
          </table:table-cell>
          <table:table-cell table:style-name="ce21" office:value-type="date" office:date-value="2023-01-17" calcext:value-type="date">
            <text:p>1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51" calcext:value-type="float">
            <text:p>1151</text:p>
          </table:table-cell>
          <table:table-cell table:style-name="ce21" office:value-type="date" office:date-value="2023-01-17" calcext:value-type="date">
            <text:p>1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88" calcext:value-type="float">
            <text:p>988</text:p>
          </table:table-cell>
          <table:table-cell table:style-name="ce21" office:value-type="date" office:date-value="2023-01-17" calcext:value-type="date">
            <text:p>1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5" calcext:value-type="float">
            <text:p>855</text:p>
          </table:table-cell>
          <table:table-cell table:style-name="ce21" office:value-type="date" office:date-value="2023-01-17" calcext:value-type="date">
            <text:p>17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7" calcext:value-type="float">
            <text:p>1037</text:p>
          </table:table-cell>
          <table:table-cell table:style-name="ce21" office:value-type="date" office:date-value="2023-01-18" calcext:value-type="date">
            <text:p>18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56.5" calcext:value-type="float">
            <text:p>956,5</text:p>
          </table:table-cell>
          <table:table-cell table:style-name="ce21" office:value-type="date" office:date-value="2023-01-18" calcext:value-type="date">
            <text:p>18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57" calcext:value-type="float">
            <text:p>1057</text:p>
          </table:table-cell>
          <table:table-cell table:style-name="ce21" office:value-type="date" office:date-value="2023-01-18" calcext:value-type="date">
            <text:p>18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03.5" calcext:value-type="float">
            <text:p>1003,5</text:p>
          </table:table-cell>
          <table:table-cell table:style-name="ce21" office:value-type="date" office:date-value="2023-01-19" calcext:value-type="date">
            <text:p>19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135" calcext:value-type="float">
            <text:p>2135</text:p>
          </table:table-cell>
          <table:table-cell table:style-name="ce21" office:value-type="date" office:date-value="2023-01-19" calcext:value-type="date">
            <text:p>19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43.5" calcext:value-type="float">
            <text:p>943,5</text:p>
          </table:table-cell>
          <table:table-cell table:style-name="ce21" office:value-type="date" office:date-value="2023-01-19" calcext:value-type="date">
            <text:p>19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37" calcext:value-type="float">
            <text:p>1237</text:p>
          </table:table-cell>
          <table:table-cell table:style-name="ce21" office:value-type="date" office:date-value="2023-01-20" calcext:value-type="date">
            <text:p>2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80.5" calcext:value-type="float">
            <text:p>580,5</text:p>
          </table:table-cell>
          <table:table-cell table:style-name="ce21" office:value-type="date" office:date-value="2023-01-20" calcext:value-type="date">
            <text:p>2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2" calcext:value-type="float">
            <text:p>672</text:p>
          </table:table-cell>
          <table:table-cell table:style-name="ce21" office:value-type="date" office:date-value="2023-01-20" calcext:value-type="date">
            <text:p>2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20" calcext:value-type="float">
            <text:p>920</text:p>
          </table:table-cell>
          <table:table-cell table:style-name="ce21" office:value-type="date" office:date-value="2023-01-21" calcext:value-type="date">
            <text:p>2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65.5" calcext:value-type="float">
            <text:p>1165,5</text:p>
          </table:table-cell>
          <table:table-cell table:style-name="ce21" office:value-type="date" office:date-value="2023-01-21" calcext:value-type="date">
            <text:p>2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404" calcext:value-type="float">
            <text:p>3404</text:p>
          </table:table-cell>
          <table:table-cell table:style-name="ce21" office:value-type="date" office:date-value="2023-01-23" calcext:value-type="date">
            <text:p>2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520.5" calcext:value-type="float">
            <text:p>2520,5</text:p>
          </table:table-cell>
          <table:table-cell table:style-name="ce21" office:value-type="date" office:date-value="2023-01-23" calcext:value-type="date">
            <text:p>2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21" office:value-type="date" office:date-value="2023-01-23" calcext:value-type="date">
            <text:p>23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21" office:value-type="date" office:date-value="2023-01-24" calcext:value-type="date">
            <text:p>2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56" calcext:value-type="float">
            <text:p>656</text:p>
          </table:table-cell>
          <table:table-cell table:style-name="ce21" office:value-type="date" office:date-value="2023-01-24" calcext:value-type="date">
            <text:p>24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682" calcext:value-type="float">
            <text:p>2682</text:p>
          </table:table-cell>
          <table:table-cell table:style-name="ce21" office:value-type="date" office:date-value="2023-01-30" calcext:value-type="date">
            <text:p>3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683" calcext:value-type="float">
            <text:p>2683</text:p>
          </table:table-cell>
          <table:table-cell table:style-name="ce21" office:value-type="date" office:date-value="2023-01-30" calcext:value-type="date">
            <text:p>3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28.5" calcext:value-type="float">
            <text:p>528,5</text:p>
          </table:table-cell>
          <table:table-cell table:style-name="ce21" office:value-type="date" office:date-value="2023-01-30" calcext:value-type="date">
            <text:p>3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82.5" calcext:value-type="float">
            <text:p>882,5</text:p>
          </table:table-cell>
          <table:table-cell table:style-name="ce21" office:value-type="date" office:date-value="2023-01-30" calcext:value-type="date">
            <text:p>30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65" calcext:value-type="float">
            <text:p>2065</text:p>
          </table:table-cell>
          <table:table-cell table:style-name="ce21" office:value-type="date" office:date-value="2023-01-31" calcext:value-type="date">
            <text:p>3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79" calcext:value-type="float">
            <text:p>779</text:p>
          </table:table-cell>
          <table:table-cell table:style-name="ce21" office:value-type="date" office:date-value="2023-01-31" calcext:value-type="date">
            <text:p>3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21" office:value-type="date" office:date-value="2023-01-31" calcext:value-type="date">
            <text:p>3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86.5" calcext:value-type="float">
            <text:p>986,5</text:p>
          </table:table-cell>
          <table:table-cell table:style-name="ce21" office:value-type="date" office:date-value="2023-01-31" calcext:value-type="date">
            <text:p>3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658" calcext:value-type="float">
            <text:p>2658</text:p>
          </table:table-cell>
          <table:table-cell table:style-name="ce21" office:value-type="date" office:date-value="2023-01-31" calcext:value-type="date">
            <text:p>3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40" calcext:value-type="float">
            <text:p>1140</text:p>
          </table:table-cell>
          <table:table-cell table:style-name="ce21" office:value-type="date" office:date-value="2023-01-31" calcext:value-type="date">
            <text:p>31.0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9.5" calcext:value-type="float">
            <text:p>1089,5</text:p>
          </table:table-cell>
          <table:table-cell table:style-name="ce21" office:value-type="date" office:date-value="2023-02-01" calcext:value-type="date">
            <text:p>1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35.5" calcext:value-type="float">
            <text:p>1235,5</text:p>
          </table:table-cell>
          <table:table-cell table:style-name="ce21" office:value-type="date" office:date-value="2023-02-03" calcext:value-type="date">
            <text:p>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21" office:value-type="date" office:date-value="2023-02-03" calcext:value-type="date">
            <text:p>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15" calcext:value-type="float">
            <text:p>1015</text:p>
          </table:table-cell>
          <table:table-cell table:style-name="ce21" office:value-type="date" office:date-value="2023-02-03" calcext:value-type="date">
            <text:p>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681" calcext:value-type="float">
            <text:p>2681</text:p>
          </table:table-cell>
          <table:table-cell table:style-name="ce21" office:value-type="date" office:date-value="2023-02-03" calcext:value-type="date">
            <text:p>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53.5" calcext:value-type="float">
            <text:p>953,5</text:p>
          </table:table-cell>
          <table:table-cell table:style-name="ce21" office:value-type="date" office:date-value="2023-02-04" calcext:value-type="date">
            <text:p>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57.5" calcext:value-type="float">
            <text:p>657,5</text:p>
          </table:table-cell>
          <table:table-cell table:style-name="ce21" office:value-type="date" office:date-value="2023-02-04" calcext:value-type="date">
            <text:p>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78" calcext:value-type="float">
            <text:p>1278</text:p>
          </table:table-cell>
          <table:table-cell table:style-name="ce21" office:value-type="date" office:date-value="2023-02-04" calcext:value-type="date">
            <text:p>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21.5" calcext:value-type="float">
            <text:p>621,5</text:p>
          </table:table-cell>
          <table:table-cell table:style-name="ce21" office:value-type="date" office:date-value="2023-02-04" calcext:value-type="date">
            <text:p>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43" calcext:value-type="float">
            <text:p>1843</text:p>
          </table:table-cell>
          <table:table-cell table:style-name="ce21" office:value-type="date" office:date-value="2023-02-06" calcext:value-type="date">
            <text:p>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39.5" calcext:value-type="float">
            <text:p>1739,5</text:p>
          </table:table-cell>
          <table:table-cell table:style-name="ce21" office:value-type="date" office:date-value="2023-02-06" calcext:value-type="date">
            <text:p>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63" calcext:value-type="float">
            <text:p>1063</text:p>
          </table:table-cell>
          <table:table-cell table:style-name="ce21" office:value-type="date" office:date-value="2023-02-06" calcext:value-type="date">
            <text:p>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44" calcext:value-type="float">
            <text:p>1044</text:p>
          </table:table-cell>
          <table:table-cell table:style-name="ce21" office:value-type="date" office:date-value="2023-02-06" calcext:value-type="date">
            <text:p>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427.3" calcext:value-type="float">
            <text:p>2427,3</text:p>
          </table:table-cell>
          <table:table-cell table:style-name="ce21" office:value-type="date" office:date-value="2023-02-06" calcext:value-type="date">
            <text:p>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6.5" calcext:value-type="float">
            <text:p>896,5</text:p>
          </table:table-cell>
          <table:table-cell table:style-name="ce21" office:value-type="date" office:date-value="2023-02-07" calcext:value-type="date">
            <text:p>7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928" calcext:value-type="float">
            <text:p>4928</text:p>
          </table:table-cell>
          <table:table-cell table:style-name="ce21" office:value-type="date" office:date-value="2023-02-07" calcext:value-type="date">
            <text:p>7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8.5" calcext:value-type="float">
            <text:p>978,5</text:p>
          </table:table-cell>
          <table:table-cell table:style-name="ce21" office:value-type="date" office:date-value="2023-02-07" calcext:value-type="date">
            <text:p>7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36" calcext:value-type="float">
            <text:p>536</text:p>
          </table:table-cell>
          <table:table-cell table:style-name="ce21" office:value-type="date" office:date-value="2023-02-08" calcext:value-type="date">
            <text:p>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06" calcext:value-type="float">
            <text:p>806</text:p>
          </table:table-cell>
          <table:table-cell table:style-name="ce21" office:value-type="date" office:date-value="2023-02-09" calcext:value-type="date">
            <text:p>9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45" calcext:value-type="float">
            <text:p>945</text:p>
          </table:table-cell>
          <table:table-cell table:style-name="ce21" office:value-type="date" office:date-value="2023-02-09" calcext:value-type="date">
            <text:p>9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09.5" calcext:value-type="float">
            <text:p>709,5</text:p>
          </table:table-cell>
          <table:table-cell table:style-name="ce21" office:value-type="date" office:date-value="2023-02-10" calcext:value-type="date">
            <text:p>10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98" calcext:value-type="float">
            <text:p>1198</text:p>
          </table:table-cell>
          <table:table-cell table:style-name="ce21" office:value-type="date" office:date-value="2023-02-10" calcext:value-type="date">
            <text:p>10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05.8" calcext:value-type="float">
            <text:p>605,8</text:p>
          </table:table-cell>
          <table:table-cell table:style-name="ce21" office:value-type="date" office:date-value="2023-02-10" calcext:value-type="date">
            <text:p>10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89.5" calcext:value-type="float">
            <text:p>1689,5</text:p>
          </table:table-cell>
          <table:table-cell table:style-name="ce21" office:value-type="date" office:date-value="2023-02-11" calcext:value-type="date">
            <text:p>11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91.5" calcext:value-type="float">
            <text:p>991,5</text:p>
          </table:table-cell>
          <table:table-cell table:style-name="ce21" office:value-type="date" office:date-value="2023-02-11" calcext:value-type="date">
            <text:p>11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54" calcext:value-type="float">
            <text:p>2054</text:p>
          </table:table-cell>
          <table:table-cell table:style-name="ce21" office:value-type="date" office:date-value="2023-02-11" calcext:value-type="date">
            <text:p>11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21" office:value-type="date" office:date-value="2023-02-13" calcext:value-type="date">
            <text:p>1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47" calcext:value-type="float">
            <text:p>747</text:p>
          </table:table-cell>
          <table:table-cell table:style-name="ce21" office:value-type="date" office:date-value="2023-02-13" calcext:value-type="date">
            <text:p>1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21" office:value-type="date" office:date-value="2023-02-13" calcext:value-type="date">
            <text:p>1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09" calcext:value-type="float">
            <text:p>1209</text:p>
          </table:table-cell>
          <table:table-cell table:style-name="ce21" office:value-type="date" office:date-value="2023-02-13" calcext:value-type="date">
            <text:p>1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01.5" calcext:value-type="float">
            <text:p>801,5</text:p>
          </table:table-cell>
          <table:table-cell table:style-name="ce21" office:value-type="date" office:date-value="2023-02-14" calcext:value-type="date">
            <text:p>1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292.5" calcext:value-type="float">
            <text:p>2292,5</text:p>
          </table:table-cell>
          <table:table-cell table:style-name="ce21" office:value-type="date" office:date-value="2023-02-14" calcext:value-type="date">
            <text:p>1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990.5" calcext:value-type="float">
            <text:p>1990,5</text:p>
          </table:table-cell>
          <table:table-cell table:style-name="ce21" office:value-type="date" office:date-value="2023-02-15" calcext:value-type="date">
            <text:p>15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35" calcext:value-type="float">
            <text:p>835</text:p>
          </table:table-cell>
          <table:table-cell table:style-name="ce21" office:value-type="date" office:date-value="2023-02-16" calcext:value-type="date">
            <text:p>1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96.5" calcext:value-type="float">
            <text:p>1196,5</text:p>
          </table:table-cell>
          <table:table-cell table:style-name="ce21" office:value-type="date" office:date-value="2023-02-16" calcext:value-type="date">
            <text:p>1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80" calcext:value-type="float">
            <text:p>1480</text:p>
          </table:table-cell>
          <table:table-cell table:style-name="ce21" office:value-type="date" office:date-value="2023-02-16" calcext:value-type="date">
            <text:p>16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3" calcext:value-type="float">
            <text:p>733</text:p>
          </table:table-cell>
          <table:table-cell table:style-name="ce21" office:value-type="date" office:date-value="2023-02-17" calcext:value-type="date">
            <text:p>17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06.5" calcext:value-type="float">
            <text:p>806,5</text:p>
          </table:table-cell>
          <table:table-cell table:style-name="ce21" office:value-type="date" office:date-value="2023-02-17" calcext:value-type="date">
            <text:p>17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6" calcext:value-type="float">
            <text:p>856</text:p>
          </table:table-cell>
          <table:table-cell table:style-name="ce21" office:value-type="date" office:date-value="2023-02-17" calcext:value-type="date">
            <text:p>17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83" calcext:value-type="float">
            <text:p>583</text:p>
          </table:table-cell>
          <table:table-cell table:style-name="ce21" office:value-type="date" office:date-value="2023-02-18" calcext:value-type="date">
            <text:p>1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61" calcext:value-type="float">
            <text:p>561</text:p>
          </table:table-cell>
          <table:table-cell table:style-name="ce21" office:value-type="date" office:date-value="2023-02-18" calcext:value-type="date">
            <text:p>1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713.5" calcext:value-type="float">
            <text:p>2713,5</text:p>
          </table:table-cell>
          <table:table-cell table:style-name="ce21" office:value-type="date" office:date-value="2023-02-18" calcext:value-type="date">
            <text:p>1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8.5" calcext:value-type="float">
            <text:p>1088,5</text:p>
          </table:table-cell>
          <table:table-cell table:style-name="ce21" office:value-type="date" office:date-value="2023-02-18" calcext:value-type="date">
            <text:p>1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19.5" calcext:value-type="float">
            <text:p>419,5</text:p>
          </table:table-cell>
          <table:table-cell table:style-name="ce21" office:value-type="date" office:date-value="2023-02-18" calcext:value-type="date">
            <text:p>1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02.5" calcext:value-type="float">
            <text:p>1802,5</text:p>
          </table:table-cell>
          <table:table-cell table:style-name="ce21" office:value-type="date" office:date-value="2023-02-20" calcext:value-type="date">
            <text:p>20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64" calcext:value-type="float">
            <text:p>1164</text:p>
          </table:table-cell>
          <table:table-cell table:style-name="ce21" office:value-type="date" office:date-value="2023-02-20" calcext:value-type="date">
            <text:p>20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72" calcext:value-type="float">
            <text:p>572</text:p>
          </table:table-cell>
          <table:table-cell table:style-name="ce21" office:value-type="date" office:date-value="2023-02-20" calcext:value-type="date">
            <text:p>20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16" calcext:value-type="float">
            <text:p>1516</text:p>
          </table:table-cell>
          <table:table-cell table:style-name="ce21" office:value-type="date" office:date-value="2023-02-21" calcext:value-type="date">
            <text:p>21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34" calcext:value-type="float">
            <text:p>834</text:p>
          </table:table-cell>
          <table:table-cell table:style-name="ce21" office:value-type="date" office:date-value="2023-02-21" calcext:value-type="date">
            <text:p>21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99" calcext:value-type="float">
            <text:p>1499</text:p>
          </table:table-cell>
          <table:table-cell table:style-name="ce21" office:value-type="date" office:date-value="2023-02-21" calcext:value-type="date">
            <text:p>21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18.5" calcext:value-type="float">
            <text:p>818,5</text:p>
          </table:table-cell>
          <table:table-cell table:style-name="ce21" office:value-type="date" office:date-value="2023-02-22" calcext:value-type="date">
            <text:p>22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878.5" calcext:value-type="float">
            <text:p>3878,5</text:p>
          </table:table-cell>
          <table:table-cell table:style-name="ce21" office:value-type="date" office:date-value="2023-02-22" calcext:value-type="date">
            <text:p>22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41" calcext:value-type="float">
            <text:p>841</text:p>
          </table:table-cell>
          <table:table-cell table:style-name="ce21" office:value-type="date" office:date-value="2023-02-23" calcext:value-type="date">
            <text:p>2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66" calcext:value-type="float">
            <text:p>966</text:p>
          </table:table-cell>
          <table:table-cell table:style-name="ce21" office:value-type="date" office:date-value="2023-02-23" calcext:value-type="date">
            <text:p>23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95" calcext:value-type="float">
            <text:p>495</text:p>
          </table:table-cell>
          <table:table-cell table:style-name="ce21" office:value-type="date" office:date-value="2023-02-24" calcext:value-type="date">
            <text:p>2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53" calcext:value-type="float">
            <text:p>1053</text:p>
          </table:table-cell>
          <table:table-cell table:style-name="ce21" office:value-type="date" office:date-value="2023-02-24" calcext:value-type="date">
            <text:p>24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417.5" calcext:value-type="float">
            <text:p>2417,5</text:p>
          </table:table-cell>
          <table:table-cell table:style-name="ce21" office:value-type="date" office:date-value="2023-02-25" calcext:value-type="date">
            <text:p>25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19.5" calcext:value-type="float">
            <text:p>619,5</text:p>
          </table:table-cell>
          <table:table-cell table:style-name="ce21" office:value-type="date" office:date-value="2023-02-25" calcext:value-type="date">
            <text:p>25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36.5" calcext:value-type="float">
            <text:p>836,5</text:p>
          </table:table-cell>
          <table:table-cell table:style-name="ce21" office:value-type="date" office:date-value="2023-02-25" calcext:value-type="date">
            <text:p>25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41" calcext:value-type="float">
            <text:p>1141</text:p>
          </table:table-cell>
          <table:table-cell table:style-name="ce21" office:value-type="date" office:date-value="2023-02-25" calcext:value-type="date">
            <text:p>25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94" calcext:value-type="float">
            <text:p>994</text:p>
          </table:table-cell>
          <table:table-cell table:style-name="ce21" office:value-type="date" office:date-value="2023-02-27" calcext:value-type="date">
            <text:p>27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25" calcext:value-type="float">
            <text:p>1025</text:p>
          </table:table-cell>
          <table:table-cell table:style-name="ce21" office:value-type="date" office:date-value="2023-02-28" calcext:value-type="date">
            <text:p>2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18" calcext:value-type="float">
            <text:p>718</text:p>
          </table:table-cell>
          <table:table-cell table:style-name="ce21" office:value-type="date" office:date-value="2023-02-28" calcext:value-type="date">
            <text:p>2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818.5" calcext:value-type="float">
            <text:p>2818,5</text:p>
          </table:table-cell>
          <table:table-cell table:style-name="ce21" office:value-type="date" office:date-value="2023-02-28" calcext:value-type="date">
            <text:p>2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163" calcext:value-type="float">
            <text:p>2163</text:p>
          </table:table-cell>
          <table:table-cell table:style-name="ce21" office:value-type="date" office:date-value="2023-02-28" calcext:value-type="date">
            <text:p>28.0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51.5" calcext:value-type="float">
            <text:p>1051,5</text:p>
          </table:table-cell>
          <table:table-cell table:style-name="ce21" office:value-type="date" office:date-value="2023-03-01" calcext:value-type="date">
            <text:p>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14.5" calcext:value-type="float">
            <text:p>1014,5</text:p>
          </table:table-cell>
          <table:table-cell table:style-name="ce21" office:value-type="date" office:date-value="2023-03-01" calcext:value-type="date">
            <text:p>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11" calcext:value-type="float">
            <text:p>611</text:p>
          </table:table-cell>
          <table:table-cell table:style-name="ce21" office:value-type="date" office:date-value="2023-03-01" calcext:value-type="date">
            <text:p>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7.5" calcext:value-type="float">
            <text:p>737,5</text:p>
          </table:table-cell>
          <table:table-cell table:style-name="ce21" office:value-type="date" office:date-value="2023-03-02" calcext:value-type="date">
            <text:p>2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77.5" calcext:value-type="float">
            <text:p>577,5</text:p>
          </table:table-cell>
          <table:table-cell table:style-name="ce21" office:value-type="date" office:date-value="2023-03-03" calcext:value-type="date">
            <text:p>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24.5" calcext:value-type="float">
            <text:p>624,5</text:p>
          </table:table-cell>
          <table:table-cell table:style-name="ce21" office:value-type="date" office:date-value="2023-03-03" calcext:value-type="date">
            <text:p>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92" calcext:value-type="float">
            <text:p>1792</text:p>
          </table:table-cell>
          <table:table-cell table:style-name="ce21" office:value-type="date" office:date-value="2023-03-03" calcext:value-type="date">
            <text:p>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4" calcext:value-type="float">
            <text:p>794</text:p>
          </table:table-cell>
          <table:table-cell table:style-name="ce21" office:value-type="date" office:date-value="2023-03-03" calcext:value-type="date">
            <text:p>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74.5" calcext:value-type="float">
            <text:p>874,5</text:p>
          </table:table-cell>
          <table:table-cell table:style-name="ce21" office:value-type="date" office:date-value="2023-03-04" calcext:value-type="date">
            <text:p>4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8.5" calcext:value-type="float">
            <text:p>858,5</text:p>
          </table:table-cell>
          <table:table-cell table:style-name="ce21" office:value-type="date" office:date-value="2023-03-04" calcext:value-type="date">
            <text:p>4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79" calcext:value-type="float">
            <text:p>279</text:p>
          </table:table-cell>
          <table:table-cell table:style-name="ce21" office:value-type="date" office:date-value="2023-03-06" calcext:value-type="date">
            <text:p>6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2.5" calcext:value-type="float">
            <text:p>792,5</text:p>
          </table:table-cell>
          <table:table-cell table:style-name="ce21" office:value-type="date" office:date-value="2023-03-06" calcext:value-type="date">
            <text:p>6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31.5" calcext:value-type="float">
            <text:p>531,5</text:p>
          </table:table-cell>
          <table:table-cell table:style-name="ce21" office:value-type="date" office:date-value="2023-03-06" calcext:value-type="date">
            <text:p>6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20.5" calcext:value-type="float">
            <text:p>620,5</text:p>
          </table:table-cell>
          <table:table-cell table:style-name="ce21" office:value-type="date" office:date-value="2023-03-08" calcext:value-type="date">
            <text:p>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04" calcext:value-type="float">
            <text:p>604</text:p>
          </table:table-cell>
          <table:table-cell table:style-name="ce21" office:value-type="date" office:date-value="2023-03-08" calcext:value-type="date">
            <text:p>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280" calcext:value-type="float">
            <text:p>3280</text:p>
          </table:table-cell>
          <table:table-cell table:style-name="ce21" office:value-type="date" office:date-value="2023-03-08" calcext:value-type="date">
            <text:p>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40.5" calcext:value-type="float">
            <text:p>1140,5</text:p>
          </table:table-cell>
          <table:table-cell table:style-name="ce21" office:value-type="date" office:date-value="2023-03-08" calcext:value-type="date">
            <text:p>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45" calcext:value-type="float">
            <text:p>1045</text:p>
          </table:table-cell>
          <table:table-cell table:style-name="ce21" office:value-type="date" office:date-value="2023-03-08" calcext:value-type="date">
            <text:p>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760" calcext:value-type="float">
            <text:p>2760</text:p>
          </table:table-cell>
          <table:table-cell table:style-name="ce21" office:value-type="date" office:date-value="2023-03-09" calcext:value-type="date">
            <text:p>9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43" calcext:value-type="float">
            <text:p>743</text:p>
          </table:table-cell>
          <table:table-cell table:style-name="ce21" office:value-type="date" office:date-value="2023-03-09" calcext:value-type="date">
            <text:p>9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72.5" calcext:value-type="float">
            <text:p>872,5</text:p>
          </table:table-cell>
          <table:table-cell table:style-name="ce21" office:value-type="date" office:date-value="2023-03-09" calcext:value-type="date">
            <text:p>9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74.5" calcext:value-type="float">
            <text:p>774,5</text:p>
          </table:table-cell>
          <table:table-cell table:style-name="ce21" office:value-type="date" office:date-value="2023-03-10" calcext:value-type="date">
            <text:p>1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44.5" calcext:value-type="float">
            <text:p>1344,5</text:p>
          </table:table-cell>
          <table:table-cell table:style-name="ce21" office:value-type="date" office:date-value="2023-03-10" calcext:value-type="date">
            <text:p>1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18.5" calcext:value-type="float">
            <text:p>1218,5</text:p>
          </table:table-cell>
          <table:table-cell table:style-name="ce21" office:value-type="date" office:date-value="2023-03-11" calcext:value-type="date">
            <text:p>1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16.5" calcext:value-type="float">
            <text:p>1516,5</text:p>
          </table:table-cell>
          <table:table-cell table:style-name="ce21" office:value-type="date" office:date-value="2023-03-11" calcext:value-type="date">
            <text:p>1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45.5" calcext:value-type="float">
            <text:p>645,5</text:p>
          </table:table-cell>
          <table:table-cell table:style-name="ce21" office:value-type="date" office:date-value="2023-03-11" calcext:value-type="date">
            <text:p>1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382.5" calcext:value-type="float">
            <text:p>2382,5</text:p>
          </table:table-cell>
          <table:table-cell table:style-name="ce21" office:value-type="date" office:date-value="2023-03-11" calcext:value-type="date">
            <text:p>1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703.5" calcext:value-type="float">
            <text:p>2703,5</text:p>
          </table:table-cell>
          <table:table-cell table:style-name="ce21" office:value-type="date" office:date-value="2023-03-11" calcext:value-type="date">
            <text:p>1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16.4" calcext:value-type="float">
            <text:p>1516,4</text:p>
          </table:table-cell>
          <table:table-cell table:style-name="ce21" office:value-type="date" office:date-value="2023-03-11" calcext:value-type="date">
            <text:p>1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2" calcext:value-type="float">
            <text:p>1032</text:p>
          </table:table-cell>
          <table:table-cell table:style-name="ce21" office:value-type="date" office:date-value="2023-03-13" calcext:value-type="date">
            <text:p>1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43" calcext:value-type="float">
            <text:p>543</text:p>
          </table:table-cell>
          <table:table-cell table:style-name="ce21" office:value-type="date" office:date-value="2023-03-13" calcext:value-type="date">
            <text:p>1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8.5" calcext:value-type="float">
            <text:p>798,5</text:p>
          </table:table-cell>
          <table:table-cell table:style-name="ce21" office:value-type="date" office:date-value="2023-03-13" calcext:value-type="date">
            <text:p>1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19.5" calcext:value-type="float">
            <text:p>1119,5</text:p>
          </table:table-cell>
          <table:table-cell table:style-name="ce21" office:value-type="date" office:date-value="2023-03-13" calcext:value-type="date">
            <text:p>1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642.5" calcext:value-type="float">
            <text:p>6642,5</text:p>
          </table:table-cell>
          <table:table-cell table:style-name="ce21" office:value-type="date" office:date-value="2023-03-14" calcext:value-type="date">
            <text:p>14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49.5" calcext:value-type="float">
            <text:p>749,5</text:p>
          </table:table-cell>
          <table:table-cell table:style-name="ce21" office:value-type="date" office:date-value="2023-03-15" calcext:value-type="date">
            <text:p>15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71" calcext:value-type="float">
            <text:p>271</text:p>
          </table:table-cell>
          <table:table-cell table:style-name="ce21" office:value-type="date" office:date-value="2023-03-15" calcext:value-type="date">
            <text:p>15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1" calcext:value-type="float">
            <text:p>1081</text:p>
          </table:table-cell>
          <table:table-cell table:style-name="ce21" office:value-type="date" office:date-value="2023-03-16" calcext:value-type="date">
            <text:p>16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16" calcext:value-type="float">
            <text:p>516</text:p>
          </table:table-cell>
          <table:table-cell table:style-name="ce21" office:value-type="date" office:date-value="2023-03-16" calcext:value-type="date">
            <text:p>16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907.5" calcext:value-type="float">
            <text:p>1907,5</text:p>
          </table:table-cell>
          <table:table-cell table:style-name="ce21" office:value-type="date" office:date-value="2023-03-17" calcext:value-type="date">
            <text:p>17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4.5" calcext:value-type="float">
            <text:p>894,5</text:p>
          </table:table-cell>
          <table:table-cell table:style-name="ce21" office:value-type="date" office:date-value="2023-03-17" calcext:value-type="date">
            <text:p>17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09" calcext:value-type="float">
            <text:p>909</text:p>
          </table:table-cell>
          <table:table-cell table:style-name="ce21" office:value-type="date" office:date-value="2023-03-17" calcext:value-type="date">
            <text:p>17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8.5" calcext:value-type="float">
            <text:p>898,5</text:p>
          </table:table-cell>
          <table:table-cell table:style-name="ce21" office:value-type="date" office:date-value="2023-03-18" calcext:value-type="date">
            <text:p>1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11" calcext:value-type="float">
            <text:p>311</text:p>
          </table:table-cell>
          <table:table-cell table:style-name="ce21" office:value-type="date" office:date-value="2023-03-18" calcext:value-type="date">
            <text:p>1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87.5" calcext:value-type="float">
            <text:p>787,5</text:p>
          </table:table-cell>
          <table:table-cell table:style-name="ce21" office:value-type="date" office:date-value="2023-03-18" calcext:value-type="date">
            <text:p>1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85.5" calcext:value-type="float">
            <text:p>1285,5</text:p>
          </table:table-cell>
          <table:table-cell table:style-name="ce21" office:value-type="date" office:date-value="2023-03-20" calcext:value-type="date">
            <text:p>2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24.5" calcext:value-type="float">
            <text:p>1024,5</text:p>
          </table:table-cell>
          <table:table-cell table:style-name="ce21" office:value-type="date" office:date-value="2023-03-20" calcext:value-type="date">
            <text:p>2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84.5" calcext:value-type="float">
            <text:p>1284,5</text:p>
          </table:table-cell>
          <table:table-cell table:style-name="ce21" office:value-type="date" office:date-value="2023-03-20" calcext:value-type="date">
            <text:p>2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26" calcext:value-type="float">
            <text:p>626</text:p>
          </table:table-cell>
          <table:table-cell table:style-name="ce21" office:value-type="date" office:date-value="2023-03-21" calcext:value-type="date">
            <text:p>2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8" calcext:value-type="float">
            <text:p>898</text:p>
          </table:table-cell>
          <table:table-cell table:style-name="ce21" office:value-type="date" office:date-value="2023-03-21" calcext:value-type="date">
            <text:p>2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46.5" calcext:value-type="float">
            <text:p>1046,5</text:p>
          </table:table-cell>
          <table:table-cell table:style-name="ce21" office:value-type="date" office:date-value="2023-03-22" calcext:value-type="date">
            <text:p>22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01" calcext:value-type="float">
            <text:p>1101</text:p>
          </table:table-cell>
          <table:table-cell table:style-name="ce21" office:value-type="date" office:date-value="2023-03-22" calcext:value-type="date">
            <text:p>22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86" calcext:value-type="float">
            <text:p>1186</text:p>
          </table:table-cell>
          <table:table-cell table:style-name="ce21" office:value-type="date" office:date-value="2023-03-22" calcext:value-type="date">
            <text:p>22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28" calcext:value-type="float">
            <text:p>2028</text:p>
          </table:table-cell>
          <table:table-cell table:style-name="ce21" office:value-type="date" office:date-value="2023-03-23" calcext:value-type="date">
            <text:p>2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0" calcext:value-type="float">
            <text:p>790</text:p>
          </table:table-cell>
          <table:table-cell table:style-name="ce21" office:value-type="date" office:date-value="2023-03-23" calcext:value-type="date">
            <text:p>23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61" calcext:value-type="float">
            <text:p>1861</text:p>
          </table:table-cell>
          <table:table-cell table:style-name="ce21" office:value-type="date" office:date-value="2023-03-24" calcext:value-type="date">
            <text:p>24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99" calcext:value-type="float">
            <text:p>1799</text:p>
          </table:table-cell>
          <table:table-cell table:style-name="ce21" office:value-type="date" office:date-value="2023-03-24" calcext:value-type="date">
            <text:p>24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90" calcext:value-type="float">
            <text:p>690</text:p>
          </table:table-cell>
          <table:table-cell table:style-name="ce21" office:value-type="date" office:date-value="2023-03-27" calcext:value-type="date">
            <text:p>27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4.5" calcext:value-type="float">
            <text:p>894,5</text:p>
          </table:table-cell>
          <table:table-cell table:style-name="ce21" office:value-type="date" office:date-value="2023-03-27" calcext:value-type="date">
            <text:p>27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21" office:value-type="date" office:date-value="2023-03-27" calcext:value-type="date">
            <text:p>27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745.5" calcext:value-type="float">
            <text:p>2745,5</text:p>
          </table:table-cell>
          <table:table-cell table:style-name="ce21" office:value-type="date" office:date-value="2023-03-27" calcext:value-type="date">
            <text:p>27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6" calcext:value-type="float">
            <text:p>736</text:p>
          </table:table-cell>
          <table:table-cell table:style-name="ce21" office:value-type="date" office:date-value="2023-03-28" calcext:value-type="date">
            <text:p>2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1" calcext:value-type="float">
            <text:p>731</text:p>
          </table:table-cell>
          <table:table-cell table:style-name="ce21" office:value-type="date" office:date-value="2023-03-28" calcext:value-type="date">
            <text:p>28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53" calcext:value-type="float">
            <text:p>1153</text:p>
          </table:table-cell>
          <table:table-cell table:style-name="ce21" office:value-type="date" office:date-value="2023-03-29" calcext:value-type="date">
            <text:p>29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22" calcext:value-type="float">
            <text:p>822</text:p>
          </table:table-cell>
          <table:table-cell table:style-name="ce21" office:value-type="date" office:date-value="2023-03-29" calcext:value-type="date">
            <text:p>29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36.5" calcext:value-type="float">
            <text:p>536,5</text:p>
          </table:table-cell>
          <table:table-cell table:style-name="ce21" office:value-type="date" office:date-value="2023-03-29" calcext:value-type="date">
            <text:p>29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5" calcext:value-type="float">
            <text:p>855</text:p>
          </table:table-cell>
          <table:table-cell table:style-name="ce21" office:value-type="date" office:date-value="2023-03-30" calcext:value-type="date">
            <text:p>3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28" calcext:value-type="float">
            <text:p>628</text:p>
          </table:table-cell>
          <table:table-cell table:style-name="ce21" office:value-type="date" office:date-value="2023-03-30" calcext:value-type="date">
            <text:p>3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5.5" calcext:value-type="float">
            <text:p>735,5</text:p>
          </table:table-cell>
          <table:table-cell table:style-name="ce21" office:value-type="date" office:date-value="2023-03-30" calcext:value-type="date">
            <text:p>3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55.5" calcext:value-type="float">
            <text:p>1255,5</text:p>
          </table:table-cell>
          <table:table-cell table:style-name="ce21" office:value-type="date" office:date-value="2023-03-30" calcext:value-type="date">
            <text:p>30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21" office:value-type="date" office:date-value="2023-03-31" calcext:value-type="date">
            <text:p>3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27.5" calcext:value-type="float">
            <text:p>927,5</text:p>
          </table:table-cell>
          <table:table-cell table:style-name="ce21" office:value-type="date" office:date-value="2023-03-31" calcext:value-type="date">
            <text:p>3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985.5" calcext:value-type="float">
            <text:p>2985,5</text:p>
          </table:table-cell>
          <table:table-cell table:style-name="ce21" office:value-type="date" office:date-value="2023-03-31" calcext:value-type="date">
            <text:p>31.03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78" calcext:value-type="float">
            <text:p>878</text:p>
          </table:table-cell>
          <table:table-cell table:style-name="ce21" office:value-type="date" office:date-value="2023-04-01" calcext:value-type="date">
            <text:p>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00" calcext:value-type="float">
            <text:p>1300</text:p>
          </table:table-cell>
          <table:table-cell table:style-name="ce21" office:value-type="date" office:date-value="2023-04-01" calcext:value-type="date">
            <text:p>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9.5" calcext:value-type="float">
            <text:p>1039,5</text:p>
          </table:table-cell>
          <table:table-cell table:style-name="ce21" office:value-type="date" office:date-value="2023-04-01" calcext:value-type="date">
            <text:p>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69" calcext:value-type="float">
            <text:p>1069</text:p>
          </table:table-cell>
          <table:table-cell table:style-name="ce21" office:value-type="date" office:date-value="2023-04-03" calcext:value-type="date">
            <text:p>3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63.5" calcext:value-type="float">
            <text:p>563,5</text:p>
          </table:table-cell>
          <table:table-cell table:style-name="ce21" office:value-type="date" office:date-value="2023-04-03" calcext:value-type="date">
            <text:p>3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59.5" calcext:value-type="float">
            <text:p>1159,5</text:p>
          </table:table-cell>
          <table:table-cell table:style-name="ce21" office:value-type="date" office:date-value="2023-04-03" calcext:value-type="date">
            <text:p>3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37" calcext:value-type="float">
            <text:p>1437</text:p>
          </table:table-cell>
          <table:table-cell table:style-name="ce21" office:value-type="date" office:date-value="2023-04-03" calcext:value-type="date">
            <text:p>3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0" calcext:value-type="float">
            <text:p>970</text:p>
          </table:table-cell>
          <table:table-cell table:style-name="ce21" office:value-type="date" office:date-value="2023-04-04" calcext:value-type="date">
            <text:p>4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70" calcext:value-type="float">
            <text:p>1270</text:p>
          </table:table-cell>
          <table:table-cell table:style-name="ce21" office:value-type="date" office:date-value="2023-04-04" calcext:value-type="date">
            <text:p>4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68" calcext:value-type="float">
            <text:p>768</text:p>
          </table:table-cell>
          <table:table-cell table:style-name="ce21" office:value-type="date" office:date-value="2023-04-05" calcext:value-type="date">
            <text:p>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72" calcext:value-type="float">
            <text:p>1572</text:p>
          </table:table-cell>
          <table:table-cell table:style-name="ce21" office:value-type="date" office:date-value="2023-04-05" calcext:value-type="date">
            <text:p>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4.5" calcext:value-type="float">
            <text:p>724,5</text:p>
          </table:table-cell>
          <table:table-cell table:style-name="ce21" office:value-type="date" office:date-value="2023-04-06" calcext:value-type="date">
            <text:p>6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49.5" calcext:value-type="float">
            <text:p>1849,5</text:p>
          </table:table-cell>
          <table:table-cell table:style-name="ce21" office:value-type="date" office:date-value="2023-04-06" calcext:value-type="date">
            <text:p>6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36.5" calcext:value-type="float">
            <text:p>636,5</text:p>
          </table:table-cell>
          <table:table-cell table:style-name="ce21" office:value-type="date" office:date-value="2023-04-06" calcext:value-type="date">
            <text:p>6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table:style-name="ce21" office:value-type="date" office:date-value="2023-04-06" calcext:value-type="date">
            <text:p>6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99" calcext:value-type="float">
            <text:p>1699</text:p>
          </table:table-cell>
          <table:table-cell table:style-name="ce21" office:value-type="date" office:date-value="2023-04-11" calcext:value-type="date">
            <text:p>1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63" calcext:value-type="float">
            <text:p>863</text:p>
          </table:table-cell>
          <table:table-cell table:style-name="ce21" office:value-type="date" office:date-value="2023-04-11" calcext:value-type="date">
            <text:p>1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94" calcext:value-type="float">
            <text:p>594</text:p>
          </table:table-cell>
          <table:table-cell table:style-name="ce21" office:value-type="date" office:date-value="2023-04-11" calcext:value-type="date">
            <text:p>1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90.5" calcext:value-type="float">
            <text:p>1290,5</text:p>
          </table:table-cell>
          <table:table-cell table:style-name="ce21" office:value-type="date" office:date-value="2023-04-12" calcext:value-type="date">
            <text:p>12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59.5" calcext:value-type="float">
            <text:p>1259,5</text:p>
          </table:table-cell>
          <table:table-cell table:style-name="ce21" office:value-type="date" office:date-value="2023-04-12" calcext:value-type="date">
            <text:p>12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5.5" calcext:value-type="float">
            <text:p>725,5</text:p>
          </table:table-cell>
          <table:table-cell table:style-name="ce21" office:value-type="date" office:date-value="2023-04-13" calcext:value-type="date">
            <text:p>13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94" calcext:value-type="float">
            <text:p>1094</text:p>
          </table:table-cell>
          <table:table-cell table:style-name="ce21" office:value-type="date" office:date-value="2023-04-13" calcext:value-type="date">
            <text:p>13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99" calcext:value-type="float">
            <text:p>699</text:p>
          </table:table-cell>
          <table:table-cell table:style-name="ce21" office:value-type="date" office:date-value="2023-04-13" calcext:value-type="date">
            <text:p>13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97.5" calcext:value-type="float">
            <text:p>597,5</text:p>
          </table:table-cell>
          <table:table-cell table:style-name="ce21" office:value-type="date" office:date-value="2023-04-14" calcext:value-type="date">
            <text:p>14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84" calcext:value-type="float">
            <text:p>1584</text:p>
          </table:table-cell>
          <table:table-cell table:style-name="ce21" office:value-type="date" office:date-value="2023-04-14" calcext:value-type="date">
            <text:p>14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29" calcext:value-type="float">
            <text:p>1829</text:p>
          </table:table-cell>
          <table:table-cell table:style-name="ce21" office:value-type="date" office:date-value="2023-04-14" calcext:value-type="date">
            <text:p>14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76" calcext:value-type="float">
            <text:p>1376</text:p>
          </table:table-cell>
          <table:table-cell table:style-name="ce21" office:value-type="date" office:date-value="2023-04-15" calcext:value-type="date">
            <text:p>1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63" calcext:value-type="float">
            <text:p>463</text:p>
          </table:table-cell>
          <table:table-cell table:style-name="ce21" office:value-type="date" office:date-value="2023-04-15" calcext:value-type="date">
            <text:p>1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45.5" calcext:value-type="float">
            <text:p>1745,5</text:p>
          </table:table-cell>
          <table:table-cell table:style-name="ce21" office:value-type="date" office:date-value="2023-04-17" calcext:value-type="date">
            <text:p>17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23.7" calcext:value-type="float">
            <text:p>823,7</text:p>
          </table:table-cell>
          <table:table-cell table:style-name="ce21" office:value-type="date" office:date-value="2023-04-17" calcext:value-type="date">
            <text:p>17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5.6" calcext:value-type="float">
            <text:p>855,6</text:p>
          </table:table-cell>
          <table:table-cell table:style-name="ce21" office:value-type="date" office:date-value="2023-04-17" calcext:value-type="date">
            <text:p>17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2.8" calcext:value-type="float">
            <text:p>792,8</text:p>
          </table:table-cell>
          <table:table-cell table:style-name="ce21" office:value-type="date" office:date-value="2023-04-18" calcext:value-type="date">
            <text:p>18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916" calcext:value-type="float">
            <text:p>1916</text:p>
          </table:table-cell>
          <table:table-cell table:style-name="ce21" office:value-type="date" office:date-value="2023-04-18" calcext:value-type="date">
            <text:p>18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71" calcext:value-type="float">
            <text:p>1871</text:p>
          </table:table-cell>
          <table:table-cell table:style-name="ce21" office:value-type="date" office:date-value="2023-04-18" calcext:value-type="date">
            <text:p>18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02" calcext:value-type="float">
            <text:p>1002</text:p>
          </table:table-cell>
          <table:table-cell table:style-name="ce21" office:value-type="date" office:date-value="2023-04-18" calcext:value-type="date">
            <text:p>18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308" calcext:value-type="float">
            <text:p>3308</text:p>
          </table:table-cell>
          <table:table-cell table:style-name="ce21" office:value-type="date" office:date-value="2023-04-19" calcext:value-type="date">
            <text:p>19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07.5" calcext:value-type="float">
            <text:p>1707,5</text:p>
          </table:table-cell>
          <table:table-cell table:style-name="ce21" office:value-type="date" office:date-value="2023-04-19" calcext:value-type="date">
            <text:p>19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07.5" calcext:value-type="float">
            <text:p>707,5</text:p>
          </table:table-cell>
          <table:table-cell table:style-name="ce21" office:value-type="date" office:date-value="2023-04-19" calcext:value-type="date">
            <text:p>19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03.5" calcext:value-type="float">
            <text:p>1003,5</text:p>
          </table:table-cell>
          <table:table-cell table:style-name="ce21" office:value-type="date" office:date-value="2023-04-19" calcext:value-type="date">
            <text:p>19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1" calcext:value-type="float">
            <text:p>671</text:p>
          </table:table-cell>
          <table:table-cell table:style-name="ce21" office:value-type="date" office:date-value="2023-04-20" calcext:value-type="date">
            <text:p>20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2.5" calcext:value-type="float">
            <text:p>792,5</text:p>
          </table:table-cell>
          <table:table-cell table:style-name="ce21" office:value-type="date" office:date-value="2023-04-21" calcext:value-type="date">
            <text:p>2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44.5" calcext:value-type="float">
            <text:p>844,5</text:p>
          </table:table-cell>
          <table:table-cell table:style-name="ce21" office:value-type="date" office:date-value="2023-04-21" calcext:value-type="date">
            <text:p>2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65.5" calcext:value-type="float">
            <text:p>1165,5</text:p>
          </table:table-cell>
          <table:table-cell table:style-name="ce21" office:value-type="date" office:date-value="2023-04-21" calcext:value-type="date">
            <text:p>21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901" calcext:value-type="float">
            <text:p>1901</text:p>
          </table:table-cell>
          <table:table-cell table:style-name="ce21" office:value-type="date" office:date-value="2023-04-22" calcext:value-type="date">
            <text:p>22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53" calcext:value-type="float">
            <text:p>1053</text:p>
          </table:table-cell>
          <table:table-cell table:style-name="ce21" office:value-type="date" office:date-value="2023-04-24" calcext:value-type="date">
            <text:p>24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59.5" calcext:value-type="float">
            <text:p>1159,5</text:p>
          </table:table-cell>
          <table:table-cell table:style-name="ce21" office:value-type="date" office:date-value="2023-04-24" calcext:value-type="date">
            <text:p>24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7" calcext:value-type="float">
            <text:p>737</text:p>
          </table:table-cell>
          <table:table-cell table:style-name="ce21" office:value-type="date" office:date-value="2023-04-25" calcext:value-type="date">
            <text:p>2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67.5" calcext:value-type="float">
            <text:p>1067,5</text:p>
          </table:table-cell>
          <table:table-cell table:style-name="ce21" office:value-type="date" office:date-value="2023-04-25" calcext:value-type="date">
            <text:p>2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64" calcext:value-type="float">
            <text:p>964</text:p>
          </table:table-cell>
          <table:table-cell table:style-name="ce21" office:value-type="date" office:date-value="2023-04-25" calcext:value-type="date">
            <text:p>2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84.5" calcext:value-type="float">
            <text:p>884,5</text:p>
          </table:table-cell>
          <table:table-cell table:style-name="ce21" office:value-type="date" office:date-value="2023-04-25" calcext:value-type="date">
            <text:p>25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02" calcext:value-type="float">
            <text:p>902</text:p>
          </table:table-cell>
          <table:table-cell table:style-name="ce21" office:value-type="date" office:date-value="2023-04-26" calcext:value-type="date">
            <text:p>26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57.5" calcext:value-type="float">
            <text:p>1057,5</text:p>
          </table:table-cell>
          <table:table-cell table:style-name="ce21" office:value-type="date" office:date-value="2023-04-26" calcext:value-type="date">
            <text:p>26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14.1" calcext:value-type="float">
            <text:p>814,1</text:p>
          </table:table-cell>
          <table:table-cell table:style-name="ce21" office:value-type="date" office:date-value="2023-04-26" calcext:value-type="date">
            <text:p>26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0" calcext:value-type="float">
            <text:p>1030</text:p>
          </table:table-cell>
          <table:table-cell table:style-name="ce21" office:value-type="date" office:date-value="2023-04-27" calcext:value-type="date">
            <text:p>27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07" calcext:value-type="float">
            <text:p>1707</text:p>
          </table:table-cell>
          <table:table-cell table:style-name="ce21" office:value-type="date" office:date-value="2023-04-28" calcext:value-type="date">
            <text:p>28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21" office:value-type="date" office:date-value="2023-04-28" calcext:value-type="date">
            <text:p>28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6" calcext:value-type="float">
            <text:p>796</text:p>
          </table:table-cell>
          <table:table-cell table:style-name="ce21" office:value-type="date" office:date-value="2023-04-29" calcext:value-type="date">
            <text:p>29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43" calcext:value-type="float">
            <text:p>1543</text:p>
          </table:table-cell>
          <table:table-cell table:style-name="ce21" office:value-type="date" office:date-value="2023-04-29" calcext:value-type="date">
            <text:p>29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3" calcext:value-type="float">
            <text:p>1033</text:p>
          </table:table-cell>
          <table:table-cell table:style-name="ce21" office:value-type="date" office:date-value="2023-04-29" calcext:value-type="date">
            <text:p>29.04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05" calcext:value-type="float">
            <text:p>1205</text:p>
          </table:table-cell>
          <table:table-cell table:style-name="ce21" office:value-type="date" office:date-value="2023-05-01" calcext:value-type="date">
            <text:p>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06.5" calcext:value-type="float">
            <text:p>1606,5</text:p>
          </table:table-cell>
          <table:table-cell table:style-name="ce21" office:value-type="date" office:date-value="2023-05-01" calcext:value-type="date">
            <text:p>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98" calcext:value-type="float">
            <text:p>1898</text:p>
          </table:table-cell>
          <table:table-cell table:style-name="ce21" office:value-type="date" office:date-value="2023-05-01" calcext:value-type="date">
            <text:p>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99" calcext:value-type="float">
            <text:p>499</text:p>
          </table:table-cell>
          <table:table-cell table:style-name="ce21" office:value-type="date" office:date-value="2023-05-02" calcext:value-type="date">
            <text:p>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5" calcext:value-type="float">
            <text:p>855</text:p>
          </table:table-cell>
          <table:table-cell table:style-name="ce21" office:value-type="date" office:date-value="2023-05-02" calcext:value-type="date">
            <text:p>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898.5" calcext:value-type="float">
            <text:p>2898,5</text:p>
          </table:table-cell>
          <table:table-cell table:style-name="ce21" office:value-type="date" office:date-value="2023-05-02" calcext:value-type="date">
            <text:p>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26" calcext:value-type="float">
            <text:p>826</text:p>
          </table:table-cell>
          <table:table-cell table:style-name="ce21" office:value-type="date" office:date-value="2023-05-04" calcext:value-type="date">
            <text:p>4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84" calcext:value-type="float">
            <text:p>984</text:p>
          </table:table-cell>
          <table:table-cell table:style-name="ce21" office:value-type="date" office:date-value="2023-05-04" calcext:value-type="date">
            <text:p>4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00" calcext:value-type="float">
            <text:p>1200</text:p>
          </table:table-cell>
          <table:table-cell table:style-name="ce21" office:value-type="date" office:date-value="2023-05-05" calcext:value-type="date">
            <text:p>5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6" calcext:value-type="float">
            <text:p>736</text:p>
          </table:table-cell>
          <table:table-cell table:style-name="ce21" office:value-type="date" office:date-value="2023-05-05" calcext:value-type="date">
            <text:p>5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14.5" calcext:value-type="float">
            <text:p>1714,5</text:p>
          </table:table-cell>
          <table:table-cell table:style-name="ce21" office:value-type="date" office:date-value="2023-05-06" calcext:value-type="date">
            <text:p>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57" calcext:value-type="float">
            <text:p>957</text:p>
          </table:table-cell>
          <table:table-cell table:style-name="ce21" office:value-type="date" office:date-value="2023-05-06" calcext:value-type="date">
            <text:p>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44" calcext:value-type="float">
            <text:p>544</text:p>
          </table:table-cell>
          <table:table-cell table:style-name="ce21" office:value-type="date" office:date-value="2023-05-06" calcext:value-type="date">
            <text:p>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79" calcext:value-type="float">
            <text:p>579</text:p>
          </table:table-cell>
          <table:table-cell table:style-name="ce21" office:value-type="date" office:date-value="2023-05-06" calcext:value-type="date">
            <text:p>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03" calcext:value-type="float">
            <text:p>903</text:p>
          </table:table-cell>
          <table:table-cell table:style-name="ce21" office:value-type="date" office:date-value="2023-05-08" calcext:value-type="date">
            <text:p>8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47.5" calcext:value-type="float">
            <text:p>1547,5</text:p>
          </table:table-cell>
          <table:table-cell table:style-name="ce21" office:value-type="date" office:date-value="2023-05-08" calcext:value-type="date">
            <text:p>8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194.5" calcext:value-type="float">
            <text:p>2194,5</text:p>
          </table:table-cell>
          <table:table-cell table:style-name="ce21" office:value-type="date" office:date-value="2023-05-08" calcext:value-type="date">
            <text:p>8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4.5" calcext:value-type="float">
            <text:p>724,5</text:p>
          </table:table-cell>
          <table:table-cell table:style-name="ce21" office:value-type="date" office:date-value="2023-05-08" calcext:value-type="date">
            <text:p>8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384" calcext:value-type="float">
            <text:p>2384</text:p>
          </table:table-cell>
          <table:table-cell table:style-name="ce21" office:value-type="date" office:date-value="2023-05-09" calcext:value-type="date">
            <text:p>9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4" calcext:value-type="float">
            <text:p>974</text:p>
          </table:table-cell>
          <table:table-cell table:style-name="ce21" office:value-type="date" office:date-value="2023-05-09" calcext:value-type="date">
            <text:p>9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54" calcext:value-type="float">
            <text:p>954</text:p>
          </table:table-cell>
          <table:table-cell table:style-name="ce21" office:value-type="date" office:date-value="2023-05-09" calcext:value-type="date">
            <text:p>9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03" calcext:value-type="float">
            <text:p>903</text:p>
          </table:table-cell>
          <table:table-cell table:style-name="ce21" office:value-type="date" office:date-value="2023-05-09" calcext:value-type="date">
            <text:p>9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80" calcext:value-type="float">
            <text:p>680</text:p>
          </table:table-cell>
          <table:table-cell table:style-name="ce21" office:value-type="date" office:date-value="2023-05-10" calcext:value-type="date">
            <text:p>10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21" office:value-type="date" office:date-value="2023-05-10" calcext:value-type="date">
            <text:p>10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99" calcext:value-type="float">
            <text:p>999</text:p>
          </table:table-cell>
          <table:table-cell table:style-name="ce21" office:value-type="date" office:date-value="2023-05-11" calcext:value-type="date">
            <text:p>1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40" calcext:value-type="float">
            <text:p>740</text:p>
          </table:table-cell>
          <table:table-cell table:style-name="ce21" office:value-type="date" office:date-value="2023-05-11" calcext:value-type="date">
            <text:p>1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68" calcext:value-type="float">
            <text:p>668</text:p>
          </table:table-cell>
          <table:table-cell table:style-name="ce21" office:value-type="date" office:date-value="2023-05-11" calcext:value-type="date">
            <text:p>1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2" calcext:value-type="float">
            <text:p>972</text:p>
          </table:table-cell>
          <table:table-cell table:style-name="ce21" office:value-type="date" office:date-value="2023-05-11" calcext:value-type="date">
            <text:p>1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5.5" calcext:value-type="float">
            <text:p>1035,5</text:p>
          </table:table-cell>
          <table:table-cell table:style-name="ce21" office:value-type="date" office:date-value="2023-05-12" calcext:value-type="date">
            <text:p>1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71" calcext:value-type="float">
            <text:p>1471</text:p>
          </table:table-cell>
          <table:table-cell table:style-name="ce21" office:value-type="date" office:date-value="2023-05-12" calcext:value-type="date">
            <text:p>1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21" office:value-type="date" office:date-value="2023-05-12" calcext:value-type="date">
            <text:p>1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18" calcext:value-type="float">
            <text:p>518</text:p>
          </table:table-cell>
          <table:table-cell table:style-name="ce21" office:value-type="date" office:date-value="2023-05-12" calcext:value-type="date">
            <text:p>1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60.5" calcext:value-type="float">
            <text:p>1360,5</text:p>
          </table:table-cell>
          <table:table-cell table:style-name="ce21" office:value-type="date" office:date-value="2023-05-15" calcext:value-type="date">
            <text:p>15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21" office:value-type="date" office:date-value="2023-05-16" calcext:value-type="date">
            <text:p>1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22" calcext:value-type="float">
            <text:p>1022</text:p>
          </table:table-cell>
          <table:table-cell table:style-name="ce21" office:value-type="date" office:date-value="2023-05-16" calcext:value-type="date">
            <text:p>1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38.5" calcext:value-type="float">
            <text:p>438,5</text:p>
          </table:table-cell>
          <table:table-cell table:style-name="ce21" office:value-type="date" office:date-value="2023-05-16" calcext:value-type="date">
            <text:p>1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84" calcext:value-type="float">
            <text:p>484</text:p>
          </table:table-cell>
          <table:table-cell table:style-name="ce21" office:value-type="date" office:date-value="2023-05-17" calcext:value-type="date">
            <text:p>17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35" calcext:value-type="float">
            <text:p>535</text:p>
          </table:table-cell>
          <table:table-cell table:style-name="ce21" office:value-type="date" office:date-value="2023-05-17" calcext:value-type="date">
            <text:p>17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56" calcext:value-type="float">
            <text:p>1556</text:p>
          </table:table-cell>
          <table:table-cell table:style-name="ce21" office:value-type="date" office:date-value="2023-05-17" calcext:value-type="date">
            <text:p>17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16.5" calcext:value-type="float">
            <text:p>716,5</text:p>
          </table:table-cell>
          <table:table-cell table:style-name="ce21" office:value-type="date" office:date-value="2023-05-19" calcext:value-type="date">
            <text:p>19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1.5" calcext:value-type="float">
            <text:p>721,5</text:p>
          </table:table-cell>
          <table:table-cell table:style-name="ce21" office:value-type="date" office:date-value="2023-05-19" calcext:value-type="date">
            <text:p>19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208.5" calcext:value-type="float">
            <text:p>2208,5</text:p>
          </table:table-cell>
          <table:table-cell table:style-name="ce21" office:value-type="date" office:date-value="2023-05-20" calcext:value-type="date">
            <text:p>20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38" calcext:value-type="float">
            <text:p>1138</text:p>
          </table:table-cell>
          <table:table-cell table:style-name="ce21" office:value-type="date" office:date-value="2023-05-20" calcext:value-type="date">
            <text:p>20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21" office:value-type="date" office:date-value="2023-05-20" calcext:value-type="date">
            <text:p>20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99.5" calcext:value-type="float">
            <text:p>999,5</text:p>
          </table:table-cell>
          <table:table-cell table:style-name="ce21" office:value-type="date" office:date-value="2023-05-22" calcext:value-type="date">
            <text:p>2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18" calcext:value-type="float">
            <text:p>918</text:p>
          </table:table-cell>
          <table:table-cell table:style-name="ce21" office:value-type="date" office:date-value="2023-05-22" calcext:value-type="date">
            <text:p>22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21" office:value-type="date" office:date-value="2023-05-23" calcext:value-type="date">
            <text:p>23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31" calcext:value-type="float">
            <text:p>931</text:p>
          </table:table-cell>
          <table:table-cell table:style-name="ce21" office:value-type="date" office:date-value="2023-05-23" calcext:value-type="date">
            <text:p>23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658.5" calcext:value-type="float">
            <text:p>2658,5</text:p>
          </table:table-cell>
          <table:table-cell table:style-name="ce21" office:value-type="date" office:date-value="2023-05-23" calcext:value-type="date">
            <text:p>23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26" calcext:value-type="float">
            <text:p>526</text:p>
          </table:table-cell>
          <table:table-cell table:style-name="ce21" office:value-type="date" office:date-value="2023-05-24" calcext:value-type="date">
            <text:p>24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3.5" calcext:value-type="float">
            <text:p>893,5</text:p>
          </table:table-cell>
          <table:table-cell table:style-name="ce21" office:value-type="date" office:date-value="2023-05-24" calcext:value-type="date">
            <text:p>24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66.5" calcext:value-type="float">
            <text:p>666,5</text:p>
          </table:table-cell>
          <table:table-cell table:style-name="ce21" office:value-type="date" office:date-value="2023-05-24" calcext:value-type="date">
            <text:p>24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65" calcext:value-type="float">
            <text:p>1065</text:p>
          </table:table-cell>
          <table:table-cell table:style-name="ce21" office:value-type="date" office:date-value="2023-05-25" calcext:value-type="date">
            <text:p>25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21" office:value-type="date" office:date-value="2023-05-26" calcext:value-type="date">
            <text:p>2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1" calcext:value-type="float">
            <text:p>851</text:p>
          </table:table-cell>
          <table:table-cell table:style-name="ce21" office:value-type="date" office:date-value="2023-05-26" calcext:value-type="date">
            <text:p>26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89" calcext:value-type="float">
            <text:p>789</text:p>
          </table:table-cell>
          <table:table-cell table:style-name="ce21" office:value-type="date" office:date-value="2023-05-30" calcext:value-type="date">
            <text:p>30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76.5" calcext:value-type="float">
            <text:p>1676,5</text:p>
          </table:table-cell>
          <table:table-cell table:style-name="ce21" office:value-type="date" office:date-value="2023-05-30" calcext:value-type="date">
            <text:p>30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4.5" calcext:value-type="float">
            <text:p>674,5</text:p>
          </table:table-cell>
          <table:table-cell table:style-name="ce21" office:value-type="date" office:date-value="2023-05-31" calcext:value-type="date">
            <text:p>3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097" calcext:value-type="float">
            <text:p>3097</text:p>
          </table:table-cell>
          <table:table-cell table:style-name="ce21" office:value-type="date" office:date-value="2023-05-31" calcext:value-type="date">
            <text:p>31.05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206.5" calcext:value-type="float">
            <text:p>3206,5</text:p>
          </table:table-cell>
          <table:table-cell table:style-name="ce21" office:value-type="date" office:date-value="2023-06-01" calcext:value-type="date">
            <text:p>1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21" office:value-type="date" office:date-value="2023-06-01" calcext:value-type="date">
            <text:p>1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46.5" calcext:value-type="float">
            <text:p>746,5</text:p>
          </table:table-cell>
          <table:table-cell table:style-name="ce21" office:value-type="date" office:date-value="2023-06-01" calcext:value-type="date">
            <text:p>1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19" calcext:value-type="float">
            <text:p>2019</text:p>
          </table:table-cell>
          <table:table-cell table:style-name="ce21" office:value-type="date" office:date-value="2023-06-01" calcext:value-type="date">
            <text:p>1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93.5" calcext:value-type="float">
            <text:p>693,5</text:p>
          </table:table-cell>
          <table:table-cell table:style-name="ce21" office:value-type="date" office:date-value="2023-06-02" calcext:value-type="date">
            <text:p>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81" calcext:value-type="float">
            <text:p>981</text:p>
          </table:table-cell>
          <table:table-cell table:style-name="ce21" office:value-type="date" office:date-value="2023-06-02" calcext:value-type="date">
            <text:p>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10.5" calcext:value-type="float">
            <text:p>1310,5</text:p>
          </table:table-cell>
          <table:table-cell table:style-name="ce21" office:value-type="date" office:date-value="2023-06-03" calcext:value-type="date">
            <text:p>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53" calcext:value-type="float">
            <text:p>753</text:p>
          </table:table-cell>
          <table:table-cell table:style-name="ce21" office:value-type="date" office:date-value="2023-06-03" calcext:value-type="date">
            <text:p>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45" calcext:value-type="float">
            <text:p>1045</text:p>
          </table:table-cell>
          <table:table-cell table:style-name="ce21" office:value-type="date" office:date-value="2023-06-03" calcext:value-type="date">
            <text:p>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70" calcext:value-type="float">
            <text:p>1170</text:p>
          </table:table-cell>
          <table:table-cell table:style-name="ce21" office:value-type="date" office:date-value="2023-06-05" calcext:value-type="date">
            <text:p>5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42" calcext:value-type="float">
            <text:p>842</text:p>
          </table:table-cell>
          <table:table-cell table:style-name="ce21" office:value-type="date" office:date-value="2023-06-05" calcext:value-type="date">
            <text:p>5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0" calcext:value-type="float">
            <text:p>670</text:p>
          </table:table-cell>
          <table:table-cell table:style-name="ce21" office:value-type="date" office:date-value="2023-06-05" calcext:value-type="date">
            <text:p>5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41" calcext:value-type="float">
            <text:p>741</text:p>
          </table:table-cell>
          <table:table-cell table:style-name="ce21" office:value-type="date" office:date-value="2023-06-06" calcext:value-type="date">
            <text:p>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42" calcext:value-type="float">
            <text:p>442</text:p>
          </table:table-cell>
          <table:table-cell table:style-name="ce21" office:value-type="date" office:date-value="2023-06-06" calcext:value-type="date">
            <text:p>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7.5" calcext:value-type="float">
            <text:p>737,5</text:p>
          </table:table-cell>
          <table:table-cell table:style-name="ce21" office:value-type="date" office:date-value="2023-06-06" calcext:value-type="date">
            <text:p>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54.5" calcext:value-type="float">
            <text:p>1754,5</text:p>
          </table:table-cell>
          <table:table-cell table:style-name="ce21" office:value-type="date" office:date-value="2023-06-07" calcext:value-type="date">
            <text:p>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21" office:value-type="date" office:date-value="2023-06-07" calcext:value-type="date">
            <text:p>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74" calcext:value-type="float">
            <text:p>774</text:p>
          </table:table-cell>
          <table:table-cell table:style-name="ce21" office:value-type="date" office:date-value="2023-06-07" calcext:value-type="date">
            <text:p>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80" calcext:value-type="float">
            <text:p>780</text:p>
          </table:table-cell>
          <table:table-cell table:style-name="ce21" office:value-type="date" office:date-value="2023-06-07" calcext:value-type="date">
            <text:p>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77" calcext:value-type="float">
            <text:p>1577</text:p>
          </table:table-cell>
          <table:table-cell table:style-name="ce21" office:value-type="date" office:date-value="2023-06-09" calcext:value-type="date">
            <text:p>9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3" calcext:value-type="float">
            <text:p>893</text:p>
          </table:table-cell>
          <table:table-cell table:style-name="ce21" office:value-type="date" office:date-value="2023-06-10" calcext:value-type="date">
            <text:p>1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64" calcext:value-type="float">
            <text:p>864</text:p>
          </table:table-cell>
          <table:table-cell table:style-name="ce21" office:value-type="date" office:date-value="2023-06-10" calcext:value-type="date">
            <text:p>1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62" calcext:value-type="float">
            <text:p>762</text:p>
          </table:table-cell>
          <table:table-cell table:style-name="ce21" office:value-type="date" office:date-value="2023-06-12" calcext:value-type="date">
            <text:p>1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21" office:value-type="date" office:date-value="2023-06-12" calcext:value-type="date">
            <text:p>1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01.5" calcext:value-type="float">
            <text:p>1201,5</text:p>
          </table:table-cell>
          <table:table-cell table:style-name="ce21" office:value-type="date" office:date-value="2023-06-12" calcext:value-type="date">
            <text:p>1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84" calcext:value-type="float">
            <text:p>784</text:p>
          </table:table-cell>
          <table:table-cell table:style-name="ce21" office:value-type="date" office:date-value="2023-06-12" calcext:value-type="date">
            <text:p>1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8" calcext:value-type="float">
            <text:p>898</text:p>
          </table:table-cell>
          <table:table-cell table:style-name="ce21" office:value-type="date" office:date-value="2023-06-12" calcext:value-type="date">
            <text:p>1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13" calcext:value-type="float">
            <text:p>1413</text:p>
          </table:table-cell>
          <table:table-cell table:style-name="ce21" office:value-type="date" office:date-value="2023-06-13" calcext:value-type="date">
            <text:p>1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77.5" calcext:value-type="float">
            <text:p>577,5</text:p>
          </table:table-cell>
          <table:table-cell table:style-name="ce21" office:value-type="date" office:date-value="2023-06-13" calcext:value-type="date">
            <text:p>1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37.5" calcext:value-type="float">
            <text:p>837,5</text:p>
          </table:table-cell>
          <table:table-cell table:style-name="ce21" office:value-type="date" office:date-value="2023-06-14" calcext:value-type="date">
            <text:p>14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62" calcext:value-type="float">
            <text:p>462</text:p>
          </table:table-cell>
          <table:table-cell table:style-name="ce21" office:value-type="date" office:date-value="2023-06-14" calcext:value-type="date">
            <text:p>14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85.5" calcext:value-type="float">
            <text:p>985,5</text:p>
          </table:table-cell>
          <table:table-cell table:style-name="ce21" office:value-type="date" office:date-value="2023-06-15" calcext:value-type="date">
            <text:p>15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21" office:value-type="date" office:date-value="2023-06-15" calcext:value-type="date">
            <text:p>15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41.5" calcext:value-type="float">
            <text:p>541,5</text:p>
          </table:table-cell>
          <table:table-cell table:style-name="ce21" office:value-type="date" office:date-value="2023-06-16" calcext:value-type="date">
            <text:p>1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60" calcext:value-type="float">
            <text:p>1760</text:p>
          </table:table-cell>
          <table:table-cell table:style-name="ce21" office:value-type="date" office:date-value="2023-06-16" calcext:value-type="date">
            <text:p>1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02.5" calcext:value-type="float">
            <text:p>1002,5</text:p>
          </table:table-cell>
          <table:table-cell table:style-name="ce21" office:value-type="date" office:date-value="2023-06-17" calcext:value-type="date">
            <text:p>1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91" calcext:value-type="float">
            <text:p>1391</text:p>
          </table:table-cell>
          <table:table-cell table:style-name="ce21" office:value-type="date" office:date-value="2023-06-17" calcext:value-type="date">
            <text:p>1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42.5" calcext:value-type="float">
            <text:p>1042,5</text:p>
          </table:table-cell>
          <table:table-cell table:style-name="ce21" office:value-type="date" office:date-value="2023-06-17" calcext:value-type="date">
            <text:p>1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02" calcext:value-type="float">
            <text:p>502</text:p>
          </table:table-cell>
          <table:table-cell table:style-name="ce21" office:value-type="date" office:date-value="2023-06-17" calcext:value-type="date">
            <text:p>1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87" calcext:value-type="float">
            <text:p>887</text:p>
          </table:table-cell>
          <table:table-cell table:style-name="ce21" office:value-type="date" office:date-value="2023-06-19" calcext:value-type="date">
            <text:p>19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61.5" calcext:value-type="float">
            <text:p>861,5</text:p>
          </table:table-cell>
          <table:table-cell table:style-name="ce21" office:value-type="date" office:date-value="2023-06-19" calcext:value-type="date">
            <text:p>19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90" calcext:value-type="float">
            <text:p>390</text:p>
          </table:table-cell>
          <table:table-cell table:style-name="ce21" office:value-type="date" office:date-value="2023-06-19" calcext:value-type="date">
            <text:p>19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34" calcext:value-type="float">
            <text:p>934</text:p>
          </table:table-cell>
          <table:table-cell table:style-name="ce21" office:value-type="date" office:date-value="2023-06-20" calcext:value-type="date">
            <text:p>2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21" office:value-type="date" office:date-value="2023-06-20" calcext:value-type="date">
            <text:p>2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0" calcext:value-type="float">
            <text:p>790</text:p>
          </table:table-cell>
          <table:table-cell table:style-name="ce21" office:value-type="date" office:date-value="2023-06-20" calcext:value-type="date">
            <text:p>2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22" calcext:value-type="float">
            <text:p>722</text:p>
          </table:table-cell>
          <table:table-cell table:style-name="ce21" office:value-type="date" office:date-value="2023-06-20" calcext:value-type="date">
            <text:p>2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16.5" calcext:value-type="float">
            <text:p>516,5</text:p>
          </table:table-cell>
          <table:table-cell table:style-name="ce21" office:value-type="date" office:date-value="2023-06-21" calcext:value-type="date">
            <text:p>21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35" calcext:value-type="float">
            <text:p>635</text:p>
          </table:table-cell>
          <table:table-cell table:style-name="ce21" office:value-type="date" office:date-value="2023-06-21" calcext:value-type="date">
            <text:p>21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1" calcext:value-type="float">
            <text:p>851</text:p>
          </table:table-cell>
          <table:table-cell table:style-name="ce21" office:value-type="date" office:date-value="2023-06-22" calcext:value-type="date">
            <text:p>2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33.5" calcext:value-type="float">
            <text:p>333,5</text:p>
          </table:table-cell>
          <table:table-cell table:style-name="ce21" office:value-type="date" office:date-value="2023-06-22" calcext:value-type="date">
            <text:p>2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48.5" calcext:value-type="float">
            <text:p>1048,5</text:p>
          </table:table-cell>
          <table:table-cell table:style-name="ce21" office:value-type="date" office:date-value="2023-06-22" calcext:value-type="date">
            <text:p>22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49.5" calcext:value-type="float">
            <text:p>749,5</text:p>
          </table:table-cell>
          <table:table-cell table:style-name="ce21" office:value-type="date" office:date-value="2023-06-23" calcext:value-type="date">
            <text:p>2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50" calcext:value-type="float">
            <text:p>550</text:p>
          </table:table-cell>
          <table:table-cell table:style-name="ce21" office:value-type="date" office:date-value="2023-06-23" calcext:value-type="date">
            <text:p>2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71" calcext:value-type="float">
            <text:p>571</text:p>
          </table:table-cell>
          <table:table-cell table:style-name="ce21" office:value-type="date" office:date-value="2023-06-23" calcext:value-type="date">
            <text:p>23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5" calcext:value-type="float">
            <text:p>1085</text:p>
          </table:table-cell>
          <table:table-cell table:style-name="ce21" office:value-type="date" office:date-value="2023-06-24" calcext:value-type="date">
            <text:p>24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3" calcext:value-type="float">
            <text:p>1083</text:p>
          </table:table-cell>
          <table:table-cell table:style-name="ce21" office:value-type="date" office:date-value="2023-06-24" calcext:value-type="date">
            <text:p>24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86.5" calcext:value-type="float">
            <text:p>486,5</text:p>
          </table:table-cell>
          <table:table-cell table:style-name="ce21" office:value-type="date" office:date-value="2023-06-24" calcext:value-type="date">
            <text:p>24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23" calcext:value-type="float">
            <text:p>823</text:p>
          </table:table-cell>
          <table:table-cell table:style-name="ce21" office:value-type="date" office:date-value="2023-06-26" calcext:value-type="date">
            <text:p>2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3.5" calcext:value-type="float">
            <text:p>893,5</text:p>
          </table:table-cell>
          <table:table-cell table:style-name="ce21" office:value-type="date" office:date-value="2023-06-26" calcext:value-type="date">
            <text:p>2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4.5" calcext:value-type="float">
            <text:p>734,5</text:p>
          </table:table-cell>
          <table:table-cell table:style-name="ce21" office:value-type="date" office:date-value="2023-06-26" calcext:value-type="date">
            <text:p>26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14.5" calcext:value-type="float">
            <text:p>614,5</text:p>
          </table:table-cell>
          <table:table-cell table:style-name="ce21" office:value-type="date" office:date-value="2023-06-27" calcext:value-type="date">
            <text:p>2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60" calcext:value-type="float">
            <text:p>460</text:p>
          </table:table-cell>
          <table:table-cell table:style-name="ce21" office:value-type="date" office:date-value="2023-06-27" calcext:value-type="date">
            <text:p>27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table:style-name="ce21" office:value-type="date" office:date-value="2023-06-28" calcext:value-type="date">
            <text:p>28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69" calcext:value-type="float">
            <text:p>469</text:p>
          </table:table-cell>
          <table:table-cell table:style-name="ce21" office:value-type="date" office:date-value="2023-06-28" calcext:value-type="date">
            <text:p>28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45" calcext:value-type="float">
            <text:p>545</text:p>
          </table:table-cell>
          <table:table-cell table:style-name="ce21" office:value-type="date" office:date-value="2023-06-28" calcext:value-type="date">
            <text:p>28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85" calcext:value-type="float">
            <text:p>1585</text:p>
          </table:table-cell>
          <table:table-cell table:style-name="ce21" office:value-type="date" office:date-value="2023-06-30" calcext:value-type="date">
            <text:p>3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2" calcext:value-type="float">
            <text:p>672</text:p>
          </table:table-cell>
          <table:table-cell table:style-name="ce21" office:value-type="date" office:date-value="2023-06-30" calcext:value-type="date">
            <text:p>3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01" calcext:value-type="float">
            <text:p>1801</text:p>
          </table:table-cell>
          <table:table-cell table:style-name="ce21" office:value-type="date" office:date-value="2023-06-30" calcext:value-type="date">
            <text:p>30.06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888.5" calcext:value-type="float">
            <text:p>1888,5</text:p>
          </table:table-cell>
          <table:table-cell table:style-name="ce21" office:value-type="date" office:date-value="2023-07-01" calcext:value-type="date">
            <text:p>1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31" calcext:value-type="float">
            <text:p>831</text:p>
          </table:table-cell>
          <table:table-cell table:style-name="ce21" office:value-type="date" office:date-value="2023-07-01" calcext:value-type="date">
            <text:p>1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02" calcext:value-type="float">
            <text:p>802</text:p>
          </table:table-cell>
          <table:table-cell table:style-name="ce21" office:value-type="date" office:date-value="2023-07-01" calcext:value-type="date">
            <text:p>1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21" office:value-type="date" office:date-value="2023-07-01" calcext:value-type="date">
            <text:p>1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76" calcext:value-type="float">
            <text:p>476</text:p>
          </table:table-cell>
          <table:table-cell table:style-name="ce21" office:value-type="date" office:date-value="2023-07-06" calcext:value-type="date">
            <text:p>6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21" office:value-type="date" office:date-value="2023-07-08" calcext:value-type="date">
            <text:p>8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2" calcext:value-type="float">
            <text:p>972</text:p>
          </table:table-cell>
          <table:table-cell table:style-name="ce21" office:value-type="date" office:date-value="2023-07-10" calcext:value-type="date">
            <text:p>10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82" calcext:value-type="float">
            <text:p>382</text:p>
          </table:table-cell>
          <table:table-cell table:style-name="ce21" office:value-type="date" office:date-value="2023-07-13" calcext:value-type="date">
            <text:p>13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53" calcext:value-type="float">
            <text:p>1153</text:p>
          </table:table-cell>
          <table:table-cell table:style-name="ce21" office:value-type="date" office:date-value="2023-07-17" calcext:value-type="date">
            <text:p>17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21" office:value-type="date" office:date-value="2023-07-22" calcext:value-type="date">
            <text:p>22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25" calcext:value-type="float">
            <text:p>425</text:p>
          </table:table-cell>
          <table:table-cell table:style-name="ce21" office:value-type="date" office:date-value="2023-07-27" calcext:value-type="date">
            <text:p>27.07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02" calcext:value-type="float">
            <text:p>402</text:p>
          </table:table-cell>
          <table:table-cell table:style-name="ce21" office:value-type="date" office:date-value="2023-09-07" calcext:value-type="date">
            <text:p>7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21" office:value-type="date" office:date-value="2023-09-11" calcext:value-type="date">
            <text:p>11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0" calcext:value-type="float">
            <text:p>1080</text:p>
          </table:table-cell>
          <table:table-cell table:style-name="ce21" office:value-type="date" office:date-value="2023-09-12" calcext:value-type="date">
            <text:p>12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77" calcext:value-type="float">
            <text:p>577</text:p>
          </table:table-cell>
          <table:table-cell table:style-name="ce21" office:value-type="date" office:date-value="2023-09-12" calcext:value-type="date">
            <text:p>12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21" office:value-type="date" office:date-value="2023-09-13" calcext:value-type="date">
            <text:p>13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41" calcext:value-type="float">
            <text:p>941</text:p>
          </table:table-cell>
          <table:table-cell table:style-name="ce21" office:value-type="date" office:date-value="2023-09-13" calcext:value-type="date">
            <text:p>13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97" calcext:value-type="float">
            <text:p>2097</text:p>
          </table:table-cell>
          <table:table-cell table:style-name="ce21" office:value-type="date" office:date-value="2023-09-13" calcext:value-type="date">
            <text:p>13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28" calcext:value-type="float">
            <text:p>1628</text:p>
          </table:table-cell>
          <table:table-cell table:style-name="ce21" office:value-type="date" office:date-value="2023-09-14" calcext:value-type="date">
            <text:p>14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95" calcext:value-type="float">
            <text:p>1195</text:p>
          </table:table-cell>
          <table:table-cell table:style-name="ce21" office:value-type="date" office:date-value="2023-09-16" calcext:value-type="date">
            <text:p>16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995" calcext:value-type="float">
            <text:p>1995</text:p>
          </table:table-cell>
          <table:table-cell table:style-name="ce21" office:value-type="date" office:date-value="2023-09-16" calcext:value-type="date">
            <text:p>16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25" calcext:value-type="float">
            <text:p>925</text:p>
          </table:table-cell>
          <table:table-cell table:style-name="ce21" office:value-type="date" office:date-value="2023-09-16" calcext:value-type="date">
            <text:p>16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92" calcext:value-type="float">
            <text:p>792</text:p>
          </table:table-cell>
          <table:table-cell table:style-name="ce21" office:value-type="date" office:date-value="2023-09-16" calcext:value-type="date">
            <text:p>16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21" office:value-type="date" office:date-value="2023-09-18" calcext:value-type="date">
            <text:p>18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20" calcext:value-type="float">
            <text:p>820</text:p>
          </table:table-cell>
          <table:table-cell table:style-name="ce21" office:value-type="date" office:date-value="2023-09-18" calcext:value-type="date">
            <text:p>18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32" calcext:value-type="float">
            <text:p>2032</text:p>
          </table:table-cell>
          <table:table-cell table:style-name="ce21" office:value-type="date" office:date-value="2023-09-18" calcext:value-type="date">
            <text:p>18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790" calcext:value-type="float">
            <text:p>5790</text:p>
          </table:table-cell>
          <table:table-cell table:style-name="ce21" office:value-type="date" office:date-value="2023-09-18" calcext:value-type="date">
            <text:p>18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30" calcext:value-type="float">
            <text:p>1130</text:p>
          </table:table-cell>
          <table:table-cell table:style-name="ce21" office:value-type="date" office:date-value="2023-09-19" calcext:value-type="date">
            <text:p>19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58" calcext:value-type="float">
            <text:p>958</text:p>
          </table:table-cell>
          <table:table-cell table:style-name="ce21" office:value-type="date" office:date-value="2023-09-19" calcext:value-type="date">
            <text:p>19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43" calcext:value-type="float">
            <text:p>843</text:p>
          </table:table-cell>
          <table:table-cell table:style-name="ce21" office:value-type="date" office:date-value="2023-09-19" calcext:value-type="date">
            <text:p>19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54" calcext:value-type="float">
            <text:p>754</text:p>
          </table:table-cell>
          <table:table-cell table:style-name="ce21" office:value-type="date" office:date-value="2023-09-19" calcext:value-type="date">
            <text:p>19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2" calcext:value-type="float">
            <text:p>972</text:p>
          </table:table-cell>
          <table:table-cell table:style-name="ce21" office:value-type="date" office:date-value="2023-09-20" calcext:value-type="date">
            <text:p>20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12" calcext:value-type="float">
            <text:p>1212</text:p>
          </table:table-cell>
          <table:table-cell table:style-name="ce21" office:value-type="date" office:date-value="2023-09-20" calcext:value-type="date">
            <text:p>20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96" calcext:value-type="float">
            <text:p>1196</text:p>
          </table:table-cell>
          <table:table-cell table:style-name="ce21" office:value-type="date" office:date-value="2023-09-20" calcext:value-type="date">
            <text:p>20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07" calcext:value-type="float">
            <text:p>907</text:p>
          </table:table-cell>
          <table:table-cell table:style-name="ce21" office:value-type="date" office:date-value="2023-09-22" calcext:value-type="date">
            <text:p>22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21" office:value-type="date" office:date-value="2023-09-22" calcext:value-type="date">
            <text:p>22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90" calcext:value-type="float">
            <text:p>1090</text:p>
          </table:table-cell>
          <table:table-cell table:style-name="ce21" office:value-type="date" office:date-value="2023-09-23" calcext:value-type="date">
            <text:p>23.09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64" calcext:value-type="float">
            <text:p>1064</text:p>
          </table:table-cell>
          <table:table-cell table:style-name="ce21" office:value-type="date" office:date-value="2023-09-23" calcext:value-type="date">
            <text:p>23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460" calcext:value-type="float">
            <text:p>460</text:p>
          </table:table-cell>
          <table:table-cell table:style-name="ce21" office:value-type="date" office:date-value="2023-09-25" calcext:value-type="date">
            <text:p>25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349" calcext:value-type="float">
            <text:p>1349</text:p>
          </table:table-cell>
          <table:table-cell table:style-name="ce21" office:value-type="date" office:date-value="2023-09-26" calcext:value-type="date">
            <text:p>26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668" calcext:value-type="float">
            <text:p>668</text:p>
          </table:table-cell>
          <table:table-cell table:style-name="ce21" office:value-type="date" office:date-value="2023-09-26" calcext:value-type="date">
            <text:p>26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962" calcext:value-type="float">
            <text:p>962</text:p>
          </table:table-cell>
          <table:table-cell table:style-name="ce21" office:value-type="date" office:date-value="2023-09-27" calcext:value-type="date">
            <text:p>27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136" calcext:value-type="float">
            <text:p>1136</text:p>
          </table:table-cell>
          <table:table-cell table:style-name="ce21" office:value-type="date" office:date-value="2023-09-27" calcext:value-type="date">
            <text:p>27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671" calcext:value-type="float">
            <text:p>671</text:p>
          </table:table-cell>
          <table:table-cell table:style-name="ce21" office:value-type="date" office:date-value="2023-09-27" calcext:value-type="date">
            <text:p>27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572" calcext:value-type="float">
            <text:p>572</text:p>
          </table:table-cell>
          <table:table-cell table:style-name="ce21" office:value-type="date" office:date-value="2023-09-29" calcext:value-type="date">
            <text:p>29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879" calcext:value-type="float">
            <text:p>2879</text:p>
          </table:table-cell>
          <table:table-cell table:style-name="ce21" office:value-type="date" office:date-value="2023-09-29" calcext:value-type="date">
            <text:p>29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376" calcext:value-type="float">
            <text:p>1376</text:p>
          </table:table-cell>
          <table:table-cell table:style-name="ce21" office:value-type="date" office:date-value="2023-09-29" calcext:value-type="date">
            <text:p>29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354" calcext:value-type="float">
            <text:p>354</text:p>
          </table:table-cell>
          <table:table-cell table:style-name="ce21" office:value-type="date" office:date-value="2023-09-29" calcext:value-type="date">
            <text:p>29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704" calcext:value-type="float">
            <text:p>1704</text:p>
          </table:table-cell>
          <table:table-cell table:style-name="ce21" office:value-type="date" office:date-value="2023-09-30" calcext:value-type="date">
            <text:p>30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645" calcext:value-type="float">
            <text:p>1645</text:p>
          </table:table-cell>
          <table:table-cell table:style-name="ce21" office:value-type="date" office:date-value="2023-09-30" calcext:value-type="date">
            <text:p>30.09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432" calcext:value-type="float">
            <text:p>2432</text:p>
          </table:table-cell>
          <table:table-cell table:style-name="ce21" office:value-type="date" office:date-value="2023-10-02" calcext:value-type="date">
            <text:p>2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276" calcext:value-type="float">
            <text:p>2276</text:p>
          </table:table-cell>
          <table:table-cell table:style-name="ce21" office:value-type="date" office:date-value="2023-10-04" calcext:value-type="date">
            <text:p>4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3550" calcext:value-type="float">
            <text:p>3550</text:p>
          </table:table-cell>
          <table:table-cell table:style-name="ce21" office:value-type="date" office:date-value="2023-10-04" calcext:value-type="date">
            <text:p>4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549" calcext:value-type="float">
            <text:p>549</text:p>
          </table:table-cell>
          <table:table-cell table:style-name="ce21" office:value-type="date" office:date-value="2023-10-04" calcext:value-type="date">
            <text:p>4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890" calcext:value-type="float">
            <text:p>890</text:p>
          </table:table-cell>
          <table:table-cell table:style-name="ce21" office:value-type="date" office:date-value="2023-10-04" calcext:value-type="date">
            <text:p>4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992" calcext:value-type="float">
            <text:p>992</text:p>
          </table:table-cell>
          <table:table-cell table:style-name="ce21" office:value-type="date" office:date-value="2023-10-05" calcext:value-type="date">
            <text:p>5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462" calcext:value-type="float">
            <text:p>2462</text:p>
          </table:table-cell>
          <table:table-cell table:style-name="ce21" office:value-type="date" office:date-value="2023-10-05" calcext:value-type="date">
            <text:p>5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669" calcext:value-type="float">
            <text:p>1669</text:p>
          </table:table-cell>
          <table:table-cell table:style-name="ce21" office:value-type="date" office:date-value="2023-10-05" calcext:value-type="date">
            <text:p>5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230.5" calcext:value-type="float">
            <text:p>1230,5</text:p>
          </table:table-cell>
          <table:table-cell table:style-name="ce21" office:value-type="date" office:date-value="2023-10-05" calcext:value-type="date">
            <text:p>5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317" calcext:value-type="float">
            <text:p>1317</text:p>
          </table:table-cell>
          <table:table-cell table:style-name="ce21" office:value-type="date" office:date-value="2023-10-10" calcext:value-type="date">
            <text:p>10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3539" calcext:value-type="float">
            <text:p>3539</text:p>
          </table:table-cell>
          <table:table-cell table:style-name="ce21" office:value-type="date" office:date-value="2023-10-10" calcext:value-type="date">
            <text:p>10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832" calcext:value-type="float">
            <text:p>832</text:p>
          </table:table-cell>
          <table:table-cell table:style-name="ce21" office:value-type="date" office:date-value="2023-10-10" calcext:value-type="date">
            <text:p>10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857" calcext:value-type="float">
            <text:p>857</text:p>
          </table:table-cell>
          <table:table-cell table:style-name="ce21" office:value-type="date" office:date-value="2023-10-17" calcext:value-type="date">
            <text:p>17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0" calcext:value-type="float">
            <text:p>890</text:p>
          </table:table-cell>
          <table:table-cell table:style-name="ce21" office:value-type="date" office:date-value="2023-10-19" calcext:value-type="date">
            <text:p>19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67" calcext:value-type="float">
            <text:p>1167</text:p>
          </table:table-cell>
          <table:table-cell table:style-name="ce21" office:value-type="date" office:date-value="2023-10-19" calcext:value-type="date">
            <text:p>19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75" calcext:value-type="float">
            <text:p>1275</text:p>
          </table:table-cell>
          <table:table-cell table:style-name="ce21" office:value-type="date" office:date-value="2023-10-19" calcext:value-type="date">
            <text:p>19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48" calcext:value-type="float">
            <text:p>448</text:p>
          </table:table-cell>
          <table:table-cell table:style-name="ce21" office:value-type="date" office:date-value="2023-10-19" calcext:value-type="date">
            <text:p>19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391" calcext:value-type="float">
            <text:p>2391</text:p>
          </table:table-cell>
          <table:table-cell table:style-name="ce21" office:value-type="date" office:date-value="2023-10-19" calcext:value-type="date">
            <text:p>19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12" calcext:value-type="float">
            <text:p>612</text:p>
          </table:table-cell>
          <table:table-cell table:style-name="ce21" office:value-type="date" office:date-value="2023-10-19" calcext:value-type="date">
            <text:p>19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15" calcext:value-type="float">
            <text:p>1715</text:p>
          </table:table-cell>
          <table:table-cell table:style-name="ce21" office:value-type="date" office:date-value="2023-10-20" calcext:value-type="date">
            <text:p>2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55" calcext:value-type="float">
            <text:p>1055</text:p>
          </table:table-cell>
          <table:table-cell table:style-name="ce21" office:value-type="date" office:date-value="2023-10-20" calcext:value-type="date">
            <text:p>2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85.5" calcext:value-type="float">
            <text:p>885,5</text:p>
          </table:table-cell>
          <table:table-cell table:style-name="ce21" office:value-type="date" office:date-value="2023-10-20" calcext:value-type="date">
            <text:p>2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126.5" calcext:value-type="float">
            <text:p>2126,5</text:p>
          </table:table-cell>
          <table:table-cell table:style-name="ce21" office:value-type="date" office:date-value="2023-10-20" calcext:value-type="date">
            <text:p>2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521" calcext:value-type="float">
            <text:p>2521</text:p>
          </table:table-cell>
          <table:table-cell table:style-name="ce21" office:value-type="date" office:date-value="2023-10-20" calcext:value-type="date">
            <text:p>2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21" office:value-type="date" office:date-value="2023-10-20" calcext:value-type="date">
            <text:p>2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04" calcext:value-type="float">
            <text:p>804</text:p>
          </table:table-cell>
          <table:table-cell table:style-name="ce21" office:value-type="date" office:date-value="2023-10-21" calcext:value-type="date">
            <text:p>21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730" calcext:value-type="float">
            <text:p>1730</text:p>
          </table:table-cell>
          <table:table-cell table:style-name="ce21" office:value-type="date" office:date-value="2023-10-21" calcext:value-type="date">
            <text:p>21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644" calcext:value-type="float">
            <text:p>2644</text:p>
          </table:table-cell>
          <table:table-cell table:style-name="ce21" office:value-type="date" office:date-value="2023-10-21" calcext:value-type="date">
            <text:p>21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66" calcext:value-type="float">
            <text:p>766</text:p>
          </table:table-cell>
          <table:table-cell table:style-name="ce21" office:value-type="date" office:date-value="2023-10-21" calcext:value-type="date">
            <text:p>21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11" calcext:value-type="float">
            <text:p>511</text:p>
          </table:table-cell>
          <table:table-cell table:style-name="ce21" office:value-type="date" office:date-value="2023-10-21" calcext:value-type="date">
            <text:p>21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8" calcext:value-type="float">
            <text:p>898</text:p>
          </table:table-cell>
          <table:table-cell table:style-name="ce21" office:value-type="date" office:date-value="2023-10-21" calcext:value-type="date">
            <text:p>21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05" calcext:value-type="float">
            <text:p>1305</text:p>
          </table:table-cell>
          <table:table-cell table:style-name="ce21" office:value-type="date" office:date-value="2023-10-23" calcext:value-type="date">
            <text:p>23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501" calcext:value-type="float">
            <text:p>2501</text:p>
          </table:table-cell>
          <table:table-cell table:style-name="ce21" office:value-type="date" office:date-value="2023-10-23" calcext:value-type="date">
            <text:p>23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39" calcext:value-type="float">
            <text:p>1039</text:p>
          </table:table-cell>
          <table:table-cell table:style-name="ce21" office:value-type="date" office:date-value="2023-10-23" calcext:value-type="date">
            <text:p>23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67" calcext:value-type="float">
            <text:p>667</text:p>
          </table:table-cell>
          <table:table-cell table:style-name="ce21" office:value-type="date" office:date-value="2023-10-24" calcext:value-type="date">
            <text:p>24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96" calcext:value-type="float">
            <text:p>1096</text:p>
          </table:table-cell>
          <table:table-cell table:style-name="ce21" office:value-type="date" office:date-value="2023-10-24" calcext:value-type="date">
            <text:p>24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0" calcext:value-type="float">
            <text:p>890</text:p>
          </table:table-cell>
          <table:table-cell table:style-name="ce21" office:value-type="date" office:date-value="2023-10-24" calcext:value-type="date">
            <text:p>24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88" calcext:value-type="float">
            <text:p>988</text:p>
          </table:table-cell>
          <table:table-cell table:style-name="ce21" office:value-type="date" office:date-value="2023-10-25" calcext:value-type="date">
            <text:p>25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87" calcext:value-type="float">
            <text:p>587</text:p>
          </table:table-cell>
          <table:table-cell table:style-name="ce21" office:value-type="date" office:date-value="2023-10-25" calcext:value-type="date">
            <text:p>25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35" calcext:value-type="float">
            <text:p>1635</text:p>
          </table:table-cell>
          <table:table-cell table:style-name="ce21" office:value-type="date" office:date-value="2023-10-25" calcext:value-type="date">
            <text:p>25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56" calcext:value-type="float">
            <text:p>1656</text:p>
          </table:table-cell>
          <table:table-cell table:style-name="ce21" office:value-type="date" office:date-value="2023-10-25" calcext:value-type="date">
            <text:p>25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77" calcext:value-type="float">
            <text:p>1177</text:p>
          </table:table-cell>
          <table:table-cell table:style-name="ce21" office:value-type="date" office:date-value="2023-10-26" calcext:value-type="date">
            <text:p>26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55" calcext:value-type="float">
            <text:p>755</text:p>
          </table:table-cell>
          <table:table-cell table:style-name="ce21" office:value-type="date" office:date-value="2023-10-26" calcext:value-type="date">
            <text:p>26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91" calcext:value-type="float">
            <text:p>591</text:p>
          </table:table-cell>
          <table:table-cell table:style-name="ce21" office:value-type="date" office:date-value="2023-10-26" calcext:value-type="date">
            <text:p>26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919" calcext:value-type="float">
            <text:p>2919</text:p>
          </table:table-cell>
          <table:table-cell table:style-name="ce21" office:value-type="date" office:date-value="2023-10-26" calcext:value-type="date">
            <text:p>26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88" calcext:value-type="float">
            <text:p>888</text:p>
          </table:table-cell>
          <table:table-cell table:style-name="ce21" office:value-type="date" office:date-value="2023-10-27" calcext:value-type="date">
            <text:p>27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51" calcext:value-type="float">
            <text:p>751</text:p>
          </table:table-cell>
          <table:table-cell table:style-name="ce21" office:value-type="date" office:date-value="2023-10-27" calcext:value-type="date">
            <text:p>27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38" calcext:value-type="float">
            <text:p>938</text:p>
          </table:table-cell>
          <table:table-cell table:style-name="ce21" office:value-type="date" office:date-value="2023-10-28" calcext:value-type="date">
            <text:p>28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67" calcext:value-type="float">
            <text:p>1067</text:p>
          </table:table-cell>
          <table:table-cell table:style-name="ce21" office:value-type="date" office:date-value="2023-10-28" calcext:value-type="date">
            <text:p>28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37" calcext:value-type="float">
            <text:p>337</text:p>
          </table:table-cell>
          <table:table-cell table:style-name="ce21" office:value-type="date" office:date-value="2023-10-28" calcext:value-type="date">
            <text:p>28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21" office:value-type="date" office:date-value="2023-10-28" calcext:value-type="date">
            <text:p>28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58" calcext:value-type="float">
            <text:p>858</text:p>
          </table:table-cell>
          <table:table-cell table:style-name="ce21" office:value-type="date" office:date-value="2023-10-28" calcext:value-type="date">
            <text:p>28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33" calcext:value-type="float">
            <text:p>1433</text:p>
          </table:table-cell>
          <table:table-cell table:style-name="ce21" office:value-type="date" office:date-value="2023-10-28" calcext:value-type="date">
            <text:p>28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946" calcext:value-type="float">
            <text:p>2946</text:p>
          </table:table-cell>
          <table:table-cell table:style-name="ce21" office:value-type="date" office:date-value="2023-10-30" calcext:value-type="date">
            <text:p>3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38" calcext:value-type="float">
            <text:p>738</text:p>
          </table:table-cell>
          <table:table-cell table:style-name="ce21" office:value-type="date" office:date-value="2023-10-30" calcext:value-type="date">
            <text:p>30.10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21" office:value-type="date" office:date-value="2023-10-30" calcext:value-type="date">
            <text:p>30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267" calcext:value-type="float">
            <text:p>2267</text:p>
          </table:table-cell>
          <table:table-cell table:style-name="ce21" office:value-type="date" office:date-value="2023-10-30" calcext:value-type="date">
            <text:p>30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024" calcext:value-type="float">
            <text:p>1024</text:p>
          </table:table-cell>
          <table:table-cell table:style-name="ce21" office:value-type="date" office:date-value="2023-10-31" calcext:value-type="date">
            <text:p>31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138.5" calcext:value-type="float">
            <text:p>1138,5</text:p>
          </table:table-cell>
          <table:table-cell table:style-name="ce21" office:value-type="date" office:date-value="2023-10-31" calcext:value-type="date">
            <text:p>31.10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644" calcext:value-type="float">
            <text:p>1644</text:p>
          </table:table-cell>
          <table:table-cell table:style-name="ce21" office:value-type="date" office:date-value="2023-11-03" calcext:value-type="date">
            <text:p>3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110" calcext:value-type="float">
            <text:p>1110</text:p>
          </table:table-cell>
          <table:table-cell table:style-name="ce21" office:value-type="date" office:date-value="2023-11-04" calcext:value-type="date">
            <text:p>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686" calcext:value-type="float">
            <text:p>686</text:p>
          </table:table-cell>
          <table:table-cell table:style-name="ce21" office:value-type="date" office:date-value="2023-11-04" calcext:value-type="date">
            <text:p>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827" calcext:value-type="float">
            <text:p>827</text:p>
          </table:table-cell>
          <table:table-cell table:style-name="ce21" office:value-type="date" office:date-value="2023-11-04" calcext:value-type="date">
            <text:p>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028" calcext:value-type="float">
            <text:p>1028</text:p>
          </table:table-cell>
          <table:table-cell table:style-name="ce21" office:value-type="date" office:date-value="2023-11-04" calcext:value-type="date">
            <text:p>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89" calcext:value-type="float">
            <text:p>789</text:p>
          </table:table-cell>
          <table:table-cell table:style-name="ce21" office:value-type="date" office:date-value="2023-11-04" calcext:value-type="date">
            <text:p>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388" calcext:value-type="float">
            <text:p>388</text:p>
          </table:table-cell>
          <table:table-cell table:style-name="ce21" office:value-type="date" office:date-value="2023-11-04" calcext:value-type="date">
            <text:p>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967" calcext:value-type="float">
            <text:p>1967</text:p>
          </table:table-cell>
          <table:table-cell table:style-name="ce21" office:value-type="date" office:date-value="2023-11-06" calcext:value-type="date">
            <text:p>6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73" calcext:value-type="float">
            <text:p>773</text:p>
          </table:table-cell>
          <table:table-cell table:style-name="ce21" office:value-type="date" office:date-value="2023-11-06" calcext:value-type="date">
            <text:p>6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045" calcext:value-type="float">
            <text:p>1045</text:p>
          </table:table-cell>
          <table:table-cell table:style-name="ce21" office:value-type="date" office:date-value="2023-11-06" calcext:value-type="date">
            <text:p>6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334" calcext:value-type="float">
            <text:p>1334</text:p>
          </table:table-cell>
          <table:table-cell table:style-name="ce21" office:value-type="date" office:date-value="2023-11-06" calcext:value-type="date">
            <text:p>6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639" calcext:value-type="float">
            <text:p>1639</text:p>
          </table:table-cell>
          <table:table-cell table:style-name="ce21" office:value-type="date" office:date-value="2023-11-07" calcext:value-type="date">
            <text:p>7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42" calcext:value-type="float">
            <text:p>742</text:p>
          </table:table-cell>
          <table:table-cell table:style-name="ce21" office:value-type="date" office:date-value="2023-11-07" calcext:value-type="date">
            <text:p>7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832.5" calcext:value-type="float">
            <text:p>832,5</text:p>
          </table:table-cell>
          <table:table-cell table:style-name="ce21" office:value-type="date" office:date-value="2023-11-07" calcext:value-type="date">
            <text:p>7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159" calcext:value-type="float">
            <text:p>1159</text:p>
          </table:table-cell>
          <table:table-cell table:style-name="ce21" office:value-type="date" office:date-value="2023-11-09" calcext:value-type="date">
            <text:p>9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874" calcext:value-type="float">
            <text:p>874</text:p>
          </table:table-cell>
          <table:table-cell table:style-name="ce21" office:value-type="date" office:date-value="2023-11-09" calcext:value-type="date">
            <text:p>9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77" calcext:value-type="float">
            <text:p>777</text:p>
          </table:table-cell>
          <table:table-cell table:style-name="ce21" office:value-type="date" office:date-value="2023-11-09" calcext:value-type="date">
            <text:p>9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335" calcext:value-type="float">
            <text:p>2335</text:p>
          </table:table-cell>
          <table:table-cell table:style-name="ce21" office:value-type="date" office:date-value="2023-11-09" calcext:value-type="date">
            <text:p>9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4031" calcext:value-type="float">
            <text:p>4031</text:p>
          </table:table-cell>
          <table:table-cell table:style-name="ce21" office:value-type="date" office:date-value="2023-11-13" calcext:value-type="date">
            <text:p>13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315" calcext:value-type="float">
            <text:p>2315</text:p>
          </table:table-cell>
          <table:table-cell table:style-name="ce21" office:value-type="date" office:date-value="2023-11-13" calcext:value-type="date">
            <text:p>13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010" calcext:value-type="float">
            <text:p>1010</text:p>
          </table:table-cell>
          <table:table-cell table:style-name="ce21" office:value-type="date" office:date-value="2023-11-14" calcext:value-type="date">
            <text:p>1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256" calcext:value-type="float">
            <text:p>1256</text:p>
          </table:table-cell>
          <table:table-cell table:style-name="ce21" office:value-type="date" office:date-value="2023-11-14" calcext:value-type="date">
            <text:p>1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317" calcext:value-type="float">
            <text:p>1317</text:p>
          </table:table-cell>
          <table:table-cell table:style-name="ce21" office:value-type="date" office:date-value="2023-11-14" calcext:value-type="date">
            <text:p>14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963.5" calcext:value-type="float">
            <text:p>963,5</text:p>
          </table:table-cell>
          <table:table-cell table:style-name="ce21" office:value-type="date" office:date-value="2023-11-15" calcext:value-type="date">
            <text:p>15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829" calcext:value-type="float">
            <text:p>1829</text:p>
          </table:table-cell>
          <table:table-cell table:style-name="ce21" office:value-type="date" office:date-value="2023-11-15" calcext:value-type="date">
            <text:p>15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769" calcext:value-type="float">
            <text:p>1769</text:p>
          </table:table-cell>
          <table:table-cell table:style-name="ce21" office:value-type="date" office:date-value="2023-11-16" calcext:value-type="date">
            <text:p>16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147" calcext:value-type="float">
            <text:p>1147</text:p>
          </table:table-cell>
          <table:table-cell table:style-name="ce21" office:value-type="date" office:date-value="2023-11-16" calcext:value-type="date">
            <text:p>16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913" calcext:value-type="float">
            <text:p>913</text:p>
          </table:table-cell>
          <table:table-cell table:style-name="ce21" office:value-type="date" office:date-value="2023-11-18" calcext:value-type="date">
            <text:p>18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086" calcext:value-type="float">
            <text:p>2086</text:p>
          </table:table-cell>
          <table:table-cell table:style-name="ce21" office:value-type="date" office:date-value="2023-11-18" calcext:value-type="date">
            <text:p>18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203" calcext:value-type="float">
            <text:p>1203</text:p>
          </table:table-cell>
          <table:table-cell table:style-name="ce21" office:value-type="date" office:date-value="2023-11-18" calcext:value-type="date">
            <text:p>18.11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286" calcext:value-type="float">
            <text:p>2286</text:p>
          </table:table-cell>
          <table:table-cell table:style-name="ce21" office:value-type="date" office:date-value="2023-11-20" calcext:value-type="date">
            <text:p>20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27" calcext:value-type="float">
            <text:p>827</text:p>
          </table:table-cell>
          <table:table-cell table:style-name="ce21" office:value-type="date" office:date-value="2023-11-20" calcext:value-type="date">
            <text:p>20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90" calcext:value-type="float">
            <text:p>1090</text:p>
          </table:table-cell>
          <table:table-cell table:style-name="ce21" office:value-type="date" office:date-value="2023-11-20" calcext:value-type="date">
            <text:p>20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79" calcext:value-type="float">
            <text:p>979</text:p>
          </table:table-cell>
          <table:table-cell table:style-name="ce21" office:value-type="date" office:date-value="2023-11-21" calcext:value-type="date">
            <text:p>21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263" calcext:value-type="float">
            <text:p>2263</text:p>
          </table:table-cell>
          <table:table-cell table:style-name="ce21" office:value-type="date" office:date-value="2023-11-21" calcext:value-type="date">
            <text:p>21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75" calcext:value-type="float">
            <text:p>1675</text:p>
          </table:table-cell>
          <table:table-cell table:style-name="ce21" office:value-type="date" office:date-value="2023-11-23" calcext:value-type="date">
            <text:p>23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21" calcext:value-type="float">
            <text:p>1521</text:p>
          </table:table-cell>
          <table:table-cell table:style-name="ce21" office:value-type="date" office:date-value="2023-11-23" calcext:value-type="date">
            <text:p>23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49" calcext:value-type="float">
            <text:p>1149</text:p>
          </table:table-cell>
          <table:table-cell table:style-name="ce21" office:value-type="date" office:date-value="2023-11-23" calcext:value-type="date">
            <text:p>23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985" calcext:value-type="float">
            <text:p>1985</text:p>
          </table:table-cell>
          <table:table-cell table:style-name="ce21" office:value-type="date" office:date-value="2023-11-23" calcext:value-type="date">
            <text:p>23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29" calcext:value-type="float">
            <text:p>329</text:p>
          </table:table-cell>
          <table:table-cell table:style-name="ce21" office:value-type="date" office:date-value="2023-11-24" calcext:value-type="date">
            <text:p>24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55" calcext:value-type="float">
            <text:p>555</text:p>
          </table:table-cell>
          <table:table-cell table:style-name="ce21" office:value-type="date" office:date-value="2023-11-24" calcext:value-type="date">
            <text:p>24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099" calcext:value-type="float">
            <text:p>2099</text:p>
          </table:table-cell>
          <table:table-cell table:style-name="ce21" office:value-type="date" office:date-value="2023-11-24" calcext:value-type="date">
            <text:p>24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94" calcext:value-type="float">
            <text:p>994</text:p>
          </table:table-cell>
          <table:table-cell table:style-name="ce21" office:value-type="date" office:date-value="2023-11-25" calcext:value-type="date">
            <text:p>25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20" calcext:value-type="float">
            <text:p>1120</text:p>
          </table:table-cell>
          <table:table-cell table:style-name="ce21" office:value-type="date" office:date-value="2023-11-28" calcext:value-type="date">
            <text:p>28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43.7" calcext:value-type="float">
            <text:p>1443,7</text:p>
          </table:table-cell>
          <table:table-cell table:style-name="ce21" office:value-type="date" office:date-value="2023-11-29" calcext:value-type="date">
            <text:p>29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37" calcext:value-type="float">
            <text:p>537</text:p>
          </table:table-cell>
          <table:table-cell table:style-name="ce21" office:value-type="date" office:date-value="2023-11-29" calcext:value-type="date">
            <text:p>29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90" calcext:value-type="float">
            <text:p>490</text:p>
          </table:table-cell>
          <table:table-cell table:style-name="ce21" office:value-type="date" office:date-value="2023-11-30" calcext:value-type="date">
            <text:p>30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89.5" calcext:value-type="float">
            <text:p>789,5</text:p>
          </table:table-cell>
          <table:table-cell table:style-name="ce21" office:value-type="date" office:date-value="2023-11-30" calcext:value-type="date">
            <text:p>30.11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18.5" calcext:value-type="float">
            <text:p>318,5</text:p>
          </table:table-cell>
          <table:table-cell table:style-name="ce21" office:value-type="date" office:date-value="2023-12-01" calcext:value-type="date">
            <text:p>1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72" calcext:value-type="float">
            <text:p>1572</text:p>
          </table:table-cell>
          <table:table-cell table:style-name="ce21" office:value-type="date" office:date-value="2023-12-01" calcext:value-type="date">
            <text:p>1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543.5" calcext:value-type="float">
            <text:p>1543,5</text:p>
          </table:table-cell>
          <table:table-cell table:style-name="ce21" office:value-type="date" office:date-value="2023-12-01" calcext:value-type="date">
            <text:p>1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204" calcext:value-type="float">
            <text:p>1204</text:p>
          </table:table-cell>
          <table:table-cell table:style-name="ce21" office:value-type="date" office:date-value="2023-12-02" calcext:value-type="date">
            <text:p>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195" calcext:value-type="float">
            <text:p>2195</text:p>
          </table:table-cell>
          <table:table-cell table:style-name="ce21" office:value-type="date" office:date-value="2023-12-02" calcext:value-type="date">
            <text:p>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443" calcext:value-type="float">
            <text:p>3443</text:p>
          </table:table-cell>
          <table:table-cell table:style-name="ce21" office:value-type="date" office:date-value="2023-12-02" calcext:value-type="date">
            <text:p>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6" calcext:value-type="float">
            <text:p>1086</text:p>
          </table:table-cell>
          <table:table-cell table:style-name="ce21" office:value-type="date" office:date-value="2023-12-04" calcext:value-type="date">
            <text:p>4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919" calcext:value-type="float">
            <text:p>919</text:p>
          </table:table-cell>
          <table:table-cell table:style-name="ce21" office:value-type="date" office:date-value="2023-12-04" calcext:value-type="date">
            <text:p>4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45" calcext:value-type="float">
            <text:p>745</text:p>
          </table:table-cell>
          <table:table-cell table:style-name="ce21" office:value-type="date" office:date-value="2023-12-04" calcext:value-type="date">
            <text:p>4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431" calcext:value-type="float">
            <text:p>431</text:p>
          </table:table-cell>
          <table:table-cell table:style-name="ce21" office:value-type="date" office:date-value="2023-12-04" calcext:value-type="date">
            <text:p>4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524" calcext:value-type="float">
            <text:p>524</text:p>
          </table:table-cell>
          <table:table-cell table:style-name="ce21" office:value-type="date" office:date-value="2023-12-05" calcext:value-type="date">
            <text:p>5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893" calcext:value-type="float">
            <text:p>893</text:p>
          </table:table-cell>
          <table:table-cell table:style-name="ce21" office:value-type="date" office:date-value="2023-12-05" calcext:value-type="date">
            <text:p>5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148" calcext:value-type="float">
            <text:p>1148</text:p>
          </table:table-cell>
          <table:table-cell table:style-name="ce21" office:value-type="date" office:date-value="2023-12-05" calcext:value-type="date">
            <text:p>5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486.5" calcext:value-type="float">
            <text:p>486,5</text:p>
          </table:table-cell>
          <table:table-cell table:style-name="ce21" office:value-type="date" office:date-value="2023-12-06" calcext:value-type="date">
            <text:p>6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904.5" calcext:value-type="float">
            <text:p>1904,5</text:p>
          </table:table-cell>
          <table:table-cell table:style-name="ce21" office:value-type="date" office:date-value="2023-12-06" calcext:value-type="date">
            <text:p>6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922" calcext:value-type="float">
            <text:p>922</text:p>
          </table:table-cell>
          <table:table-cell table:style-name="ce21" office:value-type="date" office:date-value="2023-12-11" calcext:value-type="date">
            <text:p>11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397" calcext:value-type="float">
            <text:p>397</text:p>
          </table:table-cell>
          <table:table-cell table:style-name="ce21" office:value-type="date" office:date-value="2023-12-12" calcext:value-type="date">
            <text:p>12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52" calcext:value-type="float">
            <text:p>752</text:p>
          </table:table-cell>
          <table:table-cell table:style-name="ce21" office:value-type="date" office:date-value="2023-12-12" calcext:value-type="date">
            <text:p>12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246" calcext:value-type="float">
            <text:p>1246</text:p>
          </table:table-cell>
          <table:table-cell table:style-name="ce21" office:value-type="date" office:date-value="2023-12-13" calcext:value-type="date">
            <text:p>13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00" calcext:value-type="float">
            <text:p>700</text:p>
          </table:table-cell>
          <table:table-cell table:style-name="ce21" office:value-type="date" office:date-value="2023-12-13" calcext:value-type="date">
            <text:p>13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785" calcext:value-type="float">
            <text:p>785</text:p>
          </table:table-cell>
          <table:table-cell table:style-name="ce21" office:value-type="date" office:date-value="2023-12-13" calcext:value-type="date">
            <text:p>13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1950" calcext:value-type="float">
            <text:p>1950</text:p>
          </table:table-cell>
          <table:table-cell table:style-name="ce21" office:value-type="date" office:date-value="2023-12-13" calcext:value-type="date">
            <text:p>13.12.2023</text:p>
          </table:table-cell>
          <table:table-cell table:number-columns-repeated="1022"/>
        </table:table-row>
        <table:table-row table:style-name="ro1">
          <table:table-cell table:style-name="ce20" office:value-type="float" office:value="2631" calcext:value-type="float">
            <text:p>2631</text:p>
          </table:table-cell>
          <table:table-cell table:style-name="ce21" office:value-type="date" office:date-value="2023-12-14" calcext:value-type="date">
            <text:p>14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084" calcext:value-type="float">
            <text:p>1084</text:p>
          </table:table-cell>
          <table:table-cell table:style-name="ce21" office:value-type="date" office:date-value="2023-12-15" calcext:value-type="date">
            <text:p>15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962.5" calcext:value-type="float">
            <text:p>962,5</text:p>
          </table:table-cell>
          <table:table-cell table:style-name="ce21" office:value-type="date" office:date-value="2023-12-15" calcext:value-type="date">
            <text:p>15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937" calcext:value-type="float">
            <text:p>3937</text:p>
          </table:table-cell>
          <table:table-cell table:style-name="ce21" office:value-type="date" office:date-value="2023-12-18" calcext:value-type="date">
            <text:p>18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01.5" calcext:value-type="float">
            <text:p>701,5</text:p>
          </table:table-cell>
          <table:table-cell table:style-name="ce21" office:value-type="date" office:date-value="2023-12-18" calcext:value-type="date">
            <text:p>18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414" calcext:value-type="float">
            <text:p>1414</text:p>
          </table:table-cell>
          <table:table-cell table:style-name="ce21" office:value-type="date" office:date-value="2023-12-18" calcext:value-type="date">
            <text:p>18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14" calcext:value-type="float">
            <text:p>714</text:p>
          </table:table-cell>
          <table:table-cell table:style-name="ce21" office:value-type="date" office:date-value="2023-12-19" calcext:value-type="date">
            <text:p>19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21" office:value-type="date" office:date-value="2023-12-19" calcext:value-type="date">
            <text:p>19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224" calcext:value-type="float">
            <text:p>3224</text:p>
          </table:table-cell>
          <table:table-cell table:style-name="ce21" office:value-type="date" office:date-value="2023-12-19" calcext:value-type="date">
            <text:p>19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52" calcext:value-type="float">
            <text:p>1152</text:p>
          </table:table-cell>
          <table:table-cell table:style-name="ce21" office:value-type="date" office:date-value="2023-12-19" calcext:value-type="date">
            <text:p>19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615" calcext:value-type="float">
            <text:p>615</text:p>
          </table:table-cell>
          <table:table-cell table:style-name="ce21" office:value-type="date" office:date-value="2023-12-20" calcext:value-type="date">
            <text:p>20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01" calcext:value-type="float">
            <text:p>501</text:p>
          </table:table-cell>
          <table:table-cell table:style-name="ce21" office:value-type="date" office:date-value="2023-12-20" calcext:value-type="date">
            <text:p>20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45" calcext:value-type="float">
            <text:p>845</text:p>
          </table:table-cell>
          <table:table-cell table:style-name="ce21" office:value-type="date" office:date-value="2023-12-21" calcext:value-type="date">
            <text:p>21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593" calcext:value-type="float">
            <text:p>593</text:p>
          </table:table-cell>
          <table:table-cell table:style-name="ce21" office:value-type="date" office:date-value="2023-12-22" calcext:value-type="date">
            <text:p>2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775" calcext:value-type="float">
            <text:p>2775</text:p>
          </table:table-cell>
          <table:table-cell table:style-name="ce21" office:value-type="date" office:date-value="2023-12-22" calcext:value-type="date">
            <text:p>2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25" calcext:value-type="float">
            <text:p>825</text:p>
          </table:table-cell>
          <table:table-cell table:style-name="ce21" office:value-type="date" office:date-value="2023-12-22" calcext:value-type="date">
            <text:p>2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651.8" calcext:value-type="float">
            <text:p>3651,8</text:p>
          </table:table-cell>
          <table:table-cell table:style-name="ce21" office:value-type="date" office:date-value="2023-12-22" calcext:value-type="date">
            <text:p>2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2170.4" calcext:value-type="float">
            <text:p>2170,4</text:p>
          </table:table-cell>
          <table:table-cell table:style-name="ce21" office:value-type="date" office:date-value="2023-12-22" calcext:value-type="date">
            <text:p>22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27.5" calcext:value-type="float">
            <text:p>1127,5</text:p>
          </table:table-cell>
          <table:table-cell table:style-name="ce21" office:value-type="date" office:date-value="2023-12-27" calcext:value-type="date">
            <text:p>27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57" calcext:value-type="float">
            <text:p>757</text:p>
          </table:table-cell>
          <table:table-cell table:style-name="ce21" office:value-type="date" office:date-value="2023-12-27" calcext:value-type="date">
            <text:p>27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99" calcext:value-type="float">
            <text:p>1199</text:p>
          </table:table-cell>
          <table:table-cell table:style-name="ce21" office:value-type="date" office:date-value="2023-12-28" calcext:value-type="date">
            <text:p>28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755" calcext:value-type="float">
            <text:p>755</text:p>
          </table:table-cell>
          <table:table-cell table:style-name="ce21" office:value-type="date" office:date-value="2023-12-28" calcext:value-type="date">
            <text:p>28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384" calcext:value-type="float">
            <text:p>1384</text:p>
          </table:table-cell>
          <table:table-cell table:style-name="ce21" office:value-type="date" office:date-value="2023-12-28" calcext:value-type="date">
            <text:p>28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3102" calcext:value-type="float">
            <text:p>3102</text:p>
          </table:table-cell>
          <table:table-cell table:style-name="ce21" office:value-type="date" office:date-value="2023-12-29" calcext:value-type="date">
            <text:p>29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667" calcext:value-type="float">
            <text:p>1667</text:p>
          </table:table-cell>
          <table:table-cell table:style-name="ce21" office:value-type="date" office:date-value="2023-12-29" calcext:value-type="date">
            <text:p>29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4262" calcext:value-type="float">
            <text:p>4262</text:p>
          </table:table-cell>
          <table:table-cell table:style-name="ce21" office:value-type="date" office:date-value="2023-12-29" calcext:value-type="date">
            <text:p>29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table:style-name="ce21" office:value-type="date" office:date-value="2023-12-30" calcext:value-type="date">
            <text:p>30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1167" calcext:value-type="float">
            <text:p>1167</text:p>
          </table:table-cell>
          <table:table-cell table:style-name="ce21" office:value-type="date" office:date-value="2023-12-30" calcext:value-type="date">
            <text:p>30.12.2023</text:p>
          </table:table-cell>
          <table:table-cell table:number-columns-repeated="1022"/>
        </table:table-row>
        <table:table-row table:style-name="ro1">
          <table:table-cell table:style-name="ce17" office:value-type="float" office:value="813" calcext:value-type="float">
            <text:p>813</text:p>
          </table:table-cell>
          <table:table-cell table:style-name="ce21" office:value-type="date" office:date-value="2024-01-02" calcext:value-type="date">
            <text:p>2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65" calcext:value-type="float">
            <text:p>2165</text:p>
          </table:table-cell>
          <table:table-cell table:style-name="ce21" office:value-type="date" office:date-value="2024-01-02" calcext:value-type="date">
            <text:p>2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79" calcext:value-type="float">
            <text:p>1179</text:p>
          </table:table-cell>
          <table:table-cell table:style-name="ce21" office:value-type="date" office:date-value="2024-01-03" calcext:value-type="date">
            <text:p>3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8" calcext:value-type="float">
            <text:p>988</text:p>
          </table:table-cell>
          <table:table-cell table:style-name="ce21" office:value-type="date" office:date-value="2024-01-03" calcext:value-type="date">
            <text:p>3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50" calcext:value-type="float">
            <text:p>650</text:p>
          </table:table-cell>
          <table:table-cell table:style-name="ce21" office:value-type="date" office:date-value="2024-01-04" calcext:value-type="date">
            <text:p>4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21" office:value-type="date" office:date-value="2024-01-05" calcext:value-type="date">
            <text:p>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77" calcext:value-type="float">
            <text:p>777</text:p>
          </table:table-cell>
          <table:table-cell table:style-name="ce21" office:value-type="date" office:date-value="2024-01-08" calcext:value-type="date">
            <text:p>8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69" calcext:value-type="float">
            <text:p>1469</text:p>
          </table:table-cell>
          <table:table-cell table:style-name="ce21" office:value-type="date" office:date-value="2024-01-09" calcext:value-type="date">
            <text:p>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37" calcext:value-type="float">
            <text:p>837</text:p>
          </table:table-cell>
          <table:table-cell table:style-name="ce21" office:value-type="date" office:date-value="2024-01-10" calcext:value-type="date">
            <text:p>10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42" calcext:value-type="float">
            <text:p>1042</text:p>
          </table:table-cell>
          <table:table-cell table:style-name="ce21" office:value-type="date" office:date-value="2024-01-11" calcext:value-type="date">
            <text:p>11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54" calcext:value-type="float">
            <text:p>1154</text:p>
          </table:table-cell>
          <table:table-cell table:style-name="ce21" office:value-type="date" office:date-value="2024-01-11" calcext:value-type="date">
            <text:p>11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231" calcext:value-type="float">
            <text:p>2231</text:p>
          </table:table-cell>
          <table:table-cell table:style-name="ce21" office:value-type="date" office:date-value="2024-01-12" calcext:value-type="date">
            <text:p>12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40" calcext:value-type="float">
            <text:p>1140</text:p>
          </table:table-cell>
          <table:table-cell table:style-name="ce21" office:value-type="date" office:date-value="2024-01-13" calcext:value-type="date">
            <text:p>13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06" calcext:value-type="float">
            <text:p>1906</text:p>
          </table:table-cell>
          <table:table-cell table:style-name="ce21" office:value-type="date" office:date-value="2024-01-13" calcext:value-type="date">
            <text:p>13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3" calcext:value-type="float">
            <text:p>913</text:p>
          </table:table-cell>
          <table:table-cell table:style-name="ce21" office:value-type="date" office:date-value="2024-01-15" calcext:value-type="date">
            <text:p>1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21" office:value-type="date" office:date-value="2024-01-15" calcext:value-type="date">
            <text:p>1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616" calcext:value-type="float">
            <text:p>3616</text:p>
          </table:table-cell>
          <table:table-cell table:style-name="ce21" office:value-type="date" office:date-value="2024-01-15" calcext:value-type="date">
            <text:p>1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21" office:value-type="date" office:date-value="2024-01-15" calcext:value-type="date">
            <text:p>1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784" calcext:value-type="float">
            <text:p>2784</text:p>
          </table:table-cell>
          <table:table-cell table:style-name="ce21" office:value-type="date" office:date-value="2024-01-16" calcext:value-type="date">
            <text:p>16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90" calcext:value-type="float">
            <text:p>990</text:p>
          </table:table-cell>
          <table:table-cell table:style-name="ce21" office:value-type="date" office:date-value="2024-01-16" calcext:value-type="date">
            <text:p>16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34" calcext:value-type="float">
            <text:p>1134</text:p>
          </table:table-cell>
          <table:table-cell table:style-name="ce21" office:value-type="date" office:date-value="2024-01-16" calcext:value-type="date">
            <text:p>16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55" calcext:value-type="float">
            <text:p>855</text:p>
          </table:table-cell>
          <table:table-cell table:style-name="ce21" office:value-type="date" office:date-value="2024-01-17" calcext:value-type="date">
            <text:p>17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83" calcext:value-type="float">
            <text:p>1883</text:p>
          </table:table-cell>
          <table:table-cell table:style-name="ce21" office:value-type="date" office:date-value="2024-01-18" calcext:value-type="date">
            <text:p>18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23" calcext:value-type="float">
            <text:p>1523</text:p>
          </table:table-cell>
          <table:table-cell table:style-name="ce21" office:value-type="date" office:date-value="2024-01-18" calcext:value-type="date">
            <text:p>18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48" calcext:value-type="float">
            <text:p>748</text:p>
          </table:table-cell>
          <table:table-cell table:style-name="ce21" office:value-type="date" office:date-value="2024-01-18" calcext:value-type="date">
            <text:p>18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48" calcext:value-type="float">
            <text:p>848</text:p>
          </table:table-cell>
          <table:table-cell table:style-name="ce21" office:value-type="date" office:date-value="2024-01-19" calcext:value-type="date">
            <text:p>1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24" calcext:value-type="float">
            <text:p>924</text:p>
          </table:table-cell>
          <table:table-cell table:style-name="ce21" office:value-type="date" office:date-value="2024-01-19" calcext:value-type="date">
            <text:p>1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96" calcext:value-type="float">
            <text:p>696</text:p>
          </table:table-cell>
          <table:table-cell table:style-name="ce21" office:value-type="date" office:date-value="2024-01-19" calcext:value-type="date">
            <text:p>1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54" calcext:value-type="float">
            <text:p>2154</text:p>
          </table:table-cell>
          <table:table-cell table:style-name="ce21" office:value-type="date" office:date-value="2024-01-20" calcext:value-type="date">
            <text:p>20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49" calcext:value-type="float">
            <text:p>949</text:p>
          </table:table-cell>
          <table:table-cell table:style-name="ce21" office:value-type="date" office:date-value="2024-01-20" calcext:value-type="date">
            <text:p>20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94" calcext:value-type="float">
            <text:p>1094</text:p>
          </table:table-cell>
          <table:table-cell table:style-name="ce21" office:value-type="date" office:date-value="2024-01-20" calcext:value-type="date">
            <text:p>20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30" calcext:value-type="float">
            <text:p>730</text:p>
          </table:table-cell>
          <table:table-cell table:style-name="ce21" office:value-type="date" office:date-value="2024-01-22" calcext:value-type="date">
            <text:p>22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77" calcext:value-type="float">
            <text:p>777</text:p>
          </table:table-cell>
          <table:table-cell table:style-name="ce21" office:value-type="date" office:date-value="2024-01-23" calcext:value-type="date">
            <text:p>23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1" calcext:value-type="float">
            <text:p>1021</text:p>
          </table:table-cell>
          <table:table-cell table:style-name="ce21" office:value-type="date" office:date-value="2024-01-24" calcext:value-type="date">
            <text:p>24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5" calcext:value-type="float">
            <text:p>915</text:p>
          </table:table-cell>
          <table:table-cell table:style-name="ce21" office:value-type="date" office:date-value="2024-01-24" calcext:value-type="date">
            <text:p>24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78" calcext:value-type="float">
            <text:p>578</text:p>
          </table:table-cell>
          <table:table-cell table:style-name="ce21" office:value-type="date" office:date-value="2024-01-25" calcext:value-type="date">
            <text:p>2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99" calcext:value-type="float">
            <text:p>699</text:p>
          </table:table-cell>
          <table:table-cell table:style-name="ce21" office:value-type="date" office:date-value="2024-01-25" calcext:value-type="date">
            <text:p>2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36" calcext:value-type="float">
            <text:p>936</text:p>
          </table:table-cell>
          <table:table-cell table:style-name="ce21" office:value-type="date" office:date-value="2024-01-25" calcext:value-type="date">
            <text:p>25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208" calcext:value-type="float">
            <text:p>5208</text:p>
          </table:table-cell>
          <table:table-cell table:style-name="ce21" office:value-type="date" office:date-value="2024-01-26" calcext:value-type="date">
            <text:p>26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51" calcext:value-type="float">
            <text:p>851</text:p>
          </table:table-cell>
          <table:table-cell table:style-name="ce21" office:value-type="date" office:date-value="2024-01-26" calcext:value-type="date">
            <text:p>26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82" calcext:value-type="float">
            <text:p>882</text:p>
          </table:table-cell>
          <table:table-cell table:style-name="ce21" office:value-type="date" office:date-value="2024-01-27" calcext:value-type="date">
            <text:p>27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31" calcext:value-type="float">
            <text:p>731</text:p>
          </table:table-cell>
          <table:table-cell table:style-name="ce21" office:value-type="date" office:date-value="2024-01-27" calcext:value-type="date">
            <text:p>27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01" calcext:value-type="float">
            <text:p>1801</text:p>
          </table:table-cell>
          <table:table-cell table:style-name="ce21" office:value-type="date" office:date-value="2024-01-27" calcext:value-type="date">
            <text:p>27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7" calcext:value-type="float">
            <text:p>1027</text:p>
          </table:table-cell>
          <table:table-cell table:style-name="ce21" office:value-type="date" office:date-value="2024-01-29" calcext:value-type="date">
            <text:p>2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50" calcext:value-type="float">
            <text:p>850</text:p>
          </table:table-cell>
          <table:table-cell table:style-name="ce21" office:value-type="date" office:date-value="2024-01-29" calcext:value-type="date">
            <text:p>2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32.5" calcext:value-type="float">
            <text:p>932,5</text:p>
          </table:table-cell>
          <table:table-cell table:style-name="ce21" office:value-type="date" office:date-value="2024-01-29" calcext:value-type="date">
            <text:p>2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21" office:value-type="date" office:date-value="2024-01-29" calcext:value-type="date">
            <text:p>29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64" calcext:value-type="float">
            <text:p>964</text:p>
          </table:table-cell>
          <table:table-cell table:style-name="ce21" office:value-type="date" office:date-value="2024-01-30" calcext:value-type="date">
            <text:p>30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003" calcext:value-type="float">
            <text:p>2003</text:p>
          </table:table-cell>
          <table:table-cell table:style-name="ce21" office:value-type="date" office:date-value="2024-01-30" calcext:value-type="date">
            <text:p>30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82" calcext:value-type="float">
            <text:p>682</text:p>
          </table:table-cell>
          <table:table-cell table:style-name="ce21" office:value-type="date" office:date-value="2024-01-30" calcext:value-type="date">
            <text:p>30.0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48" calcext:value-type="float">
            <text:p>1848</text:p>
          </table:table-cell>
          <table:table-cell table:style-name="ce21" office:value-type="date" office:date-value="2024-02-05" calcext:value-type="date">
            <text:p>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271" calcext:value-type="float">
            <text:p>2271</text:p>
          </table:table-cell>
          <table:table-cell table:style-name="ce21" office:value-type="date" office:date-value="2024-02-05" calcext:value-type="date">
            <text:p>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24" calcext:value-type="float">
            <text:p>1824</text:p>
          </table:table-cell>
          <table:table-cell table:style-name="ce21" office:value-type="date" office:date-value="2024-02-05" calcext:value-type="date">
            <text:p>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21" office:value-type="date" office:date-value="2024-02-05" calcext:value-type="date">
            <text:p>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82" calcext:value-type="float">
            <text:p>1182</text:p>
          </table:table-cell>
          <table:table-cell table:style-name="ce21" office:value-type="date" office:date-value="2024-02-06" calcext:value-type="date">
            <text:p>6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89" calcext:value-type="float">
            <text:p>289</text:p>
          </table:table-cell>
          <table:table-cell table:style-name="ce21" office:value-type="date" office:date-value="2024-02-06" calcext:value-type="date">
            <text:p>6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8" calcext:value-type="float">
            <text:p>918</text:p>
          </table:table-cell>
          <table:table-cell table:style-name="ce21" office:value-type="date" office:date-value="2024-02-07" calcext:value-type="date">
            <text:p>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94" calcext:value-type="float">
            <text:p>794</text:p>
          </table:table-cell>
          <table:table-cell table:style-name="ce21" office:value-type="date" office:date-value="2024-02-07" calcext:value-type="date">
            <text:p>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43" calcext:value-type="float">
            <text:p>1043</text:p>
          </table:table-cell>
          <table:table-cell table:style-name="ce21" office:value-type="date" office:date-value="2024-02-07" calcext:value-type="date">
            <text:p>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52" calcext:value-type="float">
            <text:p>1052</text:p>
          </table:table-cell>
          <table:table-cell table:style-name="ce21" office:value-type="date" office:date-value="2024-02-08" calcext:value-type="date">
            <text:p>8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21" office:value-type="date" office:date-value="2024-02-09" calcext:value-type="date">
            <text:p>9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73" calcext:value-type="float">
            <text:p>1673</text:p>
          </table:table-cell>
          <table:table-cell table:style-name="ce21" office:value-type="date" office:date-value="2024-02-10" calcext:value-type="date">
            <text:p>10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777" calcext:value-type="float">
            <text:p>2777</text:p>
          </table:table-cell>
          <table:table-cell table:style-name="ce21" office:value-type="date" office:date-value="2024-02-10" calcext:value-type="date">
            <text:p>10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38" calcext:value-type="float">
            <text:p>738</text:p>
          </table:table-cell>
          <table:table-cell table:style-name="ce21" office:value-type="date" office:date-value="2024-02-10" calcext:value-type="date">
            <text:p>10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21" office:value-type="date" office:date-value="2024-02-10" calcext:value-type="date">
            <text:p>10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099" calcext:value-type="float">
            <text:p>2099</text:p>
          </table:table-cell>
          <table:table-cell table:style-name="ce21" office:value-type="date" office:date-value="2024-02-12" calcext:value-type="date">
            <text:p>12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70" calcext:value-type="float">
            <text:p>970</text:p>
          </table:table-cell>
          <table:table-cell table:style-name="ce21" office:value-type="date" office:date-value="2024-02-12" calcext:value-type="date">
            <text:p>12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05" calcext:value-type="float">
            <text:p>1105</text:p>
          </table:table-cell>
          <table:table-cell table:style-name="ce21" office:value-type="date" office:date-value="2024-02-12" calcext:value-type="date">
            <text:p>12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703" calcext:value-type="float">
            <text:p>1703</text:p>
          </table:table-cell>
          <table:table-cell table:style-name="ce21" office:value-type="date" office:date-value="2024-02-13" calcext:value-type="date">
            <text:p>13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17" calcext:value-type="float">
            <text:p>1017</text:p>
          </table:table-cell>
          <table:table-cell table:style-name="ce21" office:value-type="date" office:date-value="2024-02-13" calcext:value-type="date">
            <text:p>13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7" calcext:value-type="float">
            <text:p>917</text:p>
          </table:table-cell>
          <table:table-cell table:style-name="ce21" office:value-type="date" office:date-value="2024-02-13" calcext:value-type="date">
            <text:p>13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02" calcext:value-type="float">
            <text:p>1102</text:p>
          </table:table-cell>
          <table:table-cell table:style-name="ce21" office:value-type="date" office:date-value="2024-02-13" calcext:value-type="date">
            <text:p>13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42" calcext:value-type="float">
            <text:p>1442</text:p>
          </table:table-cell>
          <table:table-cell table:style-name="ce21" office:value-type="date" office:date-value="2024-02-14" calcext:value-type="date">
            <text:p>14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98" calcext:value-type="float">
            <text:p>1198</text:p>
          </table:table-cell>
          <table:table-cell table:style-name="ce21" office:value-type="date" office:date-value="2024-02-15" calcext:value-type="date">
            <text:p>1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43" calcext:value-type="float">
            <text:p>843</text:p>
          </table:table-cell>
          <table:table-cell table:style-name="ce21" office:value-type="date" office:date-value="2024-02-15" calcext:value-type="date">
            <text:p>1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49" calcext:value-type="float">
            <text:p>1049</text:p>
          </table:table-cell>
          <table:table-cell table:style-name="ce21" office:value-type="date" office:date-value="2024-02-15" calcext:value-type="date">
            <text:p>1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72" calcext:value-type="float">
            <text:p>2172</text:p>
          </table:table-cell>
          <table:table-cell table:style-name="ce21" office:value-type="date" office:date-value="2024-02-15" calcext:value-type="date">
            <text:p>15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35" calcext:value-type="float">
            <text:p>1235</text:p>
          </table:table-cell>
          <table:table-cell table:style-name="ce21" office:value-type="date" office:date-value="2024-02-16" calcext:value-type="date">
            <text:p>16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 table:style-name="ce21" office:value-type="date" office:date-value="2024-02-16" calcext:value-type="date">
            <text:p>16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7" calcext:value-type="float">
            <text:p>917</text:p>
          </table:table-cell>
          <table:table-cell table:style-name="ce21" office:value-type="date" office:date-value="2024-02-17" calcext:value-type="date">
            <text:p>1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21" office:value-type="date" office:date-value="2024-02-17" calcext:value-type="date">
            <text:p>1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21" office:value-type="date" office:date-value="2024-02-19" calcext:value-type="date">
            <text:p>19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158" calcext:value-type="float">
            <text:p>5158</text:p>
          </table:table-cell>
          <table:table-cell table:style-name="ce21" office:value-type="date" office:date-value="2024-02-19" calcext:value-type="date">
            <text:p>19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5" calcext:value-type="float">
            <text:p>1025</text:p>
          </table:table-cell>
          <table:table-cell table:style-name="ce21" office:value-type="date" office:date-value="2024-02-19" calcext:value-type="date">
            <text:p>19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89" calcext:value-type="float">
            <text:p>1589</text:p>
          </table:table-cell>
          <table:table-cell table:style-name="ce21" office:value-type="date" office:date-value="2024-02-20" calcext:value-type="date">
            <text:p>20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21" office:value-type="date" office:date-value="2024-02-21" calcext:value-type="date">
            <text:p>21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3" calcext:value-type="float">
            <text:p>913</text:p>
          </table:table-cell>
          <table:table-cell table:style-name="ce21" office:value-type="date" office:date-value="2024-02-21" calcext:value-type="date">
            <text:p>21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77" calcext:value-type="float">
            <text:p>1577</text:p>
          </table:table-cell>
          <table:table-cell table:style-name="ce21" office:value-type="date" office:date-value="2024-02-22" calcext:value-type="date">
            <text:p>22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83" calcext:value-type="float">
            <text:p>1083</text:p>
          </table:table-cell>
          <table:table-cell table:style-name="ce21" office:value-type="date" office:date-value="2024-02-22" calcext:value-type="date">
            <text:p>22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32" calcext:value-type="float">
            <text:p>1032</text:p>
          </table:table-cell>
          <table:table-cell table:style-name="ce21" office:value-type="date" office:date-value="2024-02-23" calcext:value-type="date">
            <text:p>23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24" calcext:value-type="float">
            <text:p>1824</text:p>
          </table:table-cell>
          <table:table-cell table:style-name="ce21" office:value-type="date" office:date-value="2024-02-24" calcext:value-type="date">
            <text:p>24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866" calcext:value-type="float">
            <text:p>2866</text:p>
          </table:table-cell>
          <table:table-cell table:style-name="ce21" office:value-type="date" office:date-value="2024-02-26" calcext:value-type="date">
            <text:p>26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31" calcext:value-type="float">
            <text:p>631</text:p>
          </table:table-cell>
          <table:table-cell table:style-name="ce21" office:value-type="date" office:date-value="2024-02-26" calcext:value-type="date">
            <text:p>26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60" calcext:value-type="float">
            <text:p>1360</text:p>
          </table:table-cell>
          <table:table-cell table:style-name="ce21" office:value-type="date" office:date-value="2024-02-27" calcext:value-type="date">
            <text:p>2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38" calcext:value-type="float">
            <text:p>938</text:p>
          </table:table-cell>
          <table:table-cell table:style-name="ce21" office:value-type="date" office:date-value="2024-02-27" calcext:value-type="date">
            <text:p>2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32" calcext:value-type="float">
            <text:p>832</text:p>
          </table:table-cell>
          <table:table-cell table:style-name="ce21" office:value-type="date" office:date-value="2024-02-27" calcext:value-type="date">
            <text:p>2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46" calcext:value-type="float">
            <text:p>2146</text:p>
          </table:table-cell>
          <table:table-cell table:style-name="ce21" office:value-type="date" office:date-value="2024-02-27" calcext:value-type="date">
            <text:p>27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89" calcext:value-type="float">
            <text:p>1089</text:p>
          </table:table-cell>
          <table:table-cell table:style-name="ce21" office:value-type="date" office:date-value="2024-02-28" calcext:value-type="date">
            <text:p>28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24" calcext:value-type="float">
            <text:p>724</text:p>
          </table:table-cell>
          <table:table-cell table:style-name="ce21" office:value-type="date" office:date-value="2024-02-28" calcext:value-type="date">
            <text:p>28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23" calcext:value-type="float">
            <text:p>1223</text:p>
          </table:table-cell>
          <table:table-cell table:style-name="ce21" office:value-type="date" office:date-value="2024-02-28" calcext:value-type="date">
            <text:p>28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21" office:value-type="date" office:date-value="2024-02-28" calcext:value-type="date">
            <text:p>28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68" calcext:value-type="float">
            <text:p>1468</text:p>
          </table:table-cell>
          <table:table-cell table:style-name="ce21" office:value-type="date" office:date-value="2024-02-28" calcext:value-type="date">
            <text:p>28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15" calcext:value-type="float">
            <text:p>1015</text:p>
          </table:table-cell>
          <table:table-cell table:style-name="ce21" office:value-type="date" office:date-value="2024-02-29" calcext:value-type="date">
            <text:p>29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215" calcext:value-type="float">
            <text:p>3215</text:p>
          </table:table-cell>
          <table:table-cell table:style-name="ce21" office:value-type="date" office:date-value="2024-02-29" calcext:value-type="date">
            <text:p>29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5" calcext:value-type="float">
            <text:p>915</text:p>
          </table:table-cell>
          <table:table-cell table:style-name="ce21" office:value-type="date" office:date-value="2024-02-29" calcext:value-type="date">
            <text:p>29.02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68" calcext:value-type="float">
            <text:p>1068</text:p>
          </table:table-cell>
          <table:table-cell table:style-name="ce21" office:value-type="date" office:date-value="2024-03-01" calcext:value-type="date">
            <text:p>1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631" calcext:value-type="float">
            <text:p>2631</text:p>
          </table:table-cell>
          <table:table-cell table:style-name="ce21" office:value-type="date" office:date-value="2024-03-01" calcext:value-type="date">
            <text:p>1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05" calcext:value-type="float">
            <text:p>1805</text:p>
          </table:table-cell>
          <table:table-cell table:style-name="ce21" office:value-type="date" office:date-value="2024-03-02" calcext:value-type="date">
            <text:p>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21" office:value-type="date" office:date-value="2024-03-02" calcext:value-type="date">
            <text:p>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17" calcext:value-type="float">
            <text:p>817</text:p>
          </table:table-cell>
          <table:table-cell table:style-name="ce21" office:value-type="date" office:date-value="2024-03-02" calcext:value-type="date">
            <text:p>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36" calcext:value-type="float">
            <text:p>1936</text:p>
          </table:table-cell>
          <table:table-cell table:style-name="ce21" office:value-type="date" office:date-value="2024-03-02" calcext:value-type="date">
            <text:p>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366" calcext:value-type="float">
            <text:p>3366</text:p>
          </table:table-cell>
          <table:table-cell table:style-name="ce21" office:value-type="date" office:date-value="2024-03-04" calcext:value-type="date">
            <text:p>4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5" calcext:value-type="float">
            <text:p>1025</text:p>
          </table:table-cell>
          <table:table-cell table:style-name="ce21" office:value-type="date" office:date-value="2024-03-04" calcext:value-type="date">
            <text:p>4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014" calcext:value-type="float">
            <text:p>2014</text:p>
          </table:table-cell>
          <table:table-cell table:style-name="ce21" office:value-type="date" office:date-value="2024-03-05" calcext:value-type="date">
            <text:p>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62" calcext:value-type="float">
            <text:p>1562</text:p>
          </table:table-cell>
          <table:table-cell table:style-name="ce21" office:value-type="date" office:date-value="2024-03-05" calcext:value-type="date">
            <text:p>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21" office:value-type="date" office:date-value="2024-03-05" calcext:value-type="date">
            <text:p>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56" calcext:value-type="float">
            <text:p>1056</text:p>
          </table:table-cell>
          <table:table-cell table:style-name="ce21" office:value-type="date" office:date-value="2024-03-05" calcext:value-type="date">
            <text:p>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table:style-name="ce21" office:value-type="date" office:date-value="2024-03-06" calcext:value-type="date">
            <text:p>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27" calcext:value-type="float">
            <text:p>627</text:p>
          </table:table-cell>
          <table:table-cell table:style-name="ce21" office:value-type="date" office:date-value="2024-03-06" calcext:value-type="date">
            <text:p>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96" calcext:value-type="float">
            <text:p>996</text:p>
          </table:table-cell>
          <table:table-cell table:style-name="ce21" office:value-type="date" office:date-value="2024-03-06" calcext:value-type="date">
            <text:p>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772" calcext:value-type="float">
            <text:p>1772</text:p>
          </table:table-cell>
          <table:table-cell table:style-name="ce21" office:value-type="date" office:date-value="2024-03-07" calcext:value-type="date">
            <text:p>7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46" calcext:value-type="float">
            <text:p>846</text:p>
          </table:table-cell>
          <table:table-cell table:style-name="ce21" office:value-type="date" office:date-value="2024-03-07" calcext:value-type="date">
            <text:p>7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03" calcext:value-type="float">
            <text:p>1103</text:p>
          </table:table-cell>
          <table:table-cell table:style-name="ce21" office:value-type="date" office:date-value="2024-03-08" calcext:value-type="date">
            <text:p>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82" calcext:value-type="float">
            <text:p>1082</text:p>
          </table:table-cell>
          <table:table-cell table:style-name="ce21" office:value-type="date" office:date-value="2024-03-08" calcext:value-type="date">
            <text:p>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45" calcext:value-type="float">
            <text:p>745</text:p>
          </table:table-cell>
          <table:table-cell table:style-name="ce21" office:value-type="date" office:date-value="2024-03-08" calcext:value-type="date">
            <text:p>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91" calcext:value-type="float">
            <text:p>291</text:p>
          </table:table-cell>
          <table:table-cell table:style-name="ce21" office:value-type="date" office:date-value="2024-03-09" calcext:value-type="date">
            <text:p>9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21" office:value-type="date" office:date-value="2024-03-09" calcext:value-type="date">
            <text:p>9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35" calcext:value-type="float">
            <text:p>1335</text:p>
          </table:table-cell>
          <table:table-cell table:style-name="ce21" office:value-type="date" office:date-value="2024-03-11" calcext:value-type="date">
            <text:p>11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33" calcext:value-type="float">
            <text:p>933</text:p>
          </table:table-cell>
          <table:table-cell table:style-name="ce21" office:value-type="date" office:date-value="2024-03-11" calcext:value-type="date">
            <text:p>11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8" calcext:value-type="float">
            <text:p>988</text:p>
          </table:table-cell>
          <table:table-cell table:style-name="ce21" office:value-type="date" office:date-value="2024-03-11" calcext:value-type="date">
            <text:p>11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07" calcext:value-type="float">
            <text:p>1107</text:p>
          </table:table-cell>
          <table:table-cell table:style-name="ce21" office:value-type="date" office:date-value="2024-03-12" calcext:value-type="date">
            <text:p>1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486" calcext:value-type="float">
            <text:p>2486</text:p>
          </table:table-cell>
          <table:table-cell table:style-name="ce21" office:value-type="date" office:date-value="2024-03-12" calcext:value-type="date">
            <text:p>1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21" office:value-type="date" office:date-value="2024-03-13" calcext:value-type="date">
            <text:p>13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89" calcext:value-type="float">
            <text:p>689</text:p>
          </table:table-cell>
          <table:table-cell table:style-name="ce21" office:value-type="date" office:date-value="2024-03-13" calcext:value-type="date">
            <text:p>13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26" calcext:value-type="float">
            <text:p>726</text:p>
          </table:table-cell>
          <table:table-cell table:style-name="ce21" office:value-type="date" office:date-value="2024-03-14" calcext:value-type="date">
            <text:p>14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2" calcext:value-type="float">
            <text:p>952</text:p>
          </table:table-cell>
          <table:table-cell table:style-name="ce21" office:value-type="date" office:date-value="2024-03-14" calcext:value-type="date">
            <text:p>14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0" calcext:value-type="float">
            <text:p>910</text:p>
          </table:table-cell>
          <table:table-cell table:style-name="ce21" office:value-type="date" office:date-value="2024-03-14" calcext:value-type="date">
            <text:p>14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482" calcext:value-type="float">
            <text:p>3482</text:p>
          </table:table-cell>
          <table:table-cell table:style-name="ce21" office:value-type="date" office:date-value="2024-03-15" calcext:value-type="date">
            <text:p>1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21" office:value-type="date" office:date-value="2024-03-15" calcext:value-type="date">
            <text:p>1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98" calcext:value-type="float">
            <text:p>798</text:p>
          </table:table-cell>
          <table:table-cell table:style-name="ce21" office:value-type="date" office:date-value="2024-03-15" calcext:value-type="date">
            <text:p>1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21" office:value-type="date" office:date-value="2024-03-16" calcext:value-type="date">
            <text:p>1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42" calcext:value-type="float">
            <text:p>1542</text:p>
          </table:table-cell>
          <table:table-cell table:style-name="ce21" office:value-type="date" office:date-value="2024-03-16" calcext:value-type="date">
            <text:p>1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24" calcext:value-type="float">
            <text:p>1324</text:p>
          </table:table-cell>
          <table:table-cell table:style-name="ce21" office:value-type="date" office:date-value="2024-03-16" calcext:value-type="date">
            <text:p>1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84" calcext:value-type="float">
            <text:p>584</text:p>
          </table:table-cell>
          <table:table-cell table:style-name="ce21" office:value-type="date" office:date-value="2024-03-18" calcext:value-type="date">
            <text:p>1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21" office:value-type="date" office:date-value="2024-03-18" calcext:value-type="date">
            <text:p>1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352" calcext:value-type="float">
            <text:p>3352</text:p>
          </table:table-cell>
          <table:table-cell table:style-name="ce21" office:value-type="date" office:date-value="2024-03-18" calcext:value-type="date">
            <text:p>1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52" calcext:value-type="float">
            <text:p>852</text:p>
          </table:table-cell>
          <table:table-cell table:style-name="ce21" office:value-type="date" office:date-value="2024-03-18" calcext:value-type="date">
            <text:p>1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881" calcext:value-type="float">
            <text:p>2881</text:p>
          </table:table-cell>
          <table:table-cell table:style-name="ce21" office:value-type="date" office:date-value="2024-03-19" calcext:value-type="date">
            <text:p>19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01" calcext:value-type="float">
            <text:p>1001</text:p>
          </table:table-cell>
          <table:table-cell table:style-name="ce21" office:value-type="date" office:date-value="2024-03-19" calcext:value-type="date">
            <text:p>19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94" calcext:value-type="float">
            <text:p>994</text:p>
          </table:table-cell>
          <table:table-cell table:style-name="ce21" office:value-type="date" office:date-value="2024-03-20" calcext:value-type="date">
            <text:p>20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93" calcext:value-type="float">
            <text:p>1393</text:p>
          </table:table-cell>
          <table:table-cell table:style-name="ce21" office:value-type="date" office:date-value="2024-03-20" calcext:value-type="date">
            <text:p>20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0" calcext:value-type="float">
            <text:p>1020</text:p>
          </table:table-cell>
          <table:table-cell table:style-name="ce21" office:value-type="date" office:date-value="2024-03-21" calcext:value-type="date">
            <text:p>21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23" calcext:value-type="float">
            <text:p>923</text:p>
          </table:table-cell>
          <table:table-cell table:style-name="ce21" office:value-type="date" office:date-value="2024-03-22" calcext:value-type="date">
            <text:p>2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59" calcext:value-type="float">
            <text:p>759</text:p>
          </table:table-cell>
          <table:table-cell table:style-name="ce21" office:value-type="date" office:date-value="2024-03-22" calcext:value-type="date">
            <text:p>22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21" office:value-type="date" office:date-value="2024-03-23" calcext:value-type="date">
            <text:p>23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06" calcext:value-type="float">
            <text:p>306</text:p>
          </table:table-cell>
          <table:table-cell table:style-name="ce21" office:value-type="date" office:date-value="2024-03-23" calcext:value-type="date">
            <text:p>23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59" calcext:value-type="float">
            <text:p>859</text:p>
          </table:table-cell>
          <table:table-cell table:style-name="ce21" office:value-type="date" office:date-value="2024-03-25" calcext:value-type="date">
            <text:p>2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22" calcext:value-type="float">
            <text:p>1422</text:p>
          </table:table-cell>
          <table:table-cell table:style-name="ce21" office:value-type="date" office:date-value="2024-03-25" calcext:value-type="date">
            <text:p>2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20" calcext:value-type="float">
            <text:p>1120</text:p>
          </table:table-cell>
          <table:table-cell table:style-name="ce21" office:value-type="date" office:date-value="2024-03-25" calcext:value-type="date">
            <text:p>2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18" calcext:value-type="float">
            <text:p>818</text:p>
          </table:table-cell>
          <table:table-cell table:style-name="ce21" office:value-type="date" office:date-value="2024-03-25" calcext:value-type="date">
            <text:p>25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5" calcext:value-type="float">
            <text:p>1025</text:p>
          </table:table-cell>
          <table:table-cell table:style-name="ce21" office:value-type="date" office:date-value="2024-03-26" calcext:value-type="date">
            <text:p>2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30" calcext:value-type="float">
            <text:p>730</text:p>
          </table:table-cell>
          <table:table-cell table:style-name="ce21" office:value-type="date" office:date-value="2024-03-26" calcext:value-type="date">
            <text:p>2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01" calcext:value-type="float">
            <text:p>901</text:p>
          </table:table-cell>
          <table:table-cell table:style-name="ce21" office:value-type="date" office:date-value="2024-03-26" calcext:value-type="date">
            <text:p>26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21" office:value-type="date" office:date-value="2024-03-27" calcext:value-type="date">
            <text:p>27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09" calcext:value-type="float">
            <text:p>909</text:p>
          </table:table-cell>
          <table:table-cell table:style-name="ce21" office:value-type="date" office:date-value="2024-03-27" calcext:value-type="date">
            <text:p>27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145" calcext:value-type="float">
            <text:p>3145</text:p>
          </table:table-cell>
          <table:table-cell table:style-name="ce21" office:value-type="date" office:date-value="2024-03-27" calcext:value-type="date">
            <text:p>27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56" calcext:value-type="float">
            <text:p>1056</text:p>
          </table:table-cell>
          <table:table-cell table:style-name="ce21" office:value-type="date" office:date-value="2024-03-28" calcext:value-type="date">
            <text:p>2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63" calcext:value-type="float">
            <text:p>563</text:p>
          </table:table-cell>
          <table:table-cell table:style-name="ce21" office:value-type="date" office:date-value="2024-03-28" calcext:value-type="date">
            <text:p>28.03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16" calcext:value-type="float">
            <text:p>1116</text:p>
          </table:table-cell>
          <table:table-cell table:style-name="ce21" office:value-type="date" office:date-value="2024-04-02" calcext:value-type="date">
            <text:p>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99" calcext:value-type="float">
            <text:p>1299</text:p>
          </table:table-cell>
          <table:table-cell table:style-name="ce21" office:value-type="date" office:date-value="2024-04-02" calcext:value-type="date">
            <text:p>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50" calcext:value-type="float">
            <text:p>850</text:p>
          </table:table-cell>
          <table:table-cell table:style-name="ce21" office:value-type="date" office:date-value="2024-04-02" calcext:value-type="date">
            <text:p>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37" calcext:value-type="float">
            <text:p>737</text:p>
          </table:table-cell>
          <table:table-cell table:style-name="ce21" office:value-type="date" office:date-value="2024-04-03" calcext:value-type="date">
            <text:p>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73" calcext:value-type="float">
            <text:p>673</text:p>
          </table:table-cell>
          <table:table-cell table:style-name="ce21" office:value-type="date" office:date-value="2024-04-04" calcext:value-type="date">
            <text:p>4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4" calcext:value-type="float">
            <text:p>984</text:p>
          </table:table-cell>
          <table:table-cell table:style-name="ce21" office:value-type="date" office:date-value="2024-04-04" calcext:value-type="date">
            <text:p>4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388" calcext:value-type="float">
            <text:p>2388</text:p>
          </table:table-cell>
          <table:table-cell table:style-name="ce21" office:value-type="date" office:date-value="2024-04-05" calcext:value-type="date">
            <text:p>5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8" calcext:value-type="float">
            <text:p>958</text:p>
          </table:table-cell>
          <table:table-cell table:style-name="ce21" office:value-type="date" office:date-value="2024-04-05" calcext:value-type="date">
            <text:p>5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52" calcext:value-type="float">
            <text:p>752</text:p>
          </table:table-cell>
          <table:table-cell table:style-name="ce21" office:value-type="date" office:date-value="2024-04-05" calcext:value-type="date">
            <text:p>5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723" calcext:value-type="float">
            <text:p>3723</text:p>
          </table:table-cell>
          <table:table-cell table:style-name="ce21" office:value-type="date" office:date-value="2024-04-09" calcext:value-type="date">
            <text:p>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49" calcext:value-type="float">
            <text:p>749</text:p>
          </table:table-cell>
          <table:table-cell table:style-name="ce21" office:value-type="date" office:date-value="2024-04-09" calcext:value-type="date">
            <text:p>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93" calcext:value-type="float">
            <text:p>893</text:p>
          </table:table-cell>
          <table:table-cell table:style-name="ce21" office:value-type="date" office:date-value="2024-04-10" calcext:value-type="date">
            <text:p>10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48" calcext:value-type="float">
            <text:p>748</text:p>
          </table:table-cell>
          <table:table-cell table:style-name="ce21" office:value-type="date" office:date-value="2024-04-11" calcext:value-type="date">
            <text:p>11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table:style-name="ce21" office:value-type="date" office:date-value="2024-04-11" calcext:value-type="date">
            <text:p>11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57" calcext:value-type="float">
            <text:p>757</text:p>
          </table:table-cell>
          <table:table-cell table:style-name="ce21" office:value-type="date" office:date-value="2024-04-11" calcext:value-type="date">
            <text:p>11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86" calcext:value-type="float">
            <text:p>386</text:p>
          </table:table-cell>
          <table:table-cell table:style-name="ce21" office:value-type="date" office:date-value="2024-04-11" calcext:value-type="date">
            <text:p>11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65" calcext:value-type="float">
            <text:p>1465</text:p>
          </table:table-cell>
          <table:table-cell table:style-name="ce21" office:value-type="date" office:date-value="2024-04-12" calcext:value-type="date">
            <text:p>1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51" calcext:value-type="float">
            <text:p>551</text:p>
          </table:table-cell>
          <table:table-cell table:style-name="ce21" office:value-type="date" office:date-value="2024-04-12" calcext:value-type="date">
            <text:p>1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07" calcext:value-type="float">
            <text:p>1907</text:p>
          </table:table-cell>
          <table:table-cell table:style-name="ce21" office:value-type="date" office:date-value="2024-04-12" calcext:value-type="date">
            <text:p>1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72" calcext:value-type="float">
            <text:p>772</text:p>
          </table:table-cell>
          <table:table-cell table:style-name="ce21" office:value-type="date" office:date-value="2024-04-13" calcext:value-type="date">
            <text:p>1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57" calcext:value-type="float">
            <text:p>1257</text:p>
          </table:table-cell>
          <table:table-cell table:style-name="ce21" office:value-type="date" office:date-value="2024-04-13" calcext:value-type="date">
            <text:p>1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5" calcext:value-type="float">
            <text:p>985</text:p>
          </table:table-cell>
          <table:table-cell table:style-name="ce21" office:value-type="date" office:date-value="2024-04-13" calcext:value-type="date">
            <text:p>1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42" calcext:value-type="float">
            <text:p>1142</text:p>
          </table:table-cell>
          <table:table-cell table:style-name="ce21" office:value-type="date" office:date-value="2024-04-13" calcext:value-type="date">
            <text:p>1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55.9" calcext:value-type="float">
            <text:p>1655,9</text:p>
          </table:table-cell>
          <table:table-cell table:style-name="ce21" office:value-type="date" office:date-value="2024-04-14" calcext:value-type="date">
            <text:p>14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05" calcext:value-type="float">
            <text:p>1005</text:p>
          </table:table-cell>
          <table:table-cell table:style-name="ce21" office:value-type="date" office:date-value="2024-04-15" calcext:value-type="date">
            <text:p>15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01" calcext:value-type="float">
            <text:p>1801</text:p>
          </table:table-cell>
          <table:table-cell table:style-name="ce21" office:value-type="date" office:date-value="2024-04-15" calcext:value-type="date">
            <text:p>15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80" calcext:value-type="float">
            <text:p>1280</text:p>
          </table:table-cell>
          <table:table-cell table:style-name="ce21" office:value-type="date" office:date-value="2024-04-16" calcext:value-type="date">
            <text:p>16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67" calcext:value-type="float">
            <text:p>1967</text:p>
          </table:table-cell>
          <table:table-cell table:style-name="ce21" office:value-type="date" office:date-value="2024-04-16" calcext:value-type="date">
            <text:p>16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85" calcext:value-type="float">
            <text:p>1385</text:p>
          </table:table-cell>
          <table:table-cell table:style-name="ce21" office:value-type="date" office:date-value="2024-04-16" calcext:value-type="date">
            <text:p>16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21" office:value-type="date" office:date-value="2024-04-16" calcext:value-type="date">
            <text:p>16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838" calcext:value-type="float">
            <text:p>2838</text:p>
          </table:table-cell>
          <table:table-cell table:style-name="ce21" office:value-type="date" office:date-value="2024-04-17" calcext:value-type="date">
            <text:p>17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02" calcext:value-type="float">
            <text:p>602</text:p>
          </table:table-cell>
          <table:table-cell table:style-name="ce21" office:value-type="date" office:date-value="2024-04-18" calcext:value-type="date">
            <text:p>18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46" calcext:value-type="float">
            <text:p>946</text:p>
          </table:table-cell>
          <table:table-cell table:style-name="ce21" office:value-type="date" office:date-value="2024-04-18" calcext:value-type="date">
            <text:p>18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72" calcext:value-type="float">
            <text:p>1172</text:p>
          </table:table-cell>
          <table:table-cell table:style-name="ce21" office:value-type="date" office:date-value="2024-04-19" calcext:value-type="date">
            <text:p>1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34" calcext:value-type="float">
            <text:p>1034</text:p>
          </table:table-cell>
          <table:table-cell table:style-name="ce21" office:value-type="date" office:date-value="2024-04-19" calcext:value-type="date">
            <text:p>1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95" calcext:value-type="float">
            <text:p>595</text:p>
          </table:table-cell>
          <table:table-cell table:style-name="ce21" office:value-type="date" office:date-value="2024-04-19" calcext:value-type="date">
            <text:p>1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08" calcext:value-type="float">
            <text:p>1208</text:p>
          </table:table-cell>
          <table:table-cell table:style-name="ce21" office:value-type="date" office:date-value="2024-04-20" calcext:value-type="date">
            <text:p>20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36" calcext:value-type="float">
            <text:p>1136</text:p>
          </table:table-cell>
          <table:table-cell table:style-name="ce21" office:value-type="date" office:date-value="2024-04-20" calcext:value-type="date">
            <text:p>20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47" calcext:value-type="float">
            <text:p>1347</text:p>
          </table:table-cell>
          <table:table-cell table:style-name="ce21" office:value-type="date" office:date-value="2024-04-20" calcext:value-type="date">
            <text:p>20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38" calcext:value-type="float">
            <text:p>1338</text:p>
          </table:table-cell>
          <table:table-cell table:style-name="ce21" office:value-type="date" office:date-value="2024-04-22" calcext:value-type="date">
            <text:p>2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83" calcext:value-type="float">
            <text:p>383</text:p>
          </table:table-cell>
          <table:table-cell table:style-name="ce21" office:value-type="date" office:date-value="2024-04-22" calcext:value-type="date">
            <text:p>2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9" calcext:value-type="float">
            <text:p>959</text:p>
          </table:table-cell>
          <table:table-cell table:style-name="ce21" office:value-type="date" office:date-value="2024-04-22" calcext:value-type="date">
            <text:p>2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29.5" calcext:value-type="float">
            <text:p>1429,5</text:p>
          </table:table-cell>
          <table:table-cell table:style-name="ce21" office:value-type="date" office:date-value="2024-04-22" calcext:value-type="date">
            <text:p>22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335" calcext:value-type="float">
            <text:p>2335</text:p>
          </table:table-cell>
          <table:table-cell table:style-name="ce21" office:value-type="date" office:date-value="2024-04-23" calcext:value-type="date">
            <text:p>2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62" calcext:value-type="float">
            <text:p>1062</text:p>
          </table:table-cell>
          <table:table-cell table:style-name="ce21" office:value-type="date" office:date-value="2024-04-23" calcext:value-type="date">
            <text:p>2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11" calcext:value-type="float">
            <text:p>711</text:p>
          </table:table-cell>
          <table:table-cell table:style-name="ce21" office:value-type="date" office:date-value="2024-04-23" calcext:value-type="date">
            <text:p>2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63" calcext:value-type="float">
            <text:p>2163</text:p>
          </table:table-cell>
          <table:table-cell table:style-name="ce21" office:value-type="date" office:date-value="2024-04-23" calcext:value-type="date">
            <text:p>23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75" calcext:value-type="float">
            <text:p>475</text:p>
          </table:table-cell>
          <table:table-cell table:style-name="ce21" office:value-type="date" office:date-value="2024-04-24" calcext:value-type="date">
            <text:p>24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21" office:value-type="date" office:date-value="2024-04-24" calcext:value-type="date">
            <text:p>24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363" calcext:value-type="float">
            <text:p>3363</text:p>
          </table:table-cell>
          <table:table-cell table:style-name="ce21" office:value-type="date" office:date-value="2024-04-25" calcext:value-type="date">
            <text:p>25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38" calcext:value-type="float">
            <text:p>338</text:p>
          </table:table-cell>
          <table:table-cell table:style-name="ce21" office:value-type="date" office:date-value="2024-04-25" calcext:value-type="date">
            <text:p>25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27" calcext:value-type="float">
            <text:p>2127</text:p>
          </table:table-cell>
          <table:table-cell table:style-name="ce21" office:value-type="date" office:date-value="2024-04-26" calcext:value-type="date">
            <text:p>26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29" calcext:value-type="float">
            <text:p>929</text:p>
          </table:table-cell>
          <table:table-cell table:style-name="ce21" office:value-type="date" office:date-value="2024-04-26" calcext:value-type="date">
            <text:p>26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48" calcext:value-type="float">
            <text:p>848</text:p>
          </table:table-cell>
          <table:table-cell table:style-name="ce21" office:value-type="date" office:date-value="2024-04-26" calcext:value-type="date">
            <text:p>26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410" calcext:value-type="float">
            <text:p>2410</text:p>
          </table:table-cell>
          <table:table-cell table:style-name="ce21" office:value-type="date" office:date-value="2024-04-27" calcext:value-type="date">
            <text:p>27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35" calcext:value-type="float">
            <text:p>535</text:p>
          </table:table-cell>
          <table:table-cell table:style-name="ce21" office:value-type="date" office:date-value="2024-04-27" calcext:value-type="date">
            <text:p>27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73" calcext:value-type="float">
            <text:p>1073</text:p>
          </table:table-cell>
          <table:table-cell table:style-name="ce21" office:value-type="date" office:date-value="2024-04-27" calcext:value-type="date">
            <text:p>27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41" calcext:value-type="float">
            <text:p>941</text:p>
          </table:table-cell>
          <table:table-cell table:style-name="ce21" office:value-type="date" office:date-value="2024-04-27" calcext:value-type="date">
            <text:p>27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93" calcext:value-type="float">
            <text:p>1093</text:p>
          </table:table-cell>
          <table:table-cell table:style-name="ce21" office:value-type="date" office:date-value="2024-04-29" calcext:value-type="date">
            <text:p>2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08" calcext:value-type="float">
            <text:p>808</text:p>
          </table:table-cell>
          <table:table-cell table:style-name="ce21" office:value-type="date" office:date-value="2024-04-29" calcext:value-type="date">
            <text:p>2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43" calcext:value-type="float">
            <text:p>743</text:p>
          </table:table-cell>
          <table:table-cell table:style-name="ce21" office:value-type="date" office:date-value="2024-04-29" calcext:value-type="date">
            <text:p>29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36" calcext:value-type="float">
            <text:p>636</text:p>
          </table:table-cell>
          <table:table-cell table:style-name="ce21" office:value-type="date" office:date-value="2024-04-30" calcext:value-type="date">
            <text:p>30.04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06" calcext:value-type="float">
            <text:p>806</text:p>
          </table:table-cell>
          <table:table-cell table:style-name="ce21" office:value-type="date" office:date-value="2024-05-01" calcext:value-type="date">
            <text:p>1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50" calcext:value-type="float">
            <text:p>1350</text:p>
          </table:table-cell>
          <table:table-cell table:style-name="ce21" office:value-type="date" office:date-value="2024-05-02" calcext:value-type="date">
            <text:p>2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85" calcext:value-type="float">
            <text:p>2185</text:p>
          </table:table-cell>
          <table:table-cell table:style-name="ce21" office:value-type="date" office:date-value="2024-05-02" calcext:value-type="date">
            <text:p>2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78" calcext:value-type="float">
            <text:p>1178</text:p>
          </table:table-cell>
          <table:table-cell table:style-name="ce21" office:value-type="date" office:date-value="2024-05-02" calcext:value-type="date">
            <text:p>2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58" calcext:value-type="float">
            <text:p>558</text:p>
          </table:table-cell>
          <table:table-cell table:style-name="ce21" office:value-type="date" office:date-value="2024-05-04" calcext:value-type="date">
            <text:p>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69" calcext:value-type="float">
            <text:p>969</text:p>
          </table:table-cell>
          <table:table-cell table:style-name="ce21" office:value-type="date" office:date-value="2024-05-04" calcext:value-type="date">
            <text:p>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21" office:value-type="date" office:date-value="2024-05-04" calcext:value-type="date">
            <text:p>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33" calcext:value-type="float">
            <text:p>1033</text:p>
          </table:table-cell>
          <table:table-cell table:style-name="ce21" office:value-type="date" office:date-value="2024-05-06" calcext:value-type="date">
            <text:p>6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20" calcext:value-type="float">
            <text:p>520</text:p>
          </table:table-cell>
          <table:table-cell table:style-name="ce21" office:value-type="date" office:date-value="2024-05-06" calcext:value-type="date">
            <text:p>6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218" calcext:value-type="float">
            <text:p>3218</text:p>
          </table:table-cell>
          <table:table-cell table:style-name="ce21" office:value-type="date" office:date-value="2024-05-07" calcext:value-type="date">
            <text:p>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90" calcext:value-type="float">
            <text:p>590</text:p>
          </table:table-cell>
          <table:table-cell table:style-name="ce21" office:value-type="date" office:date-value="2024-05-07" calcext:value-type="date">
            <text:p>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029" calcext:value-type="float">
            <text:p>3029</text:p>
          </table:table-cell>
          <table:table-cell table:style-name="ce21" office:value-type="date" office:date-value="2024-05-07" calcext:value-type="date">
            <text:p>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5" calcext:value-type="float">
            <text:p>915</text:p>
          </table:table-cell>
          <table:table-cell table:style-name="ce21" office:value-type="date" office:date-value="2024-05-07" calcext:value-type="date">
            <text:p>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534" calcext:value-type="float">
            <text:p>2534</text:p>
          </table:table-cell>
          <table:table-cell table:style-name="ce21" office:value-type="date" office:date-value="2024-05-07" calcext:value-type="date">
            <text:p>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75" calcext:value-type="float">
            <text:p>1175</text:p>
          </table:table-cell>
          <table:table-cell table:style-name="ce21" office:value-type="date" office:date-value="2024-05-08" calcext:value-type="date">
            <text:p>8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105" calcext:value-type="float">
            <text:p>3105</text:p>
          </table:table-cell>
          <table:table-cell table:style-name="ce21" office:value-type="date" office:date-value="2024-05-08" calcext:value-type="date">
            <text:p>8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21" calcext:value-type="float">
            <text:p>521</text:p>
          </table:table-cell>
          <table:table-cell table:style-name="ce21" office:value-type="date" office:date-value="2024-05-08" calcext:value-type="date">
            <text:p>8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66" calcext:value-type="float">
            <text:p>866</text:p>
          </table:table-cell>
          <table:table-cell table:style-name="ce21" office:value-type="date" office:date-value="2024-05-09" calcext:value-type="date">
            <text:p>9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21" office:value-type="date" office:date-value="2024-05-09" calcext:value-type="date">
            <text:p>9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87" calcext:value-type="float">
            <text:p>1587</text:p>
          </table:table-cell>
          <table:table-cell table:style-name="ce21" office:value-type="date" office:date-value="2024-05-10" calcext:value-type="date">
            <text:p>10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78" calcext:value-type="float">
            <text:p>1278</text:p>
          </table:table-cell>
          <table:table-cell table:style-name="ce21" office:value-type="date" office:date-value="2024-05-10" calcext:value-type="date">
            <text:p>10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97" calcext:value-type="float">
            <text:p>897</text:p>
          </table:table-cell>
          <table:table-cell table:style-name="ce21" office:value-type="date" office:date-value="2024-05-10" calcext:value-type="date">
            <text:p>10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85" calcext:value-type="float">
            <text:p>785</text:p>
          </table:table-cell>
          <table:table-cell table:style-name="ce21" office:value-type="date" office:date-value="2024-05-10" calcext:value-type="date">
            <text:p>10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79" calcext:value-type="float">
            <text:p>1179</text:p>
          </table:table-cell>
          <table:table-cell table:style-name="ce21" office:value-type="date" office:date-value="2024-05-10" calcext:value-type="date">
            <text:p>10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21" office:value-type="date" office:date-value="2024-05-11" calcext:value-type="date">
            <text:p>11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81" calcext:value-type="float">
            <text:p>1981</text:p>
          </table:table-cell>
          <table:table-cell table:style-name="ce21" office:value-type="date" office:date-value="2024-05-11" calcext:value-type="date">
            <text:p>11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17" calcext:value-type="float">
            <text:p>817</text:p>
          </table:table-cell>
          <table:table-cell table:style-name="ce21" office:value-type="date" office:date-value="2024-05-13" calcext:value-type="date">
            <text:p>13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38" calcext:value-type="float">
            <text:p>1138</text:p>
          </table:table-cell>
          <table:table-cell table:style-name="ce21" office:value-type="date" office:date-value="2024-05-13" calcext:value-type="date">
            <text:p>13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42" calcext:value-type="float">
            <text:p>1142</text:p>
          </table:table-cell>
          <table:table-cell table:style-name="ce21" office:value-type="date" office:date-value="2024-05-13" calcext:value-type="date">
            <text:p>13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00" calcext:value-type="float">
            <text:p>1800</text:p>
          </table:table-cell>
          <table:table-cell table:style-name="ce21" office:value-type="date" office:date-value="2024-05-13" calcext:value-type="date">
            <text:p>13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55.5" calcext:value-type="float">
            <text:p>1455,5</text:p>
          </table:table-cell>
          <table:table-cell table:style-name="ce21" office:value-type="date" office:date-value="2024-05-14" calcext:value-type="date">
            <text:p>1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21" office:value-type="date" office:date-value="2024-05-14" calcext:value-type="date">
            <text:p>1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04" calcext:value-type="float">
            <text:p>904</text:p>
          </table:table-cell>
          <table:table-cell table:style-name="ce21" office:value-type="date" office:date-value="2024-05-14" calcext:value-type="date">
            <text:p>1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02" calcext:value-type="float">
            <text:p>902</text:p>
          </table:table-cell>
          <table:table-cell table:style-name="ce21" office:value-type="date" office:date-value="2024-05-14" calcext:value-type="date">
            <text:p>1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88" calcext:value-type="float">
            <text:p>688</text:p>
          </table:table-cell>
          <table:table-cell table:style-name="ce21" office:value-type="date" office:date-value="2024-05-15" calcext:value-type="date">
            <text:p>1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68" calcext:value-type="float">
            <text:p>768</text:p>
          </table:table-cell>
          <table:table-cell table:style-name="ce21" office:value-type="date" office:date-value="2024-05-15" calcext:value-type="date">
            <text:p>1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19" calcext:value-type="float">
            <text:p>1019</text:p>
          </table:table-cell>
          <table:table-cell table:style-name="ce21" office:value-type="date" office:date-value="2024-05-15" calcext:value-type="date">
            <text:p>1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690" calcext:value-type="float">
            <text:p>2690</text:p>
          </table:table-cell>
          <table:table-cell table:style-name="ce21" office:value-type="date" office:date-value="2024-05-15" calcext:value-type="date">
            <text:p>1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21" office:value-type="date" office:date-value="2024-05-16" calcext:value-type="date">
            <text:p>16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24" calcext:value-type="float">
            <text:p>1224</text:p>
          </table:table-cell>
          <table:table-cell table:style-name="ce21" office:value-type="date" office:date-value="2024-05-16" calcext:value-type="date">
            <text:p>16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34" calcext:value-type="float">
            <text:p>634</text:p>
          </table:table-cell>
          <table:table-cell table:style-name="ce21" office:value-type="date" office:date-value="2024-05-16" calcext:value-type="date">
            <text:p>16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993" calcext:value-type="float">
            <text:p>2993</text:p>
          </table:table-cell>
          <table:table-cell table:style-name="ce21" office:value-type="date" office:date-value="2024-05-17" calcext:value-type="date">
            <text:p>1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5" calcext:value-type="float">
            <text:p>915</text:p>
          </table:table-cell>
          <table:table-cell table:style-name="ce21" office:value-type="date" office:date-value="2024-05-17" calcext:value-type="date">
            <text:p>1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21" office:value-type="date" office:date-value="2024-05-17" calcext:value-type="date">
            <text:p>1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11" calcext:value-type="float">
            <text:p>1011</text:p>
          </table:table-cell>
          <table:table-cell table:style-name="ce21" office:value-type="date" office:date-value="2024-05-17" calcext:value-type="date">
            <text:p>1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19" calcext:value-type="float">
            <text:p>2119</text:p>
          </table:table-cell>
          <table:table-cell table:style-name="ce21" office:value-type="date" office:date-value="2024-05-18" calcext:value-type="date">
            <text:p>18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72" calcext:value-type="float">
            <text:p>872</text:p>
          </table:table-cell>
          <table:table-cell table:style-name="ce21" office:value-type="date" office:date-value="2024-05-18" calcext:value-type="date">
            <text:p>18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70" calcext:value-type="float">
            <text:p>870</text:p>
          </table:table-cell>
          <table:table-cell table:style-name="ce21" office:value-type="date" office:date-value="2024-05-18" calcext:value-type="date">
            <text:p>18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9" calcext:value-type="float">
            <text:p>1029</text:p>
          </table:table-cell>
          <table:table-cell table:style-name="ce21" office:value-type="date" office:date-value="2024-05-18" calcext:value-type="date">
            <text:p>18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74" calcext:value-type="float">
            <text:p>574</text:p>
          </table:table-cell>
          <table:table-cell table:style-name="ce21" office:value-type="date" office:date-value="2024-05-21" calcext:value-type="date">
            <text:p>21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5" calcext:value-type="float">
            <text:p>955</text:p>
          </table:table-cell>
          <table:table-cell table:style-name="ce21" office:value-type="date" office:date-value="2024-05-21" calcext:value-type="date">
            <text:p>21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723" calcext:value-type="float">
            <text:p>1723</text:p>
          </table:table-cell>
          <table:table-cell table:style-name="ce21" office:value-type="date" office:date-value="2024-05-22" calcext:value-type="date">
            <text:p>22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55" calcext:value-type="float">
            <text:p>755</text:p>
          </table:table-cell>
          <table:table-cell table:style-name="ce21" office:value-type="date" office:date-value="2024-05-22" calcext:value-type="date">
            <text:p>22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17" calcext:value-type="float">
            <text:p>517</text:p>
          </table:table-cell>
          <table:table-cell table:style-name="ce21" office:value-type="date" office:date-value="2024-05-23" calcext:value-type="date">
            <text:p>23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30" calcext:value-type="float">
            <text:p>1230</text:p>
          </table:table-cell>
          <table:table-cell table:style-name="ce21" office:value-type="date" office:date-value="2024-05-23" calcext:value-type="date">
            <text:p>23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01" calcext:value-type="float">
            <text:p>701</text:p>
          </table:table-cell>
          <table:table-cell table:style-name="ce21" office:value-type="date" office:date-value="2024-05-23" calcext:value-type="date">
            <text:p>23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57" calcext:value-type="float">
            <text:p>657</text:p>
          </table:table-cell>
          <table:table-cell table:style-name="ce21" office:value-type="date" office:date-value="2024-05-24" calcext:value-type="date">
            <text:p>2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68" calcext:value-type="float">
            <text:p>668</text:p>
          </table:table-cell>
          <table:table-cell table:style-name="ce21" office:value-type="date" office:date-value="2024-05-24" calcext:value-type="date">
            <text:p>24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55" calcext:value-type="float">
            <text:p>455</text:p>
          </table:table-cell>
          <table:table-cell table:style-name="ce21" office:value-type="date" office:date-value="2024-05-25" calcext:value-type="date">
            <text:p>2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02" calcext:value-type="float">
            <text:p>802</text:p>
          </table:table-cell>
          <table:table-cell table:style-name="ce21" office:value-type="date" office:date-value="2024-05-25" calcext:value-type="date">
            <text:p>2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00" calcext:value-type="float">
            <text:p>900</text:p>
          </table:table-cell>
          <table:table-cell table:style-name="ce21" office:value-type="date" office:date-value="2024-05-25" calcext:value-type="date">
            <text:p>2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89" calcext:value-type="float">
            <text:p>289</text:p>
          </table:table-cell>
          <table:table-cell table:style-name="ce21" office:value-type="date" office:date-value="2024-05-25" calcext:value-type="date">
            <text:p>25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11" calcext:value-type="float">
            <text:p>1311</text:p>
          </table:table-cell>
          <table:table-cell table:style-name="ce21" office:value-type="date" office:date-value="2024-05-27" calcext:value-type="date">
            <text:p>2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74" calcext:value-type="float">
            <text:p>1674</text:p>
          </table:table-cell>
          <table:table-cell table:style-name="ce21" office:value-type="date" office:date-value="2024-05-27" calcext:value-type="date">
            <text:p>2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48" calcext:value-type="float">
            <text:p>1148</text:p>
          </table:table-cell>
          <table:table-cell table:style-name="ce21" office:value-type="date" office:date-value="2024-05-27" calcext:value-type="date">
            <text:p>2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73" calcext:value-type="float">
            <text:p>373</text:p>
          </table:table-cell>
          <table:table-cell table:style-name="ce21" office:value-type="date" office:date-value="2024-05-27" calcext:value-type="date">
            <text:p>27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778" calcext:value-type="float">
            <text:p>1778</text:p>
          </table:table-cell>
          <table:table-cell table:style-name="ce21" office:value-type="date" office:date-value="2024-05-29" calcext:value-type="date">
            <text:p>29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78" calcext:value-type="float">
            <text:p>1978</text:p>
          </table:table-cell>
          <table:table-cell table:style-name="ce21" office:value-type="date" office:date-value="2024-05-29" calcext:value-type="date">
            <text:p>29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03" calcext:value-type="float">
            <text:p>603</text:p>
          </table:table-cell>
          <table:table-cell table:style-name="ce21" office:value-type="date" office:date-value="2024-05-31" calcext:value-type="date">
            <text:p>31.05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21" office:value-type="date" office:date-value="2024-06-01" calcext:value-type="date">
            <text:p>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97" calcext:value-type="float">
            <text:p>897</text:p>
          </table:table-cell>
          <table:table-cell table:style-name="ce21" office:value-type="date" office:date-value="2024-06-01" calcext:value-type="date">
            <text:p>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80" calcext:value-type="float">
            <text:p>1180</text:p>
          </table:table-cell>
          <table:table-cell table:style-name="ce21" office:value-type="date" office:date-value="2024-06-01" calcext:value-type="date">
            <text:p>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63" calcext:value-type="float">
            <text:p>1163</text:p>
          </table:table-cell>
          <table:table-cell table:style-name="ce21" office:value-type="date" office:date-value="2024-06-03" calcext:value-type="date">
            <text:p>3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81" calcext:value-type="float">
            <text:p>381</text:p>
          </table:table-cell>
          <table:table-cell table:style-name="ce21" office:value-type="date" office:date-value="2024-06-03" calcext:value-type="date">
            <text:p>3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34" calcext:value-type="float">
            <text:p>834</text:p>
          </table:table-cell>
          <table:table-cell table:style-name="ce21" office:value-type="date" office:date-value="2024-06-03" calcext:value-type="date">
            <text:p>3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52" calcext:value-type="float">
            <text:p>1552</text:p>
          </table:table-cell>
          <table:table-cell table:style-name="ce21" office:value-type="date" office:date-value="2024-06-03" calcext:value-type="date">
            <text:p>3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89" calcext:value-type="float">
            <text:p>889</text:p>
          </table:table-cell>
          <table:table-cell table:style-name="ce21" office:value-type="date" office:date-value="2024-06-04" calcext:value-type="date">
            <text:p>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00" calcext:value-type="float">
            <text:p>1000</text:p>
          </table:table-cell>
          <table:table-cell table:style-name="ce21" office:value-type="date" office:date-value="2024-06-04" calcext:value-type="date">
            <text:p>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99" calcext:value-type="float">
            <text:p>599</text:p>
          </table:table-cell>
          <table:table-cell table:style-name="ce21" office:value-type="date" office:date-value="2024-06-04" calcext:value-type="date">
            <text:p>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17" calcext:value-type="float">
            <text:p>417</text:p>
          </table:table-cell>
          <table:table-cell table:style-name="ce21" office:value-type="date" office:date-value="2024-06-04" calcext:value-type="date">
            <text:p>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36" calcext:value-type="float">
            <text:p>836</text:p>
          </table:table-cell>
          <table:table-cell table:style-name="ce21" office:value-type="date" office:date-value="2024-06-05" calcext:value-type="date">
            <text:p>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77" calcext:value-type="float">
            <text:p>1077</text:p>
          </table:table-cell>
          <table:table-cell table:style-name="ce21" office:value-type="date" office:date-value="2024-06-05" calcext:value-type="date">
            <text:p>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428.5" calcext:value-type="float">
            <text:p>3428,5</text:p>
          </table:table-cell>
          <table:table-cell table:style-name="ce21" office:value-type="date" office:date-value="2024-06-05" calcext:value-type="date">
            <text:p>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3" calcext:value-type="float">
            <text:p>913</text:p>
          </table:table-cell>
          <table:table-cell table:style-name="ce21" office:value-type="date" office:date-value="2024-06-06" calcext:value-type="date">
            <text:p>6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20" calcext:value-type="float">
            <text:p>820</text:p>
          </table:table-cell>
          <table:table-cell table:style-name="ce21" office:value-type="date" office:date-value="2024-06-06" calcext:value-type="date">
            <text:p>6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26" calcext:value-type="float">
            <text:p>1126</text:p>
          </table:table-cell>
          <table:table-cell table:style-name="ce21" office:value-type="date" office:date-value="2024-06-06" calcext:value-type="date">
            <text:p>6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97" calcext:value-type="float">
            <text:p>697</text:p>
          </table:table-cell>
          <table:table-cell table:style-name="ce21" office:value-type="date" office:date-value="2024-06-06" calcext:value-type="date">
            <text:p>6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2" calcext:value-type="float">
            <text:p>952</text:p>
          </table:table-cell>
          <table:table-cell table:style-name="ce21" office:value-type="date" office:date-value="2024-06-07" calcext:value-type="date">
            <text:p>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97" calcext:value-type="float">
            <text:p>997</text:p>
          </table:table-cell>
          <table:table-cell table:style-name="ce21" office:value-type="date" office:date-value="2024-06-07" calcext:value-type="date">
            <text:p>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05" calcext:value-type="float">
            <text:p>1905</text:p>
          </table:table-cell>
          <table:table-cell table:style-name="ce21" office:value-type="date" office:date-value="2024-06-07" calcext:value-type="date">
            <text:p>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50" calcext:value-type="float">
            <text:p>750</text:p>
          </table:table-cell>
          <table:table-cell table:style-name="ce21" office:value-type="date" office:date-value="2024-06-07" calcext:value-type="date">
            <text:p>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91" calcext:value-type="float">
            <text:p>491</text:p>
          </table:table-cell>
          <table:table-cell table:style-name="ce21" office:value-type="date" office:date-value="2024-06-08" calcext:value-type="date">
            <text:p>8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35" calcext:value-type="float">
            <text:p>635</text:p>
          </table:table-cell>
          <table:table-cell table:style-name="ce21" office:value-type="date" office:date-value="2024-06-08" calcext:value-type="date">
            <text:p>8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21" office:value-type="date" office:date-value="2024-06-08" calcext:value-type="date">
            <text:p>8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41" calcext:value-type="float">
            <text:p>641</text:p>
          </table:table-cell>
          <table:table-cell table:style-name="ce21" office:value-type="date" office:date-value="2024-06-10" calcext:value-type="date">
            <text:p>10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25" calcext:value-type="float">
            <text:p>725</text:p>
          </table:table-cell>
          <table:table-cell table:style-name="ce21" office:value-type="date" office:date-value="2024-06-10" calcext:value-type="date">
            <text:p>10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319" calcext:value-type="float">
            <text:p>1319</text:p>
          </table:table-cell>
          <table:table-cell table:style-name="ce21" office:value-type="date" office:date-value="2024-06-10" calcext:value-type="date">
            <text:p>10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7" calcext:value-type="float">
            <text:p>987</text:p>
          </table:table-cell>
          <table:table-cell table:style-name="ce21" office:value-type="date" office:date-value="2024-06-11" calcext:value-type="date">
            <text:p>1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21" office:value-type="date" office:date-value="2024-06-11" calcext:value-type="date">
            <text:p>1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83" calcext:value-type="float">
            <text:p>783</text:p>
          </table:table-cell>
          <table:table-cell table:style-name="ce21" office:value-type="date" office:date-value="2024-06-11" calcext:value-type="date">
            <text:p>1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39" calcext:value-type="float">
            <text:p>1839</text:p>
          </table:table-cell>
          <table:table-cell table:style-name="ce21" office:value-type="date" office:date-value="2024-06-12" calcext:value-type="date">
            <text:p>12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51" calcext:value-type="float">
            <text:p>551</text:p>
          </table:table-cell>
          <table:table-cell table:style-name="ce21" office:value-type="date" office:date-value="2024-06-12" calcext:value-type="date">
            <text:p>12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02" calcext:value-type="float">
            <text:p>1602</text:p>
          </table:table-cell>
          <table:table-cell table:style-name="ce21" office:value-type="date" office:date-value="2024-06-12" calcext:value-type="date">
            <text:p>12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990" calcext:value-type="float">
            <text:p>2990</text:p>
          </table:table-cell>
          <table:table-cell table:style-name="ce21" office:value-type="date" office:date-value="2024-06-13" calcext:value-type="date">
            <text:p>13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90" calcext:value-type="float">
            <text:p>1290</text:p>
          </table:table-cell>
          <table:table-cell table:style-name="ce21" office:value-type="date" office:date-value="2024-06-13" calcext:value-type="date">
            <text:p>13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017" calcext:value-type="float">
            <text:p>2017</text:p>
          </table:table-cell>
          <table:table-cell table:style-name="ce21" office:value-type="date" office:date-value="2024-06-14" calcext:value-type="date">
            <text:p>1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28" calcext:value-type="float">
            <text:p>828</text:p>
          </table:table-cell>
          <table:table-cell table:style-name="ce21" office:value-type="date" office:date-value="2024-06-14" calcext:value-type="date">
            <text:p>1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1" calcext:value-type="float">
            <text:p>911</text:p>
          </table:table-cell>
          <table:table-cell table:style-name="ce21" office:value-type="date" office:date-value="2024-06-14" calcext:value-type="date">
            <text:p>1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91" calcext:value-type="float">
            <text:p>591</text:p>
          </table:table-cell>
          <table:table-cell table:style-name="ce21" office:value-type="date" office:date-value="2024-06-15" calcext:value-type="date">
            <text:p>1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17" calcext:value-type="float">
            <text:p>1217</text:p>
          </table:table-cell>
          <table:table-cell table:style-name="ce21" office:value-type="date" office:date-value="2024-06-15" calcext:value-type="date">
            <text:p>1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90" calcext:value-type="float">
            <text:p>890</text:p>
          </table:table-cell>
          <table:table-cell table:style-name="ce21" office:value-type="date" office:date-value="2024-06-15" calcext:value-type="date">
            <text:p>1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91" calcext:value-type="float">
            <text:p>1091</text:p>
          </table:table-cell>
          <table:table-cell table:style-name="ce21" office:value-type="date" office:date-value="2024-06-15" calcext:value-type="date">
            <text:p>1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86" calcext:value-type="float">
            <text:p>486</text:p>
          </table:table-cell>
          <table:table-cell table:style-name="ce21" office:value-type="date" office:date-value="2024-06-17" calcext:value-type="date">
            <text:p>1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50" calcext:value-type="float">
            <text:p>1950</text:p>
          </table:table-cell>
          <table:table-cell table:style-name="ce21" office:value-type="date" office:date-value="2024-06-17" calcext:value-type="date">
            <text:p>1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69" calcext:value-type="float">
            <text:p>469</text:p>
          </table:table-cell>
          <table:table-cell table:style-name="ce21" office:value-type="date" office:date-value="2024-06-18" calcext:value-type="date">
            <text:p>18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307" calcext:value-type="float">
            <text:p>2307</text:p>
          </table:table-cell>
          <table:table-cell table:style-name="ce21" office:value-type="date" office:date-value="2024-06-18" calcext:value-type="date">
            <text:p>18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65" calcext:value-type="float">
            <text:p>1665</text:p>
          </table:table-cell>
          <table:table-cell table:style-name="ce21" office:value-type="date" office:date-value="2024-06-19" calcext:value-type="date">
            <text:p>19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80" calcext:value-type="float">
            <text:p>1080</text:p>
          </table:table-cell>
          <table:table-cell table:style-name="ce21" office:value-type="date" office:date-value="2024-06-19" calcext:value-type="date">
            <text:p>19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262" calcext:value-type="float">
            <text:p>3262</text:p>
          </table:table-cell>
          <table:table-cell table:style-name="ce21" office:value-type="date" office:date-value="2024-06-19" calcext:value-type="date">
            <text:p>19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09" calcext:value-type="float">
            <text:p>809</text:p>
          </table:table-cell>
          <table:table-cell table:style-name="ce21" office:value-type="date" office:date-value="2024-06-19" calcext:value-type="date">
            <text:p>19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06" calcext:value-type="float">
            <text:p>1906</text:p>
          </table:table-cell>
          <table:table-cell table:style-name="ce21" office:value-type="date" office:date-value="2024-06-19" calcext:value-type="date">
            <text:p>19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80" calcext:value-type="float">
            <text:p>1480</text:p>
          </table:table-cell>
          <table:table-cell table:style-name="ce21" office:value-type="date" office:date-value="2024-06-20" calcext:value-type="date">
            <text:p>20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21" office:value-type="date" office:date-value="2024-06-20" calcext:value-type="date">
            <text:p>20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511" calcext:value-type="float">
            <text:p>2511</text:p>
          </table:table-cell>
          <table:table-cell table:style-name="ce21" office:value-type="date" office:date-value="2024-06-20" calcext:value-type="date">
            <text:p>20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37" calcext:value-type="float">
            <text:p>837</text:p>
          </table:table-cell>
          <table:table-cell table:style-name="ce21" office:value-type="date" office:date-value="2024-06-21" calcext:value-type="date">
            <text:p>2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27" calcext:value-type="float">
            <text:p>527</text:p>
          </table:table-cell>
          <table:table-cell table:style-name="ce21" office:value-type="date" office:date-value="2024-06-21" calcext:value-type="date">
            <text:p>21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60" calcext:value-type="float">
            <text:p>960</text:p>
          </table:table-cell>
          <table:table-cell table:style-name="ce21" office:value-type="date" office:date-value="2024-06-22" calcext:value-type="date">
            <text:p>22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732" calcext:value-type="float">
            <text:p>1732</text:p>
          </table:table-cell>
          <table:table-cell table:style-name="ce21" office:value-type="date" office:date-value="2024-06-22" calcext:value-type="date">
            <text:p>22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51" calcext:value-type="float">
            <text:p>1451</text:p>
          </table:table-cell>
          <table:table-cell table:style-name="ce21" office:value-type="date" office:date-value="2024-06-22" calcext:value-type="date">
            <text:p>22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04" calcext:value-type="float">
            <text:p>904</text:p>
          </table:table-cell>
          <table:table-cell table:style-name="ce21" office:value-type="date" office:date-value="2024-06-22" calcext:value-type="date">
            <text:p>22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30" calcext:value-type="float">
            <text:p>1630</text:p>
          </table:table-cell>
          <table:table-cell table:style-name="ce21" office:value-type="date" office:date-value="2024-06-24" calcext:value-type="date">
            <text:p>2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21" office:value-type="date" office:date-value="2024-06-24" calcext:value-type="date">
            <text:p>24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13" calcext:value-type="float">
            <text:p>713</text:p>
          </table:table-cell>
          <table:table-cell table:style-name="ce21" office:value-type="date" office:date-value="2024-06-25" calcext:value-type="date">
            <text:p>2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64" calcext:value-type="float">
            <text:p>564</text:p>
          </table:table-cell>
          <table:table-cell table:style-name="ce21" office:value-type="date" office:date-value="2024-06-25" calcext:value-type="date">
            <text:p>2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0" calcext:value-type="float">
            <text:p>910</text:p>
          </table:table-cell>
          <table:table-cell table:style-name="ce21" office:value-type="date" office:date-value="2024-06-25" calcext:value-type="date">
            <text:p>25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22" calcext:value-type="float">
            <text:p>722</text:p>
          </table:table-cell>
          <table:table-cell table:style-name="ce21" office:value-type="date" office:date-value="2024-06-26" calcext:value-type="date">
            <text:p>26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16" calcext:value-type="float">
            <text:p>916</text:p>
          </table:table-cell>
          <table:table-cell table:style-name="ce21" office:value-type="date" office:date-value="2024-06-26" calcext:value-type="date">
            <text:p>26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043" calcext:value-type="float">
            <text:p>4043</text:p>
          </table:table-cell>
          <table:table-cell table:style-name="ce21" office:value-type="date" office:date-value="2024-06-27" calcext:value-type="date">
            <text:p>2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21" office:value-type="date" office:date-value="2024-06-27" calcext:value-type="date">
            <text:p>2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34" calcext:value-type="float">
            <text:p>1134</text:p>
          </table:table-cell>
          <table:table-cell table:style-name="ce21" office:value-type="date" office:date-value="2024-06-27" calcext:value-type="date">
            <text:p>27.06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05" calcext:value-type="float">
            <text:p>505</text:p>
          </table:table-cell>
          <table:table-cell table:style-name="ce21" office:value-type="date" office:date-value="2024-07-15" calcext:value-type="date">
            <text:p>15.07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211" calcext:value-type="float">
            <text:p>2211</text:p>
          </table:table-cell>
          <table:table-cell table:style-name="ce21" office:value-type="date" office:date-value="2024-07-25" calcext:value-type="date">
            <text:p>25.07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61.5" calcext:value-type="float">
            <text:p>761,5</text:p>
          </table:table-cell>
          <table:table-cell table:style-name="ce21" office:value-type="date" office:date-value="2024-08-12" calcext:value-type="date">
            <text:p>12.08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36.5" calcext:value-type="float">
            <text:p>236,5</text:p>
          </table:table-cell>
          <table:table-cell table:style-name="ce21" office:value-type="date" office:date-value="2024-08-29" calcext:value-type="date">
            <text:p>29.08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37" calcext:value-type="float">
            <text:p>937</text:p>
          </table:table-cell>
          <table:table-cell table:style-name="ce21" office:value-type="date" office:date-value="2024-09-09" calcext:value-type="date">
            <text:p>9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22" calcext:value-type="float">
            <text:p>522</text:p>
          </table:table-cell>
          <table:table-cell table:style-name="ce21" office:value-type="date" office:date-value="2024-09-13" calcext:value-type="date">
            <text:p>13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82" calcext:value-type="float">
            <text:p>982</text:p>
          </table:table-cell>
          <table:table-cell table:style-name="ce21" office:value-type="date" office:date-value="2024-09-17" calcext:value-type="date">
            <text:p>17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56" calcext:value-type="float">
            <text:p>956</text:p>
          </table:table-cell>
          <table:table-cell table:style-name="ce21" office:value-type="date" office:date-value="2024-09-18" calcext:value-type="date">
            <text:p>18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61" calcext:value-type="float">
            <text:p>1961</text:p>
          </table:table-cell>
          <table:table-cell table:style-name="ce21" office:value-type="date" office:date-value="2024-09-20" calcext:value-type="date">
            <text:p>20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06" calcext:value-type="float">
            <text:p>706</text:p>
          </table:table-cell>
          <table:table-cell table:style-name="ce21" office:value-type="date" office:date-value="2024-09-21" calcext:value-type="date">
            <text:p>21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21" office:value-type="date" office:date-value="2024-09-23" calcext:value-type="date">
            <text:p>23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1" calcext:value-type="float">
            <text:p>1021</text:p>
          </table:table-cell>
          <table:table-cell table:style-name="ce21" office:value-type="date" office:date-value="2024-09-23" calcext:value-type="date">
            <text:p>23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58" calcext:value-type="float">
            <text:p>558</text:p>
          </table:table-cell>
          <table:table-cell table:style-name="ce21" office:value-type="date" office:date-value="2024-09-25" calcext:value-type="date">
            <text:p>25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41" calcext:value-type="float">
            <text:p>741</text:p>
          </table:table-cell>
          <table:table-cell table:style-name="ce21" office:value-type="date" office:date-value="2024-09-26" calcext:value-type="date">
            <text:p>26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table:style-name="ce21" office:value-type="date" office:date-value="2024-09-26" calcext:value-type="date">
            <text:p>26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49" calcext:value-type="float">
            <text:p>1249</text:p>
          </table:table-cell>
          <table:table-cell table:style-name="ce21" office:value-type="date" office:date-value="2024-09-28" calcext:value-type="date">
            <text:p>28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81" calcext:value-type="float">
            <text:p>1081</text:p>
          </table:table-cell>
          <table:table-cell table:style-name="ce21" office:value-type="date" office:date-value="2024-09-30" calcext:value-type="date">
            <text:p>30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31" calcext:value-type="float">
            <text:p>631</text:p>
          </table:table-cell>
          <table:table-cell table:style-name="ce21" office:value-type="date" office:date-value="2024-09-30" calcext:value-type="date">
            <text:p>30.09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26" calcext:value-type="float">
            <text:p>1226</text:p>
          </table:table-cell>
          <table:table-cell table:style-name="ce21" office:value-type="date" office:date-value="2024-10-01" calcext:value-type="date">
            <text:p>1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52" calcext:value-type="float">
            <text:p>852</text:p>
          </table:table-cell>
          <table:table-cell table:style-name="ce21" office:value-type="date" office:date-value="2024-10-03" calcext:value-type="date">
            <text:p>3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58" calcext:value-type="float">
            <text:p>1258</text:p>
          </table:table-cell>
          <table:table-cell table:style-name="ce21" office:value-type="date" office:date-value="2024-10-03" calcext:value-type="date">
            <text:p>3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21" office:value-type="date" office:date-value="2024-10-04" calcext:value-type="date">
            <text:p>4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96" calcext:value-type="float">
            <text:p>1096</text:p>
          </table:table-cell>
          <table:table-cell table:style-name="ce21" office:value-type="date" office:date-value="2024-10-05" calcext:value-type="date">
            <text:p>5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652" calcext:value-type="float">
            <text:p>2652</text:p>
          </table:table-cell>
          <table:table-cell table:style-name="ce21" office:value-type="date" office:date-value="2024-10-05" calcext:value-type="date">
            <text:p>5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72" calcext:value-type="float">
            <text:p>672</text:p>
          </table:table-cell>
          <table:table-cell table:style-name="ce21" office:value-type="date" office:date-value="2024-10-05" calcext:value-type="date">
            <text:p>5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24" calcext:value-type="float">
            <text:p>1124</text:p>
          </table:table-cell>
          <table:table-cell table:style-name="ce21" office:value-type="date" office:date-value="2024-10-07" calcext:value-type="date">
            <text:p>7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338" calcext:value-type="float">
            <text:p>2338</text:p>
          </table:table-cell>
          <table:table-cell table:style-name="ce21" office:value-type="date" office:date-value="2024-10-09" calcext:value-type="date">
            <text:p>9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17" calcext:value-type="float">
            <text:p>1517</text:p>
          </table:table-cell>
          <table:table-cell table:style-name="ce21" office:value-type="date" office:date-value="2024-10-09" calcext:value-type="date">
            <text:p>9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15" calcext:value-type="float">
            <text:p>1115</text:p>
          </table:table-cell>
          <table:table-cell table:style-name="ce21" office:value-type="date" office:date-value="2024-10-10" calcext:value-type="date">
            <text:p>10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02" calcext:value-type="float">
            <text:p>502</text:p>
          </table:table-cell>
          <table:table-cell table:style-name="ce21" office:value-type="date" office:date-value="2024-10-10" calcext:value-type="date">
            <text:p>10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75" calcext:value-type="float">
            <text:p>575</text:p>
          </table:table-cell>
          <table:table-cell table:style-name="ce21" office:value-type="date" office:date-value="2024-10-11" calcext:value-type="date">
            <text:p>11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59" calcext:value-type="float">
            <text:p>259</text:p>
          </table:table-cell>
          <table:table-cell table:style-name="ce21" office:value-type="date" office:date-value="2024-10-11" calcext:value-type="date">
            <text:p>11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244" calcext:value-type="float">
            <text:p>1244</text:p>
          </table:table-cell>
          <table:table-cell table:style-name="ce21" office:value-type="date" office:date-value="2024-10-12" calcext:value-type="date">
            <text:p>12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094" calcext:value-type="float">
            <text:p>3094</text:p>
          </table:table-cell>
          <table:table-cell table:style-name="ce21" office:value-type="date" office:date-value="2024-10-14" calcext:value-type="date">
            <text:p>14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359.5" calcext:value-type="float">
            <text:p>3359,5</text:p>
          </table:table-cell>
          <table:table-cell table:style-name="ce21" office:value-type="date" office:date-value="2024-10-15" calcext:value-type="date">
            <text:p>15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173" calcext:value-type="float">
            <text:p>2173</text:p>
          </table:table-cell>
          <table:table-cell table:style-name="ce21" office:value-type="date" office:date-value="2024-10-16" calcext:value-type="date">
            <text:p>16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603" calcext:value-type="float">
            <text:p>603</text:p>
          </table:table-cell>
          <table:table-cell table:style-name="ce21" office:value-type="date" office:date-value="2024-10-16" calcext:value-type="date">
            <text:p>16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635" calcext:value-type="float">
            <text:p>635</text:p>
          </table:table-cell>
          <table:table-cell table:style-name="ce21" office:value-type="date" office:date-value="2024-10-16" calcext:value-type="date">
            <text:p>16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897" calcext:value-type="float">
            <text:p>897</text:p>
          </table:table-cell>
          <table:table-cell table:style-name="ce21" office:value-type="date" office:date-value="2024-10-17" calcext:value-type="date">
            <text:p>17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801" calcext:value-type="float">
            <text:p>801</text:p>
          </table:table-cell>
          <table:table-cell table:style-name="ce21" office:value-type="date" office:date-value="2024-10-17" calcext:value-type="date">
            <text:p>17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676" calcext:value-type="float">
            <text:p>676</text:p>
          </table:table-cell>
          <table:table-cell table:style-name="ce21" office:value-type="date" office:date-value="2024-10-17" calcext:value-type="date">
            <text:p>17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753" calcext:value-type="float">
            <text:p>753</text:p>
          </table:table-cell>
          <table:table-cell table:style-name="ce21" office:value-type="date" office:date-value="2024-10-18" calcext:value-type="date">
            <text:p>18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995" calcext:value-type="float">
            <text:p>995</text:p>
          </table:table-cell>
          <table:table-cell table:style-name="ce21" office:value-type="date" office:date-value="2024-10-18" calcext:value-type="date">
            <text:p>18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444" calcext:value-type="float">
            <text:p>444</text:p>
          </table:table-cell>
          <table:table-cell table:style-name="ce21" office:value-type="date" office:date-value="2024-10-18" calcext:value-type="date">
            <text:p>18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435" calcext:value-type="float">
            <text:p>435</text:p>
          </table:table-cell>
          <table:table-cell table:style-name="ce21" office:value-type="date" office:date-value="2024-10-18" calcext:value-type="date">
            <text:p>18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289" calcext:value-type="float">
            <text:p>2289</text:p>
          </table:table-cell>
          <table:table-cell table:style-name="ce21" office:value-type="date" office:date-value="2024-10-20" calcext:value-type="date">
            <text:p>20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070" calcext:value-type="float">
            <text:p>1070</text:p>
          </table:table-cell>
          <table:table-cell table:style-name="ce21" office:value-type="date" office:date-value="2024-10-21" calcext:value-type="date">
            <text:p>21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105" calcext:value-type="float">
            <text:p>1105</text:p>
          </table:table-cell>
          <table:table-cell table:style-name="ce21" office:value-type="date" office:date-value="2024-10-22" calcext:value-type="date">
            <text:p>22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455" calcext:value-type="float">
            <text:p>455</text:p>
          </table:table-cell>
          <table:table-cell table:style-name="ce21" office:value-type="date" office:date-value="2024-10-22" calcext:value-type="date">
            <text:p>22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105" calcext:value-type="float">
            <text:p>1105</text:p>
          </table:table-cell>
          <table:table-cell table:style-name="ce21" office:value-type="date" office:date-value="2024-10-23" calcext:value-type="date">
            <text:p>23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08" calcext:value-type="float">
            <text:p>308</text:p>
          </table:table-cell>
          <table:table-cell table:style-name="ce21" office:value-type="date" office:date-value="2024-10-24" calcext:value-type="date">
            <text:p>24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569" calcext:value-type="float">
            <text:p>569</text:p>
          </table:table-cell>
          <table:table-cell table:style-name="ce21" office:value-type="date" office:date-value="2024-10-24" calcext:value-type="date">
            <text:p>24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606" calcext:value-type="float">
            <text:p>606</text:p>
          </table:table-cell>
          <table:table-cell table:style-name="ce21" office:value-type="date" office:date-value="2024-10-25" calcext:value-type="date">
            <text:p>25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863" calcext:value-type="float">
            <text:p>1863</text:p>
          </table:table-cell>
          <table:table-cell table:style-name="ce21" office:value-type="date" office:date-value="2024-10-25" calcext:value-type="date">
            <text:p>25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556" calcext:value-type="float">
            <text:p>3556</text:p>
          </table:table-cell>
          <table:table-cell table:style-name="ce21" office:value-type="date" office:date-value="2024-10-26" calcext:value-type="date">
            <text:p>26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503.5" calcext:value-type="float">
            <text:p>7503,5</text:p>
          </table:table-cell>
          <table:table-cell table:style-name="ce21" office:value-type="date" office:date-value="2024-10-26" calcext:value-type="date">
            <text:p>26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99" calcext:value-type="float">
            <text:p>799</text:p>
          </table:table-cell>
          <table:table-cell table:style-name="ce21" office:value-type="date" office:date-value="2024-10-28" calcext:value-type="date">
            <text:p>28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08" calcext:value-type="float">
            <text:p>508</text:p>
          </table:table-cell>
          <table:table-cell table:style-name="ce21" office:value-type="date" office:date-value="2024-10-28" calcext:value-type="date">
            <text:p>28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66" calcext:value-type="float">
            <text:p>966</text:p>
          </table:table-cell>
          <table:table-cell table:style-name="ce21" office:value-type="date" office:date-value="2024-10-29" calcext:value-type="date">
            <text:p>29.10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540" calcext:value-type="float">
            <text:p>1540</text:p>
          </table:table-cell>
          <table:table-cell table:style-name="ce21" office:value-type="date" office:date-value="2024-10-31" calcext:value-type="date">
            <text:p>31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21" office:value-type="date" office:date-value="2024-10-31" calcext:value-type="date">
            <text:p>31.10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986" calcext:value-type="float">
            <text:p>1986</text:p>
          </table:table-cell>
          <table:table-cell table:style-name="ce21" office:value-type="date" office:date-value="2024-11-04" calcext:value-type="date">
            <text:p>4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93" calcext:value-type="float">
            <text:p>293</text:p>
          </table:table-cell>
          <table:table-cell table:style-name="ce21" office:value-type="date" office:date-value="2024-11-04" calcext:value-type="date">
            <text:p>4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15" calcext:value-type="float">
            <text:p>715</text:p>
          </table:table-cell>
          <table:table-cell table:style-name="ce21" office:value-type="date" office:date-value="2024-11-04" calcext:value-type="date">
            <text:p>4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78" calcext:value-type="float">
            <text:p>978</text:p>
          </table:table-cell>
          <table:table-cell table:style-name="ce21" office:value-type="date" office:date-value="2024-11-06" calcext:value-type="date">
            <text:p>6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86" calcext:value-type="float">
            <text:p>1086</text:p>
          </table:table-cell>
          <table:table-cell table:style-name="ce21" office:value-type="date" office:date-value="2024-11-06" calcext:value-type="date">
            <text:p>6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56" calcext:value-type="float">
            <text:p>1156</text:p>
          </table:table-cell>
          <table:table-cell table:style-name="ce21" office:value-type="date" office:date-value="2024-11-06" calcext:value-type="date">
            <text:p>6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862" calcext:value-type="float">
            <text:p>3862</text:p>
          </table:table-cell>
          <table:table-cell table:style-name="ce21" office:value-type="date" office:date-value="2024-11-07" calcext:value-type="date">
            <text:p>7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68" calcext:value-type="float">
            <text:p>1468</text:p>
          </table:table-cell>
          <table:table-cell table:style-name="ce21" office:value-type="date" office:date-value="2024-11-07" calcext:value-type="date">
            <text:p>7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682" calcext:value-type="float">
            <text:p>2682</text:p>
          </table:table-cell>
          <table:table-cell table:style-name="ce21" office:value-type="date" office:date-value="2024-11-08" calcext:value-type="date">
            <text:p>8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24" calcext:value-type="float">
            <text:p>1124</text:p>
          </table:table-cell>
          <table:table-cell table:style-name="ce21" office:value-type="date" office:date-value="2024-11-09" calcext:value-type="date">
            <text:p>9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34" calcext:value-type="float">
            <text:p>1834</text:p>
          </table:table-cell>
          <table:table-cell table:style-name="ce21" office:value-type="date" office:date-value="2024-11-12" calcext:value-type="date">
            <text:p>12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34" calcext:value-type="float">
            <text:p>634</text:p>
          </table:table-cell>
          <table:table-cell table:style-name="ce21" office:value-type="date" office:date-value="2024-11-12" calcext:value-type="date">
            <text:p>12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825" calcext:value-type="float">
            <text:p>825</text:p>
          </table:table-cell>
          <table:table-cell table:style-name="ce21" office:value-type="date" office:date-value="2024-11-12" calcext:value-type="date">
            <text:p>12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82" calcext:value-type="float">
            <text:p>1682</text:p>
          </table:table-cell>
          <table:table-cell table:style-name="ce21" office:value-type="date" office:date-value="2024-11-12" calcext:value-type="date">
            <text:p>12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558" calcext:value-type="float">
            <text:p>2558</text:p>
          </table:table-cell>
          <table:table-cell table:style-name="ce21" office:value-type="date" office:date-value="2024-11-13" calcext:value-type="date">
            <text:p>13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95" calcext:value-type="float">
            <text:p>695</text:p>
          </table:table-cell>
          <table:table-cell table:style-name="ce21" office:value-type="date" office:date-value="2024-11-13" calcext:value-type="date">
            <text:p>13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022" calcext:value-type="float">
            <text:p>1022</text:p>
          </table:table-cell>
          <table:table-cell table:style-name="ce21" office:value-type="date" office:date-value="2024-11-13" calcext:value-type="date">
            <text:p>13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016" calcext:value-type="float">
            <text:p>2016</text:p>
          </table:table-cell>
          <table:table-cell table:style-name="ce21" office:value-type="date" office:date-value="2024-11-14" calcext:value-type="date">
            <text:p>14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191" calcext:value-type="float">
            <text:p>1191</text:p>
          </table:table-cell>
          <table:table-cell table:style-name="ce21" office:value-type="date" office:date-value="2024-11-14" calcext:value-type="date">
            <text:p>14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673" calcext:value-type="float">
            <text:p>1673</text:p>
          </table:table-cell>
          <table:table-cell table:style-name="ce21" office:value-type="date" office:date-value="2024-11-15" calcext:value-type="date">
            <text:p>15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60" calcext:value-type="float">
            <text:p>660</text:p>
          </table:table-cell>
          <table:table-cell table:style-name="ce21" office:value-type="date" office:date-value="2024-11-16" calcext:value-type="date">
            <text:p>16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233" calcext:value-type="float">
            <text:p>1233</text:p>
          </table:table-cell>
          <table:table-cell table:style-name="ce21" office:value-type="date" office:date-value="2024-11-18" calcext:value-type="date">
            <text:p>18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484" calcext:value-type="float">
            <text:p>2484</text:p>
          </table:table-cell>
          <table:table-cell table:style-name="ce21" office:value-type="date" office:date-value="2024-11-18" calcext:value-type="date">
            <text:p>18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765" calcext:value-type="float">
            <text:p>765</text:p>
          </table:table-cell>
          <table:table-cell table:style-name="ce21" office:value-type="date" office:date-value="2024-11-18" calcext:value-type="date">
            <text:p>18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95" calcext:value-type="float">
            <text:p>1895</text:p>
          </table:table-cell>
          <table:table-cell table:style-name="ce21" office:value-type="date" office:date-value="2024-11-19" calcext:value-type="date">
            <text:p>19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940" calcext:value-type="float">
            <text:p>940</text:p>
          </table:table-cell>
          <table:table-cell table:style-name="ce21" office:value-type="date" office:date-value="2024-11-20" calcext:value-type="date">
            <text:p>20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200" calcext:value-type="float">
            <text:p>2200</text:p>
          </table:table-cell>
          <table:table-cell table:style-name="ce21" office:value-type="date" office:date-value="2024-11-21" calcext:value-type="date">
            <text:p>21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404" calcext:value-type="float">
            <text:p>1404</text:p>
          </table:table-cell>
          <table:table-cell table:style-name="ce21" office:value-type="date" office:date-value="2024-11-22" calcext:value-type="date">
            <text:p>22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98" calcext:value-type="float">
            <text:p>698</text:p>
          </table:table-cell>
          <table:table-cell table:style-name="ce21" office:value-type="date" office:date-value="2024-11-23" calcext:value-type="date">
            <text:p>23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21" office:value-type="date" office:date-value="2024-11-23" calcext:value-type="date">
            <text:p>23.11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101" calcext:value-type="float">
            <text:p>2101</text:p>
          </table:table-cell>
          <table:table-cell table:style-name="ce21" office:value-type="date" office:date-value="2024-11-23" calcext:value-type="date">
            <text:p>23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740" calcext:value-type="float">
            <text:p>1740</text:p>
          </table:table-cell>
          <table:table-cell table:style-name="ce21" office:value-type="date" office:date-value="2024-11-25" calcext:value-type="date">
            <text:p>25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3974" calcext:value-type="float">
            <text:p>3974</text:p>
          </table:table-cell>
          <table:table-cell table:style-name="ce21" office:value-type="date" office:date-value="2024-11-25" calcext:value-type="date">
            <text:p>25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4022" calcext:value-type="float">
            <text:p>4022</text:p>
          </table:table-cell>
          <table:table-cell table:style-name="ce21" office:value-type="date" office:date-value="2024-11-25" calcext:value-type="date">
            <text:p>25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2125" calcext:value-type="float">
            <text:p>2125</text:p>
          </table:table-cell>
          <table:table-cell table:style-name="ce21" office:value-type="date" office:date-value="2024-11-26" calcext:value-type="date">
            <text:p>26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5204" calcext:value-type="float">
            <text:p>5204</text:p>
          </table:table-cell>
          <table:table-cell table:style-name="ce21" office:value-type="date" office:date-value="2024-11-26" calcext:value-type="date">
            <text:p>26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1810" calcext:value-type="float">
            <text:p>1810</text:p>
          </table:table-cell>
          <table:table-cell table:style-name="ce21" office:value-type="date" office:date-value="2024-11-27" calcext:value-type="date">
            <text:p>27.11.2024</text:p>
          </table:table-cell>
          <table:table-cell table:number-columns-repeated="1022"/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21" office:value-type="date" office:date-value="2024-11-28" calcext:value-type="date">
            <text:p>28.11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705" calcext:value-type="float">
            <text:p>1705</text:p>
          </table:table-cell>
          <table:table-cell table:style-name="ce21" office:value-type="date" office:date-value="2024-12-04" calcext:value-type="date">
            <text:p>4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767" calcext:value-type="float">
            <text:p>767</text:p>
          </table:table-cell>
          <table:table-cell table:style-name="ce21" office:value-type="date" office:date-value="2024-12-04" calcext:value-type="date">
            <text:p>4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211" calcext:value-type="float">
            <text:p>2211</text:p>
          </table:table-cell>
          <table:table-cell table:style-name="ce21" office:value-type="date" office:date-value="2024-12-04" calcext:value-type="date">
            <text:p>4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634" calcext:value-type="float">
            <text:p>1634</text:p>
          </table:table-cell>
          <table:table-cell table:style-name="ce21" office:value-type="date" office:date-value="2024-12-05" calcext:value-type="date">
            <text:p>5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858" calcext:value-type="float">
            <text:p>858</text:p>
          </table:table-cell>
          <table:table-cell table:style-name="ce21" office:value-type="date" office:date-value="2024-12-06" calcext:value-type="date">
            <text:p>6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825" calcext:value-type="float">
            <text:p>825</text:p>
          </table:table-cell>
          <table:table-cell table:style-name="ce21" office:value-type="date" office:date-value="2024-12-07" calcext:value-type="date">
            <text:p>7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107" calcext:value-type="float">
            <text:p>3107</text:p>
          </table:table-cell>
          <table:table-cell table:style-name="ce21" office:value-type="date" office:date-value="2024-12-07" calcext:value-type="date">
            <text:p>7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457" calcext:value-type="float">
            <text:p>1457</text:p>
          </table:table-cell>
          <table:table-cell table:style-name="ce21" office:value-type="date" office:date-value="2024-12-09" calcext:value-type="date">
            <text:p>9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497" calcext:value-type="float">
            <text:p>1497</text:p>
          </table:table-cell>
          <table:table-cell table:style-name="ce21" office:value-type="date" office:date-value="2024-12-10" calcext:value-type="date">
            <text:p>10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073" calcext:value-type="float">
            <text:p>3073</text:p>
          </table:table-cell>
          <table:table-cell table:style-name="ce21" office:value-type="date" office:date-value="2024-12-10" calcext:value-type="date">
            <text:p>10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098" calcext:value-type="float">
            <text:p>2098</text:p>
          </table:table-cell>
          <table:table-cell table:style-name="ce21" office:value-type="date" office:date-value="2024-12-11" calcext:value-type="date">
            <text:p>11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520" calcext:value-type="float">
            <text:p>520</text:p>
          </table:table-cell>
          <table:table-cell table:style-name="ce21" office:value-type="date" office:date-value="2024-12-13" calcext:value-type="date">
            <text:p>13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625" calcext:value-type="float">
            <text:p>625</text:p>
          </table:table-cell>
          <table:table-cell table:style-name="ce21" office:value-type="date" office:date-value="2024-12-13" calcext:value-type="date">
            <text:p>13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801" calcext:value-type="float">
            <text:p>3801</text:p>
          </table:table-cell>
          <table:table-cell table:style-name="ce21" office:value-type="date" office:date-value="2024-12-13" calcext:value-type="date">
            <text:p>13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97" calcext:value-type="float">
            <text:p>297</text:p>
          </table:table-cell>
          <table:table-cell table:style-name="ce21" office:value-type="date" office:date-value="2024-12-16" calcext:value-type="date">
            <text:p>16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347" calcext:value-type="float">
            <text:p>3347</text:p>
          </table:table-cell>
          <table:table-cell table:style-name="ce21" office:value-type="date" office:date-value="2024-12-18" calcext:value-type="date">
            <text:p>18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3639" calcext:value-type="float">
            <text:p>3639</text:p>
          </table:table-cell>
          <table:table-cell table:style-name="ce21" office:value-type="date" office:date-value="2024-12-19" calcext:value-type="date">
            <text:p>19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945" calcext:value-type="float">
            <text:p>1945</text:p>
          </table:table-cell>
          <table:table-cell table:style-name="ce21" office:value-type="date" office:date-value="2024-12-19" calcext:value-type="date">
            <text:p>19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4086" calcext:value-type="float">
            <text:p>4086</text:p>
          </table:table-cell>
          <table:table-cell table:style-name="ce21" office:value-type="date" office:date-value="2024-12-20" calcext:value-type="date">
            <text:p>20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1184" calcext:value-type="float">
            <text:p>1184</text:p>
          </table:table-cell>
          <table:table-cell table:style-name="ce21" office:value-type="date" office:date-value="2024-12-20" calcext:value-type="date">
            <text:p>20.12.2024</text:p>
          </table:table-cell>
          <table:table-cell table:number-columns-repeated="1022"/>
        </table:table-row>
        <table:table-row table:style-name="ro1">
          <table:table-cell table:style-name="ce20" office:value-type="float" office:value="2453" calcext:value-type="float">
            <text:p>2453</text:p>
          </table:table-cell>
          <table:table-cell table:style-name="ce21" office:value-type="date" office:date-value="2025-01-03" calcext:value-type="date">
            <text:p>3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779" calcext:value-type="float">
            <text:p>779</text:p>
          </table:table-cell>
          <table:table-cell table:style-name="ce21" office:value-type="date" office:date-value="2025-01-04" calcext:value-type="date">
            <text:p>4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045" calcext:value-type="float">
            <text:p>1045</text:p>
          </table:table-cell>
          <table:table-cell table:style-name="ce21" office:value-type="date" office:date-value="2025-01-08" calcext:value-type="date">
            <text:p>8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161" calcext:value-type="float">
            <text:p>1161</text:p>
          </table:table-cell>
          <table:table-cell table:style-name="ce21" office:value-type="date" office:date-value="2025-01-08" calcext:value-type="date">
            <text:p>8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963" calcext:value-type="float">
            <text:p>963</text:p>
          </table:table-cell>
          <table:table-cell table:style-name="ce21" office:value-type="date" office:date-value="2025-01-11" calcext:value-type="date">
            <text:p>11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773" calcext:value-type="float">
            <text:p>773</text:p>
          </table:table-cell>
          <table:table-cell table:style-name="ce21" office:value-type="date" office:date-value="2025-01-11" calcext:value-type="date">
            <text:p>11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892" calcext:value-type="float">
            <text:p>1892</text:p>
          </table:table-cell>
          <table:table-cell table:style-name="ce21" office:value-type="date" office:date-value="2025-01-11" calcext:value-type="date">
            <text:p>11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1" office:value-type="date" office:date-value="2025-01-13" calcext:value-type="date">
            <text:p>13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6757" calcext:value-type="float">
            <text:p>6757</text:p>
          </table:table-cell>
          <table:table-cell table:style-name="ce21" office:value-type="date" office:date-value="2025-01-15" calcext:value-type="date">
            <text:p>15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2073" calcext:value-type="float">
            <text:p>2073</text:p>
          </table:table-cell>
          <table:table-cell table:style-name="ce21" office:value-type="date" office:date-value="2025-01-17" calcext:value-type="date">
            <text:p>17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581" calcext:value-type="float">
            <text:p>581</text:p>
          </table:table-cell>
          <table:table-cell table:style-name="ce21" office:value-type="date" office:date-value="2025-01-18" calcext:value-type="date">
            <text:p>18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888" calcext:value-type="float">
            <text:p>1888</text:p>
          </table:table-cell>
          <table:table-cell table:style-name="ce21" office:value-type="date" office:date-value="2025-01-18" calcext:value-type="date">
            <text:p>18.01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200" calcext:value-type="float">
            <text:p>1200</text:p>
          </table:table-cell>
          <table:table-cell table:style-name="ce21" office:value-type="date" office:date-value="2025-01-21" calcext:value-type="date">
            <text:p>21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66" calcext:value-type="float">
            <text:p>566</text:p>
          </table:table-cell>
          <table:table-cell table:style-name="ce21" office:value-type="date" office:date-value="2025-01-22" calcext:value-type="date">
            <text:p>22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385" calcext:value-type="float">
            <text:p>1385</text:p>
          </table:table-cell>
          <table:table-cell table:style-name="ce21" office:value-type="date" office:date-value="2025-01-23" calcext:value-type="date">
            <text:p>23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87" calcext:value-type="float">
            <text:p>1087</text:p>
          </table:table-cell>
          <table:table-cell table:style-name="ce21" office:value-type="date" office:date-value="2025-01-23" calcext:value-type="date">
            <text:p>23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21" office:value-type="date" office:date-value="2025-01-23" calcext:value-type="date">
            <text:p>23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21" office:value-type="date" office:date-value="2025-01-23" calcext:value-type="date">
            <text:p>23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963" calcext:value-type="float">
            <text:p>1963</text:p>
          </table:table-cell>
          <table:table-cell table:style-name="ce21" office:value-type="date" office:date-value="2025-01-25" calcext:value-type="date">
            <text:p>25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21" office:value-type="date" office:date-value="2025-01-25" calcext:value-type="date">
            <text:p>25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080" calcext:value-type="float">
            <text:p>2080</text:p>
          </table:table-cell>
          <table:table-cell table:style-name="ce21" office:value-type="date" office:date-value="2025-01-27" calcext:value-type="date">
            <text:p>27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384" calcext:value-type="float">
            <text:p>2384</text:p>
          </table:table-cell>
          <table:table-cell table:style-name="ce21" office:value-type="date" office:date-value="2025-01-27" calcext:value-type="date">
            <text:p>27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413" calcext:value-type="float">
            <text:p>5413</text:p>
          </table:table-cell>
          <table:table-cell table:style-name="ce21" office:value-type="date" office:date-value="2025-01-28" calcext:value-type="date">
            <text:p>28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93" calcext:value-type="float">
            <text:p>993</text:p>
          </table:table-cell>
          <table:table-cell table:style-name="ce21" office:value-type="date" office:date-value="2025-01-28" calcext:value-type="date">
            <text:p>28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38" calcext:value-type="float">
            <text:p>538</text:p>
          </table:table-cell>
          <table:table-cell table:style-name="ce21" office:value-type="date" office:date-value="2025-01-29" calcext:value-type="date">
            <text:p>29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01" calcext:value-type="float">
            <text:p>601</text:p>
          </table:table-cell>
          <table:table-cell table:style-name="ce21" office:value-type="date" office:date-value="2025-01-31" calcext:value-type="date">
            <text:p>31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21" office:value-type="date" office:date-value="2025-01-31" calcext:value-type="date">
            <text:p>31.01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41" calcext:value-type="float">
            <text:p>841</text:p>
          </table:table-cell>
          <table:table-cell table:style-name="ce21" office:value-type="date" office:date-value="2025-02-01" calcext:value-type="date">
            <text:p>1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08" calcext:value-type="float">
            <text:p>708</text:p>
          </table:table-cell>
          <table:table-cell table:style-name="ce21" office:value-type="date" office:date-value="2025-02-01" calcext:value-type="date">
            <text:p>1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03" calcext:value-type="float">
            <text:p>903</text:p>
          </table:table-cell>
          <table:table-cell table:style-name="ce21" office:value-type="date" office:date-value="2025-02-01" calcext:value-type="date">
            <text:p>1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62" calcext:value-type="float">
            <text:p>1462</text:p>
          </table:table-cell>
          <table:table-cell table:style-name="ce21" office:value-type="date" office:date-value="2025-02-04" calcext:value-type="date">
            <text:p>4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96" calcext:value-type="float">
            <text:p>896</text:p>
          </table:table-cell>
          <table:table-cell table:style-name="ce21" office:value-type="date" office:date-value="2025-02-05" calcext:value-type="date">
            <text:p>5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48" calcext:value-type="float">
            <text:p>948</text:p>
          </table:table-cell>
          <table:table-cell table:style-name="ce21" office:value-type="date" office:date-value="2025-02-08" calcext:value-type="date">
            <text:p>8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3094" calcext:value-type="float">
            <text:p>3094</text:p>
          </table:table-cell>
          <table:table-cell table:style-name="ce21" office:value-type="date" office:date-value="2025-02-14" calcext:value-type="date">
            <text:p>14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12" calcext:value-type="float">
            <text:p>812</text:p>
          </table:table-cell>
          <table:table-cell table:style-name="ce21" office:value-type="date" office:date-value="2025-02-15" calcext:value-type="date">
            <text:p>15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173" calcext:value-type="float">
            <text:p>2173</text:p>
          </table:table-cell>
          <table:table-cell table:style-name="ce21" office:value-type="date" office:date-value="2025-02-17" calcext:value-type="date">
            <text:p>17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112" calcext:value-type="float">
            <text:p>3112</text:p>
          </table:table-cell>
          <table:table-cell table:style-name="ce21" office:value-type="date" office:date-value="2025-02-18" calcext:value-type="date">
            <text:p>18.02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594" calcext:value-type="float">
            <text:p>1594</text:p>
          </table:table-cell>
          <table:table-cell table:style-name="ce21" office:value-type="date" office:date-value="2025-02-18" calcext:value-type="date">
            <text:p>18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029" calcext:value-type="float">
            <text:p>1029</text:p>
          </table:table-cell>
          <table:table-cell table:style-name="ce21" office:value-type="date" office:date-value="2025-02-19" calcext:value-type="date">
            <text:p>19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930" calcext:value-type="float">
            <text:p>930</text:p>
          </table:table-cell>
          <table:table-cell table:style-name="ce21" office:value-type="date" office:date-value="2025-02-19" calcext:value-type="date">
            <text:p>19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113" calcext:value-type="float">
            <text:p>1113</text:p>
          </table:table-cell>
          <table:table-cell table:style-name="ce21" office:value-type="date" office:date-value="2025-02-21" calcext:value-type="date">
            <text:p>21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811" calcext:value-type="float">
            <text:p>811</text:p>
          </table:table-cell>
          <table:table-cell table:style-name="ce21" office:value-type="date" office:date-value="2025-02-21" calcext:value-type="date">
            <text:p>21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812" calcext:value-type="float">
            <text:p>1812</text:p>
          </table:table-cell>
          <table:table-cell table:style-name="ce21" office:value-type="date" office:date-value="2025-02-22" calcext:value-type="date">
            <text:p>22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859" calcext:value-type="float">
            <text:p>859</text:p>
          </table:table-cell>
          <table:table-cell table:style-name="ce21" office:value-type="date" office:date-value="2025-02-22" calcext:value-type="date">
            <text:p>22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730" calcext:value-type="float">
            <text:p>730</text:p>
          </table:table-cell>
          <table:table-cell table:style-name="ce21" office:value-type="date" office:date-value="2025-02-24" calcext:value-type="date">
            <text:p>24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952" calcext:value-type="float">
            <text:p>952</text:p>
          </table:table-cell>
          <table:table-cell table:style-name="ce21" office:value-type="date" office:date-value="2025-02-25" calcext:value-type="date">
            <text:p>25.02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2110" calcext:value-type="float">
            <text:p>2110</text:p>
          </table:table-cell>
          <table:table-cell table:style-name="ce21" office:value-type="date" office:date-value="2025-03-01" calcext:value-type="date">
            <text:p>1.03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132" calcext:value-type="float">
            <text:p>1132</text:p>
          </table:table-cell>
          <table:table-cell table:style-name="ce21" office:value-type="date" office:date-value="2025-03-01" calcext:value-type="date">
            <text:p>1.03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876" calcext:value-type="float">
            <text:p>876</text:p>
          </table:table-cell>
          <table:table-cell table:style-name="ce21" office:value-type="date" office:date-value="2025-03-01" calcext:value-type="date">
            <text:p>1.03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014" calcext:value-type="float">
            <text:p>1014</text:p>
          </table:table-cell>
          <table:table-cell table:style-name="ce21" office:value-type="date" office:date-value="2025-03-03" calcext:value-type="date">
            <text:p>3.03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1768" calcext:value-type="float">
            <text:p>1768</text:p>
          </table:table-cell>
          <table:table-cell table:style-name="ce21" office:value-type="date" office:date-value="2025-03-04" calcext:value-type="date">
            <text:p>4.03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677" calcext:value-type="float">
            <text:p>677</text:p>
          </table:table-cell>
          <table:table-cell table:style-name="ce21" office:value-type="date" office:date-value="2025-03-05" calcext:value-type="date">
            <text:p>5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21" office:value-type="date" office:date-value="2025-03-05" calcext:value-type="date">
            <text:p>5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67" calcext:value-type="float">
            <text:p>1167</text:p>
          </table:table-cell>
          <table:table-cell table:style-name="ce21" office:value-type="date" office:date-value="2025-03-05" calcext:value-type="date">
            <text:p>5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16" calcext:value-type="float">
            <text:p>516</text:p>
          </table:table-cell>
          <table:table-cell table:style-name="ce21" office:value-type="date" office:date-value="2025-03-06" calcext:value-type="date">
            <text:p>6.03.2025</text:p>
          </table:table-cell>
          <table:table-cell table:number-columns-repeated="1022"/>
        </table:table-row>
        <table:table-row table:style-name="ro1">
          <table:table-cell table:style-name="ce20" office:value-type="float" office:value="731" calcext:value-type="float">
            <text:p>731</text:p>
          </table:table-cell>
          <table:table-cell table:style-name="ce21" office:value-type="date" office:date-value="2025-03-07" calcext:value-type="date">
            <text:p>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010" calcext:value-type="float">
            <text:p>2010</text:p>
          </table:table-cell>
          <table:table-cell table:style-name="ce21" office:value-type="date" office:date-value="2025-03-08" calcext:value-type="date">
            <text:p>8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35" calcext:value-type="float">
            <text:p>935</text:p>
          </table:table-cell>
          <table:table-cell table:style-name="ce21" office:value-type="date" office:date-value="2025-03-10" calcext:value-type="date">
            <text:p>10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82" calcext:value-type="float">
            <text:p>382</text:p>
          </table:table-cell>
          <table:table-cell table:style-name="ce21" office:value-type="date" office:date-value="2025-03-10" calcext:value-type="date">
            <text:p>10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86" calcext:value-type="float">
            <text:p>1186</text:p>
          </table:table-cell>
          <table:table-cell table:style-name="ce21" office:value-type="date" office:date-value="2025-03-10" calcext:value-type="date">
            <text:p>10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49" calcext:value-type="float">
            <text:p>649</text:p>
          </table:table-cell>
          <table:table-cell table:style-name="ce21" office:value-type="date" office:date-value="2025-03-10" calcext:value-type="date">
            <text:p>10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90" calcext:value-type="float">
            <text:p>790</text:p>
          </table:table-cell>
          <table:table-cell table:style-name="ce21" office:value-type="date" office:date-value="2025-03-11" calcext:value-type="date">
            <text:p>1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07" calcext:value-type="float">
            <text:p>707</text:p>
          </table:table-cell>
          <table:table-cell table:style-name="ce21" office:value-type="date" office:date-value="2025-03-11" calcext:value-type="date">
            <text:p>1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21" office:value-type="date" office:date-value="2025-03-11" calcext:value-type="date">
            <text:p>1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75" calcext:value-type="float">
            <text:p>575</text:p>
          </table:table-cell>
          <table:table-cell table:style-name="ce21" office:value-type="date" office:date-value="2025-03-12" calcext:value-type="date">
            <text:p>12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07" calcext:value-type="float">
            <text:p>807</text:p>
          </table:table-cell>
          <table:table-cell table:style-name="ce21" office:value-type="date" office:date-value="2025-03-12" calcext:value-type="date">
            <text:p>12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79" calcext:value-type="float">
            <text:p>1479</text:p>
          </table:table-cell>
          <table:table-cell table:style-name="ce21" office:value-type="date" office:date-value="2025-03-12" calcext:value-type="date">
            <text:p>12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935" calcext:value-type="float">
            <text:p>4935</text:p>
          </table:table-cell>
          <table:table-cell table:style-name="ce21" office:value-type="date" office:date-value="2025-03-13" calcext:value-type="date">
            <text:p>13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03" calcext:value-type="float">
            <text:p>903</text:p>
          </table:table-cell>
          <table:table-cell table:style-name="ce21" office:value-type="date" office:date-value="2025-03-13" calcext:value-type="date">
            <text:p>13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19" calcext:value-type="float">
            <text:p>919</text:p>
          </table:table-cell>
          <table:table-cell table:style-name="ce21" office:value-type="date" office:date-value="2025-03-13" calcext:value-type="date">
            <text:p>13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937" calcext:value-type="float">
            <text:p>3937</text:p>
          </table:table-cell>
          <table:table-cell table:style-name="ce21" office:value-type="date" office:date-value="2025-03-14" calcext:value-type="date">
            <text:p>14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46" calcext:value-type="float">
            <text:p>1146</text:p>
          </table:table-cell>
          <table:table-cell table:style-name="ce21" office:value-type="date" office:date-value="2025-03-14" calcext:value-type="date">
            <text:p>14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23" calcext:value-type="float">
            <text:p>1123</text:p>
          </table:table-cell>
          <table:table-cell table:style-name="ce21" office:value-type="date" office:date-value="2025-03-14" calcext:value-type="date">
            <text:p>14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656" calcext:value-type="float">
            <text:p>1656</text:p>
          </table:table-cell>
          <table:table-cell table:style-name="ce21" office:value-type="date" office:date-value="2025-03-15" calcext:value-type="date">
            <text:p>15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925" calcext:value-type="float">
            <text:p>1925</text:p>
          </table:table-cell>
          <table:table-cell table:style-name="ce21" office:value-type="date" office:date-value="2025-03-15" calcext:value-type="date">
            <text:p>15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61" calcext:value-type="float">
            <text:p>1061</text:p>
          </table:table-cell>
          <table:table-cell table:style-name="ce21" office:value-type="date" office:date-value="2025-03-15" calcext:value-type="date">
            <text:p>15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09" calcext:value-type="float">
            <text:p>909</text:p>
          </table:table-cell>
          <table:table-cell table:style-name="ce21" office:value-type="date" office:date-value="2025-03-17" calcext:value-type="date">
            <text:p>1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46" calcext:value-type="float">
            <text:p>446</text:p>
          </table:table-cell>
          <table:table-cell table:style-name="ce21" office:value-type="date" office:date-value="2025-03-17" calcext:value-type="date">
            <text:p>1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587" calcext:value-type="float">
            <text:p>1587</text:p>
          </table:table-cell>
          <table:table-cell table:style-name="ce21" office:value-type="date" office:date-value="2025-03-17" calcext:value-type="date">
            <text:p>1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333" calcext:value-type="float">
            <text:p>1333</text:p>
          </table:table-cell>
          <table:table-cell table:style-name="ce21" office:value-type="date" office:date-value="2025-03-18" calcext:value-type="date">
            <text:p>18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37" calcext:value-type="float">
            <text:p>937</text:p>
          </table:table-cell>
          <table:table-cell table:style-name="ce21" office:value-type="date" office:date-value="2025-03-19" calcext:value-type="date">
            <text:p>19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15" calcext:value-type="float">
            <text:p>1415</text:p>
          </table:table-cell>
          <table:table-cell table:style-name="ce21" office:value-type="date" office:date-value="2025-03-19" calcext:value-type="date">
            <text:p>19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15" calcext:value-type="float">
            <text:p>815</text:p>
          </table:table-cell>
          <table:table-cell table:style-name="ce21" office:value-type="date" office:date-value="2025-03-20" calcext:value-type="date">
            <text:p>20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66" calcext:value-type="float">
            <text:p>766</text:p>
          </table:table-cell>
          <table:table-cell table:style-name="ce21" office:value-type="date" office:date-value="2025-03-20" calcext:value-type="date">
            <text:p>20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47" calcext:value-type="float">
            <text:p>847</text:p>
          </table:table-cell>
          <table:table-cell table:style-name="ce21" office:value-type="date" office:date-value="2025-03-21" calcext:value-type="date">
            <text:p>2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36" calcext:value-type="float">
            <text:p>836</text:p>
          </table:table-cell>
          <table:table-cell table:style-name="ce21" office:value-type="date" office:date-value="2025-03-21" calcext:value-type="date">
            <text:p>2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87" calcext:value-type="float">
            <text:p>687</text:p>
          </table:table-cell>
          <table:table-cell table:style-name="ce21" office:value-type="date" office:date-value="2025-03-22" calcext:value-type="date">
            <text:p>22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19" calcext:value-type="float">
            <text:p>819</text:p>
          </table:table-cell>
          <table:table-cell table:style-name="ce21" office:value-type="date" office:date-value="2025-03-22" calcext:value-type="date">
            <text:p>22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933" calcext:value-type="float">
            <text:p>1933</text:p>
          </table:table-cell>
          <table:table-cell table:style-name="ce21" office:value-type="date" office:date-value="2025-03-22" calcext:value-type="date">
            <text:p>22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235" calcext:value-type="float">
            <text:p>1235</text:p>
          </table:table-cell>
          <table:table-cell table:style-name="ce21" office:value-type="date" office:date-value="2025-03-22" calcext:value-type="date">
            <text:p>22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08" calcext:value-type="float">
            <text:p>908</text:p>
          </table:table-cell>
          <table:table-cell table:style-name="ce21" office:value-type="date" office:date-value="2025-03-24" calcext:value-type="date">
            <text:p>24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214" calcext:value-type="float">
            <text:p>1214</text:p>
          </table:table-cell>
          <table:table-cell table:style-name="ce21" office:value-type="date" office:date-value="2025-03-24" calcext:value-type="date">
            <text:p>24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250" calcext:value-type="float">
            <text:p>1250</text:p>
          </table:table-cell>
          <table:table-cell table:style-name="ce21" office:value-type="date" office:date-value="2025-03-26" calcext:value-type="date">
            <text:p>26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93" calcext:value-type="float">
            <text:p>1493</text:p>
          </table:table-cell>
          <table:table-cell table:style-name="ce21" office:value-type="date" office:date-value="2025-03-26" calcext:value-type="date">
            <text:p>26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79" calcext:value-type="float">
            <text:p>979</text:p>
          </table:table-cell>
          <table:table-cell table:style-name="ce21" office:value-type="date" office:date-value="2025-03-27" calcext:value-type="date">
            <text:p>2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54" calcext:value-type="float">
            <text:p>754</text:p>
          </table:table-cell>
          <table:table-cell table:style-name="ce21" office:value-type="date" office:date-value="2025-03-27" calcext:value-type="date">
            <text:p>2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029" calcext:value-type="float">
            <text:p>3029</text:p>
          </table:table-cell>
          <table:table-cell table:style-name="ce21" office:value-type="date" office:date-value="2025-03-27" calcext:value-type="date">
            <text:p>2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63" calcext:value-type="float">
            <text:p>963</text:p>
          </table:table-cell>
          <table:table-cell table:style-name="ce21" office:value-type="date" office:date-value="2025-03-27" calcext:value-type="date">
            <text:p>2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39" calcext:value-type="float">
            <text:p>839</text:p>
          </table:table-cell>
          <table:table-cell table:style-name="ce21" office:value-type="date" office:date-value="2025-03-27" calcext:value-type="date">
            <text:p>27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14" calcext:value-type="float">
            <text:p>914</text:p>
          </table:table-cell>
          <table:table-cell table:style-name="ce21" office:value-type="date" office:date-value="2025-03-28" calcext:value-type="date">
            <text:p>28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48" calcext:value-type="float">
            <text:p>948</text:p>
          </table:table-cell>
          <table:table-cell table:style-name="ce21" office:value-type="date" office:date-value="2025-03-28" calcext:value-type="date">
            <text:p>28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03" calcext:value-type="float">
            <text:p>903</text:p>
          </table:table-cell>
          <table:table-cell table:style-name="ce21" office:value-type="date" office:date-value="2025-03-29" calcext:value-type="date">
            <text:p>29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21" office:value-type="date" office:date-value="2025-03-29" calcext:value-type="date">
            <text:p>29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57" calcext:value-type="float">
            <text:p>757</text:p>
          </table:table-cell>
          <table:table-cell table:style-name="ce21" office:value-type="date" office:date-value="2025-03-29" calcext:value-type="date">
            <text:p>29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19" calcext:value-type="float">
            <text:p>1119</text:p>
          </table:table-cell>
          <table:table-cell table:style-name="ce21" office:value-type="date" office:date-value="2025-03-31" calcext:value-type="date">
            <text:p>3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78" calcext:value-type="float">
            <text:p>1078</text:p>
          </table:table-cell>
          <table:table-cell table:style-name="ce21" office:value-type="date" office:date-value="2025-03-31" calcext:value-type="date">
            <text:p>3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71" calcext:value-type="float">
            <text:p>1171</text:p>
          </table:table-cell>
          <table:table-cell table:style-name="ce21" office:value-type="date" office:date-value="2025-03-31" calcext:value-type="date">
            <text:p>31.03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62" calcext:value-type="float">
            <text:p>462</text:p>
          </table:table-cell>
          <table:table-cell table:style-name="ce21" office:value-type="date" office:date-value="2025-04-01" calcext:value-type="date">
            <text:p>1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28" calcext:value-type="float">
            <text:p>1128</text:p>
          </table:table-cell>
          <table:table-cell table:style-name="ce21" office:value-type="date" office:date-value="2025-04-01" calcext:value-type="date">
            <text:p>1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188" calcext:value-type="float">
            <text:p>3188</text:p>
          </table:table-cell>
          <table:table-cell table:style-name="ce21" office:value-type="date" office:date-value="2025-04-01" calcext:value-type="date">
            <text:p>1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62" calcext:value-type="float">
            <text:p>262</text:p>
          </table:table-cell>
          <table:table-cell table:style-name="ce21" office:value-type="date" office:date-value="2025-04-02" calcext:value-type="date">
            <text:p>2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68" calcext:value-type="float">
            <text:p>568</text:p>
          </table:table-cell>
          <table:table-cell table:style-name="ce21" office:value-type="date" office:date-value="2025-04-03" calcext:value-type="date">
            <text:p>3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21" office:value-type="date" office:date-value="2025-04-04" calcext:value-type="date">
            <text:p>4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01" calcext:value-type="float">
            <text:p>901</text:p>
          </table:table-cell>
          <table:table-cell table:style-name="ce21" office:value-type="date" office:date-value="2025-04-05" calcext:value-type="date">
            <text:p>5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30" calcext:value-type="float">
            <text:p>830</text:p>
          </table:table-cell>
          <table:table-cell table:style-name="ce21" office:value-type="date" office:date-value="2025-04-05" calcext:value-type="date">
            <text:p>5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49" calcext:value-type="float">
            <text:p>749</text:p>
          </table:table-cell>
          <table:table-cell table:style-name="ce21" office:value-type="date" office:date-value="2025-04-05" calcext:value-type="date">
            <text:p>5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12" calcext:value-type="float">
            <text:p>1412</text:p>
          </table:table-cell>
          <table:table-cell table:style-name="ce21" office:value-type="date" office:date-value="2025-04-07" calcext:value-type="date">
            <text:p>7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21" office:value-type="date" office:date-value="2025-04-07" calcext:value-type="date">
            <text:p>7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943" calcext:value-type="float">
            <text:p>2943</text:p>
          </table:table-cell>
          <table:table-cell table:style-name="ce21" office:value-type="date" office:date-value="2025-04-07" calcext:value-type="date">
            <text:p>7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98" calcext:value-type="float">
            <text:p>598</text:p>
          </table:table-cell>
          <table:table-cell table:style-name="ce21" office:value-type="date" office:date-value="2025-04-07" calcext:value-type="date">
            <text:p>7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22" calcext:value-type="float">
            <text:p>1122</text:p>
          </table:table-cell>
          <table:table-cell table:style-name="ce21" office:value-type="date" office:date-value="2025-04-09" calcext:value-type="date">
            <text:p>9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310" calcext:value-type="float">
            <text:p>1310</text:p>
          </table:table-cell>
          <table:table-cell table:style-name="ce21" office:value-type="date" office:date-value="2025-04-09" calcext:value-type="date">
            <text:p>9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95" calcext:value-type="float">
            <text:p>1095</text:p>
          </table:table-cell>
          <table:table-cell table:style-name="ce21" office:value-type="date" office:date-value="2025-04-09" calcext:value-type="date">
            <text:p>9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932" calcext:value-type="float">
            <text:p>1932</text:p>
          </table:table-cell>
          <table:table-cell table:style-name="ce21" office:value-type="date" office:date-value="2025-04-10" calcext:value-type="date">
            <text:p>10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60" calcext:value-type="float">
            <text:p>860</text:p>
          </table:table-cell>
          <table:table-cell table:style-name="ce21" office:value-type="date" office:date-value="2025-04-10" calcext:value-type="date">
            <text:p>10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05" calcext:value-type="float">
            <text:p>1005</text:p>
          </table:table-cell>
          <table:table-cell table:style-name="ce21" office:value-type="date" office:date-value="2025-04-11" calcext:value-type="date">
            <text:p>11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80" calcext:value-type="float">
            <text:p>880</text:p>
          </table:table-cell>
          <table:table-cell table:style-name="ce21" office:value-type="date" office:date-value="2025-04-12" calcext:value-type="date">
            <text:p>12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822" calcext:value-type="float">
            <text:p>1822</text:p>
          </table:table-cell>
          <table:table-cell table:style-name="ce21" office:value-type="date" office:date-value="2025-04-12" calcext:value-type="date">
            <text:p>12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77" calcext:value-type="float">
            <text:p>1477</text:p>
          </table:table-cell>
          <table:table-cell table:style-name="ce21" office:value-type="date" office:date-value="2025-04-12" calcext:value-type="date">
            <text:p>12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624" calcext:value-type="float">
            <text:p>1624</text:p>
          </table:table-cell>
          <table:table-cell table:style-name="ce21" office:value-type="date" office:date-value="2025-04-15" calcext:value-type="date">
            <text:p>15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022" calcext:value-type="float">
            <text:p>2022</text:p>
          </table:table-cell>
          <table:table-cell table:style-name="ce21" office:value-type="date" office:date-value="2025-04-23" calcext:value-type="date">
            <text:p>23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37" calcext:value-type="float">
            <text:p>1137</text:p>
          </table:table-cell>
          <table:table-cell table:style-name="ce21" office:value-type="date" office:date-value="2025-04-24" calcext:value-type="date">
            <text:p>24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17" calcext:value-type="float">
            <text:p>917</text:p>
          </table:table-cell>
          <table:table-cell table:style-name="ce21" office:value-type="date" office:date-value="2025-04-24" calcext:value-type="date">
            <text:p>24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233" calcext:value-type="float">
            <text:p>1233</text:p>
          </table:table-cell>
          <table:table-cell table:style-name="ce21" office:value-type="date" office:date-value="2025-04-25" calcext:value-type="date">
            <text:p>25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57" calcext:value-type="float">
            <text:p>657</text:p>
          </table:table-cell>
          <table:table-cell table:style-name="ce21" office:value-type="date" office:date-value="2025-04-26" calcext:value-type="date">
            <text:p>26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78" calcext:value-type="float">
            <text:p>578</text:p>
          </table:table-cell>
          <table:table-cell table:style-name="ce21" office:value-type="date" office:date-value="2025-04-29" calcext:value-type="date">
            <text:p>29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91" calcext:value-type="float">
            <text:p>691</text:p>
          </table:table-cell>
          <table:table-cell table:style-name="ce21" office:value-type="date" office:date-value="2025-04-29" calcext:value-type="date">
            <text:p>29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29" calcext:value-type="float">
            <text:p>1429</text:p>
          </table:table-cell>
          <table:table-cell table:style-name="ce21" office:value-type="date" office:date-value="2025-04-29" calcext:value-type="date">
            <text:p>29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21" office:value-type="date" office:date-value="2025-04-30" calcext:value-type="date">
            <text:p>30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51" calcext:value-type="float">
            <text:p>851</text:p>
          </table:table-cell>
          <table:table-cell table:style-name="ce21" office:value-type="date" office:date-value="2025-04-30" calcext:value-type="date">
            <text:p>30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85" calcext:value-type="float">
            <text:p>385</text:p>
          </table:table-cell>
          <table:table-cell table:style-name="ce21" office:value-type="date" office:date-value="2025-04-30" calcext:value-type="date">
            <text:p>30.04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21" office:value-type="date" office:date-value="2025-05-01" calcext:value-type="date">
            <text:p>1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21" office:value-type="date" office:date-value="2025-05-02" calcext:value-type="date">
            <text:p>2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804" calcext:value-type="float">
            <text:p>1804</text:p>
          </table:table-cell>
          <table:table-cell table:style-name="ce21" office:value-type="date" office:date-value="2025-05-05" calcext:value-type="date">
            <text:p>5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728" calcext:value-type="float">
            <text:p>1728</text:p>
          </table:table-cell>
          <table:table-cell table:style-name="ce21" office:value-type="date" office:date-value="2025-05-06" calcext:value-type="date">
            <text:p>6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99" calcext:value-type="float">
            <text:p>299</text:p>
          </table:table-cell>
          <table:table-cell table:style-name="ce21" office:value-type="date" office:date-value="2025-05-08" calcext:value-type="date">
            <text:p>8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09" calcext:value-type="float">
            <text:p>1009</text:p>
          </table:table-cell>
          <table:table-cell table:style-name="ce21" office:value-type="date" office:date-value="2025-05-08" calcext:value-type="date">
            <text:p>8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80" calcext:value-type="float">
            <text:p>280</text:p>
          </table:table-cell>
          <table:table-cell table:style-name="ce21" office:value-type="date" office:date-value="2025-05-08" calcext:value-type="date">
            <text:p>8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21" office:value-type="date" office:date-value="2025-05-09" calcext:value-type="date">
            <text:p>9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01" calcext:value-type="float">
            <text:p>801</text:p>
          </table:table-cell>
          <table:table-cell table:style-name="ce21" office:value-type="date" office:date-value="2025-05-09" calcext:value-type="date">
            <text:p>9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94" calcext:value-type="float">
            <text:p>794</text:p>
          </table:table-cell>
          <table:table-cell table:style-name="ce21" office:value-type="date" office:date-value="2025-05-10" calcext:value-type="date">
            <text:p>10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97" calcext:value-type="float">
            <text:p>697</text:p>
          </table:table-cell>
          <table:table-cell table:style-name="ce21" office:value-type="date" office:date-value="2025-05-12" calcext:value-type="date">
            <text:p>12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29" calcext:value-type="float">
            <text:p>929</text:p>
          </table:table-cell>
          <table:table-cell table:style-name="ce21" office:value-type="date" office:date-value="2025-05-12" calcext:value-type="date">
            <text:p>12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055" calcext:value-type="float">
            <text:p>3055</text:p>
          </table:table-cell>
          <table:table-cell table:style-name="ce21" office:value-type="date" office:date-value="2025-05-13" calcext:value-type="date">
            <text:p>13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68" calcext:value-type="float">
            <text:p>468</text:p>
          </table:table-cell>
          <table:table-cell table:style-name="ce21" office:value-type="date" office:date-value="2025-05-14" calcext:value-type="date">
            <text:p>14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339" calcext:value-type="float">
            <text:p>1339</text:p>
          </table:table-cell>
          <table:table-cell table:style-name="ce21" office:value-type="date" office:date-value="2025-05-14" calcext:value-type="date">
            <text:p>14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868" calcext:value-type="float">
            <text:p>1868</text:p>
          </table:table-cell>
          <table:table-cell table:style-name="ce21" office:value-type="date" office:date-value="2025-05-15" calcext:value-type="date">
            <text:p>15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79" calcext:value-type="float">
            <text:p>479</text:p>
          </table:table-cell>
          <table:table-cell table:style-name="ce21" office:value-type="date" office:date-value="2025-05-15" calcext:value-type="date">
            <text:p>15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226" calcext:value-type="float">
            <text:p>2226</text:p>
          </table:table-cell>
          <table:table-cell table:style-name="ce21" office:value-type="date" office:date-value="2025-05-16" calcext:value-type="date">
            <text:p>16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245" calcext:value-type="float">
            <text:p>2245</text:p>
          </table:table-cell>
          <table:table-cell table:style-name="ce21" office:value-type="date" office:date-value="2025-05-16" calcext:value-type="date">
            <text:p>16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56" calcext:value-type="float">
            <text:p>956</text:p>
          </table:table-cell>
          <table:table-cell table:style-name="ce21" office:value-type="date" office:date-value="2025-05-17" calcext:value-type="date">
            <text:p>17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734" calcext:value-type="float">
            <text:p>1734</text:p>
          </table:table-cell>
          <table:table-cell table:style-name="ce21" office:value-type="date" office:date-value="2025-05-17" calcext:value-type="date">
            <text:p>17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303" calcext:value-type="float">
            <text:p>1303</text:p>
          </table:table-cell>
          <table:table-cell table:style-name="ce21" office:value-type="date" office:date-value="2025-05-19" calcext:value-type="date">
            <text:p>19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94" calcext:value-type="float">
            <text:p>394</text:p>
          </table:table-cell>
          <table:table-cell table:style-name="ce21" office:value-type="date" office:date-value="2025-05-20" calcext:value-type="date">
            <text:p>20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25" calcext:value-type="float">
            <text:p>725</text:p>
          </table:table-cell>
          <table:table-cell table:style-name="ce21" office:value-type="date" office:date-value="2025-05-21" calcext:value-type="date">
            <text:p>21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653" calcext:value-type="float">
            <text:p>1653</text:p>
          </table:table-cell>
          <table:table-cell table:style-name="ce21" office:value-type="date" office:date-value="2025-05-23" calcext:value-type="date">
            <text:p>23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90" calcext:value-type="float">
            <text:p>390</text:p>
          </table:table-cell>
          <table:table-cell table:style-name="ce21" office:value-type="date" office:date-value="2025-05-24" calcext:value-type="date">
            <text:p>24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57.5" calcext:value-type="float">
            <text:p>1157,5</text:p>
          </table:table-cell>
          <table:table-cell table:style-name="ce21" office:value-type="date" office:date-value="2025-05-26" calcext:value-type="date">
            <text:p>26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54" calcext:value-type="float">
            <text:p>954</text:p>
          </table:table-cell>
          <table:table-cell table:style-name="ce21" office:value-type="date" office:date-value="2025-05-26" calcext:value-type="date">
            <text:p>26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13" calcext:value-type="float">
            <text:p>1013</text:p>
          </table:table-cell>
          <table:table-cell table:style-name="ce21" office:value-type="date" office:date-value="2025-05-27" calcext:value-type="date">
            <text:p>27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47" calcext:value-type="float">
            <text:p>847</text:p>
          </table:table-cell>
          <table:table-cell table:style-name="ce21" office:value-type="date" office:date-value="2025-05-27" calcext:value-type="date">
            <text:p>27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06" calcext:value-type="float">
            <text:p>1006</text:p>
          </table:table-cell>
          <table:table-cell table:style-name="ce21" office:value-type="date" office:date-value="2025-05-28" calcext:value-type="date">
            <text:p>28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398.5" calcext:value-type="float">
            <text:p>4398,5</text:p>
          </table:table-cell>
          <table:table-cell table:style-name="ce21" office:value-type="date" office:date-value="2025-05-30" calcext:value-type="date">
            <text:p>30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058.5" calcext:value-type="float">
            <text:p>3058,5</text:p>
          </table:table-cell>
          <table:table-cell table:style-name="ce21" office:value-type="date" office:date-value="2025-05-31" calcext:value-type="date">
            <text:p>31.05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276" calcext:value-type="float">
            <text:p>1276</text:p>
          </table:table-cell>
          <table:table-cell table:style-name="ce21" office:value-type="date" office:date-value="2025-06-02" calcext:value-type="date">
            <text:p>2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64" calcext:value-type="float">
            <text:p>1064</text:p>
          </table:table-cell>
          <table:table-cell table:style-name="ce21" office:value-type="date" office:date-value="2025-06-04" calcext:value-type="date">
            <text:p>4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97" calcext:value-type="float">
            <text:p>997</text:p>
          </table:table-cell>
          <table:table-cell table:style-name="ce21" office:value-type="date" office:date-value="2025-06-04" calcext:value-type="date">
            <text:p>4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131" calcext:value-type="float">
            <text:p>1131</text:p>
          </table:table-cell>
          <table:table-cell table:style-name="ce21" office:value-type="date" office:date-value="2025-06-07" calcext:value-type="date">
            <text:p>7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21" office:value-type="date" office:date-value="2025-06-07" calcext:value-type="date">
            <text:p>7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93" calcext:value-type="float">
            <text:p>693</text:p>
          </table:table-cell>
          <table:table-cell table:style-name="ce21" office:value-type="date" office:date-value="2025-06-10" calcext:value-type="date">
            <text:p>10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64" calcext:value-type="float">
            <text:p>664</text:p>
          </table:table-cell>
          <table:table-cell table:style-name="ce21" office:value-type="date" office:date-value="2025-06-10" calcext:value-type="date">
            <text:p>10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591" calcext:value-type="float">
            <text:p>591</text:p>
          </table:table-cell>
          <table:table-cell table:style-name="ce21" office:value-type="date" office:date-value="2025-06-14" calcext:value-type="date">
            <text:p>14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340" calcext:value-type="float">
            <text:p>340</text:p>
          </table:table-cell>
          <table:table-cell table:style-name="ce21" office:value-type="date" office:date-value="2025-06-14" calcext:value-type="date">
            <text:p>14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33" calcext:value-type="float">
            <text:p>733</text:p>
          </table:table-cell>
          <table:table-cell table:style-name="ce21" office:value-type="date" office:date-value="2025-06-16" calcext:value-type="date">
            <text:p>16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21" office:value-type="date" office:date-value="2025-06-18" calcext:value-type="date">
            <text:p>18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407" calcext:value-type="float">
            <text:p>407</text:p>
          </table:table-cell>
          <table:table-cell table:style-name="ce21" office:value-type="date" office:date-value="2025-06-20" calcext:value-type="date">
            <text:p>20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832" calcext:value-type="float">
            <text:p>832</text:p>
          </table:table-cell>
          <table:table-cell table:style-name="ce21" office:value-type="date" office:date-value="2025-06-21" calcext:value-type="date">
            <text:p>21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347" calcext:value-type="float">
            <text:p>1347</text:p>
          </table:table-cell>
          <table:table-cell table:style-name="ce21" office:value-type="date" office:date-value="2025-06-21" calcext:value-type="date">
            <text:p>21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773" calcext:value-type="float">
            <text:p>773</text:p>
          </table:table-cell>
          <table:table-cell table:style-name="ce21" office:value-type="date" office:date-value="2025-06-23" calcext:value-type="date">
            <text:p>23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325" calcext:value-type="float">
            <text:p>1325</text:p>
          </table:table-cell>
          <table:table-cell table:style-name="ce21" office:value-type="date" office:date-value="2025-06-27" calcext:value-type="date">
            <text:p>27.06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065" calcext:value-type="float">
            <text:p>1065</text:p>
          </table:table-cell>
          <table:table-cell table:style-name="ce21" office:value-type="date" office:date-value="2025-07-19" calcext:value-type="date">
            <text:p>19.07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965" calcext:value-type="float">
            <text:p>965</text:p>
          </table:table-cell>
          <table:table-cell table:style-name="ce21" office:value-type="date" office:date-value="2025-07-24" calcext:value-type="date">
            <text:p>24.07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2853" calcext:value-type="float">
            <text:p>2853</text:p>
          </table:table-cell>
          <table:table-cell table:style-name="ce21" office:value-type="date" office:date-value="2025-07-25" calcext:value-type="date">
            <text:p>25.07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1463" calcext:value-type="float">
            <text:p>1463</text:p>
          </table:table-cell>
          <table:table-cell table:style-name="ce21" office:value-type="date" office:date-value="2025-07-25" calcext:value-type="date">
            <text:p>25.07.2025</text:p>
          </table:table-cell>
          <table:table-cell table:number-columns-repeated="1022"/>
        </table:table-row>
        <table:table-row table:style-name="ro1">
          <table:table-cell table:style-name="ce17" office:value-type="float" office:value="624" calcext:value-type="float">
            <text:p>624</text:p>
          </table:table-cell>
          <table:table-cell table:style-name="ce21" office:value-type="date" office:date-value="2025-08-23" calcext:value-type="date">
            <text:p>23.08.2025</text:p>
          </table:table-cell>
          <table:table-cell table:number-columns-repeated="1022"/>
        </table:table-row>
        <table:table-row table:style-name="ro1" table:number-rows-repeated="10453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kusz2.A1:Arkusz2.B326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 number:decimal-places="1"/>
    </number:time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3">
      <number:month number:textual="true"/>
      <number:text>-</number:text>
      <number:year/>
    </number:date-style>
    <number:time-style style:name="N114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1P0" style:volatile="true">
      <number:number number:decimal-places="2" number:min-decimal-places="2" number:min-integer-digits="1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/>
      <number:text> </number:text>
      <number:currency-symbol number:language="pl" number:country="PL">zł</number:currency-symbol>
      <style:map style:condition="value()&gt;=0" style:apply-style-name="N121P0"/>
    </number:currency-style>
    <number:number-style style:name="N125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-</number:text>
      <number:number number:decimal-places="0" number:min-decimal-places="0" number:min-integer-digits="0"/>
      <number:text> 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33P2" style:volatile="true">
      <number:text> -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decimal-places="2" number:min-integer-digits="1" number:grouping="true"/>
      <number:text> zł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4P0"/>
    </number:number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">
      <number:number number:decimal-places="4" number:min-decimal-places="4" number:min-integer-digits="1"/>
    </number:number-style>
    <number:number-style style:name="N140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40P2" style:volatile="true">
      <number:text> - zł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percentage-style style:name="N141">
      <number:number number:decimal-places="0" number:min-decimal-places="0" number:min-integer-digits="0"/>
      <number:text>%</number:text>
    </number:percentage-style>
    <number:percentage-style style:name="N142">
      <number:number number:decimal-places="1" number:min-decimal-places="1" number:min-integer-digits="1"/>
      <number:text>%</number:text>
    </number:percentage-style>
    <number:number-style style:name="N143">
      <number:number number:decimal-places="3" number:min-decimal-places="3" number:min-integer-digits="1"/>
    </number:number-style>
    <number:number-style style:name="N147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147P2" style:volatile="true">
      <number:text>-</number:text>
      <number:number number:decimal-places="0" number:min-decimal-places="0" number:min-integer-digits="0"/>
      <number:text> zł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5" number:min-decimal-places="5" number:min-integer-digits="1"/>
    </number:number-style>
    <number:number-style style:name="N149">
      <number:number number:decimal-places="1" number:min-decimal-places="1" number:min-integer-digits="1"/>
    </number:number-style>
    <number:number-style style:name="N151P0" style:volatile="true">
      <number:number number:decimal-places="2" number:min-decimal-places="2" number:min-integer-digits="1" number:grouping="true"/>
      <number:text>     </number:text>
    </number:number-style>
    <number:number-style style:name="N15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1P0"/>
    </number:number-style>
    <number:currency-style style:name="N153P0" style:volatile="true">
      <number:number number:decimal-places="2" number:min-decimal-places="2" number:min-integer-digits="2" number:grouping="true"/>
      <number:text> </number:text>
      <number:currency-symbol number:language="pl" number:country="PL">zł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2" number:grouping="true"/>
      <number:text> </number:text>
      <number:currency-symbol number:language="pl" number:country="PL">zł</number:currency-symbol>
      <style:map style:condition="value()&gt;=0" style:apply-style-name="N153P0"/>
    </number:currency-style>
    <number:number-style style:name="N154">
      <number:number number:decimal-places="20" number:min-decimal-places="20" number:min-integer-digits="1"/>
    </number:number-style>
    <number:number-style style:name="N155">
      <number:number number:decimal-places="0" number:min-decimal-places="0" number:min-integer-digits="20"/>
    </number:number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7P0"/>
    </number:currency-style>
    <number:number-style style:name="N158">
      <number:number number:decimal-places="0" number:min-decimal-places="0" number:min-integer-digits="11"/>
    </number:number-style>
    <number:number-style style:name="N159">
      <number:number number:decimal-places="1" number:min-decimal-places="1" number:min-integer-digits="1" number:grouping="true"/>
    </number:number-style>
    <number:number-style style:name="N160">
      <number:number number:decimal-places="3" number:min-decimal-places="3" number:min-integer-digits="1" number:grouping="true"/>
    </number:number-style>
    <number:number-style style:name="N161">
      <number:number number:decimal-places="4" number:min-decimal-places="4" number:min-integer-digits="1" number:grouping="true"/>
    </number:number-style>
    <number:number-style style:name="N163P0" style:volatile="true">
      <number:number number:decimal-places="0" number:min-decimal-places="0" number:min-integer-digits="1" number:grouping="true"/>
      <number:text> zł</number:text>
    </number:number-style>
    <number:number-style style:name="N163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zł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    </number:text>
    </number:number-style>
    <number:number-style style:name="N16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   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7P0"/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71P2" style:volatile="true">
      <number:text> </number:text>
      <number:fill-character> </number:fill-character>
      <number:text>- zł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2" number:min-decimal-places="2" number:min-integer-digits="1" number:grouping="true"/>
      <number:text>    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2P0"/>
    </number:number-style>
    <number:date-style style:name="N173">
      <number:day number:style="long"/>
      <number:text>-</number:text>
      <number:month number:textual="true"/>
      <number:text>-</number:text>
      <number:year/>
    </number:date-style>
    <number:date-style style:name="N174">
      <number:day number:style="long"/>
      <number:text>-</number:text>
      <number:month number:textual="true"/>
    </number:date-style>
    <number:time-style style:name="N175">
      <number:hours/>
      <number:text>:</number:text>
      <number:minutes number:style="long"/>
      <number:text> </number:text>
      <number:am-pm/>
    </number:time-style>
    <number:date-style style:name="N176">
      <number:day number:style="long"/>
      <number:text>.</number:text>
      <number:month number:style="long"/>
      <number:text>.</number:text>
      <number:year number:style="long"/>
    </number:date-style>
    <number:number-style style:name="N17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1P2" style:volatile="true">
      <number:text> </number:text>
      <number:fill-character> </number:fill-character>
      <number:text>-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8" number:min-decimal-places="8" number:min-integer-digits="1"/>
    </number:number-style>
    <number:number-style style:name="N183">
      <number:number number:decimal-places="0" number:min-decimal-places="0" number:min-integer-digits="3" number:grouping="true">
        <number:embedded-text number:position="2">.</number:embedded-text>
      </number:number>
    </number:number-style>
    <number:number-style style:name="N184">
      <number:number number:decimal-places="0" number:min-decimal-places="0" number:min-integer-digits="3">
        <number:embedded-text number:position="2">.</number:embedded-text>
      </number:number>
    </number:number-style>
    <number:number-style style:name="N185">
      <number:number number:decimal-places="0" number:min-decimal-places="0" number:min-integer-digits="2">
        <number:embedded-text number:position="2">.</number:embedded-text>
      </number:number>
    </number:number-style>
    <number:number-style style:name="N186">
      <number:number number:decimal-places="0" number:min-decimal-places="0" number:min-integer-digits="8">
        <number:embedded-text number:position="2">.</number:embedded-text>
      </number:number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.00.0000</text:date>, <text:time style:data-style-name="N2" text:time-value="19:38:12.1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5T18:23:08.905000000</meta:creation-date>
    <dc:date>2025-12-26T19:52:39.733000000</dc:date>
    <meta:editing-duration>PT1H23M28S</meta:editing-duration>
    <meta:editing-cycles>3</meta:editing-cycles>
    <meta:generator>LibreOffice/7.0.4.2$Windows_X86_64 LibreOffice_project/dcf040e67528d9187c66b2379df5ea4407429775</meta:generator>
    <meta:document-statistic meta:table-count="1" meta:cell-count="6532" meta:object-count="0"/>
  </office:meta>
</office:document-meta>
</file>